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Иван Андреевич Крылов</text:p>
      <text:p text:style-name="Обычный"><text:s text:c="4"/></text:p>
      <text:p text:style-name="Обычный">Басни <text:s text:c="4"/></text:p>
      <text:p text:style-name="Обычный"><text:s text:c="10"/></text:p>
      <text:p text:style-name="Обычный">Ворона и Лисица</text:p>
      <text:p text:style-name="Обычный"><text:s text:c="5"/></text:p>
      <text:p text:style-name="Обычный"><text:s text:c="5"/></text:p>
      <text:p text:style-name="Обычный"><text:s text:c="3"/>Уж сколько раз твердили миру,</text:p>
      <text:p text:style-name="Обычный"><text:s text:c="3"/>Что лесть гнусна, вредна; но только всё не впрок,</text:p>
      <text:p text:style-name="Обычный"><text:s text:c="3"/>И в сердце льстец всегда отыщет уголок.</text:p>
      <text:p text:style-name="Обычный"><text:s text:c="5"/></text:p>
      <text:p text:style-name="Обычный"><text:s text:c="3"/>Вороне где-то бог послал кусочек сыру;</text:p>
      <text:p text:style-name="Обычный"><text:s text:c="3"/>На ель Ворона взгромоздясь,</text:p>
      <text:p text:style-name="Обычный"><text:s text:c="3"/>Позавтракать было совсем уж собралась,</text:p>
      <text:p text:style-name="Обычный"><text:s text:c="3"/>Да позадумалась, а сыр во рту держала.</text:p>
      <text:p text:style-name="Обычный"><text:s text:c="3"/>На ту беду Лиса близёхонько бежала;</text:p>
      <text:p text:style-name="Обычный"><text:s text:c="3"/>Вдруг сырный дух Лису остановил:</text:p>
      <text:p text:style-name="Обычный"><text:s text:c="3"/>Лисица видит сыр, Лисицу сыр пленил.</text:p>
      <text:p text:style-name="Обычный"><text:s text:c="3"/>Плутовка к дереву на цыпочках подходит;</text:p>
      <text:p text:style-name="Обычный"><text:s text:c="3"/>Вертит хвостом, с Вороны глаз не сводит</text:p>
      <text:p text:style-name="Обычный"><text:s text:c="3"/>И говорит так сладко, чуть дыша:</text:p>
      <text:p text:style-name="Обычный"><text:s text:c="3"/>«Голубушка, как хороша!</text:p>
      <text:p text:style-name="Обычный"><text:s text:c="3"/>Ну что за шейка, что за глазки!</text:p>
      <text:p text:style-name="Обычный"><text:s text:c="3"/>Рассказывать, так, право, сказки!</text:p>
      <text:p text:style-name="Обычный"><text:s text:c="3"/>Какие перушки! какой носок!</text:p>
      <text:p text:style-name="Обычный"><text:s text:c="3"/>И, верно, ангельский быть должен голосок!</text:p>
      <text:p text:style-name="Обычный"><text:s text:c="3"/>Спой, светик, не стыдись! Что, ежели, сестрица,</text:p>
      <text:p text:style-name="Обычный"><text:s text:c="3"/>При красоте такой и петь ты мастерица, –</text:p>
      <text:p text:style-name="Обычный"><text:s text:c="3"/>Ведь ты б у нас была царь-птица!»</text:p>
      <text:p text:style-name="Обычный"><text:s text:c="3"/>Вещуньина с похвал вскружилась голова,</text:p>
      <text:p text:style-name="Обычный"><text:s text:c="3"/>От радости в зобу дыханье спёрло, –</text:p>
      <text:p text:style-name="Обычный"><text:s text:c="3"/>И на приветливы Лисицыны слова</text:p>
      <text:soft-page-break/>
      <text:p text:style-name="Обычный"><text:s text:c="3"/>Ворона каркнула во всё воронье горло:</text:p>
      <text:p text:style-name="Обычный"><text:s text:c="3"/>Сыр выпал – с ним была плутовка такова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Дуб и Трость</text:p>
      <text:p text:style-name="Обычный"><text:s text:c="5"/></text:p>
      <text:p text:style-name="Обычный"><text:s text:c="5"/></text:p>
      <text:p text:style-name="Обычный"><text:s text:c="3"/>С Тростинкой Дуб однажды в речь вошёл.</text:p>
      <text:p text:style-name="Обычный"><text:s text:c="3"/>«Поистине, роптать ты вправе на природу, –</text:p>
      <text:p text:style-name="Обычный"><text:s text:c="3"/>Сказал он, – воробей, и тот тебе тяжёл.</text:p>
      <text:p text:style-name="Обычный"><text:s text:c="3"/>Чуть лёгкий ветерок подёрнет рябью воду,</text:p>
      <text:p text:style-name="Обычный"><text:s text:c="3"/>Ты зашатаешься, начнёшь слабеть</text:p>
      <text:p text:style-name="Обычный"><text:s text:c="3"/>И так нагнёшься сиротливо,</text:p>
      <text:p text:style-name="Обычный"><text:s text:c="3"/>Что жалко на тебя смотреть.</text:p>
      <text:p text:style-name="Обычный"><text:s text:c="3"/>Меж тем как, наравне с Кавказом, горделиво,</text:p>
      <text:p text:style-name="Обычный"><text:s text:c="3"/>Не только солнца я препятствую лучам,</text:p>
      <text:p text:style-name="Обычный"><text:s text:c="3"/>Но, посмеваяся и вихрям и грозам,</text:p>
      <text:p text:style-name="Обычный"><text:s text:c="3"/>Стою и твёрд и прям.</text:p>
      <text:p text:style-name="Обычный"><text:s text:c="3"/>Как будто б ограждён ненарушимым миром:</text:p>
      <text:p text:style-name="Обычный"><text:s text:c="3"/>Тебе всё бурей – мне всё кажется зефиром.</text:p>
      <text:p text:style-name="Обычный"><text:s text:c="3"/>Хотя б уж ты в окружности росла,</text:p>
      <text:p text:style-name="Обычный"><text:s text:c="3"/>Густою тению ветвей моих покрытой,</text:p>
      <text:p text:style-name="Обычный"><text:s text:c="3"/>От непогод бы я быть мог тебе защитой;</text:p>
      <text:p text:style-name="Обычный"><text:s text:c="3"/>Но вам в удел природа отвела</text:p>
      <text:p text:style-name="Обычный"><text:s text:c="3"/>Брега бурливого Эолова владенья:</text:p>
      <text:p text:style-name="Обычный"><text:s text:c="3"/>Конечно, нет совсем у ней о вас раденья».</text:p>
      <text:p text:style-name="Обычный"><text:s text:c="3"/>«Ты очень жалостлив, – сказала Трость, в ответ, –</text:p>
      <text:p text:style-name="Обычный"><text:s text:c="3"/>Однако не крушись: мне столько худа нет.</text:p>
      <text:p text:style-name="Обычный"><text:s text:c="3"/>Не за себя я вихрей опасаюсь;</text:p>
      <text:p text:style-name="Обычный"><text:s text:c="3"/>Хоть я и гнусь, но не ломаюсь:</text:p>
      <text:soft-page-break/>
      <text:p text:style-name="Обычный"><text:s text:c="3"/>Так бури мало мне вредят;</text:p>
      <text:p text:style-name="Обычный"><text:s text:c="3"/>Едва ль не более тебе они грозят!</text:p>
      <text:p text:style-name="Обычный"><text:s text:c="3"/>То правда, что ещё доселе их свирепость</text:p>
      <text:p text:style-name="Обычный"><text:s text:c="3"/>Твою не одолела крепость</text:p>
      <text:p text:style-name="Обычный"><text:s text:c="3"/>И от ударов их ты не склонял лица;</text:p>
      <text:p text:style-name="Обычный"><text:s text:c="3"/>Но – подождём конца!»</text:p>
      <text:p text:style-name="Обычный"><text:s text:c="3"/>Едва лишь это Трость сказала,</text:p>
      <text:p text:style-name="Обычный"><text:s text:c="3"/>Вдруг мчится с северных сторон</text:p>
      <text:p text:style-name="Обычный"><text:s text:c="3"/>И с градом и с дождём шумящий аквилон.</text:p>
      <text:p text:style-name="Обычный"><text:s text:c="3"/>Дуб держится – к земле Тростиночка припала.</text:p>
      <text:p text:style-name="Обычный"><text:s text:c="3"/>Бушует ветер, удвоил силы он,</text:p>
      <text:p text:style-name="Обычный"><text:s text:c="3"/>Взревел – и вырвал с корнем вон</text:p>
      <text:p text:style-name="Обычный"><text:s text:c="3"/>Того, кто небесам главой своей касался</text:p>
      <text:p text:style-name="Обычный"><text:s text:c="3"/>И в области теней пятою упирался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Музыканты</text:p>
      <text:p text:style-name="Обычный"><text:s text:c="5"/></text:p>
      <text:p text:style-name="Обычный"><text:s text:c="5"/></text:p>
      <text:p text:style-name="Обычный"><text:s text:c="3"/>Сосед соседа звал откушать;</text:p>
      <text:p text:style-name="Обычный"><text:s text:c="3"/>Но умысел другой тут был:</text:p>
      <text:p text:style-name="Обычный"><text:s text:c="3"/>Хозяин музыку любил</text:p>
      <text:p text:style-name="Обычный"><text:s text:c="3"/>И заманил к себе соседа певчих слушать.</text:p>
      <text:p text:style-name="Обычный"><text:s text:c="3"/>Запели молодцы: кто в лес, кто по дрова,</text:p>
      <text:p text:style-name="Обычный"><text:s text:c="3"/>И у кого что силы стало.</text:p>
      <text:p text:style-name="Обычный"><text:s text:c="3"/>В ушах у гостя затрещало</text:p>
      <text:p text:style-name="Обычный"><text:s text:c="3"/>И закружилась голова.</text:p>
      <text:p text:style-name="Обычный"><text:s text:c="3"/>«Помилуй ты меня, – сказал он с удивленьем, –</text:p>
      <text:p text:style-name="Обычный"><text:s text:c="3"/>Чем любоваться тут? Твой хор</text:p>
      <text:p text:style-name="Обычный"><text:s text:c="3"/>Горланит вздор!»</text:p>
      <text:soft-page-break/>
      <text:p text:style-name="Обычный"><text:s text:c="3"/>«То правда, – отвечал хозяин с умиленьем, –</text:p>
      <text:p text:style-name="Обычный"><text:s text:c="3"/>Они немножечко дерут;</text:p>
      <text:p text:style-name="Обычный"><text:s text:c="3"/>Зато уж в рот хмельного не берут,</text:p>
      <text:p text:style-name="Обычный"><text:s text:c="3"/>И все с прекрасным поведеньем».</text:p>
      <text:p text:style-name="Обычный"><text:s text:c="3"/>А я скажу: по мне уж лучше пей,</text:p>
      <text:p text:style-name="Обычный"><text:s text:c="3"/>Да дело разумей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Ворона и Курица</text:p>
      <text:p text:style-name="Обычный"><text:s text:c="5"/></text:p>
      <text:p text:style-name="Обычный"><text:s text:c="5"/></text:p>
      <text:p text:style-name="Обычный"><text:s text:c="3"/>Когда Смоленский Князь,</text:p>
      <text:p text:style-name="Обычный"><text:s text:c="3"/>Противу дерзости искусством воружась,</text:p>
      <text:p text:style-name="Обычный"><text:s text:c="3"/>Вандалам новым сеть поставил</text:p>
      <text:p text:style-name="Обычный"><text:s text:c="3"/>И на погибель им Москву оставил,</text:p>
      <text:p text:style-name="Обычный"><text:s text:c="3"/>Тогда все жители, и малый и большой,</text:p>
      <text:p text:style-name="Обычный"><text:s text:c="3"/>Часа не тратя, собралися</text:p>
      <text:p text:style-name="Обычный"><text:s text:c="3"/>И вон из стен московских поднялися,</text:p>
      <text:p text:style-name="Обычный"><text:s text:c="3"/>Как из улья пчелиный рой.</text:p>
      <text:p text:style-name="Обычный"><text:s text:c="3"/>Ворона с кровли тут на эту всю тревогу</text:p>
      <text:p text:style-name="Обычный"><text:s text:c="3"/>Спокойно, чистя нос, глядит.</text:p>
      <text:p text:style-name="Обычный"><text:s text:c="3"/>«А ты что ж, кумушка, в дорогу? –</text:p>
      <text:p text:style-name="Обычный"><text:s text:c="3"/>Ей с возу Курица кричит. –</text:p>
      <text:p text:style-name="Обычный"><text:s text:c="3"/>Ведь говорят, что у порогу</text:p>
      <text:p text:style-name="Обычный"><text:s text:c="3"/>Наш супостат».</text:p>
      <text:p text:style-name="Обычный"><text:s text:c="3"/>«Мне что до этого за дело? –</text:p>
      <text:p text:style-name="Обычный"><text:s text:c="3"/>Вещунья ей в ответ. – Я здесь останусь смело.</text:p>
      <text:p text:style-name="Обычный"><text:s text:c="3"/>Вот ваши сёстры – как хотят;</text:p>
      <text:p text:style-name="Обычный"><text:s text:c="3"/>А ведь Ворон ни жарят, ни варят:</text:p>
      <text:p text:style-name="Обычный"><text:s text:c="3"/>Так мне с гостьми не мудрено ужиться,</text:p>
      <text:soft-page-break/>
      <text:p text:style-name="Обычный"><text:s text:c="3"/>А может быть, ещё удастся поживиться</text:p>
      <text:p text:style-name="Обычный"><text:s text:c="3"/>Сырком иль косточкой, иль чем-нибудь.</text:p>
      <text:p text:style-name="Обычный"><text:s text:c="3"/>Прощай, хохлаточка, счастливый путь!»</text:p>
      <text:p text:style-name="Обычный"><text:s text:c="3"/>Ворона подлинно осталась;</text:p>
      <text:p text:style-name="Обычный"><text:s text:c="3"/>Но вместо всех поживок ей,</text:p>
      <text:p text:style-name="Обычный"><text:s text:c="3"/>Как голодом морить Смоленский стал гостей –</text:p>
      <text:p text:style-name="Обычный"><text:s text:c="3"/>Она сама к ним в суп попалась.</text:p>
      <text:p text:style-name="Обычный"><text:s text:c="5"/></text:p>
      <text:p text:style-name="Обычный"><text:s text:c="3"/>Так часто человек в расчётах слеп и глуп.</text:p>
      <text:p text:style-name="Обычный"><text:s text:c="3"/>За счастьем, кажется, ты по пятам несёшься:</text:p>
      <text:p text:style-name="Обычный"><text:s text:c="3"/>А как на деле с ним сочтёшься –</text:p>
      <text:p text:style-name="Обычный"><text:s text:c="3"/>Попался, как ворона в суп!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арчик</text:p>
      <text:p text:style-name="Обычный"><text:s text:c="5"/></text:p>
      <text:p text:style-name="Обычный"><text:s text:c="5"/></text:p>
      <text:p text:style-name="Обычный"><text:s text:c="3"/>Случается нередко нам</text:p>
      <text:p text:style-name="Обычный"><text:s text:c="3"/>И труд и мудрость видеть там,</text:p>
      <text:p text:style-name="Обычный"><text:s text:c="3"/>Где стоит только догадаться</text:p>
      <text:p text:style-name="Обычный"><text:s text:c="3"/>За дело просто взяться.</text:p>
      <text:p text:style-name="Обычный"><text:s text:c="5"/></text:p>
      <text:p text:style-name="Обычный"><text:s text:c="3"/>К кому-то принесли от мастера Ларец.</text:p>
      <text:p text:style-name="Обычный"><text:s text:c="3"/>Отделкой, чистотой Ларец в глаза кидался;</text:p>
      <text:p text:style-name="Обычный"><text:s text:c="3"/>Ну, всякий Ларчиком прекрасным любовался.</text:p>
      <text:p text:style-name="Обычный"><text:s text:c="3"/>Вот входит в комнату механики мудрец.</text:p>
      <text:p text:style-name="Обычный"><text:s text:c="3"/>Взглянув на Ларчик, он сказал: «Ларец с секретом.</text:p>
      <text:p text:style-name="Обычный"><text:s text:c="3"/>Так; он и без замка;</text:p>
      <text:p text:style-name="Обычный"><text:s text:c="3"/>А я берусь открыть; да, да, уверен в этом;</text:p>
      <text:p text:style-name="Обычный"><text:s text:c="3"/>Не смейтесь так исподтишка!</text:p>
      <text:soft-page-break/>
      <text:p text:style-name="Обычный"><text:s text:c="3"/>Я отыщу секрет и Ларчик вам открою:</text:p>
      <text:p text:style-name="Обычный"><text:s text:c="3"/>В механике и я чего-нибудь да стою».</text:p>
      <text:p text:style-name="Обычный"><text:s text:c="3"/>Вот за Ларец принялся он:</text:p>
      <text:p text:style-name="Обычный"><text:s text:c="3"/>Вертит его со всех сторон</text:p>
      <text:p text:style-name="Обычный"><text:s text:c="3"/>И голову свою ломает;</text:p>
      <text:p text:style-name="Обычный"><text:s text:c="3"/>То гвоздик, то другой, то скобку пожимает.</text:p>
      <text:p text:style-name="Обычный"><text:s text:c="3"/>Тут, глядя на него, иной</text:p>
      <text:p text:style-name="Обычный"><text:s text:c="3"/>Качает головой;</text:p>
      <text:p text:style-name="Обычный"><text:s text:c="3"/>Те шепчутся, а те смеются меж собой.</text:p>
      <text:p text:style-name="Обычный"><text:s text:c="3"/>В ушах лишь только отдаётся:</text:p>
      <text:p text:style-name="Обычный"><text:s text:c="3"/>«Не тут, не так, не там!» Механик пуще рвётся.</text:p>
      <text:p text:style-name="Обычный"><text:s text:c="3"/>Потел, потел; но, наконец, устал,</text:p>
      <text:p text:style-name="Обычный"><text:s text:c="3"/>От Ларчика отстал</text:p>
      <text:p text:style-name="Обычный"><text:s text:c="3"/>И, как открыть его, никак не догадался:</text:p>
      <text:p text:style-name="Обычный"><text:s text:c="3"/>А Ларчик просто открывался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ягушка и Вол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<text:s text:c="3"/>Лягушка, на лугу увидевши Вола,</text:p>
      <text:p text:style-name="Обычный"><text:s text:c="3"/>Затеяла сама в дородстве с ним сравняться:</text:p>
      <text:p text:style-name="Обычный"><text:s text:c="3"/>Она завистлива была.</text:p>
      <text:p text:style-name="Обычный"><text:s text:c="3"/>И ну топорщиться, пыхтеть и надуваться.</text:p>
      <text:p text:style-name="Обычный"><text:s text:c="3"/>– «Смотри-ка, квакушка, что, буду ль я с него?» –</text:p>
      <text:p text:style-name="Обычный"><text:s text:c="3"/>Подруге говорит. «Нет, кумушка, далёко!»</text:p>
      <text:p text:style-name="Обычный"><text:s text:c="3"/>«Гляди же, как теперь раздуюсь я широко.</text:p>
      <text:p text:style-name="Обычный"><text:s text:c="3"/>Ну, каково?</text:p>
      <text:p text:style-name="Обычный"><text:s text:c="3"/>Пополнилась ли я?» – «Почти что ничего».</text:p>
      <text:soft-page-break/>
      <text:p text:style-name="Обычный"><text:s text:c="3"/>«Ну, как теперь?» – «Всё то ж». Пыхтела да пыхтела</text:p>
      <text:p text:style-name="Обычный"><text:s text:c="3"/>И кончила моя затейница на том,</text:p>
      <text:p text:style-name="Обычный"><text:s text:c="3"/>Что, не сравнявшися с Волом,</text:p>
      <text:p text:style-name="Обычный"><text:s text:c="3"/>С натуги лопнула и – околела.</text:p>
      <text:p text:style-name="Обычный"><text:s text:c="5"/></text:p>
      <text:p text:style-name="Обычный"><text:s text:c="3"/>Пример такой на свете не один:</text:p>
      <text:p text:style-name="Обычный"><text:s text:c="3"/>И диво ли, когда жить хочет мещанин,</text:p>
      <text:p text:style-name="Обычный"><text:s text:c="3"/>Как именитый гражданин,</text:p>
      <text:p text:style-name="Обычный"><text:s text:c="3"/>А сошка мелкая – как знатный дворянин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Разборчивая невеста</text:p>
      <text:p text:style-name="Обычный"><text:s text:c="5"/></text:p>
      <text:p text:style-name="Обычный"><text:s text:c="5"/></text:p>
      <text:p text:style-name="Обычный"><text:s text:c="3"/>Невеста-девушка смышляла жениха;</text:p>
      <text:p text:style-name="Обычный"><text:s text:c="3"/>Тут нет ещё греха,</text:p>
      <text:p text:style-name="Обычный"><text:s text:c="3"/>Да вот что грех: она была спесива.</text:p>
      <text:p text:style-name="Обычный"><text:s text:c="3"/>Сыщи ей жениха, чтоб был хорош, умён,</text:p>
      <text:p text:style-name="Обычный"><text:s text:c="3"/>И в лентах, и в чести, и молод был бы он</text:p>
      <text:p text:style-name="Обычный"><text:s text:c="3"/>(Красавица была немножко прихотлива):</text:p>
      <text:p text:style-name="Обычный"><text:s text:c="3"/>Ну, чтобы всё имел – кто ж может всё иметь?</text:p>
      <text:p text:style-name="Обычный"><text:s text:c="3"/>Ещё и то заметь.</text:p>
      <text:p text:style-name="Обычный"><text:s text:c="3"/>Чтобы любить её, а ревновать не сметь.</text:p>
      <text:p text:style-name="Обычный"><text:s text:c="3"/>Хоть чудно, только так была она счастлива,</text:p>
      <text:p text:style-name="Обычный"><text:s text:c="3"/>Что женихи, как на отбор,</text:p>
      <text:p text:style-name="Обычный"><text:s text:c="3"/>Презнатные катили к ней на двор.</text:p>
      <text:p text:style-name="Обычный"><text:s text:c="3"/>Но в выборе её и вкус и мысли тонки:</text:p>
      <text:p text:style-name="Обычный"><text:s text:c="3"/>Такие женихи другим невестам клад,</text:p>
      <text:p text:style-name="Обычный"><text:s text:c="3"/>А ей они на взгляд</text:p>
      <text:p text:style-name="Обычный"><text:s text:c="3"/>Не женихи, а женишонки!</text:p>
      <text:soft-page-break/>
      <text:p text:style-name="Обычный"><text:s text:c="3"/>Ну, как ей выбирать из этих женихов?</text:p>
      <text:p text:style-name="Обычный"><text:s text:c="3"/>Тот не в чинах, другой без орденов;</text:p>
      <text:p text:style-name="Обычный"><text:s text:c="3"/>А тот бы и в чинах, да жаль, карманы пусты;</text:p>
      <text:p text:style-name="Обычный"><text:s text:c="3"/>То нос широк, то брови густы;</text:p>
      <text:p text:style-name="Обычный"><text:s text:c="3"/>Тут этак, там не так;</text:p>
      <text:p text:style-name="Обычный"><text:s text:c="3"/>Ну, не прийдет никто по мысли ей никак.</text:p>
      <text:p text:style-name="Обычный"><text:s text:c="3"/>Посмолкли женихи, годка два перепали;</text:p>
      <text:p text:style-name="Обычный"><text:s text:c="3"/>Другие новых свах заслали:</text:p>
      <text:p text:style-name="Обычный"><text:s text:c="3"/>Да только женихи середней уж руки.</text:p>
      <text:p text:style-name="Обычный"><text:s text:c="3"/>«Какие простаки! –</text:p>
      <text:p text:style-name="Обычный"><text:s text:c="3"/>Твердит красавица, – по них ли я невеста?</text:p>
      <text:p text:style-name="Обычный"><text:s text:c="3"/>Ну, право, их затеи не у места!</text:p>
      <text:p text:style-name="Обычный"><text:s text:c="3"/>И не таких я женихов</text:p>
      <text:p text:style-name="Обычный"><text:s text:c="3"/>С двора с поклоном проводила;</text:p>
      <text:p text:style-name="Обычный"><text:s text:c="3"/>Пойду ль я за кого из этих чудаков?</text:p>
      <text:p text:style-name="Обычный"><text:s text:c="3"/>Как будто б я себя замужством торопила,</text:p>
      <text:p text:style-name="Обычный"><text:s text:c="3"/>Мне жизнь девическа ничуть не тяжела:</text:p>
      <text:p text:style-name="Обычный"><text:s text:c="3"/>День весела, и ночь я, право, сплю спокойно:</text:p>
      <text:p text:style-name="Обычный"><text:s text:c="3"/>Так замуж кинуться ничуть мне не пристойно».</text:p>
      <text:p text:style-name="Обычный"><text:s text:c="3"/>Толпа и эта уплыла.</text:p>
      <text:p text:style-name="Обычный"><text:s text:c="3"/>Потом, отказы слыша те же,</text:p>
      <text:p text:style-name="Обычный"><text:s text:c="3"/>Уж стали женихи навёртываться реже.</text:p>
      <text:p text:style-name="Обычный"><text:s text:c="3"/>Проходит год,</text:p>
      <text:p text:style-name="Обычный"><text:s text:c="3"/>Никто нейдёт;</text:p>
      <text:p text:style-name="Обычный"><text:s text:c="3"/>Ещё минул годок, ещё уплыл год целой:</text:p>
      <text:p text:style-name="Обычный"><text:s text:c="3"/>К ней свах никто не шлёт.</text:p>
      <text:p text:style-name="Обычный"><text:s text:c="3"/>Вот наша девушка уж стала девой зрелой.</text:p>
      <text:p text:style-name="Обычный"><text:s text:c="3"/>Зачнёт считать своих подруг</text:p>
      <text:p text:style-name="Обычный"><text:s text:c="3"/>(А ей считать большой досуг):</text:p>
      <text:p text:style-name="Обычный"><text:s text:c="3"/>Та замужем давно, другую сговорили;</text:p>
      <text:p text:style-name="Обычный"><text:s text:c="3"/>Её как будто позабыли.</text:p>
      <text:p text:style-name="Обычный"><text:s text:c="3"/>Закралась грусть в красавицыну грудь.</text:p>
      <text:p text:style-name="Обычный"><text:s text:c="3"/>Посмотришь: зеркало докладыв<text:soft-page-break/>ать ей стало,</text:p>
      <text:p text:style-name="Обычный"><text:s text:c="3"/>Что каждый день, а что-нибудь</text:p>
      <text:p text:style-name="Обычный"><text:s text:c="3"/>Из прелестей её лихое время крало.</text:p>
      <text:p text:style-name="Обычный"><text:s text:c="3"/>Сперва румянца нет; там живости в глазах;</text:p>
      <text:p text:style-name="Обычный"><text:s text:c="3"/>Умильны ямочки пропали на щеках;</text:p>
      <text:p text:style-name="Обычный"><text:s text:c="3"/>Весёлость, резвости как будто ускользнули;</text:p>
      <text:p text:style-name="Обычный"><text:s text:c="3"/>Там волоска два-три седые проглянули:</text:p>
      <text:p text:style-name="Обычный"><text:s text:c="3"/>Беда со всех сторон!</text:p>
      <text:p text:style-name="Обычный"><text:s text:c="3"/>Бывало, без неё собранье не прелестно;</text:p>
      <text:p text:style-name="Обычный"><text:s text:c="3"/>От пленников её вкруг ней бывало тесно;</text:p>
      <text:p text:style-name="Обычный"><text:s text:c="3"/>А ныне, ах! её зовут уж на бостон!</text:p>
      <text:p text:style-name="Обычный"><text:s text:c="3"/>Вот тут спесивица переменяет тон.</text:p>
      <text:p text:style-name="Обычный"><text:s text:c="3"/>Рассудок ей велит замужством торопиться;</text:p>
      <text:p text:style-name="Обычный"><text:s text:c="3"/>Перестаёт она гордиться.</text:p>
      <text:p text:style-name="Обычный"><text:s text:c="3"/>Как косо на мужчин девица ни глядит,</text:p>
      <text:p text:style-name="Обычный"><text:s text:c="3"/>А сердце ей за нас всегда своё твердит.</text:p>
      <text:p text:style-name="Обычный"><text:s text:c="3"/>Чтоб в одиночестве не кончить веку,</text:p>
      <text:p text:style-name="Обычный"><text:s text:c="3"/>Красавица, пока совсем не отцвела,</text:p>
      <text:p text:style-name="Обычный"><text:s text:c="3"/>За первого, кто к ней присватался, пошла:</text:p>
      <text:p text:style-name="Обычный"><text:s text:c="3"/>И рада, рада уж была,</text:p>
      <text:p text:style-name="Обычный"><text:s text:c="3"/>Что вышла за калеку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Парнас</text:p>
      <text:p text:style-name="Обычный"><text:s text:c="5"/></text:p>
      <text:p text:style-name="Обычный"><text:s text:c="5"/></text:p>
      <text:p text:style-name="Обычный"><text:s text:c="3"/>Когда из Греции вон выгнали богов</text:p>
      <text:p text:style-name="Обычный"><text:s text:c="3"/>И по мирянам их делить поместья стали,</text:p>
      <text:p text:style-name="Обычный"><text:s text:c="3"/>Кому-то и Парнас тогда отмежевали;</text:p>
      <text:p text:style-name="Обычный"><text:s text:c="3"/>Хозяин новый стал пасти на нём Ослов,</text:p>
      <text:p text:style-name="Обычный"><text:s text:c="3"/>Ослы, не знаю как-то знали,</text:p>
      <text:p text:style-name="Обычный"><text:s text:c="3"/>Что<text:soft-page-break/><text:s/>прежде Музы тут живали,</text:p>
      <text:p text:style-name="Обычный"><text:s text:c="3"/>И говорят: «Недаром нас</text:p>
      <text:p text:style-name="Обычный"><text:s text:c="3"/>Пригнали на Парнас:</text:p>
      <text:p text:style-name="Обычный"><text:s text:c="3"/>Знать, Музы свету надоели,</text:p>
      <text:p text:style-name="Обычный"><text:s text:c="3"/>И хочет он, чтоб мы здесь пели».</text:p>
      <text:p text:style-name="Обычный"><text:s text:c="3"/>«Смотрите же, – кричит один, – не унывай!</text:p>
      <text:p text:style-name="Обычный"><text:s text:c="3"/>Я затяну, а вы не отставай!</text:p>
      <text:p text:style-name="Обычный"><text:s text:c="3"/>Друзья, робеть не надо!</text:p>
      <text:p text:style-name="Обычный"><text:s text:c="3"/>Прославим наше стадо</text:p>
      <text:p text:style-name="Обычный"><text:s text:c="3"/>И громче девяти сестёр</text:p>
      <text:p text:style-name="Обычный"><text:s text:c="3"/>Подымем музыку и свой составим хор!</text:p>
      <text:p text:style-name="Обычный"><text:s text:c="3"/>А чтобы нашего не сбили с толку братства,</text:p>
      <text:p text:style-name="Обычный"><text:s text:c="3"/>То заведём такой порядок мы у нас:</text:p>
      <text:p text:style-name="Обычный"><text:s text:c="3"/>Коль нет в чьём голосе ослиного приятства,</text:p>
      <text:p text:style-name="Обычный"><text:s text:c="3"/>Не принимать тех на Парнас».</text:p>
      <text:p text:style-name="Обычный"><text:s text:c="3"/>Одобрили Ослы ослово</text:p>
      <text:p text:style-name="Обычный"><text:s text:c="3"/>Красно-хитро-сплетенно слово:</text:p>
      <text:p text:style-name="Обычный"><text:s text:c="3"/>И новый хор певцов такую дичь занёс,</text:p>
      <text:p text:style-name="Обычный"><text:s text:c="3"/>Как будто тронулся обоз,</text:p>
      <text:p text:style-name="Обычный"><text:s text:c="3"/>В котором тысяча немазаных колёс.</text:p>
      <text:p text:style-name="Обычный"><text:s text:c="3"/>Но чем окончилось разно-красиво пенье?</text:p>
      <text:p text:style-name="Обычный"><text:s text:c="3"/>Хозяин, потеряв терпенье,</text:p>
      <text:p text:style-name="Обычный"><text:s text:c="3"/>Их всех загнал с Парнаса в хлев.</text:p>
      <text:p text:style-name="Обычный"><text:s text:c="5"/></text:p>
      <text:p text:style-name="Обычный"><text:s text:c="3"/>Мне хочется, невеждам не во гнев,</text:p>
      <text:p text:style-name="Обычный"><text:s text:c="3"/>Весьма старинное напомнить мненье:</text:p>
      <text:p text:style-name="Обычный"><text:s text:c="3"/>Что если голова пуста,</text:p>
      <text:p text:style-name="Обычный"><text:s text:c="3"/>То голове ума не придадут места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Оракул</text:p>
      <text:p text:style-name="Обычный"><text:s text:c="5"/></text:p>
      <text:p text:style-name="Обычный"><text:s text:c="5"/></text:p>
      <text:p text:style-name="Обычный"><text:s text:c="3"/>В каком-то капи<text:soft-page-break/>ще был деревянный бог,</text:p>
      <text:p text:style-name="Обычный"><text:s text:c="3"/>И стал он говорить пророчески ответы</text:p>
      <text:p text:style-name="Обычный"><text:s text:c="3"/>И мудрые давать советы.</text:p>
      <text:p text:style-name="Обычный"><text:s text:c="3"/>За то, от головы до ног</text:p>
      <text:p text:style-name="Обычный"><text:s text:c="3"/>Обвешан и сребром и златом,</text:p>
      <text:p text:style-name="Обычный"><text:s text:c="3"/>Стоял в наряде пребогатом,</text:p>
      <text:p text:style-name="Обычный"><text:s text:c="3"/>Завален жертвами, мольбами заглушен</text:p>
      <text:p text:style-name="Обычный"><text:s text:c="3"/>И фимиамом задушен.</text:p>
      <text:p text:style-name="Обычный"><text:s text:c="3"/>В Оракула все верят слепо;</text:p>
      <text:p text:style-name="Обычный"><text:s text:c="3"/>Как вдруг, – о чудо, о позор! –</text:p>
      <text:p text:style-name="Обычный"><text:s text:c="3"/>Заговорил Оракул вздор:</text:p>
      <text:p text:style-name="Обычный"><text:s text:c="3"/>Стал отвечать нескладно и нелепо;</text:p>
      <text:p text:style-name="Обычный"><text:s text:c="3"/>И кто к нему зачем ни подойдёт,</text:p>
      <text:p text:style-name="Обычный"><text:s text:c="3"/>Оракул наш что молвит, то соврёт;</text:p>
      <text:p text:style-name="Обычный"><text:s text:c="3"/>Ну так, что всякий дивовался,</text:p>
      <text:p text:style-name="Обычный"><text:s text:c="3"/>Куда пророческий в нём дар девался!</text:p>
      <text:p text:style-name="Обычный"><text:s text:c="3"/>А дело в том,</text:p>
      <text:p text:style-name="Обычный"><text:s text:c="3"/>Что идол был пустой и саживались в нём</text:p>
      <text:p text:style-name="Обычный"><text:s text:c="3"/>Жрецы вещать мирянам.</text:p>
      <text:p text:style-name="Обычный"><text:s text:c="3"/>И так,</text:p>
      <text:p text:style-name="Обычный"><text:s text:c="3"/>Пока был умный жрец, кумир не путал врак;</text:p>
      <text:p text:style-name="Обычный"><text:s text:c="3"/>А как засел в него дурак,</text:p>
      <text:p text:style-name="Обычный"><text:s text:c="3"/>То идол стал болван болваном.</text:p>
      <text:p text:style-name="Обычный"><text:s text:c="3"/>Я слышал – правда ль? – будто встарь</text:p>
      <text:p text:style-name="Обычный"><text:s text:c="3"/>Судей таких видали,</text:p>
      <text:p text:style-name="Обычный"><text:s text:c="3"/>Которые весьма умны бывали,</text:p>
      <text:p text:style-name="Обычный"><text:s text:c="3"/>Пока у них был умный секретарь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Василёк</text:p>
      <text:p text:style-name="Обычный"><text:s text:c="5"/></text:p>
      <text:p text:style-name="Обычный"><text:s text:c="5"/></text:p>
      <text:p text:style-name="Обычный"><text:s text:c="3"/>В глу<text:soft-page-break/>ши расцветший Василёк</text:p>
      <text:p text:style-name="Обычный"><text:s text:c="3"/>Вдруг захирел, завял почти до половины,</text:p>
      <text:p text:style-name="Обычный"><text:s text:c="3"/>И, голову склоня на стебелёк,</text:p>
      <text:p text:style-name="Обычный"><text:s text:c="3"/>Уныло ждал своей кончины;</text:p>
      <text:p text:style-name="Обычный"><text:s text:c="3"/>Зефиру между тем он жалобно шептал:</text:p>
      <text:p text:style-name="Обычный"><text:s text:c="3"/>«Ах, если бы скорее день настал</text:p>
      <text:p text:style-name="Обычный"><text:s text:c="3"/>И солнце красное поля здесь осветило,</text:p>
      <text:p text:style-name="Обычный"><text:s text:c="3"/>Быть может, и меня оно бы оживило?» –</text:p>
      <text:p text:style-name="Обычный"><text:s text:c="3"/>«Уж как ты прост, мой друг! –</text:p>
      <text:p text:style-name="Обычный"><text:s text:c="3"/>Ему сказал, вблизи копаясь, жук. –</text:p>
      <text:p text:style-name="Обычный"><text:s text:c="3"/>Неужли солнышку лишь только и заботы,</text:p>
      <text:p text:style-name="Обычный"><text:s text:c="3"/>Чтобы смотреть, как ты растёшь,</text:p>
      <text:p text:style-name="Обычный"><text:s text:c="3"/>И вянешь ты, или цветёшь?</text:p>
      <text:p text:style-name="Обычный"><text:s text:c="3"/>Поверь, что у него ни время, ни охоты</text:p>
      <text:p text:style-name="Обычный"><text:s text:c="3"/>На это нет.</text:p>
      <text:p text:style-name="Обычный"><text:s text:c="3"/>Когда бы ты летал, как я, да знал бы свет,</text:p>
      <text:p text:style-name="Обычный"><text:s text:c="3"/>То видел бы, что здесь луга, поля и нивы</text:p>
      <text:p text:style-name="Обычный"><text:s text:c="3"/>Им только и живут, им только и счастливы.</text:p>
      <text:p text:style-name="Обычный"><text:s text:c="3"/>Оно своею теплотой</text:p>
      <text:p text:style-name="Обычный"><text:s text:c="3"/>Огромные дубы и кедры согревает</text:p>
      <text:p text:style-name="Обычный"><text:s text:c="3"/>И удивительною красотой</text:p>
      <text:p text:style-name="Обычный"><text:s text:c="3"/>Цветы душистые богато убирает;</text:p>
      <text:p text:style-name="Обычный"><text:s text:c="3"/>Да только те цветы</text:p>
      <text:p text:style-name="Обычный"><text:s text:c="3"/>Совсем не то, что ты:</text:p>
      <text:p text:style-name="Обычный"><text:s text:c="3"/>Они такой цены и красоты,</text:p>
      <text:p text:style-name="Обычный"><text:s text:c="3"/>Что само время их, жалея, косит,</text:p>
      <text:p text:style-name="Обычный"><text:s text:c="3"/>А ты ни пышен, ни пахуч,</text:p>
      <text:p text:style-name="Обычный"><text:s text:c="3"/>Так солнца ты своей<text:s/><text:soft-page-break/>докукою не мучь!</text:p>
      <text:p text:style-name="Обычный"><text:s text:c="3"/>Поверь, что на тебя оно луча не бросит,</text:p>
      <text:p text:style-name="Обычный"><text:s text:c="3"/>И добиваться ты пустого перестань,</text:p>
      <text:p text:style-name="Обычный"><text:s text:c="3"/>Молчи и вянь!»</text:p>
      <text:p text:style-name="Обычный"><text:s text:c="3"/>Но солнышко взошло, природу осветило.</text:p>
      <text:p text:style-name="Обычный"><text:s text:c="3"/>По царству Флорину рассыпало лучи,</text:p>
      <text:p text:style-name="Обычный"><text:s text:c="3"/>И бедный Василёк, завянувший в ночи,</text:p>
      <text:p text:style-name="Обычный"><text:s text:c="3"/>Небесным взором оживило.</text:p>
      <text:p text:style-name="Обычный"><text:s text:c="5"/></text:p>
      <text:p text:style-name="Обычный"><text:s text:c="3"/>* * *</text:p>
      <text:p text:style-name="Обычный"><text:s text:c="5"/></text:p>
      <text:p text:style-name="Обычный"><text:s text:c="3"/>О вы, кому в удел судьбою дан</text:p>
      <text:p text:style-name="Обычный"><text:s text:c="3"/>Высокий сан!</text:p>
      <text:p text:style-name="Обычный"><text:s text:c="3"/>Вы с солнца моего пример себе берите!</text:p>
      <text:p text:style-name="Обычный"><text:s text:c="3"/>Смотрите:</text:p>
      <text:p text:style-name="Обычный"><text:s text:c="3"/>Куда лишь луч его достанет, там оно</text:p>
      <text:p text:style-name="Обычный"><text:s text:c="3"/>Былинке ль, кедру ли – благотворит равно</text:p>
      <text:p text:style-name="Обычный"><text:s text:c="3"/>И радость по себе и счастье оставляет;</text:p>
      <text:p text:style-name="Обычный"><text:s text:c="3"/>Зато и вид его горит во всех сердцах,</text:p>
      <text:p text:style-name="Обычный"><text:s text:c="3"/>Как чистый луч в восточных хрусталях,</text:p>
      <text:p text:style-name="Обычный"><text:s text:c="3"/>И всё его благословляет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Роща и Огонь</text:p>
      <text:p text:style-name="Обычный"><text:s text:c="5"/></text:p>
      <text:p text:style-name="Обычный"><text:s text:c="5"/></text:p>
      <text:p text:style-name="Обычный"><text:s text:c="3"/>С разбором выбирай друзей.</text:p>
      <text:p text:style-name="Обычный"><text:s text:c="3"/>Когда корысть себя личиной дружбы кроет, –</text:p>
      <text:p text:style-name="Обычный"><text:s text:c="3"/>Она тебе лишь яму роет.</text:p>
      <text:p text:style-name="Обычный"><text:s text:c="3"/>Чтоб эту истину понять ещё ясней,</text:p>
      <text:p text:style-name="Обычный"><text:s text:c="3"/>Послушай басенки<text:s/><text:soft-page-break/>моей.</text:p>
      <text:p text:style-name="Обычный"><text:s text:c="5"/></text:p>
      <text:p text:style-name="Обычный"><text:s text:c="3"/>Зимою Огонёк под Рощей тлился;</text:p>
      <text:p text:style-name="Обычный"><text:s text:c="3"/>Как видно, тут он был дорожными забыт.</text:p>
      <text:p text:style-name="Обычный"><text:s text:c="3"/>Час от часу Огонь слабее становился;</text:p>
      <text:p text:style-name="Обычный"><text:s text:c="3"/>Дров новых нет; Огонь мой чуть горит</text:p>
      <text:p text:style-name="Обычный"><text:s text:c="3"/>И, видя свой конец, так Роще говорит:</text:p>
      <text:p text:style-name="Обычный"><text:s text:c="3"/>«Скажи мне, Роща дорогая!</text:p>
      <text:p text:style-name="Обычный"><text:s text:c="3"/>За что твоя так участь жестока,</text:p>
      <text:p text:style-name="Обычный"><text:s text:c="3"/>Что на тебе не видно ни листка</text:p>
      <text:p text:style-name="Обычный"><text:s text:c="3"/>И мёрзнешь ты совсем нагая?» –</text:p>
      <text:p text:style-name="Обычный"><text:s text:c="3"/>«Затем, что, вся в снегу,</text:p>
      <text:p text:style-name="Обычный"><text:s text:c="3"/>Зимой ни зеленеть, ни цвесть я не могу», –</text:p>
      <text:p text:style-name="Обычный"><text:s text:c="3"/>Огню так Роща отвечает.</text:p>
      <text:p text:style-name="Обычный"><text:s text:c="3"/>«Безделица! – Огонь ей продолжает, –</text:p>
      <text:p text:style-name="Обычный"><text:s text:c="3"/>Лишь подружись со мной; тебе я помогу.</text:p>
      <text:p text:style-name="Обычный"><text:s text:c="3"/>Я солнцев брат и зимнею порою</text:p>
      <text:p text:style-name="Обычный"><text:s text:c="3"/>Чудес не меньше солнца строю.</text:p>
      <text:p text:style-name="Обычный"><text:s text:c="3"/>Спроси в теплицах об Огне:</text:p>
      <text:p text:style-name="Обычный"><text:s text:c="3"/>Зимой, когда кругом и снег и вьюга веет,</text:p>
      <text:p text:style-name="Обычный"><text:s text:c="3"/>Там всё или цветёт, иль зреет:</text:p>
      <text:p text:style-name="Обычный"><text:s text:c="3"/>А всё за всё спасибо мне.</text:p>
      <text:p text:style-name="Обычный"><text:s text:c="3"/>Хвалить себя хоть не пристало,</text:p>
      <text:p text:style-name="Обычный"><text:s text:c="3"/>И хвастовства я не люблю,</text:p>
      <text:p text:style-name="Обычный"><text:s text:c="3"/>Но солнцу в силе я никак не уступлю,</text:p>
      <text:p text:style-name="Обычный"><text:s text:c="3"/>Как здесь оно спесиво ни блистало,</text:p>
      <text:p text:style-name="Обычный"><text:s text:c="3"/>Но без вреда снегам спустилось на ночлег;</text:p>
      <text:p text:style-name="Обычный"><text:s text:c="3"/>А около меня, смотри, как тает снег,</text:p>
      <text:p text:style-name="Обычный"><text:s text:c="3"/>Так если зеленеть желаешь ты зимою,</text:p>
      <text:p text:style-name="Обычный"><text:s text:c="3"/>Как лётом и весною,</text:p>
      <text:p text:style-name="Обычный"><text:s text:c="3"/>Дай у себя мне уголок!»</text:p>
      <text:p text:style-name="Обычный"><text:s text:c="3"/>Вот дело слажено: уж в Роще Огонёк</text:p>
      <text:p text:style-name="Обычный"><text:s text:c="3"/>Становится Огнём<text:soft-page-break/>; Огонь не дремлет:</text:p>
      <text:p text:style-name="Обычный"><text:s text:c="3"/>Бежит по ветвям, по сучкам;</text:p>
      <text:p text:style-name="Обычный"><text:s text:c="3"/>Клубами чёрный дым несётся к облакам,</text:p>
      <text:p text:style-name="Обычный"><text:s text:c="3"/>И пламя лютое всю Рощу вдруг объемлет.</text:p>
      <text:p text:style-name="Обычный"><text:s text:c="3"/>Погибло всё вконец, – и там, где в знойны дни</text:p>
      <text:p text:style-name="Обычный"><text:s text:c="3"/>Прохожий находил убежище в тени,</text:p>
      <text:p text:style-name="Обычный"><text:s text:c="3"/>Лишь обгорелые пеньки стоят одни.</text:p>
      <text:p text:style-name="Обычный"><text:s text:c="3"/>И нечему дивиться:</text:p>
      <text:p text:style-name="Обычный"><text:s text:c="3"/>Как дереву с огнём дружиться?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Чиж и Ёж</text:p>
      <text:p text:style-name="Обычный"><text:s text:c="5"/></text:p>
      <text:p text:style-name="Обычный"><text:s text:c="5"/></text:p>
      <text:p text:style-name="Обычный"><text:s text:c="3"/>Уединение любя,</text:p>
      <text:p text:style-name="Обычный"><text:s text:c="3"/>Чиж робкий на заре чирикал про себя,</text:p>
      <text:p text:style-name="Обычный"><text:s text:c="3"/>Не для того, чтобы похвал ему хотелось,</text:p>
      <text:p text:style-name="Обычный"><text:s text:c="3"/>И не за что; так как-то пелось!</text:p>
      <text:p text:style-name="Обычный"><text:s text:c="3"/>Вот, в блеске и во славе всей,</text:p>
      <text:p text:style-name="Обычный"><text:s text:c="3"/>Феб лучезарный из морей</text:p>
      <text:p text:style-name="Обычный"><text:s text:c="3"/>Поднялся.</text:p>
      <text:p text:style-name="Обычный"><text:s text:c="3"/>Казалось, что с собой он жизнь принёс всему,</text:p>
      <text:p text:style-name="Обычный"><text:s text:c="3"/>И в сретенье ему</text:p>
      <text:p text:style-name="Обычный"><text:s text:c="3"/>Хор громких соловьёв в густых лесах раздался.</text:p>
      <text:p text:style-name="Обычный"><text:s text:c="3"/>Мой Чиж замолк. «Ты что ж, –</text:p>
      <text:p text:style-name="Обычный"><text:s text:c="3"/>Спросил его с насмешкой Ёж, –</text:p>
      <text:p text:style-name="Обычный"><text:s text:c="3"/>Приятель, не поёшь?» –</text:p>
      <text:p text:style-name="Обычный"><text:s text:c="3"/>«Затем, что голоса такого не имею,</text:p>
      <text:p text:style-name="Обычный"><text:s text:c="3"/>Чтоб Феба я достойно величал, –</text:p>
      <text:p text:style-name="Обычный"><text:s text:c="3"/>Сквозь слёз Чиж бедный отвечал, –</text:p>
      <text:p text:style-name="Обычный"><text:s text:c="3"/>А слабым голосом я Феба<text:soft-page-break/><text:s/>петь не смею».</text:p>
      <text:p text:style-name="Обычный"><text:s text:c="5"/></text:p>
      <text:p text:style-name="Обычный"><text:s text:c="3"/>Так я крушуся и жалею,</text:p>
      <text:p text:style-name="Обычный"><text:s text:c="3"/>Что лиры Пиндара мне не дано в удел:</text:p>
      <text:p text:style-name="Обычный"><text:s text:c="3"/>Я б Александра пел.<text:s/></text:p>
      <text:p text:style-name="Обычный"><text:s text:c="5"/></text:p>
      <text:p text:style-name="Обычный"><text:s text:c="5"/></text:p>
      <text:p text:style-name="Обычный">Волк и Ягнёнок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<text:s text:c="3"/>У сильного всегда бессильный виноват:</text:p>
      <text:p text:style-name="Обычный"><text:s text:c="3"/>Тому в Истории мы тьму примеров слышим,</text:p>
      <text:p text:style-name="Обычный"><text:s text:c="3"/>Но мы Истории не пишем;</text:p>
      <text:p text:style-name="Обычный"><text:s text:c="3"/>А вот о том как в Баснях говорят.</text:p>
      <text:p text:style-name="Обычный"><text:s text:c="5"/></text:p>
      <text:p text:style-name="Обычный"><text:s text:c="3"/>Ягнёнок в жаркий день зашёл к ручью напиться</text:p>
      <text:p text:style-name="Обычный"><text:s text:c="3"/>И надобно ж беде случиться,</text:p>
      <text:p text:style-name="Обычный"><text:s text:c="3"/>Что около тех мест голодный рыскал Волк.</text:p>
      <text:p text:style-name="Обычный"><text:s text:c="3"/>Ягнёнка видит он, на дóбычу стремится;</text:p>
      <text:p text:style-name="Обычный"><text:s text:c="3"/>Но, делу дать хотя законный вид и толк,</text:p>
      <text:p text:style-name="Обычный"><text:s text:c="3"/>Кричит: «Как смеешь ты, наглец, нечистым рылом</text:p>
      <text:p text:style-name="Обычный"><text:s text:c="3"/>Здесь чистое мутить питьё</text:p>
      <text:p text:style-name="Обычный"><text:s text:c="3"/>Моё</text:p>
      <text:p text:style-name="Обычный"><text:s text:c="3"/>С песком и с илом?</text:p>
      <text:p text:style-name="Обычный"><text:s text:c="3"/>За дерзость такову</text:p>
      <text:p text:style-name="Обычный"><text:s text:c="3"/>Я голову с тебя сорву».</text:p>
      <text:p text:style-name="Обычный"><text:s text:c="3"/>«Когда светлейший Волк позволит,</text:p>
      <text:p text:style-name="Обычный"><text:s text:c="3"/>Осмелюсь я донесть, что ниже по ручью</text:p>
      <text:p text:style-name="Обычный"><text:s text:c="3"/>От Светлости его шагов я на сто пью;</text:p>
      <text:p text:style-name="Обычный"><text:s text:c="3"/>И гневаться напрасно он изволит:</text:p>
      <text:p text:style-name="Обычный"><text:s text:c="3"/>Питья мутить ему никак я не могу».</text:p>
      <text:p text:style-name="Обычный"><text:s text:c="3"/>«Поэтому я лгу!</text:p>
      <text:p text:style-name="Обычный"><text:s text:c="3"/>Негодный!<text:soft-page-break/><text:s/>слыхана ль такая дерзость в свете!</text:p>
      <text:p text:style-name="Обычный"><text:s text:c="3"/>Да помнится, что ты ещё в запрошлом лете</text:p>
      <text:p text:style-name="Обычный"><text:s text:c="3"/>Мне здесь же как-то нагрубил:</text:p>
      <text:p text:style-name="Обычный"><text:s text:c="3"/>Я этого, приятель, не забыл!»</text:p>
      <text:p text:style-name="Обычный"><text:s text:c="3"/>«Помилуй, мне ещё и от роду нет году», –</text:p>
      <text:p text:style-name="Обычный"><text:s text:c="3"/>Ягнёнок говорит. «Так это был твой брат».</text:p>
      <text:p text:style-name="Обычный"><text:s text:c="3"/>«Нет братьев у меня». – «Так это кум иль сват</text:p>
      <text:p text:style-name="Обычный"><text:s text:c="3"/>О, словом, кто-нибудь из вашего же роду.</text:p>
      <text:p text:style-name="Обычный"><text:s text:c="3"/>Вы сами, ваши псы и ваши пастухи,</text:p>
      <text:p text:style-name="Обычный"><text:s text:c="3"/>Вы все мне зла хотите,</text:p>
      <text:p text:style-name="Обычный"><text:s text:c="3"/>И если можете, то мне всегда вредите,</text:p>
      <text:p text:style-name="Обычный"><text:s text:c="3"/>Но я с тобой за их разведаюсь грехи».</text:p>
      <text:p text:style-name="Обычный"><text:s text:c="3"/>«Ах, я чем виноват?» – «Молчи! устал я слушать,</text:p>
      <text:p text:style-name="Обычный"><text:s text:c="3"/>Досуг мне разбирать вины твои, щенок!</text:p>
      <text:p text:style-name="Обычный"><text:s text:c="3"/>Ты виноват уж тем, что хочется мне кушать»,</text:p>
      <text:p text:style-name="Обычный"><text:s text:c="3"/>Сказал и в тёмный лес Ягнёнка поволок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Обезьяны</text:p>
      <text:p text:style-name="Обычный"><text:s text:c="5"/></text:p>
      <text:p text:style-name="Обычный"><text:s text:c="5"/></text:p>
      <text:p text:style-name="Обычный"><text:s text:c="3"/>Когда перенимать с умом, тогда не чудо</text:p>
      <text:p text:style-name="Обычный"><text:s text:c="3"/>И пользу от того сыскать;</text:p>
      <text:p text:style-name="Обычный"><text:s text:c="3"/>А без ума перенимать,</text:p>
      <text:p text:style-name="Обычный"><text:s text:c="3"/>И боже сохрани, как худо!</text:p>
      <text:p text:style-name="Обычный"><text:s text:c="3"/>Я приведу пример тому из дальних стран,</text:p>
      <text:p text:style-name="Обычный"><text:s text:c="3"/>Кто Обезьян видал, те знают,</text:p>
      <text:p text:style-name="Обычный"><text:s text:c="3"/>Как жадно всё они перенимают.</text:p>
      <text:p text:style-name="Обычный"><text:s text:c="3"/>Так в Африке, где много Обезьян,</text:p>
      <text:p text:style-name="Обычный"><text:s text:c="3"/>Их стая целая сидела</text:p>
      <text:p text:style-name="Обычный"><text:s text:c="3"/>По сучьям, п<text:soft-page-break/>о ветвям на дереве густом</text:p>
      <text:p text:style-name="Обычный"><text:s text:c="3"/>И на ловца украдкою глядела,</text:p>
      <text:p text:style-name="Обычный"><text:s text:c="3"/>Как по траве в сетях катался он кругом.</text:p>
      <text:p text:style-name="Обычный"><text:s text:c="3"/>Подруга каждая тут тихо толк подругу,</text:p>
      <text:p text:style-name="Обычный"><text:s text:c="3"/>И шепчут все друг другу:</text:p>
      <text:p text:style-name="Обычный"><text:s text:c="3"/>«Смотрите-ка на удальца;</text:p>
      <text:p text:style-name="Обычный"><text:s text:c="3"/>Затеям у него так, право, нет конца:</text:p>
      <text:p text:style-name="Обычный"><text:s text:c="3"/>То кувыркнётся,</text:p>
      <text:p text:style-name="Обычный"><text:s text:c="3"/>То развернётся,</text:p>
      <text:p text:style-name="Обычный"><text:s text:c="3"/>То весь в комок</text:p>
      <text:p text:style-name="Обычный"><text:s text:c="3"/>Он так сберется,</text:p>
      <text:p text:style-name="Обычный"><text:s text:c="3"/>Что не видать ни рук, ни ног.</text:p>
      <text:p text:style-name="Обычный"><text:s text:c="3"/>Уж мы ль на всё не мастерицы,</text:p>
      <text:p text:style-name="Обычный"><text:s text:c="3"/>А этого у нас искусства не видать!</text:p>
      <text:p text:style-name="Обычный"><text:s text:c="3"/>Красавицы сестрицы!</text:p>
      <text:p text:style-name="Обычный"><text:s text:c="3"/>Не худо бы нам это перенять.</text:p>
      <text:p text:style-name="Обычный"><text:s text:c="3"/>Он, кажется, себя довольно позабавил;</text:p>
      <text:p text:style-name="Обычный"><text:s text:c="3"/>Авось уйдёт, тогда мы тотчас…» Глядь,</text:p>
      <text:p text:style-name="Обычный"><text:s text:c="3"/>Он подлинно ушёл и сети им оставил.</text:p>
      <text:p text:style-name="Обычный"><text:s text:c="3"/>«Что ж, – говорят они, – и время нам терять?</text:p>
      <text:p text:style-name="Обычный"><text:s text:c="3"/>Пойдём-ка попытаться!»</text:p>
      <text:p text:style-name="Обычный"><text:s text:c="3"/>Красавицы сошли. Для дорогих гостей</text:p>
      <text:p text:style-name="Обычный"><text:s text:c="3"/>Разостлано внизу премножество сетей.</text:p>
      <text:p text:style-name="Обычный"><text:s text:c="3"/>Ну в них они кувыркаться, кататься,</text:p>
      <text:p text:style-name="Обычный"><text:s text:c="3"/>И кутаться, и завиваться;</text:p>
      <text:p text:style-name="Обычный"><text:s text:c="3"/>Кричат, визжат – веселье хоть куда!</text:p>
      <text:p text:style-name="Обычный"><text:s text:c="3"/>Да вот беда,</text:p>
      <text:p text:style-name="Обычный"><text:s text:c="3"/>Когда пришло из сети выдираться!</text:p>
      <text:p text:style-name="Обычный"><text:s text:c="3"/>Хозяин между тем стерёг</text:p>
      <text:p text:style-name="Обычный"><text:s text:c="3"/>И, видя, что пора, идёт к гостям с мешками.</text:p>
      <text:p text:style-name="Обычный"><text:s text:c="3"/>Они, чтоб наутёк,</text:p>
      <text:p text:style-name="Обычный"><text:s text:c="3"/>Да уж никто распутаться не мог:</text:p>
      <text:p text:style-name="Обычный"><text:s text:c="3"/>И всех их побрал<text:soft-page-break/>и руками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Синица</text:p>
      <text:p text:style-name="Обычный"><text:s text:c="5"/></text:p>
      <text:p text:style-name="Обычный"><text:s text:c="5"/></text:p>
      <text:p text:style-name="Обычный"><text:s text:c="3"/>Синица на море пустилась:</text:p>
      <text:p text:style-name="Обычный"><text:s text:c="3"/>Она хвалилась,</text:p>
      <text:p text:style-name="Обычный"><text:s text:c="3"/>Что хочет море сжечь.</text:p>
      <text:p text:style-name="Обычный"><text:s text:c="3"/>Расславилась тотчас о том по свету речь.</text:p>
      <text:p text:style-name="Обычный"><text:s text:c="3"/>Страх обнял жителей Нептуновой столицы;</text:p>
      <text:p text:style-name="Обычный"><text:s text:c="3"/>Летят стадами птицы;</text:p>
      <text:p text:style-name="Обычный"><text:s text:c="3"/>А звери из лесов сбегаются смотреть,</text:p>
      <text:p text:style-name="Обычный"><text:s text:c="3"/>Как будет Океан и жарко ли гореть.</text:p>
      <text:p text:style-name="Обычный"><text:s text:c="3"/>И даже, говорят, на слух молвы крылатой,</text:p>
      <text:p text:style-name="Обычный"><text:s text:c="3"/>Охотники таскаться по пирам</text:p>
      <text:p text:style-name="Обычный"><text:s text:c="3"/>Из первых с ложками явились к берегам,</text:p>
      <text:p text:style-name="Обычный"><text:s text:c="3"/>Чтоб похлебать ухи такой богатой,</text:p>
      <text:p text:style-name="Обычный"><text:s text:c="3"/>Какой-де откупщик и самый тороватый</text:p>
      <text:p text:style-name="Обычный"><text:s text:c="3"/>Не давывал секретарям.</text:p>
      <text:p text:style-name="Обычный"><text:s text:c="3"/>Толпятся: чуду всяк заранее дивится,</text:p>
      <text:p text:style-name="Обычный"><text:s text:c="3"/>Молчит и, на море глаза уставя, ждёт;</text:p>
      <text:p text:style-name="Обычный"><text:s text:c="3"/>Лишь изредка иной шепнёт:</text:p>
      <text:p text:style-name="Обычный"><text:s text:c="3"/>«Вот закипит, вот тотчас загорится!»</text:p>
      <text:p text:style-name="Обычный"><text:s text:c="3"/>Не тут-то: море не горит.</text:p>
      <text:p text:style-name="Обычный"><text:s text:c="3"/>Кипит ли хоть? и не кипит.</text:p>
      <text:p text:style-name="Обычный"><text:s text:c="3"/>И чем же кончились затеи величавы?</text:p>
      <text:p text:style-name="Обычный"><text:s text:c="3"/>Синица со стыдом всвояси уплыла;</text:p>
      <text:p text:style-name="Обычный"><text:s text:c="3"/>Наделала Синица славы,</text:p>
      <text:p text:style-name="Обычный"><text:s text:c="3"/>А море не зажгла.</text:p>
      <text:p text:style-name="Обычный"><text:s text:c="5"/></text:p>
      <text:p text:style-name="Обычный"><text:s text:c="3"/>Примолвить к речи здесь год<text:soft-page-break/>ится,</text:p>
      <text:p text:style-name="Обычный"><text:s text:c="3"/>Но ничьего не трогая лица:</text:p>
      <text:p text:style-name="Обычный"><text:s text:c="3"/>Что делом, не сведя конца,</text:p>
      <text:p text:style-name="Обычный"><text:s text:c="3"/>Не надобно хвалиться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Осёл</text:p>
      <text:p text:style-name="Обычный"><text:s text:c="5"/></text:p>
      <text:p text:style-name="Обычный"><text:s text:c="5"/></text:p>
      <text:p text:style-name="Обычный"><text:s text:c="3"/>Когда вселенную Юпитер населял</text:p>
      <text:p text:style-name="Обычный"><text:s text:c="3"/>И заводил различных тварей племя,</text:p>
      <text:p text:style-name="Обычный"><text:s text:c="3"/>То и Осёл тогда на свет попал.</text:p>
      <text:p text:style-name="Обычный"><text:s text:c="3"/>Но с умыслу ль, или, имея дел беремя,</text:p>
      <text:p text:style-name="Обычный"><text:s text:c="3"/>В такое хлопотливо время</text:p>
      <text:p text:style-name="Обычный"><text:s text:c="3"/>Тучегонитель оплошал:</text:p>
      <text:p text:style-name="Обычный"><text:s text:c="3"/>А вылился Осёл почти как белка мал.</text:p>
      <text:p text:style-name="Обычный"><text:s text:c="3"/>Осла никто почти не примечал,</text:p>
      <text:p text:style-name="Обычный"><text:s text:c="3"/>Хоть в спеси никому Осёл не уступал.</text:p>
      <text:p text:style-name="Обычный"><text:s text:c="3"/>Ослу хотелось бы повеличаться,</text:p>
      <text:p text:style-name="Обычный"><text:s text:c="3"/>Но чем? имея рост такой,</text:p>
      <text:p text:style-name="Обычный"><text:s text:c="3"/>И в свете стыдно показаться.</text:p>
      <text:p text:style-name="Обычный"><text:s text:c="3"/>Пристал к Юпитеру Осёл спесивый мой</text:p>
      <text:p text:style-name="Обычный"><text:s text:c="3"/>И росту стал просить большого.</text:p>
      <text:p text:style-name="Обычный"><text:s text:c="3"/>«Помилуй, – говорит, – как можно это снесть?</text:p>
      <text:p text:style-name="Обычный"><text:s text:c="3"/>Львам, барсам и слонам везде такая честь;</text:p>
      <text:p text:style-name="Обычный"><text:s text:c="3"/>Притом, с великого и до меньшого,</text:p>
      <text:p text:style-name="Обычный"><text:s text:c="3"/>Всё речь о них лишь да о них;</text:p>
      <text:p text:style-name="Обычный"><text:s text:c="3"/>За чтó ж к Ослам ты столько лих,</text:p>
      <text:p text:style-name="Обычный"><text:s text:c="3"/>Что им честей нет никаких,</text:p>
      <text:p text:style-name="Обычный"><text:s text:c="3"/>И об Ослах никто ни с<text:soft-page-break/>лова?</text:p>
      <text:p text:style-name="Обычный"><text:s text:c="3"/>А если б ростом я с телёнка только был,</text:p>
      <text:p text:style-name="Обычный"><text:s text:c="3"/>То спеси бы со львов и с барсов я посбил,</text:p>
      <text:p text:style-name="Обычный"><text:s text:c="3"/>И весь бы свет о мне заговорил».</text:p>
      <text:p text:style-name="Обычный"><text:s text:c="3"/>Что день, то снова</text:p>
      <text:p text:style-name="Обычный"><text:s text:c="3"/>Осёл мой то ж Зевесу пел;</text:p>
      <text:p text:style-name="Обычный"><text:s text:c="3"/>И до того он надоел,</text:p>
      <text:p text:style-name="Обычный"><text:s text:c="3"/>Что, наконец, моления Ослова</text:p>
      <text:p text:style-name="Обычный"><text:s text:c="3"/>Послушался Зевес.</text:p>
      <text:p text:style-name="Обычный"><text:s text:c="3"/>И стал Осёл скотиной превеликой;</text:p>
      <text:p text:style-name="Обычный"><text:s text:c="3"/>А сверх того ему такой дан голос дикой,</text:p>
      <text:p text:style-name="Обычный"><text:s text:c="3"/>Что мой ушастый Геркулес</text:p>
      <text:p text:style-name="Обычный"><text:s text:c="3"/>Пораспугал было весь лес.</text:p>
      <text:p text:style-name="Обычный"><text:s text:c="3"/>«Чтó то за зверь? какого роду?</text:p>
      <text:p text:style-name="Обычный"><text:s text:c="3"/>Чай, он зубаст; рогов, чай, нет числа?»</text:p>
      <text:p text:style-name="Обычный"><text:s text:c="3"/>Ну только и речей пошло, что про Осла.</text:p>
      <text:p text:style-name="Обычный"><text:s text:c="3"/>Но чем всё кончилось? Не минуло и году,</text:p>
      <text:p text:style-name="Обычный"><text:s text:c="3"/>Как все узнали, кто Осёл:</text:p>
      <text:p text:style-name="Обычный"><text:s text:c="3"/>Осёл мой глупостью в пословицу вошёл.</text:p>
      <text:p text:style-name="Обычный"><text:s text:c="3"/>И на Осле уж возят воду.</text:p>
      <text:p text:style-name="Обычный"><text:s text:c="5"/></text:p>
      <text:p text:style-name="Обычный"><text:s text:c="3"/>В породе и в чинах высокость хороша:</text:p>
      <text:p text:style-name="Обычный"><text:s text:c="3"/>Но что в ней прибыли, когда низка душа?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Мартышка и Очки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<text:s text:c="3"/>Мартышка к старости слаба глазами стала;</text:p>
      <text:p text:style-name="Обычный"><text:s text:c="3"/>А у людей она слыхала,</text:p>
      <text:p text:style-name="Обычный"><text:s text:c="3"/>Что это зло ещё не т<text:soft-page-break/>ак большой руки:</text:p>
      <text:p text:style-name="Обычный"><text:s text:c="3"/>Лишь стоит завести Очки,</text:p>
      <text:p text:style-name="Обычный"><text:s text:c="3"/>Очков с полдюжины себе она достала;</text:p>
      <text:p text:style-name="Обычный"><text:s text:c="3"/>Вертит Очками так и сяк:</text:p>
      <text:p text:style-name="Обычный"><text:s text:c="3"/>То к темю их прижмёт, то их на хвост нанижет,</text:p>
      <text:p text:style-name="Обычный"><text:s text:c="3"/>То их понюхает, то их полижет;</text:p>
      <text:p text:style-name="Обычный"><text:s text:c="3"/>Очки не действуют никак.</text:p>
      <text:p text:style-name="Обычный"><text:s text:c="3"/>«Тьфу пропасть! – говорит она, – и тот дурак,</text:p>
      <text:p text:style-name="Обычный"><text:s text:c="3"/>Кто слушает людских всех врак:</text:p>
      <text:p text:style-name="Обычный"><text:s text:c="3"/>Всё про Очки лишь мне налгали;</text:p>
      <text:p text:style-name="Обычный"><text:s text:c="3"/>А проку на волос нет в них».</text:p>
      <text:p text:style-name="Обычный"><text:s text:c="3"/>Мартышка тут с досады и с печали</text:p>
      <text:p text:style-name="Обычный"><text:s text:c="3"/>О камень так хватила их,</text:p>
      <text:p text:style-name="Обычный"><text:s text:c="3"/>Что только брызги засверкали.</text:p>
      <text:p text:style-name="Обычный"><text:s text:c="5"/></text:p>
      <text:p text:style-name="Обычный"><text:s text:c="3"/>К несчастью, то ж бывает у людей:</text:p>
      <text:p text:style-name="Обычный"><text:s text:c="3"/>Как ни полезна вещь, – цены не зная ей,</text:p>
      <text:p text:style-name="Обычный"><text:s text:c="3"/>Невежда про неё свой толк всё к худу клонит;</text:p>
      <text:p text:style-name="Обычный"><text:s text:c="3"/>А ежели невежда познатней,</text:p>
      <text:p text:style-name="Обычный"><text:s text:c="3"/>Так он её ещё и гонит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Два голубя</text:p>
      <text:p text:style-name="Обычный"><text:s text:c="5"/></text:p>
      <text:p text:style-name="Обычный"><text:s text:c="5"/></text:p>
      <text:p text:style-name="Обычный"><text:s text:c="3"/>Два Голубя как два родные брата жили,</text:p>
      <text:p text:style-name="Обычный"><text:s text:c="3"/>Друг без друга они не ели и не пили;</text:p>
      <text:p text:style-name="Обычный"><text:s text:c="3"/>Где видишь одного, другой уж, верно, там;</text:p>
      <text:p text:style-name="Обычный"><text:s text:c="3"/>И радость и печаль, всё было пополам.</text:p>
      <text:p text:style-name="Обычный"><text:s text:c="3"/>Не видели они, к<text:soft-page-break/>ак время пролетало;</text:p>
      <text:p text:style-name="Обычный"><text:s text:c="3"/>Бывало грустно им, а скучно не бывало.</text:p>
      <text:p text:style-name="Обычный"><text:s text:c="3"/>Ну, кажется, куда б хотеть</text:p>
      <text:p text:style-name="Обычный"><text:s text:c="3"/>Или от милой, иль от друга?</text:p>
      <text:p text:style-name="Обычный"><text:s text:c="3"/>Нет, вздумал странствовать один из их – лететь</text:p>
      <text:p text:style-name="Обычный"><text:s text:c="3"/>Увидеть, осмотреть</text:p>
      <text:p text:style-name="Обычный"><text:s text:c="3"/>Диковинки земного круга,</text:p>
      <text:p text:style-name="Обычный"><text:s text:c="3"/>Ложь с истиной сличить, поверить быль с молвой,</text:p>
      <text:p text:style-name="Обычный"><text:s text:c="3"/>«Куда ты? – говорит сквозь слёз ему другой; –</text:p>
      <text:p text:style-name="Обычный"><text:s text:c="3"/>Что пользы по свету таскаться?</text:p>
      <text:p text:style-name="Обычный"><text:s text:c="3"/>Иль с другом хочешь ты расстаться?</text:p>
      <text:p text:style-name="Обычный"><text:s text:c="3"/>Бессовестный! когда меня тебе не жаль,</text:p>
      <text:p text:style-name="Обычный"><text:s text:c="3"/>Так вспомни хищных птиц, силки, грозы ужасны,</text:p>
      <text:p text:style-name="Обычный"><text:s text:c="3"/>И всё, чем странствия опасны!</text:p>
      <text:p text:style-name="Обычный"><text:s text:c="3"/>Хоть подожди весны лететь в такую даль:</text:p>
      <text:p text:style-name="Обычный"><text:s text:c="3"/>Уж я тебя тогда удерживать не буду.</text:p>
      <text:p text:style-name="Обычный"><text:s text:c="3"/>Теперь ещё и корм и скуден так, и мал;</text:p>
      <text:p text:style-name="Обычный"><text:s text:c="3"/>Да, чу! и ворон прокричал:</text:p>
      <text:p text:style-name="Обычный"><text:s text:c="3"/>Ведь это, верно, к худу.</text:p>
      <text:p text:style-name="Обычный"><text:s text:c="3"/>Останься дома, милый мой,</text:p>
      <text:p text:style-name="Обычный"><text:s text:c="3"/>Ну, нам ведь весело с тобой!</text:p>
      <text:p text:style-name="Обычный"><text:s text:c="3"/>Куда ж ещё тебе лететь, не разумею;</text:p>
      <text:p text:style-name="Обычный"><text:s text:c="3"/>А я так без тебя совсем осиротею.</text:p>
      <text:p text:style-name="Обычный"><text:s text:c="3"/>Силки, да коршуны, да громы только мне</text:p>
      <text:p text:style-name="Обычный"><text:s text:c="3"/>Казаться будут и во сне;</text:p>
      <text:p text:style-name="Обычный"><text:s text:c="3"/>Всё стану над тобой бояться я несчастья:</text:p>
      <text:p text:style-name="Обычный"><text:s text:c="3"/>Чуть тучка лишь над головой,</text:p>
      <text:p text:style-name="Обычный"><text:s text:c="3"/>Я буду говорить: ах! где-то братец мой?</text:p>
      <text:p text:style-name="Обычный"><text:s text:c="3"/>Здоров ли, сыт ли он, укрыт ли от ненастья!»</text:p>
      <text:p text:style-name="Обычный"><text:s text:c="3"/>Растрогала речь эта Голубка;</text:p>
      <text:p text:style-name="Обычный"><text:s text:c="3"/>Жаль братца, да лететь охота велика:</text:p>
      <text:p text:style-name="Обычный"><text:s text:c="3"/>Она и рассуждать и чувствовать мешает.</text:p>
      <text:p text:style-name="Обычный"><text:s text:c="3"/>«Не плачь, мой милый<text:soft-page-break/>, – так он друга утешает, –</text:p>
      <text:p text:style-name="Обычный"><text:s text:c="3"/>Я на три дня с тобой, не больше, разлучусь.</text:p>
      <text:p text:style-name="Обычный"><text:s text:c="3"/>Всё наскоро в пути замечу на полете,</text:p>
      <text:p text:style-name="Обычный"><text:s text:c="3"/>И, осмотрев, что есть диковинней на свете,</text:p>
      <text:p text:style-name="Обычный"><text:s text:c="3"/>Под крылышко к дружку назад я ворочусь.</text:p>
      <text:p text:style-name="Обычный"><text:s text:c="3"/>Тогда-то будет нам о чём повесть словечко!</text:p>
      <text:p text:style-name="Обычный"><text:s text:c="3"/>Я вспомню каждый час и каждое местечко;</text:p>
      <text:p text:style-name="Обычный"><text:s text:c="3"/>Всё расскажу: дела ль, обычай ли какой,</text:p>
      <text:p text:style-name="Обычный"><text:s text:c="3"/>Иль где какое видел диво.</text:p>
      <text:p text:style-name="Обычный"><text:s text:c="3"/>Ты, слушая меня, представишь всё так живо,</text:p>
      <text:p text:style-name="Обычный"><text:s text:c="3"/>Как будто б сам летал ты по свету со мной».</text:p>
      <text:p text:style-name="Обычный"><text:s text:c="3"/>Тут – делать нечего – друзья поцеловались,</text:p>
      <text:p text:style-name="Обычный"><text:s text:c="3"/>Простились и расстались.</text:p>
      <text:p text:style-name="Обычный"><text:s text:c="3"/>Вот странник наш летит; вдруг встречу дождь и гром;</text:p>
      <text:p text:style-name="Обычный"><text:s text:c="3"/>Под ним, как океан, синеет степь кругом.</text:p>
      <text:p text:style-name="Обычный"><text:s text:c="3"/>Где деться? К счастью, дуб сухой в глаза попался;</text:p>
      <text:p text:style-name="Обычный"><text:s text:c="3"/>Кой-как угнездился, прижался</text:p>
      <text:p text:style-name="Обычный"><text:s text:c="3"/>К нему наш Голубок;</text:p>
      <text:p text:style-name="Обычный"><text:s text:c="3"/>Но ни от ветру он укрыться тут не мог,</text:p>
      <text:p text:style-name="Обычный"><text:s text:c="3"/>Ни от дождя спастись: весь вымок и продрог.</text:p>
      <text:p text:style-name="Обычный"><text:s text:c="3"/>Утих помалу гром. Чуть солнце просияло,</text:p>
      <text:p text:style-name="Обычный"><text:s text:c="3"/>Желанье позывать бедняжку дале стало.</text:p>
      <text:p text:style-name="Обычный"><text:s text:c="3"/>Встряхнулся и летит, – летит и видит он:</text:p>
      <text:p text:style-name="Обычный"><text:s text:c="3"/>В заглушьи под леском рассыпана пшеничка.</text:p>
      <text:p text:style-name="Обычный"><text:s text:c="3"/>Спустился – в сети тут попалась наша птичка!</text:p>
      <text:p text:style-name="Обычный"><text:s text:c="3"/>Беды со всех сторон!</text:p>
      <text:p text:style-name="Обычный"><text:s text:c="3"/>Трепещется он, рвётся, бьётся;</text:p>
      <text:p text:style-name="Обычный"><text:s text:c="3"/>По счастью, сеть стара: кой-как её прорвал,</text:p>
      <text:p text:style-name="Обычный"><text:s text:c="3"/>Лишь ножку вывихнул да крылышко помял!</text:p>
      <text:p text:style-name="Обычный"><text:s text:c="3"/>Но не до них: он прочь без памяти несётся.</text:p>
      <text:p text:style-name="Обычный"><text:s text:c="3"/>Вот пуще той беды беда над головой!</text:p>
      <text:p text:style-name="Обычный"><text:s text:c="3"/>Отколь ни взялся ястреб злой;</text:p>
      <text:p text:style-name="Обычный"><text:s text:c="3"/>Невзвидел света Голубь мой!</text:p>
      <text:p text:style-name="Обычный"><text:s text:c="2"/><text:soft-page-break/><text:s/>От ястреба из сил последних машет.</text:p>
      <text:p text:style-name="Обычный"><text:s text:c="3"/>Ах, силы вкоротке! совсем истощены!</text:p>
      <text:p text:style-name="Обычный"><text:s text:c="3"/>Уж когти хищные над ним распущены;</text:p>
      <text:p text:style-name="Обычный"><text:s text:c="3"/>Уж холодом в него с широких крыльев пашет.</text:p>
      <text:p text:style-name="Обычный"><text:s text:c="3"/>Тогда орёл, с небес направя свой полёт,</text:p>
      <text:p text:style-name="Обычный"><text:s text:c="3"/>Ударил в ястреба всей силой –</text:p>
      <text:p text:style-name="Обычный"><text:s text:c="3"/>И хищник хищнику достался на обед.</text:p>
      <text:p text:style-name="Обычный"><text:s text:c="3"/>Меж тем наш Голубь милой,</text:p>
      <text:p text:style-name="Обычный"><text:s text:c="3"/>Вниз камнем ринувшись, прижался под плетнём.</text:p>
      <text:p text:style-name="Обычный"><text:s text:c="3"/>Но тем ещё не кончилось на нём:</text:p>
      <text:p text:style-name="Обычный"><text:s text:c="3"/>Одна беда всегда другую накликает.</text:p>
      <text:p text:style-name="Обычный"><text:s text:c="3"/>Ребёнок, черепком наметя в Голубка, –</text:p>
      <text:p text:style-name="Обычный"><text:s text:c="3"/>Сей возраст жалости не знает, –</text:p>
      <text:p text:style-name="Обычный"><text:s text:c="3"/>Швырнул и раскроил висок у бедняка.</text:p>
      <text:p text:style-name="Обычный"><text:s text:c="3"/>Тогда-то странник наш, с разбитой головою,</text:p>
      <text:p text:style-name="Обычный"><text:s text:c="3"/>С попорченным крылом, с повихнутой ногою,</text:p>
      <text:p text:style-name="Обычный"><text:s text:c="3"/>Кляня охоту видеть свет,</text:p>
      <text:p text:style-name="Обычный"><text:s text:c="3"/>Поплёлся кое-как домой без новых бед.</text:p>
      <text:p text:style-name="Обычный"><text:s text:c="3"/>Счастлив ещё: его там дружба ожидает!</text:p>
      <text:p text:style-name="Обычный"><text:s text:c="3"/>К отраде он своей,</text:p>
      <text:p text:style-name="Обычный"><text:s text:c="3"/>Услуги, лекаря и помощь видит в ней;</text:p>
      <text:p text:style-name="Обычный"><text:s text:c="3"/>С ней скоро все беды и горе забывает.</text:p>
      <text:p text:style-name="Обычный"><text:s text:c="3"/>О вы, которые объехать свет вокруг</text:p>
      <text:p text:style-name="Обычный"><text:s text:c="3"/>Желанием горите!</text:p>
      <text:p text:style-name="Обычный"><text:s text:c="3"/>Вы эту басенку прочтите,</text:p>
      <text:p text:style-name="Обычный"><text:s text:c="3"/>И в дальний путь такой пускайтеся не вдруг.</text:p>
      <text:p text:style-name="Обычный"><text:s text:c="3"/>Что б ни сулило вам воображенье ваше;</text:p>
      <text:p text:style-name="Обычный"><text:s text:c="3"/>Но, верьте, той земли не сыщете вы краше,</text:p>
      <text:p text:style-name="Обычный"><text:s text:c="3"/>Где ваша милая, иль где живёт ваш друг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Червонец</text:p>
      <text:p text:style-name="Обычный"><text:s text:c="5"/></text:p>
      <text:p text:style-name="Обычный"><text:s text:c="5"/></text:p>
      <text:p text:style-name="Обычный"><text:s text:c="3"/>Полезно ль просвещенье?</text:p>
      <text:p text:style-name="Обычный"><text:s text:c="3"/>Полезно, слова нет о том.</text:p>
      <text:p text:style-name="Обычный"><text:s text:c="3"/>Но<text:soft-page-break/><text:s/>просвещением зовём</text:p>
      <text:p text:style-name="Обычный"><text:s text:c="3"/>Мы часто роскоши прельщенье</text:p>
      <text:p text:style-name="Обычный"><text:s text:c="3"/>И даже нравов развращенье;</text:p>
      <text:p text:style-name="Обычный"><text:s text:c="3"/>Так надобно гораздо разбирать,</text:p>
      <text:p text:style-name="Обычный"><text:s text:c="3"/>Как станешь грубости кору с людей сдирать,</text:p>
      <text:p text:style-name="Обычный"><text:s text:c="3"/>Чтоб с ней и добрых свойств у них не растерять,</text:p>
      <text:p text:style-name="Обычный"><text:s text:c="3"/>Чтоб не ослабить дух их, не испортить нравы,</text:p>
      <text:p text:style-name="Обычный"><text:s text:c="3"/>Не разлучить их с простотой</text:p>
      <text:p text:style-name="Обычный"><text:s text:c="3"/>И, давши только блеск пустой,</text:p>
      <text:p text:style-name="Обычный"><text:s text:c="3"/>Бесславья не навлечь им вместо славы.</text:p>
      <text:p text:style-name="Обычный"><text:s text:c="3"/>Об этой истине святой</text:p>
      <text:p text:style-name="Обычный"><text:s text:c="3"/>Преважных бы речей на целу книгу стало;</text:p>
      <text:p text:style-name="Обычный"><text:s text:c="3"/>Да важно говорить не всякому пристало:</text:p>
      <text:p text:style-name="Обычный"><text:s text:c="3"/>Так с шуткой пополам</text:p>
      <text:p text:style-name="Обычный"><text:s text:c="3"/>Я басней доказать её намерен вам.</text:p>
      <text:p text:style-name="Обычный"><text:s text:c="5"/></text:p>
      <text:p text:style-name="Обычный"><text:s text:c="3"/>Мужик, простак, каких везде немало,</text:p>
      <text:p text:style-name="Обычный"><text:s text:c="3"/>Нашёл червонец на земли.</text:p>
      <text:p text:style-name="Обычный"><text:s text:c="3"/>Червонец был запачкан и в пыли;</text:p>
      <text:p text:style-name="Обычный"><text:s text:c="3"/>Однако ж пятаков пригоршни трои</text:p>
      <text:p text:style-name="Обычный"><text:s text:c="3"/>Червонца на обмен крестьянину дают.</text:p>
      <text:p text:style-name="Обычный"><text:s text:c="3"/>«Постой же, – думает мужик, – дадут мне вдвое;</text:p>
      <text:p text:style-name="Обычный"><text:s text:c="3"/>Придумал кой-что я такое,</text:p>
      <text:p text:style-name="Обычный"><text:s text:c="3"/>Что у меня его с руками оторвут».</text:p>
      <text:p text:style-name="Обычный"><text:s text:c="3"/>Тут, взяв песку, дресвы и мелу</text:p>
      <text:p text:style-name="Обычный"><text:s text:c="3"/>И натолокши кирпича,</text:p>
      <text:p text:style-name="Обычный"><text:s text:c="3"/>Мужик мой при<text:soft-page-break/>ступает к делу.</text:p>
      <text:p text:style-name="Обычный"><text:s text:c="3"/>И со всего плеча</text:p>
      <text:p text:style-name="Обычный"><text:s text:c="3"/>Червонец о кирпич он точит,</text:p>
      <text:p text:style-name="Обычный"><text:s text:c="3"/>Дресвой дерёт,</text:p>
      <text:p text:style-name="Обычный"><text:s text:c="3"/>Песком и мелом трёт;</text:p>
      <text:p text:style-name="Обычный"><text:s text:c="3"/>Ну, словом, так, как жар, его поставить хочет,</text:p>
      <text:p text:style-name="Обычный"><text:s text:c="3"/>И подлинно, как жар, Червонец заиграл:</text:p>
      <text:p text:style-name="Обычный"><text:s text:c="3"/>Да только стало</text:p>
      <text:p text:style-name="Обычный"><text:s text:c="3"/>В нём весу мало,</text:p>
      <text:p text:style-name="Обычный"><text:s text:c="3"/>И цену прежнюю Червонец потерял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Троеженец</text:p>
      <text:p text:style-name="Обычный"><text:s text:c="5"/></text:p>
      <text:p text:style-name="Обычный"><text:s text:c="5"/></text:p>
      <text:p text:style-name="Обычный"><text:s text:c="3"/>Какой-то греховодник</text:p>
      <text:p text:style-name="Обычный"><text:s text:c="3"/>Женился от живой жены ещё на двух.</text:p>
      <text:p text:style-name="Обычный"><text:s text:c="3"/>Лишь до Царя о том донёсся слух</text:p>
      <text:p text:style-name="Обычный"><text:s text:c="3"/>(А Царь был строг и не охотник</text:p>
      <text:p text:style-name="Обычный"><text:s text:c="3"/>Таким соблазнам потакать),</text:p>
      <text:p text:style-name="Обычный"><text:s text:c="3"/>Он Многоженца вмиг велел под суд отдать</text:p>
      <text:p text:style-name="Обычный"><text:s text:c="3"/>И выдумать ему такое наказанье,</text:p>
      <text:p text:style-name="Обычный"><text:s text:c="3"/>Чтоб в страх привесть народ</text:p>
      <text:p text:style-name="Обычный"><text:s text:c="3"/>И покуситься бы никто не мог вперёд</text:p>
      <text:p text:style-name="Обычный"><text:s text:c="3"/>На столь большое злодеянье:</text:p>
      <text:p text:style-name="Обычный"><text:s text:c="3"/>«А коль увижу-де, что казнь ему мала,</text:p>
      <text:p text:style-name="Обычный"><text:s text:c="3"/>Повешу тут же всех судей вокруг стола».</text:p>
      <text:p text:style-name="Обычный"><text:s text:c="3"/>Судьям худые шутки:</text:p>
      <text:p text:style-name="Обычный"><text:s text:c="3"/>В холодный пот кидает их боязнь.</text:p>
      <text:p text:style-name="Обычный"><text:s text:c="3"/>Судьи толкуют трои сутки,</text:p>
      <text:p text:style-name="Обычный"><text:s text:c="3"/>Какую б выдумать преступнику<text:soft-page-break/><text:s/>им казнь.</text:p>
      <text:p text:style-name="Обычный"><text:s text:c="3"/>Их есть и тысячи; но опытами знают,</text:p>
      <text:p text:style-name="Обычный"><text:s text:c="3"/>Что всё они людей от зла не отучают.</text:p>
      <text:p text:style-name="Обычный"><text:s text:c="3"/>Однако ж, наконец, их надоумил бог.</text:p>
      <text:p text:style-name="Обычный"><text:s text:c="3"/>Преступник призван в суд для объявленья</text:p>
      <text:p text:style-name="Обычный"><text:s text:c="3"/>Судейского решенья,</text:p>
      <text:p text:style-name="Обычный"><text:s text:c="3"/>Которым, с общего сужденья,</text:p>
      <text:p text:style-name="Обычный"><text:s text:c="3"/>Приговорили: жён отдать ему всех трёх.</text:p>
      <text:p text:style-name="Обычный"><text:s text:c="3"/>Народ суду такому изумился</text:p>
      <text:p text:style-name="Обычный"><text:s text:c="3"/>И ждал, что Царь велит повесить всех судей;</text:p>
      <text:p text:style-name="Обычный"><text:s text:c="3"/>Но не прошло четы́рех дней,</text:p>
      <text:p text:style-name="Обычный"><text:s text:c="3"/>Как Троеженец удавился;</text:p>
      <text:p text:style-name="Обычный"><text:s text:c="3"/>И этот приговор такой наделал страх,</text:p>
      <text:p text:style-name="Обычный"><text:s text:c="3"/>Что с той поры на трёх женах</text:p>
      <text:p text:style-name="Обычный"><text:s text:c="3"/>Никто в том царстве не женился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Безбожники</text:p>
      <text:p text:style-name="Обычный"><text:s text:c="5"/></text:p>
      <text:p text:style-name="Обычный"><text:s text:c="5"/></text:p>
      <text:p text:style-name="Обычный"><text:s text:c="3"/>Был в древности народ, к стыду земных племён,</text:p>
      <text:p text:style-name="Обычный"><text:s text:c="3"/>Который до того в сердцах ожесточился,</text:p>
      <text:p text:style-name="Обычный"><text:s text:c="3"/>Что противу богов вооружился.</text:p>
      <text:p text:style-name="Обычный"><text:s text:c="3"/>Мятежные толпы, за тысячью знамён,</text:p>
      <text:p text:style-name="Обычный"><text:s text:c="3"/>Кто с луком, кто с пращой, шумя, несутся в поле.</text:p>
      <text:p text:style-name="Обычный"><text:s text:c="3"/>Зачинщики, из удалых голов,</text:p>
      <text:p text:style-name="Обычный"><text:s text:c="3"/>Чтобы поджечь в народе буйства боле,</text:p>
      <text:p text:style-name="Обычный"><text:s text:c="3"/>Кричат, что суд небес и строг и бестолков;</text:p>
      <text:p text:style-name="Обычный"><text:s text:c="3"/>Что боги или спят, иль правят безрассудно;</text:p>
      <text:p text:style-name="Обычный"><text:s text:c="3"/>Что проучить пора их без чинов<text:soft-page-break/>;</text:p>
      <text:p text:style-name="Обычный"><text:s text:c="3"/>Что, впрочем, с ближних гор каменьями нетрудно</text:p>
      <text:p text:style-name="Обычный"><text:s text:c="3"/>На небо дошвырнуть в богов</text:p>
      <text:p text:style-name="Обычный"><text:s text:c="3"/>И заметать Олимп стрелами.</text:p>
      <text:p text:style-name="Обычный"><text:s text:c="3"/>Смутяся дерзостью безумцев и хулами,</text:p>
      <text:p text:style-name="Обычный"><text:s text:c="3"/>К Зевесу весь Олимп с мольбою приступил,</text:p>
      <text:p text:style-name="Обычный"><text:s text:c="3"/>Чтобы беду он отвратил;</text:p>
      <text:p text:style-name="Обычный"><text:s text:c="3"/>И даже весь совет богов тех мыслей был,</text:p>
      <text:p text:style-name="Обычный"><text:s text:c="3"/>Что, к убеждению бунтующих, не худо</text:p>
      <text:p text:style-name="Обычный"><text:s text:c="3"/>Явить хоть небольшое чудо:</text:p>
      <text:p text:style-name="Обычный"><text:s text:c="3"/>Или потоп, иль с трусом гром,</text:p>
      <text:p text:style-name="Обычный"><text:s text:c="3"/>Или хоть каменным ударить в них дождём.</text:p>
      <text:p text:style-name="Обычный"><text:s text:c="3"/>«Пождем, –</text:p>
      <text:p text:style-name="Обычный"><text:s text:c="3"/>Юпитер рек, – а если не смирятся</text:p>
      <text:p text:style-name="Обычный"><text:s text:c="3"/>И в буйстве прекоснят, бессмертных не боясь,</text:p>
      <text:p text:style-name="Обычный"><text:s text:c="3"/>Они от дел своих казнятся».</text:p>
      <text:p text:style-name="Обычный"><text:s text:c="3"/>Тут с шумом в воздухе взвилась</text:p>
      <text:p text:style-name="Обычный"><text:s text:c="3"/>Тьма камней, туча стрел от войск богомятежных,</text:p>
      <text:p text:style-name="Обычный"><text:s text:c="3"/>Но с тысячью смертей, и злых, и неизбежных,</text:p>
      <text:p text:style-name="Обычный"><text:s text:c="3"/>На собственные их обрушились главы.</text:p>
      <text:p text:style-name="Обычный"><text:s text:c="5"/></text:p>
      <text:p text:style-name="Обычный"><text:s text:c="3"/>Плоды неверия ужасны таковы;</text:p>
      <text:p text:style-name="Обычный"><text:s text:c="3"/>И ведайте, народы, вы,</text:p>
      <text:p text:style-name="Обычный"><text:s text:c="3"/>Что мнимых мудрецов кощунства толки смелы,</text:p>
      <text:p text:style-name="Обычный"><text:s text:c="3"/>Чем против божества вооружают вас,</text:p>
      <text:p text:style-name="Обычный"><text:s text:c="3"/>Погибельный ваш приближают час,</text:p>
      <text:p text:style-name="Обычный"><text:s text:c="3"/>И обратятся все в громовые вам стрелы.<text:s/></text:p>
      <text:p text:style-name="Обычный"><text:s text:c="5"/></text:p>
      <text:p text:style-name="Обычный"><text:s text:c="5"/></text:p>
      <text:p text:style-name="Обычный">Орёл и Куры</text:p>
      <text:p text:style-name="Обычный"><text:s text:c="5"/></text:p>
      <text:p text:style-name="Обычный"><text:s text:c="5"/></text:p>
      <text:p text:style-name="Обычный"><text:s text:c="3"/>Желая светлым днём вполне налюбоваться,</text:p>
      <text:p text:style-name="Обычный"><text:s text:c="3"/>Орёл поднебесью летал</text:p>
      <text:p text:style-name="Обычный"><text:s text:c="3"/>И там гулял,</text:p>
      <text:p text:style-name="Обычный"><text:s text:c="3"/>Где молнии родятся.</text:p>
      <text:p text:style-name="Обычный"><text:s text:c="3"/>Спустивши<text:soft-page-break/>сь, наконец, из облачных вышин,</text:p>
      <text:p text:style-name="Обычный"><text:s text:c="3"/>Царь-птица отдыхать садится на овин.</text:p>
      <text:p text:style-name="Обычный"><text:s text:c="3"/>Хоть это для Орла насесток незавидный,</text:p>
      <text:p text:style-name="Обычный"><text:s text:c="3"/>Но у Царей свои причуды есть:</text:p>
      <text:p text:style-name="Обычный"><text:s text:c="3"/>Быть может, он хотел овину сделать честь,</text:p>
      <text:p text:style-name="Обычный"><text:s text:c="3"/>Иль не было вблизи, ему по чину сесть,</text:p>
      <text:p text:style-name="Обычный"><text:s text:c="3"/>Ни дуба, ни скалы гранитной;</text:p>
      <text:p text:style-name="Обычный"><text:s text:c="3"/>Не знаю, чтó за мысль, но только что Орел</text:p>
      <text:p text:style-name="Обычный"><text:s text:c="3"/>Немного посидел</text:p>
      <text:p text:style-name="Обычный"><text:s text:c="3"/>И тут же на другой овин перелетел.</text:p>
      <text:p text:style-name="Обычный"><text:s text:c="3"/>Увидя то, хохлатая наседка</text:p>
      <text:p text:style-name="Обычный"><text:s text:c="3"/>Толкует так с своей кумой:</text:p>
      <text:p text:style-name="Обычный"><text:s text:c="3"/>«За чтó Орлы в чести такой?</text:p>
      <text:p text:style-name="Обычный"><text:s text:c="3"/>Неужли за полёт, голубушка-соседка?</text:p>
      <text:p text:style-name="Обычный"><text:s text:c="3"/>Ну, право, если захочу,</text:p>
      <text:p text:style-name="Обычный"><text:s text:c="3"/>С овина на овин и я перелечу.</text:p>
      <text:p text:style-name="Обычный"><text:s text:c="3"/>Не будем же вперёд такие дуры,</text:p>
      <text:p text:style-name="Обычный"><text:s text:c="3"/>Чтоб почитать Орлов знатнее нас.</text:p>
      <text:p text:style-name="Обычный"><text:s text:c="3"/>Не больше нашего у них ни ног, ни глаз;</text:p>
      <text:p text:style-name="Обычный"><text:s text:c="3"/>Да ты же видела сейчас,</text:p>
      <text:p text:style-name="Обычный"><text:s text:c="3"/>Что пóнизу они летают так, как куры».</text:p>
      <text:p text:style-name="Обычный"><text:s text:c="3"/>Орёл ответствует, наскуча вздором тем:</text:p>
      <text:p text:style-name="Обычный"><text:s text:c="3"/>«Ты права, только не совсем.</text:p>
      <text:p text:style-name="Обычный"><text:s text:c="3"/>Орлам случается и ниже кур спускаться:</text:p>
      <text:p text:style-name="Обычный"><text:s text:c="3"/>Но курам никогда до облак не подняться!»</text:p>
      <text:p text:style-name="Обычный"><text:s text:c="5"/></text:p>
      <text:p text:style-name="Обычный"><text:s text:c="3"/>Когда таланты судишь ты, –</text:p>
      <text:p text:style-name="Обычный"><text:s text:c="3"/>Считать их слабости трудов не трать напрасно,</text:p>
      <text:p text:style-name="Обычный"><text:s text:c="3"/>Но, чувствуя, что в них и сильно, и прекрасно,</text:p>
      <text:p text:style-name="Обычный"><text:s text:c="2"/><text:soft-page-break/><text:s/>Умей различны их постигнуть высоты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Лягушки, просящие Царя</text:p>
      <text:p text:style-name="Обычный"/>
      <text:p text:style-name="Обычный"><text:s text:c="3"/>Лягушкам стало не угодно</text:p>
      <text:p text:style-name="Обычный"><text:s text:c="3"/>Правление народно,</text:p>
      <text:p text:style-name="Обычный"><text:s text:c="3"/>И показалось им совсем не благородно</text:p>
      <text:p text:style-name="Обычный"><text:s text:c="3"/>Без службы и на воле жить.</text:p>
      <text:p text:style-name="Обычный"><text:s text:c="3"/>Чтоб горю пособить,</text:p>
      <text:p text:style-name="Обычный"><text:s text:c="3"/>То стали у богов Царя они просить.</text:p>
      <text:p text:style-name="Обычный"><text:s text:c="3"/>Хоть слушать всякий вздор богам бы и не сродно.</text:p>
      <text:p text:style-name="Обычный"><text:s text:c="3"/>На сей, однако ж, раз послушал их Зевес:</text:p>
      <text:p text:style-name="Обычный"><text:s text:c="3"/>Дал им Царя. Летит к ним с шумом Царь с небес,</text:p>
      <text:p text:style-name="Обычный"><text:s text:c="3"/>И плотно так он треснулся на царство,</text:p>
      <text:p text:style-name="Обычный"><text:s text:c="3"/>Что ходенем пошло трясинно государство:</text:p>
      <text:p text:style-name="Обычный"><text:s text:c="3"/>Со всех Лягушки ног</text:p>
      <text:p text:style-name="Обычный"><text:s text:c="3"/>В испуге пометались,</text:p>
      <text:p text:style-name="Обычный"><text:s text:c="3"/>Кто как успел, куда кто мог,</text:p>
      <text:p text:style-name="Обычный"><text:s text:c="3"/>И шёпотом Царю по кельям дивовались.</text:p>
      <text:p text:style-name="Обычный"><text:s text:c="3"/>И подлинно, что Царь на диво был им дан:</text:p>
      <text:p text:style-name="Обычный"><text:s text:c="3"/>Не суетлив, не вертопрашек,</text:p>
      <text:p text:style-name="Обычный"><text:s text:c="3"/>Степенен, молчалив и важен;</text:p>
      <text:p text:style-name="Обычный"><text:s text:c="3"/>Дородством, ростом великан,</text:p>
      <text:p text:style-name="Обычный"><text:s text:c="3"/>Ну, посмотреть, так это чудо!</text:p>
      <text:p text:style-name="Обычный"><text:s text:c="3"/>Одно в Царе лишь было худо:</text:p>
      <text:p text:style-name="Обычный"><text:s text:c="3"/>Царь этот был осиновый чурбан.</text:p>
      <text:p text:style-name="Обычный"><text:s text:c="3"/>Сначала, чтя его особу превысоку,</text:p>
      <text:p text:style-name="Обычный"><text:s text:c="3"/>Не смеет подступить из подданных<text:soft-page-break/><text:s/>никто:</text:p>
      <text:p text:style-name="Обычный"><text:s text:c="3"/>Со страхом на него глядят они, и то</text:p>
      <text:p text:style-name="Обычный"><text:s text:c="3"/>Украдкой, издали, сквозь аир и осоку;</text:p>
      <text:p text:style-name="Обычный"><text:s text:c="3"/>Но так как в свете чуда нет,</text:p>
      <text:p text:style-name="Обычный"><text:s text:c="3"/>К которому б не пригляделся свет,</text:p>
      <text:p text:style-name="Обычный"><text:s text:c="3"/>То и они сперва от страху отдохнули,</text:p>
      <text:p text:style-name="Обычный"><text:s text:c="3"/>Потом к Царю подползть с преданностью дерзнули:</text:p>
      <text:p text:style-name="Обычный"><text:s text:c="3"/>Сперва перед Царём ничком;</text:p>
      <text:p text:style-name="Обычный"><text:s text:c="3"/>А там, кто посмелей, дай сесть к нему бочком,</text:p>
      <text:p text:style-name="Обычный"><text:s text:c="3"/>Дай попытаться сесть с ним рядом;</text:p>
      <text:p text:style-name="Обычный"><text:s text:c="3"/>А там, которые ещё поудалей,</text:p>
      <text:p text:style-name="Обычный"><text:s text:c="3"/>К Царю садятся уж и задом.</text:p>
      <text:p text:style-name="Обычный"><text:s text:c="3"/>Царь терпит всё по милости своей.</text:p>
      <text:p text:style-name="Обычный"><text:s text:c="3"/>Немного погодя, посмотришь, кто захочет,</text:p>
      <text:p text:style-name="Обычный"><text:s text:c="3"/>Тот на него и вскочит.</text:p>
      <text:p text:style-name="Обычный"><text:s text:c="3"/>В три дня наскучило с таким Царём житье.</text:p>
      <text:p text:style-name="Обычный"><text:s text:c="3"/>Лягушки новое челобитье,</text:p>
      <text:p text:style-name="Обычный"><text:s text:c="3"/>Чтоб им Юпитер в их болотную державу</text:p>
      <text:p text:style-name="Обычный"><text:s text:c="3"/>Дал подлинно Царя на славу!</text:p>
      <text:p text:style-name="Обычный"><text:s text:c="3"/>Молитвам тёплым их внемля,</text:p>
      <text:p text:style-name="Обычный"><text:s text:c="3"/>Послал Юпитер к ним на царство Журавля,</text:p>
      <text:p text:style-name="Обычный"><text:s text:c="3"/>Царь этот не чурбан, совсем иного нраву:</text:p>
      <text:p text:style-name="Обычный"><text:s text:c="3"/>Не любит баловать народа своего;</text:p>
      <text:p text:style-name="Обычный"><text:s text:c="3"/>Он виноватых ест: а на суде его</text:p>
      <text:p text:style-name="Обычный"><text:s text:c="3"/>Нет правых никого;</text:p>
      <text:p text:style-name="Обычный"><text:s text:c="3"/>Зато уж у него,</text:p>
      <text:p text:style-name="Обычный"><text:s text:c="3"/>Чтó завтрак, чтó обед, чтó ужин, то расправа.</text:p>
      <text:p text:style-name="Обычный"><text:s text:c="3"/>На жителей болот</text:p>
      <text:p text:style-name="Обычный"><text:s text:c="3"/>Приходит чёрный год.</text:p>
      <text:p text:style-name="Обычный"><text:s text:c="3"/>В Лягушках каждый день великий недочёт.</text:p>
      <text:p text:style-name="Обычный"><text:s text:c="3"/>С утра до вечера их Царь по царству ходит</text:p>
      <text:p text:style-name="Обычный"><text:s text:c="3"/>И всякого, кого ни встретит он,</text:p>
      <text:p text:style-name="Обычный"><text:s text:c="3"/>Тотчас засу<text:soft-page-break/>дит и – проглотит.</text:p>
      <text:p text:style-name="Обычный"><text:s text:c="3"/>Вот пуще прежнего и кваканье и стон,</text:p>
      <text:p text:style-name="Обычный"><text:s text:c="3"/>Чтоб им Юпитер снова</text:p>
      <text:p text:style-name="Обычный"><text:s text:c="3"/>Пожаловал Царя инова;</text:p>
      <text:p text:style-name="Обычный"><text:s text:c="3"/>Что нынешний их Царь глотает их, как мух;</text:p>
      <text:p text:style-name="Обычный"><text:s text:c="3"/>Что даже им нельзя (как это ни ужасно!)</text:p>
      <text:p text:style-name="Обычный"><text:s text:c="3"/>Ни носа выставить, ни квакнуть безопасно;</text:p>
      <text:p text:style-name="Обычный"><text:s text:c="3"/>Что, наконец, их Царь тошнее им засух.</text:p>
      <text:p text:style-name="Обычный"><text:s text:c="3"/>«Почтó ж вы прежде жить счастливо не умели?</text:p>
      <text:p text:style-name="Обычный"><text:s text:c="3"/>Не мне ль, безумные, – вещал им с неба глас, –</text:p>
      <text:p text:style-name="Обычный"><text:s text:c="3"/>Покоя не было от вас?</text:p>
      <text:p text:style-name="Обычный"><text:s text:c="3"/>Не вы ли о Царе мне уши прошумели?</text:p>
      <text:p text:style-name="Обычный"><text:s text:c="3"/>Вам дан был Царь? – так тот был слишком тих:</text:p>
      <text:p text:style-name="Обычный"><text:s text:c="3"/>Вы взбунтовались в вашей луже,</text:p>
      <text:p text:style-name="Обычный"><text:s text:c="3"/>Другой вам дан – так этот очень лих:</text:p>
      <text:p text:style-name="Обычный"><text:s text:c="3"/>Живите ж с ним, чтоб не было вам хуже!»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ев и Барс</text:p>
      <text:p text:style-name="Обычный"><text:s text:c="2"/></text:p>
      <text:p text:style-name="Обычный"><text:s text:c="3"/>Когда-то, в старину,</text:p>
      <text:p text:style-name="Обычный"><text:s text:c="3"/>Лев с Барсом вёл предолгую войну</text:p>
      <text:p text:style-name="Обычный"><text:s text:c="3"/>За спорные леса, за дебри, за вертепы.</text:p>
      <text:p text:style-name="Обычный"><text:s text:c="3"/>Судиться по правам – не тот у них был нрав;</text:p>
      <text:p text:style-name="Обычный"><text:s text:c="3"/>Да сильные ж в правах бывают часто слепы.</text:p>
      <text:p text:style-name="Обычный"><text:s text:c="3"/>У них на это свой устав:</text:p>
      <text:p text:style-name="Обычный"><text:s text:c="3"/>Кто одолеет, тот и прав.</text:p>
      <text:p text:style-name="Обычный"><text:s text:c="3"/>Однако, наконец, не вечно ж драться –</text:p>
      <text:p text:style-name="Обычный"><text:s text:c="3"/>И когти притупятся:</text:p>
      <text:p text:style-name="Обычный"><text:s text:c="3"/>Герои по правам решились разобраться;</text:p>
      <text:p text:style-name="Обычный"><text:s text:c="3"/>Намерились дела военны прекратить,</text:p>
      <text:p text:style-name="Обычный"><text:s text:c="2"/><text:soft-page-break/><text:s/>Окончить все раздоры,</text:p>
      <text:p text:style-name="Обычный"><text:s text:c="3"/>Потом, как водится, мир вечный заключить</text:p>
      <text:p text:style-name="Обычный"><text:s text:c="3"/>До первой ссоры.</text:p>
      <text:p text:style-name="Обычный"><text:s text:c="3"/>«Назначим же скорей</text:p>
      <text:p text:style-name="Обычный"><text:s text:c="3"/>Мы от себя секретарей, –</text:p>
      <text:p text:style-name="Обычный"><text:s text:c="3"/>Льву предлагает Барс, – и как их ум рассудит,</text:p>
      <text:p text:style-name="Обычный"><text:s text:c="3"/>Пусть так и будет.</text:p>
      <text:p text:style-name="Обычный"><text:s text:c="3"/>Я, например, к тому определю Кота:</text:p>
      <text:p text:style-name="Обычный"><text:s text:c="3"/>Зверёк хоть неказист, да совесть в нём чиста;</text:p>
      <text:p text:style-name="Обычный"><text:s text:c="3"/>А ты Осла назначь: он знатного же чина,</text:p>
      <text:p text:style-name="Обычный"><text:s text:c="3"/>И, к слову молвить здесь,</text:p>
      <text:p text:style-name="Обычный"><text:s text:c="3"/>Куда он у тебя завидная скотина!</text:p>
      <text:p text:style-name="Обычный"><text:s text:c="3"/>Поверь, как другу, мне: совет и двор твой весь</text:p>
      <text:p text:style-name="Обычный"><text:s text:c="3"/>Его копытца вряд ли стоят.</text:p>
      <text:p text:style-name="Обычный"><text:s text:c="3"/>Положимся ж на том,</text:p>
      <text:p text:style-name="Обычный"><text:s text:c="3"/>На чём</text:p>
      <text:p text:style-name="Обычный"><text:s text:c="3"/>С моим Котишком он устроит».</text:p>
      <text:p text:style-name="Обычный"><text:s text:c="3"/>И Лев мысль Барса утвердил</text:p>
      <text:p text:style-name="Обычный"><text:s text:c="3"/>Без спору;</text:p>
      <text:p text:style-name="Обычный"><text:s text:c="3"/>Но только не Осла, Лисицу нарядил</text:p>
      <text:p text:style-name="Обычный"><text:s text:c="3"/>Он от себя для этого разбору,</text:p>
      <text:p text:style-name="Обычный"><text:s text:c="3"/>Примолвя про себя (как видно, знал он свет):</text:p>
      <text:p text:style-name="Обычный"><text:s text:c="3"/>«Кого нам хвалит враг, в том, верно, проку нет»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Вельможа и Философ</text:p>
      <text:p text:style-name="Обычный"><text:s text:c="5"/></text:p>
      <text:p text:style-name="Обычный"><text:s text:c="3"/>Вельможа, в праздный час толкуя с Мудрецом</text:p>
      <text:p text:style-name="Обычный"><text:s text:c="3"/>О тот о сём,</text:p>
      <text:p text:style-name="Обычный"><text:s text:c="3"/>«Скажи мне, – говорит, – ты свет довольно знаешь,</text:p>
      <text:p text:style-name="Обычный"><text:s text:c="3"/>И будто в книге, ты в сер<text:soft-page-break/>дцах людей читаешь:</text:p>
      <text:p text:style-name="Обычный"><text:s text:c="3"/>Как это, чтó мы ни начнём,</text:p>
      <text:p text:style-name="Обычный"><text:s text:c="3"/>Суды ли, общества ль учены заведём,</text:p>
      <text:p text:style-name="Обычный"><text:s text:c="3"/>Едва успеем оглянуться,</text:p>
      <text:p text:style-name="Обычный"><text:s text:c="3"/>Как первые невежи тут вотрутся?</text:p>
      <text:p text:style-name="Обычный"><text:s text:c="3"/>Ужли от них совсем лекарства нет?»</text:p>
      <text:p text:style-name="Обычный"><text:s text:c="3"/>«Не думаю, – сказал Мудрец в ответ, –</text:p>
      <text:p text:style-name="Обычный"><text:s text:c="3"/>И с обществами та ж судьба (сказать меж нами),</text:p>
      <text:p text:style-name="Обычный"><text:s text:c="3"/>Что с деревянными домами». –</text:p>
      <text:p text:style-name="Обычный"><text:s text:c="3"/>«Как?» – «Так же: я вот свой достроил сими днями;</text:p>
      <text:p text:style-name="Обычный"><text:s text:c="3"/>Хозяева в него ещё не вобрались,</text:p>
      <text:p text:style-name="Обычный"><text:s text:c="3"/>А уж сверчки давно в нём завелись»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Мор зверей</text:p>
      <text:p text:style-name="Обычный"><text:s text:c="3"/></text:p>
      <text:p text:style-name="Обычный"><text:s text:c="3"/>Лютейший бич небес, природы ужас – мор</text:p>
      <text:p text:style-name="Обычный"><text:s text:c="3"/>Свирепствует в лесах. Уныли звери;</text:p>
      <text:p text:style-name="Обычный"><text:s text:c="3"/>В ад распахнулись настежь двери:</text:p>
      <text:p text:style-name="Обычный"><text:s text:c="3"/>Смерть рыщет по полям, по рвам, по высям гор;</text:p>
      <text:p text:style-name="Обычный"><text:s text:c="3"/>Везде размётаны её свирепства жертвы, –</text:p>
      <text:p text:style-name="Обычный"><text:s text:c="3"/>Неумолимая, как сено, косит их,</text:p>
      <text:p text:style-name="Обычный"><text:s text:c="3"/>А те, которые в живых,</text:p>
      <text:p text:style-name="Обычный"><text:s text:c="3"/>Смерть видя на носу, чуть бродят полумертвы:</text:p>
      <text:p text:style-name="Обычный"><text:s text:c="3"/>Перевернул совсем их страх;</text:p>
      <text:p text:style-name="Обычный"><text:s text:c="3"/>Те ж звери, да не те в великих столь бедах:</text:p>
      <text:p text:style-name="Обычный"><text:s text:c="3"/>Не давит волк овец и смирен, как монах;</text:p>
      <text:p text:style-name="Обычный"><text:s text:c="3"/>Мир курам дав, лиса постится в подземелье:</text:p>
      <text:p text:style-name="Обычный"><text:s text:c="3"/>Им и еда на ум нейдёт.</text:p>
      <text:p text:style-name="Обычный"><text:s text:c="3"/>С голубкой голубь врознь живёт,</text:p>
      <text:p text:style-name="Обычный"><text:s text:c="3"/>Любви<text:s/><text:soft-page-break/>в помине больше нет:</text:p>
      <text:p text:style-name="Обычный"><text:s text:c="3"/>А без любви какое уж веселье?</text:p>
      <text:p text:style-name="Обычный"><text:s text:c="3"/>В сём горе на совет зверей сзывает Лев.</text:p>
      <text:p text:style-name="Обычный"><text:s text:c="3"/>Тащатся шаг за шаг, чуть держатся в них души.</text:p>
      <text:p text:style-name="Обычный"><text:s text:c="3"/>Сбрелись и в тишине, царя вокруг обсев,</text:p>
      <text:p text:style-name="Обычный"><text:s text:c="3"/>Уставили глаза и приложили уши.</text:p>
      <text:p text:style-name="Обычный"><text:s text:c="3"/>«О други! – начал Лев, – по множеству грехов</text:p>
      <text:p text:style-name="Обычный"><text:s text:c="3"/>Подпали мы под сильный гнев богов,</text:p>
      <text:p text:style-name="Обычный"><text:s text:c="3"/>Так тот из нас, кто всех виновен боле,</text:p>
      <text:p text:style-name="Обычный"><text:s text:c="3"/>Пускай по доброй воле</text:p>
      <text:p text:style-name="Обычный"><text:s text:c="3"/>Отдаст себя на жертву им!</text:p>
      <text:p text:style-name="Обычный"><text:s text:c="3"/>Быть может, что богам мы этим угодим,</text:p>
      <text:p text:style-name="Обычный"><text:s text:c="3"/>И тёплое усердье нашей веры</text:p>
      <text:p text:style-name="Обычный"><text:s text:c="3"/>Смягчит жестокость гнева их.</text:p>
      <text:p text:style-name="Обычный"><text:s text:c="3"/>Кому не ведомо из вас, друзей моих,</text:p>
      <text:p text:style-name="Обычный"><text:s text:c="3"/>Что добровольных жертв таких</text:p>
      <text:p text:style-name="Обычный"><text:s text:c="3"/>Бывали многие в истории примеры?</text:p>
      <text:p text:style-name="Обычный"><text:s text:c="3"/>Итак, смиря свой дух,</text:p>
      <text:p text:style-name="Обычный"><text:s text:c="3"/>Пусть исповедует здесь всякий вслух,</text:p>
      <text:p text:style-name="Обычный"><text:s text:c="3"/>В чём погрешил когда он вольно иль невольно.</text:p>
      <text:p text:style-name="Обычный"><text:s text:c="3"/>Покаемся, мои друзья!</text:p>
      <text:p text:style-name="Обычный"><text:s text:c="3"/>Ох, признаюсь – хоть это мне и больно, –</text:p>
      <text:p text:style-name="Обычный"><text:s text:c="3"/>Не прав и я!</text:p>
      <text:p text:style-name="Обычный"><text:s text:c="3"/>Овечек бедненьких – за что? – совсем безвинно</text:p>
      <text:p text:style-name="Обычный"><text:s text:c="3"/>Дирал бесчинно;</text:p>
      <text:p text:style-name="Обычный"><text:s text:c="3"/>А иногда, – кто без греха? –</text:p>
      <text:p text:style-name="Обычный"><text:s text:c="3"/>Случалось, драл и пастуха:</text:p>
      <text:p text:style-name="Обычный"><text:s text:c="3"/>И в жертву предаюсь охотно.</text:p>
      <text:p text:style-name="Обычный"><text:s text:c="3"/>Но лучше б нам сперва всем вместе перечесть</text:p>
      <text:p text:style-name="Обычный"><text:s text:c="3"/>Свои грехи: на ком их боле есть, –</text:p>
      <text:p text:style-name="Обычный"><text:s text:c="3"/>Того бы в жертву и принесть,</text:p>
      <text:p text:style-name="Обычный"><text:s text:c="3"/>И было бы богам то более угодно».</text:p>
      <text:p text:style-name="Обычный"><text:s text:c="3"/>«О<text:soft-page-break/><text:s/>царь наш, добрый царь! От лишней доброты, –</text:p>
      <text:p text:style-name="Обычный"><text:s text:c="3"/>Лисица говорит, – в грех это ставишь ты.</text:p>
      <text:p text:style-name="Обычный"><text:s text:c="3"/>Коль робкой совести во всём мы станем слушать,</text:p>
      <text:p text:style-name="Обычный"><text:s text:c="3"/>То прийдет с голоду пропасть нам наконец;</text:p>
      <text:p text:style-name="Обычный"><text:s text:c="3"/>Притом же, наш отец!</text:p>
      <text:p text:style-name="Обычный"><text:s text:c="3"/>Поверь, что это честь большая для овец,</text:p>
      <text:p text:style-name="Обычный"><text:s text:c="3"/>Когда ты их изволишь кушать.</text:p>
      <text:p text:style-name="Обычный"><text:s text:c="3"/>А что до пастухов, мы все здесь бьём челом:</text:p>
      <text:p text:style-name="Обычный"><text:s text:c="3"/>Их чаще так учить – им это поделом.</text:p>
      <text:p text:style-name="Обычный"><text:s text:c="3"/>Бесхвостый этот род лишь глупой спесью дышит,</text:p>
      <text:p text:style-name="Обычный"><text:s text:c="3"/>И нашими себя везде царями пишет».</text:p>
      <text:p text:style-name="Обычный"><text:s text:c="3"/>Окончила Лиса; за ней на тот же лад</text:p>
      <text:p text:style-name="Обычный"><text:s text:c="3"/>Льстецы Льву то же говорят,</text:p>
      <text:p text:style-name="Обычный"><text:s text:c="3"/>И всякий доказать спешит наперехват,</text:p>
      <text:p text:style-name="Обычный"><text:s text:c="3"/>Что даже не в чём Льву просить и отпущенья.</text:p>
      <text:p text:style-name="Обычный"><text:s text:c="3"/>За Львом Медведь, и Тигр, и Волки в свой черёд</text:p>
      <text:p text:style-name="Обычный"><text:s text:c="3"/>Во весь народ</text:p>
      <text:p text:style-name="Обычный"><text:s text:c="3"/>Поведали свои смиренно погрешенья;</text:p>
      <text:p text:style-name="Обычный"><text:s text:c="3"/>Но их безбожных самых дел</text:p>
      <text:p text:style-name="Обычный"><text:s text:c="3"/>Никто и шевелить не смел.</text:p>
      <text:p text:style-name="Обычный"><text:s text:c="3"/>И все, кто были тут богаты</text:p>
      <text:p text:style-name="Обычный"><text:s text:c="3"/>Иль когтем, иль зубком, те вышли вон</text:p>
      <text:p text:style-name="Обычный"><text:s text:c="3"/>Со всех сторон</text:p>
      <text:p text:style-name="Обычный"><text:s text:c="3"/>Не только правы, чуть не святы.</text:p>
      <text:p text:style-name="Обычный"><text:s text:c="3"/>В свой ряд смиренный Вол им так мычит: «И мы</text:p>
      <text:p text:style-name="Обычный"><text:s text:c="3"/>Грешны. Тому лет пять, когда зимой кормы</text:p>
      <text:p text:style-name="Обычный"><text:s text:c="3"/>Нам были худы,</text:p>
      <text:p text:style-name="Обычный"><text:s text:c="3"/>На грех меня лукавый натолкнул:</text:p>
      <text:p text:style-name="Обычный"><text:s text:c="3"/>Ни от кого себе найти не могши ссуды,</text:p>
      <text:p text:style-name="Обычный"><text:s text:c="3"/>Из стога у попа я клок сенца стянул».</text:p>
      <text:p text:style-name="Обычный"><text:s text:c="3"/>При сих словах поднялся шум и толки;</text:p>
      <text:p text:style-name="Обычный"><text:s text:c="3"/>Кричат Медведи, Тигры, Волки:</text:p>
      <text:p text:style-name="Обычный"><text:s text:c="3"/>«<text:soft-page-break/>Смотри, злодей какой!</text:p>
      <text:p text:style-name="Обычный"><text:s text:c="3"/>Чужое сено есть! Ну, диво ли, что боги</text:p>
      <text:p text:style-name="Обычный"><text:s text:c="3"/>За беззаконие его к нам столько строги?</text:p>
      <text:p text:style-name="Обычный"><text:s text:c="3"/>Его, бесчинника, с рогатой головой,</text:p>
      <text:p text:style-name="Обычный"><text:s text:c="3"/>Его принесть богам за все его проказы,</text:p>
      <text:p text:style-name="Обычный"><text:s text:c="3"/>Чтоб и тела́ нам спасть и нравы от заразы!</text:p>
      <text:p text:style-name="Обычный"><text:s text:c="3"/>Так, по его грехам, у нас и мор такой!»</text:p>
      <text:p text:style-name="Обычный"><text:s text:c="3"/>Приговорили –</text:p>
      <text:p text:style-name="Обычный"><text:s text:c="3"/>И на костёр Вола взвалили.</text:p>
      <text:p text:style-name="Обычный"><text:s text:c="5"/></text:p>
      <text:p text:style-name="Обычный"><text:s text:c="3"/>И в людях так же говорят:</text:p>
      <text:p text:style-name="Обычный"><text:s text:c="3"/>Кто посмирней, так тот и виноват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Собачья дружба</text:p>
      <text:p text:style-name="Обычный"><text:s text:c="5"/></text:p>
      <text:p text:style-name="Обычный"><text:s text:c="5"/></text:p>
      <text:p text:style-name="Обычный"><text:s text:c="3"/>У кухни под окном</text:p>
      <text:p text:style-name="Обычный"><text:s text:c="3"/>На солнышке Полкан с Барбосом, лёжа, грелись.</text:p>
      <text:p text:style-name="Обычный"><text:s text:c="3"/>Хоть у ворот перед двором</text:p>
      <text:p text:style-name="Обычный"><text:s text:c="3"/>Пристойнее б стеречь им было дом;</text:p>
      <text:p text:style-name="Обычный"><text:s text:c="3"/>Но как они уж понаелись –</text:p>
      <text:p text:style-name="Обычный"><text:s text:c="3"/>И вежливые ж псы притом</text:p>
      <text:p text:style-name="Обычный"><text:s text:c="3"/>Ни на кого не лают днём –</text:p>
      <text:p text:style-name="Обычный"><text:s text:c="3"/>Так рассуждать они пустилися вдвоём</text:p>
      <text:p text:style-name="Обычный"><text:s text:c="3"/>О всякой всячине: о их собачьей службе,</text:p>
      <text:p text:style-name="Обычный"><text:s text:c="3"/>О худе, о добре и, наконец, о дружбе.</text:p>
      <text:p text:style-name="Обычный"><text:s text:c="3"/>«Что может, – говорит Полкан, – приятней быть,</text:p>
      <text:p text:style-name="Обычный"><text:s text:c="3"/>Как с другом сердце к сердцу жить;</text:p>
      <text:p text:style-name="Обычный"><text:s text:c="3"/>Во всём оказывать взаимную услугу<text:soft-page-break/>;</text:p>
      <text:p text:style-name="Обычный"><text:s text:c="3"/>Не спить без друга и не съесть,</text:p>
      <text:p text:style-name="Обычный"><text:s text:c="3"/>Стоять горой за дружню шерсть,</text:p>
      <text:p text:style-name="Обычный"><text:s text:c="3"/>И, наконец, в глаза глядеть друг другу,</text:p>
      <text:p text:style-name="Обычный"><text:s text:c="3"/>Чтоб только улучить счастливый час,</text:p>
      <text:p text:style-name="Обычный"><text:s text:c="3"/>Нельзя ли друга чем потешить, позабавить</text:p>
      <text:p text:style-name="Обычный"><text:s text:c="3"/>И в дружнем счастье всё своё блаженство ставить!</text:p>
      <text:p text:style-name="Обычный"><text:s text:c="3"/>Вот если б, например, с тобой у нас</text:p>
      <text:p text:style-name="Обычный"><text:s text:c="3"/>Такая дружба завелась:</text:p>
      <text:p text:style-name="Обычный"><text:s text:c="3"/>Скажу я смело,</text:p>
      <text:p text:style-name="Обычный"><text:s text:c="3"/>Мы б и не видели, как время бы летело»,</text:p>
      <text:p text:style-name="Обычный"><text:s text:c="3"/>«А что же? это дело! –</text:p>
      <text:p text:style-name="Обычный"><text:s text:c="3"/>Барбос ответствует ему. –</text:p>
      <text:p text:style-name="Обычный"><text:s text:c="3"/>Давно, Полканушка, мне больно самому.</text:p>
      <text:p text:style-name="Обычный"><text:s text:c="3"/>Что, бывши одного двора с тобой собаки,</text:p>
      <text:p text:style-name="Обычный"><text:s text:c="3"/>Мы дня не проживём без драки;</text:p>
      <text:p text:style-name="Обычный"><text:s text:c="3"/>И из чего? Спасибо господам:</text:p>
      <text:p text:style-name="Обычный"><text:s text:c="3"/>Ни голодно, ни тесно нам!</text:p>
      <text:p text:style-name="Обычный"><text:s text:c="3"/>Притом же, право, стыдно:</text:p>
      <text:p text:style-name="Обычный"><text:s text:c="3"/>Пёс дружества слывёт примером с давних дней,</text:p>
      <text:p text:style-name="Обычный"><text:s text:c="3"/>А дружбы между псов, как будто меж людей,</text:p>
      <text:p text:style-name="Обычный"><text:s text:c="3"/>Почти совсем не видно». –</text:p>
      <text:p text:style-name="Обычный"><text:s text:c="3"/>«Явим же в ней пример мы в наши времена! –</text:p>
      <text:p text:style-name="Обычный"><text:s text:c="3"/>Вскричал Полкан, – дай лапу!» – «Вот она!»</text:p>
      <text:p text:style-name="Обычный"><text:s text:c="3"/>И новые друзья ну обниматься,</text:p>
      <text:p text:style-name="Обычный"><text:s text:c="3"/>Ну целоваться;</text:p>
      <text:p text:style-name="Обычный"><text:s text:c="3"/>Не знают с радости, к кому и приравняться:</text:p>
      <text:p text:style-name="Обычный"><text:s text:c="3"/>«Орест мой!» – «Мой Пилад!» Прочь свары, зависть, злость!</text:p>
      <text:p text:style-name="Обычный"><text:s text:c="3"/>Тут повар на беду из кухни кинул кость.</text:p>
      <text:p text:style-name="Обычный"><text:s text:c="3"/>Вот новые друзья к ней взапуски несутся:</text:p>
      <text:p text:style-name="Обычный"><text:s text:c="3"/>Где делся и совет и лад?</text:p>
      <text:p text:style-name="Обычный"><text:s text:c="3"/>С Пиладом мой Орест грызутся, –</text:p>
      <text:p text:style-name="Обычный"><text:s text:c="3"/>Лишь только клочья вверх летят:</text:p>
      <text:p text:style-name="Обычный"><text:s text:c="3"/>Насилу, наконец, их<text:s/><text:soft-page-break/>розлили водою.</text:p>
      <text:p text:style-name="Обычный"><text:s text:c="5"/></text:p>
      <text:p text:style-name="Обычный"><text:s text:c="3"/>Свет полон дружбою такою.</text:p>
      <text:p text:style-name="Обычный"><text:s text:c="3"/>Про нынешних друзей льзя молвить, не греша,</text:p>
      <text:p text:style-name="Обычный"><text:s text:c="3"/>Что в дружбе все они едва ль не одинаки:</text:p>
      <text:p text:style-name="Обычный"><text:s text:c="3"/>Послушать, кажется, одна у них душа, –</text:p>
      <text:p text:style-name="Обычный"><text:s text:c="3"/>А только кинь им кость, так что твои собаки!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Раздел</text:p>
      <text:p text:style-name="Обычный"><text:s text:c="5"/></text:p>
      <text:p text:style-name="Обычный"><text:s text:c="5"/></text:p>
      <text:p text:style-name="Обычный"><text:s text:c="3"/>Имея общий дом и общую контору,</text:p>
      <text:p text:style-name="Обычный"><text:s text:c="3"/>Какие-то честны́е торгаши</text:p>
      <text:p text:style-name="Обычный"><text:s text:c="3"/>Наторговали денег гору;</text:p>
      <text:p text:style-name="Обычный"><text:s text:c="3"/>Окончили торги и делят барыши.</text:p>
      <text:p text:style-name="Обычный"><text:s text:c="3"/>Но в дележе когда без спору?</text:p>
      <text:p text:style-name="Обычный"><text:s text:c="3"/>Заводят шум они за деньги, за товар, –</text:p>
      <text:p text:style-name="Обычный"><text:s text:c="3"/>Как вдруг кричат, что в доме их пожар.</text:p>
      <text:p text:style-name="Обычный"><text:s text:c="3"/>«Скорей, скорей спасайте</text:p>
      <text:p text:style-name="Обычный"><text:s text:c="3"/>Товары вы и дом!»</text:p>
      <text:p text:style-name="Обычный"><text:s text:c="3"/>Кричит один из них: «Ступайте,</text:p>
      <text:p text:style-name="Обычный"><text:s text:c="3"/>А счёты после мы сведём!»</text:p>
      <text:p text:style-name="Обычный"><text:s text:c="3"/>«Мне только тысячу мою сперва додайте, –</text:p>
      <text:p text:style-name="Обычный"><text:s text:c="3"/>Шумит другой, –</text:p>
      <text:p text:style-name="Обычный"><text:s text:c="3"/>Я с места не сойду долой». –</text:p>
      <text:p text:style-name="Обычный"><text:s text:c="3"/>«Мне две не додано, а вот тут счёты ясны», –</text:p>
      <text:p text:style-name="Обычный"><text:s text:c="3"/>Ещё один кричит. «Нет, нет, мы не согласны!</text:p>
      <text:p text:style-name="Обычный"><text:s text:c="3"/>Да как, за что, и почему!»</text:p>
      <text:p text:style-name="Обычный"><text:s text:c="3"/>Забывши, что пожар в дому,</text:p>
      <text:p text:style-name="Обычный"><text:s text:c="3"/>Проказники ту<text:soft-page-break/>т до того шумели,</text:p>
      <text:p text:style-name="Обычный"><text:s text:c="3"/>Что захватило их в дыму,</text:p>
      <text:p text:style-name="Обычный"><text:s text:c="3"/>И всё они со всем добром своим сгорели.</text:p>
      <text:p text:style-name="Обычный"><text:s text:c="3"/>В делах, которые гораздо поважней,</text:p>
      <text:p text:style-name="Обычный"><text:s text:c="3"/>Нередко от того погибель всем бывает,</text:p>
      <text:p text:style-name="Обычный"><text:s text:c="3"/>Что чем бы общую беду встречать дружней.</text:p>
      <text:p text:style-name="Обычный"><text:s text:c="3"/>Всяк споры затевает</text:p>
      <text:p text:style-name="Обычный"><text:s text:c="3"/>О выгоде своей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Бочка</text:p>
      <text:p text:style-name="Обычный"><text:s text:c="5"/></text:p>
      <text:p text:style-name="Обычный"><text:s text:c="5"/></text:p>
      <text:p text:style-name="Обычный"><text:s text:c="3"/>Приятель своего приятеля просил,</text:p>
      <text:p text:style-name="Обычный"><text:s text:c="3"/>Чтоб Бочкою его дни на три он ссудил.</text:p>
      <text:p text:style-name="Обычный"><text:s text:c="3"/>Услуга в дружбе – вещь святая!</text:p>
      <text:p text:style-name="Обычный"><text:s text:c="3"/>Вот, если б дело шло о деньгах, речь иная:</text:p>
      <text:p text:style-name="Обычный"><text:s text:c="3"/>Тут дружба в сторону, и можно б отказать, –</text:p>
      <text:p text:style-name="Обычный"><text:s text:c="5"/></text:p>
      <text:p text:style-name="Обычный"><text:s text:c="3"/>А Бочки для чего не дать?</text:p>
      <text:p text:style-name="Обычный"><text:s text:c="3"/>Как возвратилася она, тогда опять</text:p>
      <text:p text:style-name="Обычный"><text:s text:c="3"/>Возить в ней стали воду.</text:p>
      <text:p text:style-name="Обычный"><text:s text:c="3"/>И всё бы хорошо, да худо только в том:</text:p>
      <text:p text:style-name="Обычный"><text:s text:c="3"/>Та Бочка для вина брана откупщиком,</text:p>
      <text:p text:style-name="Обычный"><text:s text:c="3"/>И настоялась так в два дни она вином,</text:p>
      <text:p text:style-name="Обычный"><text:s text:c="3"/>Что винный дух пошёл от ней во всём:</text:p>
      <text:p text:style-name="Обычный"><text:s text:c="3"/>Квас, пиво ли сварят, ну даже и в съестном.</text:p>
      <text:p text:style-name="Обычный"><text:s text:c="3"/>Хозяин бился с ней близ году:</text:p>
      <text:p text:style-name="Обычный"><text:s text:c="3"/>То выпарит, то ей проветриться даёт;</text:p>
      <text:p text:style-name="Обычный"><text:s text:c="3"/>Но чем ту Бочку не нальёт,</text:p>
      <text:p text:style-name="Обычный"><text:s text:c="3"/>А винный дух всё вон ней<text:soft-page-break/>дёт,</text:p>
      <text:p text:style-name="Обычный"><text:s text:c="3"/>И с Бочкой, наконец, он принуждён расстаться.</text:p>
      <text:p text:style-name="Обычный"><text:s text:c="5"/></text:p>
      <text:p text:style-name="Обычный"><text:s text:c="3"/>Старайтесь не забыть, отцы, вы басни сей:</text:p>
      <text:p text:style-name="Обычный"><text:s text:c="3"/>Ученьем вредным с юных дней</text:p>
      <text:p text:style-name="Обычный"><text:s text:c="3"/>Нам стоит раз лишь напитаться,</text:p>
      <text:p text:style-name="Обычный"><text:s text:c="3"/>А там во всех твоих поступках и делах,</text:p>
      <text:p text:style-name="Обычный"><text:s text:c="3"/>Каков ни будь ты на словах,</text:p>
      <text:p text:style-name="Обычный"><text:s text:c="3"/>А всё им будешь отзываться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Волк на псарне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<text:s text:c="3"/>Волк ночью, думая залезть в овчарню,</text:p>
      <text:p text:style-name="Обычный"><text:s text:c="3"/>Попал на псарню.</text:p>
      <text:p text:style-name="Обычный"><text:s text:c="3"/>Поднялся вдруг весь псарный двор –</text:p>
      <text:p text:style-name="Обычный"><text:s text:c="3"/>Почуя серого так близко забияку,</text:p>
      <text:p text:style-name="Обычный"><text:s text:c="3"/>Псы залились в хлевах и рвутся вон на драку;</text:p>
      <text:p text:style-name="Обычный"><text:s text:c="3"/>Псари кричат: «Ахти, ребята, вор!»</text:p>
      <text:p text:style-name="Обычный"><text:s text:c="3"/>И вмиг ворота на запор;</text:p>
      <text:p text:style-name="Обычный"><text:s text:c="3"/>В минуту псарня стала адом.</text:p>
      <text:p text:style-name="Обычный"><text:s text:c="3"/>Бегут: иной с дубьём,</text:p>
      <text:p text:style-name="Обычный"><text:s text:c="3"/>Иной с ружьём.</text:p>
      <text:p text:style-name="Обычный"><text:s text:c="3"/>«Огня! – кричат, – огня!» Пришли с огнём.</text:p>
      <text:p text:style-name="Обычный"><text:s text:c="3"/>Мой Волк сидит, прижавшись в угол задом,</text:p>
      <text:p text:style-name="Обычный"><text:s text:c="3"/>Зубами щёлкая и ощетиня шерсть,</text:p>
      <text:p text:style-name="Обычный"><text:s text:c="3"/>Глазами, кажется, хотел бы всех он съесть;</text:p>
      <text:p text:style-name="Обычный"><text:s text:c="3"/>Но, видя то, что тут не перед стадом,</text:p>
      <text:p text:style-name="Обычный"><text:s text:c="3"/>И что приходит нак<text:soft-page-break/>онец</text:p>
      <text:p text:style-name="Обычный"><text:s text:c="3"/>Ему рассчесться за овец, –</text:p>
      <text:p text:style-name="Обычный"><text:s text:c="3"/>Пустился мой хитрец</text:p>
      <text:p text:style-name="Обычный"><text:s text:c="3"/>В переговоры</text:p>
      <text:p text:style-name="Обычный"><text:s text:c="3"/>И начал так: «Друзья! К чему весь этот шум?</text:p>
      <text:p text:style-name="Обычный"><text:s text:c="3"/>Я, ваш старинный сват и кум,</text:p>
      <text:p text:style-name="Обычный"><text:s text:c="3"/>Пришёл мириться к вам, совсем не ради ссоры;</text:p>
      <text:p text:style-name="Обычный"><text:s text:c="3"/>Забудем прошлое, уставим общий лад!</text:p>
      <text:p text:style-name="Обычный"><text:s text:c="3"/>А я не только впредь не трону здешних стад,</text:p>
      <text:p text:style-name="Обычный"><text:s text:c="3"/>Но сам за них с другими грызться рад</text:p>
      <text:p text:style-name="Обычный"><text:s text:c="3"/>И волчьей клятвой утверждаю,</text:p>
      <text:p text:style-name="Обычный"><text:s text:c="3"/>Что я…» – «Послушай-ка, сосед, –</text:p>
      <text:p text:style-name="Обычный"><text:s text:c="3"/>Тут ловчий перервал в ответ, –</text:p>
      <text:p text:style-name="Обычный"><text:s text:c="5"/></text:p>
      <text:p text:style-name="Обычный"><text:s text:c="3"/>Ты сер, а я, приятель, сед,</text:p>
      <text:p text:style-name="Обычный"><text:s text:c="3"/>И волчью вашу я давно натуру знаю;</text:p>
      <text:p text:style-name="Обычный"><text:s text:c="3"/>А потому обычай мой:</text:p>
      <text:p text:style-name="Обычный"><text:s text:c="5"/></text:p>
      <text:p text:style-name="Обычный"><text:s text:c="3"/>С волками иначе не делать мировой,</text:p>
      <text:p text:style-name="Обычный"><text:s text:c="3"/>Как снявши шкуру с них долой».</text:p>
      <text:p text:style-name="Обычный"><text:s text:c="3"/>И тут же выпустил на Волка гончих стаю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Ручей</text:p>
      <text:p text:style-name="Обычный"><text:s text:c="5"/></text:p>
      <text:p text:style-name="Обычный"><text:s text:c="5"/></text:p>
      <text:p text:style-name="Обычный"><text:s text:c="3"/>Пастух у ручейка пел жалобно, в тоске,</text:p>
      <text:p text:style-name="Обычный"><text:s text:c="3"/>Свою беду и свой урон невозвратимый:</text:p>
      <text:p text:style-name="Обычный"><text:s text:c="3"/>Ягнёнок у него любимый</text:p>
      <text:p text:style-name="Обычный"><text:s text:c="3"/>Недавно утонул в реке.</text:p>
      <text:p text:style-name="Обычный"><text:s text:c="3"/>Услыша пастуха, Ручей журчит сердито:</text:p>
      <text:p text:style-name="Обычный"><text:s text:c="3"/>«Река несытая!<text:s/><text:soft-page-break/>что, если б дно твоё</text:p>
      <text:p text:style-name="Обычный"><text:s text:c="3"/>Так было, как моё,</text:p>
      <text:p text:style-name="Обычный"><text:s text:c="3"/>Для всех и ясно и открыто</text:p>
      <text:p text:style-name="Обычный"><text:s text:c="3"/>И всякий видел бы на тинистом сем дне</text:p>
      <text:p text:style-name="Обычный"><text:s text:c="3"/>Все жертвы, кои ты столь алчно проглотила?</text:p>
      <text:p text:style-name="Обычный"><text:s text:c="3"/>Я, чай бы, со стыда ты землю сквозь прорыла</text:p>
      <text:p text:style-name="Обычный"><text:s text:c="3"/>И в тёмных пропастях себя сокрыла.</text:p>
      <text:p text:style-name="Обычный"><text:s text:c="3"/>Мне кажется, когда бы мне</text:p>
      <text:p text:style-name="Обычный"><text:s text:c="3"/>Дала судьба обильные столь воды,</text:p>
      <text:p text:style-name="Обычный"><text:s text:c="3"/>Я, украшеньем став природы,</text:p>
      <text:p text:style-name="Обычный"><text:s text:c="3"/>Не сделал курице бы зла:</text:p>
      <text:p text:style-name="Обычный"><text:s text:c="3"/>Как осторожно бы вода моя текла</text:p>
      <text:p text:style-name="Обычный"><text:s text:c="3"/>И мимо хижинки и каждого кусточка!</text:p>
      <text:p text:style-name="Обычный"><text:s text:c="3"/>Благословляли бы меня лишь берега,</text:p>
      <text:p text:style-name="Обычный"><text:s text:c="3"/>И я бы освежал долины и луга.</text:p>
      <text:p text:style-name="Обычный"><text:s text:c="3"/>Но с них бы не унёс листочка.</text:p>
      <text:p text:style-name="Обычный"><text:s text:c="3"/>Ну, словом, делая путём моим добро,</text:p>
      <text:p text:style-name="Обычный"><text:s text:c="3"/>Не приключа нигде ни бед, ни горя,</text:p>
      <text:p text:style-name="Обычный"><text:s text:c="3"/>Вода моя до самого бы моря</text:p>
      <text:p text:style-name="Обычный"><text:s text:c="3"/>Так докатилася чиста, как серебро».</text:p>
      <text:p text:style-name="Обычный"><text:s text:c="3"/>Так говорил Ручей, так думал в самом деле.</text:p>
      <text:p text:style-name="Обычный"><text:s text:c="3"/>И что ж? Не минуло недели,</text:p>
      <text:p text:style-name="Обычный"><text:s text:c="3"/>Как туча ливная над ближнею горой</text:p>
      <text:p text:style-name="Обычный"><text:s text:c="3"/>Рассеялась:</text:p>
      <text:p text:style-name="Обычный"><text:s text:c="3"/>Богатством вод Ручей сравнялся вдруг с рекой;</text:p>
      <text:p text:style-name="Обычный"><text:s text:c="3"/>Но, ах! куда в Ручье смиренность делась?</text:p>
      <text:p text:style-name="Обычный"><text:s text:c="3"/>Ручей из берегов бьёт мутною водой,</text:p>
      <text:p text:style-name="Обычный"><text:s text:c="3"/>Кипит, ревёт, крутит нечисту пену в клубы,</text:p>
      <text:p text:style-name="Обычный"><text:s text:c="3"/>Столетние валяет дубы,</text:p>
      <text:p text:style-name="Обычный"><text:s text:c="3"/>Лишь трески слышны вдалеке;</text:p>
      <text:p text:style-name="Обычный"><text:s text:c="3"/>И самый тот пастух, за коего реке</text:p>
      <text:p text:style-name="Обычный"><text:s text:c="3"/>Пенял недавно он таким кудрявым складом,</text:p>
      <text:p text:style-name="Обычный"><text:s text:c="3"/>Погиб<text:s/><text:soft-page-break/>со всем своим в нём стадом,</text:p>
      <text:p text:style-name="Обычный"><text:s text:c="3"/>А хижины его пропали и следы.</text:p>
      <text:p text:style-name="Обычный"><text:s text:c="5"/></text:p>
      <text:p text:style-name="Обычный"><text:s text:c="3"/>Как много ручейков текут так смирно, гладко</text:p>
      <text:p text:style-name="Обычный"><text:s text:c="3"/>И так журчат для сердца сладко,</text:p>
      <text:p text:style-name="Обычный"><text:s text:c="3"/>Лишь только оттого, что мало в них воды!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исица и Сурок</text:p>
      <text:p text:style-name="Обычный"><text:s text:c="5"/></text:p>
      <text:p text:style-name="Обычный"><text:s text:c="5"/></text:p>
      <text:p text:style-name="Обычный"><text:s text:c="3"/>«Куда так, кумушка, бежишь ты без оглядки?» –</text:p>
      <text:p text:style-name="Обычный"><text:s text:c="3"/>Лисицу спрашивал Сурок.</text:p>
      <text:p text:style-name="Обычный"><text:s text:c="3"/>«Ох, мой голубчик-куманёк!</text:p>
      <text:p text:style-name="Обычный"><text:s text:c="3"/>Терплю напраслину и выслана за взятки.</text:p>
      <text:p text:style-name="Обычный"><text:s text:c="3"/>Ты знаешь, я была в курятнике судьёй,</text:p>
      <text:p text:style-name="Обычный"><text:s text:c="3"/>Утратила в делах здоровье и покой,</text:p>
      <text:p text:style-name="Обычный"><text:s text:c="3"/>В трудах куска не доедала,</text:p>
      <text:p text:style-name="Обычный"><text:s text:c="3"/>Ночей не досыпала:</text:p>
      <text:p text:style-name="Обычный"><text:s text:c="3"/>И я ж за то под гнев подпала;</text:p>
      <text:p text:style-name="Обычный"><text:s text:c="3"/>А всё по клеветам. Ну, сам подумай ты:</text:p>
      <text:p text:style-name="Обычный"><text:s text:c="3"/>Кто ж будет в мире прав, коль слушать клеветы?</text:p>
      <text:p text:style-name="Обычный"><text:s text:c="3"/>Мне взятки брать? да разве я взбешуся!</text:p>
      <text:p text:style-name="Обычный"><text:s text:c="3"/>Ну, видывал ли ты, я на тебя пошлюся,</text:p>
      <text:p text:style-name="Обычный"><text:s text:c="3"/>Чтоб этому была причастна я греху?</text:p>
      <text:p text:style-name="Обычный"><text:s text:c="3"/>Подумай, вспомни хорошенько».</text:p>
      <text:p text:style-name="Обычный"><text:s text:c="3"/>«Нет, кумушка; а видывал частенько,</text:p>
      <text:p text:style-name="Обычный"><text:s text:c="3"/>Что рыльце у тебя в пуху».</text:p>
      <text:p text:style-name="Обычный"><text:s text:c="5"/></text:p>
      <text:p text:style-name="Обычный"><text:s text:c="3"/>Иной при месте так вздыхает,</text:p>
      <text:p text:style-name="Обычный"><text:s text:c="3"/>Как будто рубль последний доживает:</text:p>
      <text:p text:style-name="Обычный"><text:s text:c="3"/>И подлинно, весь<text:s/><text:soft-page-break/>город знает,</text:p>
      <text:p text:style-name="Обычный"><text:s text:c="3"/>Что у него ни за собой,</text:p>
      <text:p text:style-name="Обычный"><text:s text:c="3"/>Ни за женой, –</text:p>
      <text:p text:style-name="Обычный"><text:s text:c="3"/>А смотришь, помаленьку</text:p>
      <text:p text:style-name="Обычный"><text:s text:c="3"/>То домик выстроит, то купит деревеньку.</text:p>
      <text:p text:style-name="Обычный"><text:s text:c="3"/>Теперь, как у него приход с расходом свесть,</text:p>
      <text:p text:style-name="Обычный"><text:s text:c="3"/>Хоть по суду и не докажешь,</text:p>
      <text:p text:style-name="Обычный"><text:s text:c="3"/>Но как не согрешишь, не скажешь:</text:p>
      <text:p text:style-name="Обычный"><text:s text:c="3"/>Что у него пушок на рыльце есть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Прохожие и Собаки</text:p>
      <text:p text:style-name="Обычный"><text:s text:c="5"/></text:p>
      <text:p text:style-name="Обычный"><text:s text:c="5"/></text:p>
      <text:p text:style-name="Обычный"><text:s text:c="3"/>Шли два приятеля вечернею порой</text:p>
      <text:p text:style-name="Обычный"><text:s text:c="3"/>И дельный разговор вели между собой,</text:p>
      <text:p text:style-name="Обычный"><text:s text:c="3"/>Как вдруг из подворотни</text:p>
      <text:p text:style-name="Обычный"><text:s text:c="3"/>Дворняжка тявкнула на них;</text:p>
      <text:p text:style-name="Обычный"><text:s text:c="3"/>За ней другая, там ещё две-три, и вмиг</text:p>
      <text:p text:style-name="Обычный"><text:s text:c="3"/>Со всех дворов Собак сбежалося с полсотни.</text:p>
      <text:p text:style-name="Обычный"><text:s text:c="3"/>Один было уже Прохожий камень взял.</text:p>
      <text:p text:style-name="Обычный"><text:s text:c="3"/>«И, полно, братец! – тут другой ему сказал, –</text:p>
      <text:p text:style-name="Обычный"><text:s text:c="3"/>Собак ты не уймёшь от лаю,</text:p>
      <text:p text:style-name="Обычный"><text:s text:c="3"/>Лишь пуще всю раздразнишь стаю;</text:p>
      <text:p text:style-name="Обычный"><text:s text:c="3"/>Пойдём вперёд: я их натуру лучше знаю».</text:p>
      <text:p text:style-name="Обычный"><text:s text:c="3"/>И подлинно, прошли шагов десятков пять,</text:p>
      <text:p text:style-name="Обычный"><text:s text:c="3"/>Собаки начали помалу затихать,</text:p>
      <text:p text:style-name="Обычный"><text:s text:c="3"/>И стало, наконец, совсем их не слыхать.</text:p>
      <text:p text:style-name="Обычный"><text:s text:c="5"/></text:p>
      <text:p text:style-name="Обычный"><text:s text:c="3"/>Завистники, на что ни взглянут,</text:p>
      <text:p text:style-name="Обычный"><text:s/><text:soft-page-break/><text:s text:c="2"/>Подымут вечно лай;</text:p>
      <text:p text:style-name="Обычный"><text:s text:c="3"/>А ты себе своей дорогою ступай:</text:p>
      <text:p text:style-name="Обычный"><text:s text:c="3"/>Полают, да отстанут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Стрекоза и Муравей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<text:s text:c="3"/>Попрыгунья Стрекоза</text:p>
      <text:p text:style-name="Обычный"><text:s text:c="3"/>Лето красное пропела;</text:p>
      <text:p text:style-name="Обычный"><text:s text:c="3"/>Оглянуться не успела,</text:p>
      <text:p text:style-name="Обычный"><text:s text:c="3"/>Как зима катит в глаза.</text:p>
      <text:p text:style-name="Обычный"><text:s text:c="3"/>Помертвело чисто поле;</text:p>
      <text:p text:style-name="Обычный"><text:s text:c="3"/>Нет уж дней тех светлых боле,</text:p>
      <text:p text:style-name="Обычный"><text:s text:c="3"/>Как под каждым ей листком</text:p>
      <text:p text:style-name="Обычный"><text:s text:c="3"/>Был готов и стол и дом.</text:p>
      <text:p text:style-name="Обычный"><text:s text:c="3"/>Всё прошло: с зимой холодной</text:p>
      <text:p text:style-name="Обычный"><text:s text:c="3"/>Нужда, голод настаёт;</text:p>
      <text:p text:style-name="Обычный"><text:s text:c="3"/>Стрекоза уж не поёт:</text:p>
      <text:p text:style-name="Обычный"><text:s text:c="3"/>И кому же в ум пойдёт</text:p>
      <text:p text:style-name="Обычный"><text:s text:c="3"/>На желудок петь голодный!</text:p>
      <text:p text:style-name="Обычный"><text:s text:c="3"/>Злой тоской удручена,</text:p>
      <text:p text:style-name="Обычный"><text:s text:c="3"/>К Муравью ползёт она:</text:p>
      <text:p text:style-name="Обычный"><text:s text:c="3"/>«Не оставь меня, кум милой!</text:p>
      <text:p text:style-name="Обычный"><text:s text:c="3"/>Дай ты мне собраться с силой</text:p>
      <text:p text:style-name="Обычный"><text:s text:c="3"/>И до вешних только дней</text:p>
      <text:p text:style-name="Обычный"><text:s text:c="3"/>Прокорми и обогрей!»</text:p>
      <text:p text:style-name="Обычный"><text:s text:c="3"/>«Кумушка, мне странно это:</text:p>
      <text:p text:style-name="Обычный"><text:s text:c="3"/>Да работала ль ты в лето?» –</text:p>
      <text:p text:style-name="Обычный"><text:s text:c="3"/>Говорит ей Муравей.</text:p>
      <text:p text:style-name="Обычный"><text:s text:c="3"/>«До того ль,<text:s/><text:soft-page-break/>голубчик, было?</text:p>
      <text:p text:style-name="Обычный"><text:s text:c="3"/>В мягких муравах у нас</text:p>
      <text:p text:style-name="Обычный"><text:s text:c="3"/>Песни, резвость всякий час,</text:p>
      <text:p text:style-name="Обычный"><text:s text:c="3"/>Так, что голову вскружило».</text:p>
      <text:p text:style-name="Обычный"><text:s text:c="3"/>«А, так ты…» – «Я без души</text:p>
      <text:p text:style-name="Обычный"><text:s text:c="3"/>Лето целое всё пела».</text:p>
      <text:p text:style-name="Обычный"><text:s text:c="3"/>«Ты всё пела? это дело:</text:p>
      <text:p text:style-name="Обычный"><text:s text:c="3"/>Так поди же, попляши!»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жец</text:p>
      <text:p text:style-name="Обычный"><text:s text:c="5"/></text:p>
      <text:p text:style-name="Обычный"><text:s text:c="5"/></text:p>
      <text:p text:style-name="Обычный"><text:s text:c="3"/>Из дальних странствий возвратясь,</text:p>
      <text:p text:style-name="Обычный"><text:s text:c="3"/>Какой-то дворянин (а может быть, и князь),</text:p>
      <text:p text:style-name="Обычный"><text:s text:c="3"/>С приятелем своим пешком гуляя в поле,</text:p>
      <text:p text:style-name="Обычный"><text:s text:c="3"/>Расхвастался о том, где он бывал,</text:p>
      <text:p text:style-name="Обычный"><text:s text:c="3"/>И к былям небылиц без счёту прилыгал.</text:p>
      <text:p text:style-name="Обычный"><text:s text:c="3"/>«Нет, – говорит, – что я видал,</text:p>
      <text:p text:style-name="Обычный"><text:s text:c="3"/>Того уж не увижу боле.</text:p>
      <text:p text:style-name="Обычный"><text:s text:c="3"/>Что здесь у вас за край?</text:p>
      <text:p text:style-name="Обычный"><text:s text:c="3"/>То холодно, то очень жарко,</text:p>
      <text:p text:style-name="Обычный"><text:s text:c="3"/>То солнце спрячется, то светит слишком ярко.</text:p>
      <text:p text:style-name="Обычный"><text:s text:c="3"/>Вот там-то прямо рай!</text:p>
      <text:p text:style-name="Обычный"><text:s text:c="3"/>И вспомнишь, так душе отрада!</text:p>
      <text:p text:style-name="Обычный"><text:s text:c="3"/>Ни шуб, ни свеч совсем не надо:</text:p>
      <text:p text:style-name="Обычный"><text:s text:c="3"/>Не знаешь век, что есть ночная тень,</text:p>
      <text:p text:style-name="Обычный"><text:s text:c="3"/>И круглый божий год всё видишь майский день.</text:p>
      <text:p text:style-name="Обычный"><text:s text:c="3"/>Никто там ни садит, ни сеет:</text:p>
      <text:p text:style-name="Обычный"><text:s text:c="3"/>А е<text:soft-page-break/>сли б посмотрел, что там растёт и зреет!</text:p>
      <text:p text:style-name="Обычный"><text:s text:c="3"/>Вот в Риме, например, я видел огурец:</text:p>
      <text:p text:style-name="Обычный"><text:s text:c="3"/>Ах, мой творец!</text:p>
      <text:p text:style-name="Обычный"><text:s text:c="3"/>И по сию не вспомнюсь пору!</text:p>
      <text:p text:style-name="Обычный"><text:s text:c="3"/>Поверишь ли? ну, право, был он с гору».</text:p>
      <text:p text:style-name="Обычный"><text:s text:c="3"/>«Что за диковина! – приятель отвечал, –</text:p>
      <text:p text:style-name="Обычный"><text:s text:c="3"/>На свете чудеса рассеяны повсюду;</text:p>
      <text:p text:style-name="Обычный"><text:s text:c="3"/>Да не везде их всякий примечал.</text:p>
      <text:p text:style-name="Обычный"><text:s text:c="3"/>Мы сами вот теперь подходим к чуду,</text:p>
      <text:p text:style-name="Обычный"><text:s text:c="3"/>Какого ты нигде, конечно, не встречал,</text:p>
      <text:p text:style-name="Обычный"><text:s text:c="3"/>И я в том спорить буду.</text:p>
      <text:p text:style-name="Обычный"><text:s text:c="3"/>Вон, видишь ли через реку тот мост,</text:p>
      <text:p text:style-name="Обычный"><text:s text:c="3"/>Куда нам путь лежит? Он с виду хоть и прост,</text:p>
      <text:p text:style-name="Обычный"><text:s text:c="3"/>А свойство чудное имеет:</text:p>
      <text:p text:style-name="Обычный"><text:s text:c="3"/>Лжец ни один у нас по нём пройти не смеет;</text:p>
      <text:p text:style-name="Обычный"><text:s text:c="3"/>До половины не дойдёт –</text:p>
      <text:p text:style-name="Обычный"><text:s text:c="3"/>Провалится и в воду упадёт;</text:p>
      <text:p text:style-name="Обычный"><text:s text:c="3"/>Но кто не лжёт,</text:p>
      <text:p text:style-name="Обычный"><text:s text:c="3"/>Ступай по нём, пожалуй, хоть в карете».</text:p>
      <text:p text:style-name="Обычный"><text:s text:c="3"/>«А какова у вас река?»</text:p>
      <text:p text:style-name="Обычный"><text:s text:c="3"/>«Да не мелка.</text:p>
      <text:p text:style-name="Обычный"><text:s text:c="3"/>Так, видишь ли, мой друг, чего-то нет на свете!</text:p>
      <text:p text:style-name="Обычный"><text:s text:c="3"/>Хоть римский огурец велик, нет спору в том,</text:p>
      <text:p text:style-name="Обычный"><text:s text:c="3"/>Ведь с гору, кажется, ты так сказал о нём?»</text:p>
      <text:p text:style-name="Обычный"><text:s text:c="3"/>«Гора хоть не гора, но, право, будет с дом».</text:p>
      <text:p text:style-name="Обычный"><text:s text:c="3"/>«Поверить трудно!</text:p>
      <text:p text:style-name="Обычный"><text:s text:c="3"/>Однако ж как ни чудно,</text:p>
      <text:p text:style-name="Обычный"><text:s text:c="3"/>А всё чуден и мост, по коем мы пойдём,</text:p>
      <text:p text:style-name="Обычный"><text:s text:c="3"/>Что он Лжеца никак не подымает;</text:p>
      <text:p text:style-name="Обычный"><text:s text:c="3"/>И нынешней ещё весной</text:p>
      <text:p text:style-name="Обычный"><text:s text:c="3"/>С него обрушились (весь город это знает)</text:p>
      <text:p text:style-name="Обычный"><text:s text:c="3"/>Два журналиста да портной.</text:p>
      <text:p text:style-name="Обычный"><text:s text:c="3"/>Бесспорно, огу<text:soft-page-break/>рец и с дом величиной</text:p>
      <text:p text:style-name="Обычный"><text:s text:c="3"/>Диковинка, коль это справедливо.</text:p>
      <text:p text:style-name="Обычный"><text:s text:c="3"/>Ну, не такое ещё диво;</text:p>
      <text:p text:style-name="Обычный"><text:s text:c="3"/>Ведь надо знать, как вещи есть:</text:p>
      <text:p text:style-name="Обычный"><text:s text:c="3"/>Не думай, что везде по-нашему хоромы;</text:p>
      <text:p text:style-name="Обычный"><text:s text:c="3"/>Что там за домы:</text:p>
      <text:p text:style-name="Обычный"><text:s text:c="3"/>В один двоим за нужду влезть,</text:p>
      <text:p text:style-name="Обычный"><text:s text:c="3"/>И то ни стать, ни сесть!»</text:p>
      <text:p text:style-name="Обычный"><text:s text:c="3"/>«Пусть так, но всё признаться должно,</text:p>
      <text:p text:style-name="Обычный"><text:s text:c="3"/>Что огурец не грех за диво счесть,</text:p>
      <text:p text:style-name="Обычный"><text:s text:c="3"/>В котором двум усесться можно.</text:p>
      <text:p text:style-name="Обычный"><text:s text:c="3"/>Однако ж мост-ат наш каков,</text:p>
      <text:p text:style-name="Обычный"><text:s text:c="3"/>Что Лгун не сделает на нём пяти шагов,</text:p>
      <text:p text:style-name="Обычный"><text:s text:c="3"/>Как тотчас в воду!</text:p>
      <text:p text:style-name="Обычный"><text:s text:c="3"/>Хоть римский твой и чуден огурец…»</text:p>
      <text:p text:style-name="Обычный"><text:s text:c="3"/>«Послушай-ка, – тут перервал мой Лжец, –</text:p>
      <text:p text:style-name="Обычный"><text:s text:c="3"/>Чем на мост нам идти, поищем лучше броду»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Орёл и Пчела</text:p>
      <text:p text:style-name="Обычный"><text:s text:c="5"/></text:p>
      <text:p text:style-name="Обычный"><text:s text:c="5"/></text:p>
      <text:p text:style-name="Обычный"><text:s text:c="3"/>Счастлив, кто на чреде трудится знаменитой:</text:p>
      <text:p text:style-name="Обычный"><text:s text:c="3"/>Ему и то уж силы придаёт,</text:p>
      <text:p text:style-name="Обычный"><text:s text:c="3"/>Что подвигов его свидетель целый свет.</text:p>
      <text:p text:style-name="Обычный"><text:s text:c="3"/>Но сколь и тот почтён, кто, в низости сокрытый,</text:p>
      <text:p text:style-name="Обычный"><text:s text:c="3"/>За все труды, за весь потерянный покой,</text:p>
      <text:p text:style-name="Обычный"><text:s text:c="3"/>Ни славою, ни почестьми не льстится,</text:p>
      <text:p text:style-name="Обычный"><text:s text:c="3"/>И мыслью оживлён одной:</text:p>
      <text:p text:style-name="Обычный"><text:s text:c="3"/>Что к пользе общей<text:s/><text:soft-page-break/>он трудится.</text:p>
      <text:p text:style-name="Обычный"><text:s text:c="5"/></text:p>
      <text:p text:style-name="Обычный"><text:s text:c="3"/>Увидя, как Пчела хлопочет вкруг цветка,</text:p>
      <text:p text:style-name="Обычный"><text:s text:c="3"/>Сказал Орёл однажды ей с презреньем:</text:p>
      <text:p text:style-name="Обычный"><text:s text:c="3"/>«Как ты, бедняжка, мне жалка,</text:p>
      <text:p text:style-name="Обычный"><text:s text:c="3"/>Со всей твоей работой и с уменьем!</text:p>
      <text:p text:style-name="Обычный"><text:s text:c="3"/>Вас в улье тысячи всё лето лепят сот:</text:p>
      <text:p text:style-name="Обычный"><text:s text:c="3"/>Да кто же после разберёт</text:p>
      <text:p text:style-name="Обычный"><text:s text:c="3"/>И отличит твои работы?</text:p>
      <text:p text:style-name="Обычный"><text:s text:c="3"/>Я, право, не пойму охоты:</text:p>
      <text:p text:style-name="Обычный"><text:s text:c="3"/>Трудиться целый век, и что ж иметь в виду?..</text:p>
      <text:p text:style-name="Обычный"><text:s text:c="3"/>Безвестной умереть со всеми наряду!</text:p>
      <text:p text:style-name="Обычный"><text:s text:c="3"/>Какая разница меж нами!</text:p>
      <text:p text:style-name="Обычный"><text:s text:c="3"/>Когда, расширяся шумящими крылами,</text:p>
      <text:p text:style-name="Обычный"><text:s text:c="3"/>Ношуся я под облаками,</text:p>
      <text:p text:style-name="Обычный"><text:s text:c="3"/>То всюду рассеваю страх:</text:p>
      <text:p text:style-name="Обычный"><text:s text:c="3"/>Не смеют от земли пернатые подняться,</text:p>
      <text:p text:style-name="Обычный"><text:s text:c="3"/>Не дремлют пастухи при тучных их стадах;</text:p>
      <text:p text:style-name="Обычный"><text:s text:c="3"/>Ни лани быстрые не смеют на полях,</text:p>
      <text:p text:style-name="Обычный"><text:s text:c="3"/>Меня завидя, показаться».</text:p>
      <text:p text:style-name="Обычный"><text:s text:c="3"/>Пчела ответствует: «Тебе хвала и честь!</text:p>
      <text:p text:style-name="Обычный"><text:s text:c="3"/>Да продлит над тобой Зевес свои щедроты!</text:p>
      <text:p text:style-name="Обычный"><text:s text:c="3"/>А я, родясь труды для общей пользы несть,</text:p>
      <text:p text:style-name="Обычный"><text:s text:c="3"/>Не отличать ищу свои работы,</text:p>
      <text:p text:style-name="Обычный"><text:s text:c="3"/>Но утешаюсь тем, на наши смотря соты,</text:p>
      <text:p text:style-name="Обычный"><text:s text:c="3"/>Что в них и моего хоть капля мёду есть»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Заяц на ловле</text:p>
      <text:p text:style-name="Обычный"><text:s text:c="5"/></text:p>
      <text:p text:style-name="Обычный"><text:s text:c="5"/></text:p>
      <text:p text:style-name="Обычный"><text:s text:c="3"/>Большой собравшися гурьбой,</text:p>
      <text:p text:style-name="Обычный"><text:s text:c="3"/>Медведя звери изловили;</text:p>
      <text:p text:style-name="Обычный"><text:s text:c="3"/>На чистом поле задавили –</text:p>
      <text:p text:style-name="Обычный"><text:s text:c="3"/>И делят меж собой,</text:p>
      <text:p text:style-name="Обычный"><text:s text:c="3"/>Кто чтó себе достанет.</text:p>
      <text:p text:style-name="Обычный"><text:s text:c="3"/>А Заяц за ушко медвежье тут же тянет.</text:p>
      <text:p text:style-name="Обычный"><text:s text:c="3"/><text:soft-page-break/>«Ба, ты, косой, –</text:p>
      <text:p text:style-name="Обычный"><text:s text:c="3"/>Кричат ему, – пожаловал отколе?</text:p>
      <text:p text:style-name="Обычный"><text:s text:c="3"/>Тебя никто на ловле не видал».</text:p>
      <text:p text:style-name="Обычный"><text:s text:c="3"/>«Вот, братцы! – Заяц отвечал, –</text:p>
      <text:p text:style-name="Обычный"><text:s text:c="3"/>Да из лесу-то кто ж, – всё я его пугал</text:p>
      <text:p text:style-name="Обычный"><text:s text:c="3"/>И к вам поставил прямо в поле</text:p>
      <text:p text:style-name="Обычный"><text:s text:c="3"/>Сердечного дружка?»</text:p>
      <text:p text:style-name="Обычный"><text:s text:c="3"/>Такое хвастовство хоть слишком было явно,</text:p>
      <text:p text:style-name="Обычный"><text:s text:c="3"/>Но показалось так забавно,</text:p>
      <text:p text:style-name="Обычный"><text:s text:c="3"/>Что Зайцу дан клочок медвежьего ушка.</text:p>
      <text:p text:style-name="Обычный"><text:s text:c="5"/></text:p>
      <text:p text:style-name="Обычный"><text:s text:c="3"/>Над хвастунами хоть смеются,</text:p>
      <text:p text:style-name="Обычный"><text:s text:c="3"/>А часто в дележе им доли достаются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Щука и Кот</text:p>
      <text:p text:style-name="Обычный"><text:s text:c="5"/></text:p>
      <text:p text:style-name="Обычный"><text:s text:c="5"/></text:p>
      <text:p text:style-name="Обычный"><text:s text:c="3"/>Беда, коль пироги начнёт печи сапожник,</text:p>
      <text:p text:style-name="Обычный"><text:s text:c="3"/>А сапоги тачать пирожник,</text:p>
      <text:p text:style-name="Обычный"><text:s text:c="3"/>И дело не пойдёт на лад.</text:p>
      <text:p text:style-name="Обычный"><text:s text:c="3"/>Да и примечено стократ,</text:p>
      <text:p text:style-name="Обычный"><text:s text:c="3"/>Что кто за ремесло чужое браться любит.</text:p>
      <text:p text:style-name="Обычный"><text:s text:c="3"/>Тот завсегда других упрямей и вздорней;</text:p>
      <text:p text:style-name="Обычный"><text:s text:c="3"/>Он лучше дело всё<text:soft-page-break/><text:s/>погубит</text:p>
      <text:p text:style-name="Обычный"><text:s text:c="3"/>И рад скорей</text:p>
      <text:p text:style-name="Обычный"><text:s text:c="3"/>Посмешищем стать света,</text:p>
      <text:p text:style-name="Обычный"><text:s text:c="3"/>Чем у честных и знающих людей</text:p>
      <text:p text:style-name="Обычный"><text:s text:c="3"/>Спросить иль выслушать разумного совета.</text:p>
      <text:p text:style-name="Обычный"><text:s text:c="5"/></text:p>
      <text:p text:style-name="Обычный"><text:s text:c="3"/>Зубастой Щуке в мысль пришло</text:p>
      <text:p text:style-name="Обычный"><text:s text:c="3"/>За кошачье приняться ремесло.</text:p>
      <text:p text:style-name="Обычный"><text:s text:c="3"/>Не знаю: завистью ль её лукавый мучил,</text:p>
      <text:p text:style-name="Обычный"><text:s text:c="3"/>Иль, может быть, ей рыбный стол наскучил?</text:p>
      <text:p text:style-name="Обычный"><text:s text:c="3"/>Но только вздумала Кота она просить,</text:p>
      <text:p text:style-name="Обычный"><text:s text:c="3"/>Чтоб взял её с собой он на охоту,</text:p>
      <text:p text:style-name="Обычный"><text:s text:c="3"/>Мышей в анбаре половить.</text:p>
      <text:p text:style-name="Обычный"><text:s text:c="3"/>«Да, полно, знаешь ли ты эту, свет, работу? –</text:p>
      <text:p text:style-name="Обычный"><text:s text:c="3"/>Стал Щуке Васька говорить. –</text:p>
      <text:p text:style-name="Обычный"><text:s text:c="3"/>Смотри, кума, чтобы не осрамиться:</text:p>
      <text:p text:style-name="Обычный"><text:s text:c="3"/>Недаром говорится,</text:p>
      <text:p text:style-name="Обычный"><text:s text:c="3"/>Что дело мастера боится».</text:p>
      <text:p text:style-name="Обычный"><text:s text:c="3"/>«И, полно, куманёк! Вот невидаль: мышей!</text:p>
      <text:p text:style-name="Обычный"><text:s text:c="3"/>Мы лавливали и ершей».</text:p>
      <text:p text:style-name="Обычный"><text:s text:c="3"/>«Так в добрый час, пойдём!» Пошли, засели.</text:p>
      <text:p text:style-name="Обычный"><text:s text:c="3"/>Натешился, наелся Кот,</text:p>
      <text:p text:style-name="Обычный"><text:s text:c="3"/>И кумушку проведать он идёт;</text:p>
      <text:p text:style-name="Обычный"><text:s text:c="3"/>А Щука, чуть жива, лежит, разинув рот, –</text:p>
      <text:p text:style-name="Обычный"><text:s text:c="3"/>И крысы хвост у ней отъели.</text:p>
      <text:p text:style-name="Обычный"><text:s text:c="3"/>Тут, видя, что куме совсем не в силу труд,</text:p>
      <text:p text:style-name="Обычный"><text:s text:c="3"/>Кум замертво стащил её обратно в пруд.</text:p>
      <text:p text:style-name="Обычный"><text:s text:c="3"/>И дельно! Это, Щука,</text:p>
      <text:p text:style-name="Обычный"><text:s text:c="3"/>Тебе наука:</text:p>
      <text:p text:style-name="Обычный"><text:s text:c="3"/>Вперёд умнее быть</text:p>
      <text:p text:style-name="Обычный"><text:s text:c="3"/>И за мышами не ходить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Волк и Кукушка</text:p>
      <text:p text:style-name="Обычный"><text:s text:c="5"/></text:p>
      <text:p text:style-name="Обычный"><text:s text:c="5"/></text:p>
      <text:p text:style-name="Обычный"><text:s text:c="3"/>«Прощай, соседка! – Волк Кукушке говорил, –</text:p>
      <text:p text:style-name="Обычный"><text:s text:c="3"/>На<text:soft-page-break/>прасно я себя покоем здесь манил!</text:p>
      <text:p text:style-name="Обычный"><text:s text:c="3"/>Всё те ж у вас и люди и собаки:</text:p>
      <text:p text:style-name="Обычный"><text:s text:c="3"/>Один другого злей; и хоть ты ангел будь,</text:p>
      <text:p text:style-name="Обычный"><text:s text:c="3"/>Так не минуешь с ними драки». –</text:p>
      <text:p text:style-name="Обычный"><text:s text:c="3"/>«А далёко ль соседу путь?</text:p>
      <text:p text:style-name="Обычный"><text:s text:c="3"/>И где такой народ благочестивой,</text:p>
      <text:p text:style-name="Обычный"><text:s text:c="3"/>С которым думаешь ты жить в ладу?»</text:p>
      <text:p text:style-name="Обычный"><text:s text:c="3"/>«О, я прямёхонько иду</text:p>
      <text:p text:style-name="Обычный"><text:s text:c="3"/>В леса Аркадии счастливой.</text:p>
      <text:p text:style-name="Обычный"><text:s text:c="3"/>Соседка, то-то сторона!</text:p>
      <text:p text:style-name="Обычный"><text:s text:c="3"/>Там, говорят, не знают, что война;</text:p>
      <text:p text:style-name="Обычный"><text:s text:c="3"/>Как агнцы, кротки человеки</text:p>
      <text:p text:style-name="Обычный"><text:s text:c="3"/>И молоком текут там реки;</text:p>
      <text:p text:style-name="Обычный"><text:s text:c="3"/>Ну, словом, царствуют златые времена!</text:p>
      <text:p text:style-name="Обычный"><text:s text:c="3"/>Как братья, все друг с другом поступают.</text:p>
      <text:p text:style-name="Обычный"><text:s text:c="3"/>И даже, говорят, собаки там не лают,</text:p>
      <text:p text:style-name="Обычный"><text:s text:c="3"/>Не только не кусают.</text:p>
      <text:p text:style-name="Обычный"><text:s text:c="3"/>Скажи ж сама, голубка, мне,</text:p>
      <text:p text:style-name="Обычный"><text:s text:c="3"/>Не мило ль, даже и во сне,</text:p>
      <text:p text:style-name="Обычный"><text:s text:c="3"/>Себя в краю таком увидеть тихом?</text:p>
      <text:p text:style-name="Обычный"><text:s text:c="3"/>Прости! не поминай нас лихом!</text:p>
      <text:p text:style-name="Обычный"><text:s text:c="3"/>Уж то-то там мы заживём:</text:p>
      <text:p text:style-name="Обычный"><text:s text:c="3"/>В ладу, в довольстве, в неге!</text:p>
      <text:p text:style-name="Обычный"><text:s text:c="3"/>Не так, как здесь, ходи с оглядкой днём</text:p>
      <text:p text:style-name="Обычный"><text:s text:c="3"/>И не засни спокойно на ночлеге».</text:p>
      <text:p text:style-name="Обычный"><text:s text:c="3"/>«Счастливый путь, сосед мой д<text:soft-page-break/>орогой! –</text:p>
      <text:p text:style-name="Обычный"><text:s text:c="3"/>Кукушка говорит. – А свой ты нрав и зубы</text:p>
      <text:p text:style-name="Обычный"><text:s text:c="3"/>Здесь кинешь, иль возьмёшь с собой?»</text:p>
      <text:p text:style-name="Обычный"><text:s text:c="3"/>«Уж кинуть, вздор какой!» –</text:p>
      <text:p text:style-name="Обычный"><text:s text:c="3"/>«Так вспомни же меня, что быть тебе без шубы».</text:p>
      <text:p text:style-name="Обычный"><text:s text:c="5"/></text:p>
      <text:p text:style-name="Обычный"><text:s text:c="3"/>Чем нравом кто дурней,</text:p>
      <text:p text:style-name="Обычный"><text:s text:c="3"/>Тем более кричит и ропщет на людей:</text:p>
      <text:p text:style-name="Обычный"><text:s text:c="3"/>Не видит добрых он, куда ни обернётся,</text:p>
      <text:p text:style-name="Обычный"><text:s text:c="3"/>А первый сам ни с кем не уживётся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/>
      <text:p text:style-name="Обычный">Петух и Жемчужное зерно</text:p>
      <text:p text:style-name="Обычный"><text:s text:c="5"/></text:p>
      <text:p text:style-name="Обычный"><text:s text:c="5"/></text:p>
      <text:p text:style-name="Обычный"><text:s text:c="3"/>Навозну кучу разрывая,</text:p>
      <text:p text:style-name="Обычный"><text:s text:c="3"/>Петух нашёл Жемчужное зерно</text:p>
      <text:p text:style-name="Обычный"><text:s text:c="3"/>И говорит: «Куда оно?</text:p>
      <text:p text:style-name="Обычный"><text:s text:c="3"/>Какая вещь пустая!</text:p>
      <text:p text:style-name="Обычный"><text:s text:c="3"/>Не глупо ль, что его высоко так ценят?</text:p>
      <text:p text:style-name="Обычный"><text:s text:c="3"/>А я бы, право, был гораздо боле рад</text:p>
      <text:p text:style-name="Обычный"><text:s text:c="3"/>Зерну Ячменному: оно не столь хоть видно,</text:p>
      <text:p text:style-name="Обычный"><text:s text:c="3"/>Да сытно».</text:p>
      <text:p text:style-name="Обычный"><text:s text:c="5"/></text:p>
      <text:p text:style-name="Обычный"><text:s text:c="3"/>Невежи судят точно так:</text:p>
      <text:p text:style-name="Обычный"><text:s text:c="3"/>В чём толку не поймут, то всё у них пустяк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Крестьянин и Работник</text:p>
      <text:p text:style-name="Обычный"><text:s text:c="5"/></text:p>
      <text:p text:style-name="Обычный"><text:s text:c="5"/></text:p>
      <text:p text:style-name="Обычный"><text:s text:c="3"/>Когда у нас беда над головой,</text:p>
      <text:p text:style-name="Обычный"><text:s text:c="3"/>То рады мы тому молиться,</text:p>
      <text:p text:style-name="Обычный"><text:s text:c="3"/>Кто вздумает за нас вступиться;</text:p>
      <text:p text:style-name="Обычный"><text:s text:c="3"/>Но то<text:soft-page-break/>лько с плеч беда долой,</text:p>
      <text:p text:style-name="Обычный"><text:s text:c="3"/>То избавителю от нас же часто худо:</text:p>
      <text:p text:style-name="Обычный"><text:s text:c="3"/>Все взапуски его ценя́т,</text:p>
      <text:p text:style-name="Обычный"><text:s text:c="3"/>И если он у нас не виноват,</text:p>
      <text:p text:style-name="Обычный"><text:s text:c="3"/>Так это чудо!</text:p>
      <text:p text:style-name="Обычный"><text:s text:c="5"/></text:p>
      <text:p text:style-name="Обычный"><text:s text:c="3"/>Старик Крестьянин с Батраком</text:p>
      <text:p text:style-name="Обычный"><text:s text:c="3"/>Шёл под вечер леском</text:p>
      <text:p text:style-name="Обычный"><text:s text:c="3"/>Домой, в деревню, с сенокосу,</text:p>
      <text:p text:style-name="Обычный"><text:s text:c="3"/>И повстречали вдруг медведя носом к носу.</text:p>
      <text:p text:style-name="Обычный"><text:s text:c="3"/>Крестьянин ахнуть не успел,</text:p>
      <text:p text:style-name="Обычный"><text:s text:c="3"/>Как на него медведь насел.</text:p>
      <text:p text:style-name="Обычный"><text:s text:c="3"/>Подмял Крестьянина, ворочает, ломает,</text:p>
      <text:p text:style-name="Обычный"><text:s text:c="3"/>И, где б его почать, лишь место выбирает:</text:p>
      <text:p text:style-name="Обычный"><text:s text:c="3"/>Конец приходит старику.</text:p>
      <text:p text:style-name="Обычный"><text:s text:c="3"/>«Степанушка, родной, не выдай, милой!» –</text:p>
      <text:p text:style-name="Обычный"><text:s text:c="5"/></text:p>
      <text:p text:style-name="Обычный"><text:s text:c="3"/>Из-под медведя он взмолился Батраку.</text:p>
      <text:p text:style-name="Обычный"><text:s text:c="3"/>Вот новый Геркулес, со всей собравшись силой.</text:p>
      <text:p text:style-name="Обычный"><text:s text:c="3"/>Что только было в нём,</text:p>
      <text:p text:style-name="Обычный"><text:s text:c="3"/>Отнёс полчерепа медведю топором</text:p>
      <text:p text:style-name="Обычный"><text:s text:c="3"/>И брюхо проколол ему железной вилой.</text:p>
      <text:p text:style-name="Обычный"><text:s text:c="3"/>Медведь взревел и замертво упал:</text:p>
      <text:p text:style-name="Обычный"><text:s text:c="3"/>Медведь мой издыхает.</text:p>
      <text:p text:style-name="Обычный"><text:s text:c="3"/>Прошла беда; Крестьянин встал,</text:p>
      <text:p text:style-name="Обычный"><text:s text:c="3"/>И он же Батрака ругает.</text:p>
      <text:p text:style-name="Обычный"><text:s text:c="3"/>Опешил бедный мой Степан.</text:p>
      <text:p text:style-name="Обычный"><text:s text:c="3"/>«Помилуй, – говорит, – за что?» – «За что, болван!</text:p>
      <text:p text:style-name="Обычный"><text:s text:c="3"/>Чему обрадовался сдуру?</text:p>
      <text:p text:style-name="Обычный"><text:s text:c="3"/>Знай колет: всю испортил шкуру!»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Обоз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<text:s text:c="3"/>С горшками шёл Обоз,</text:p>
      <text:p text:style-name="Обычный"><text:s text:c="3"/>И надобно с крутой горы спускаться,</text:p>
      <text:p text:style-name="Обычный"><text:s text:c="3"/>Вот, на горе других оставя дожидаться,</text:p>
      <text:p text:style-name="Обычный"><text:s text:c="3"/>Хозяин стал сводить легонько первый воз.</text:p>
      <text:p text:style-name="Обычный"><text:s text:c="3"/>Конь добрый на крестце почти его понёс,</text:p>
      <text:p text:style-name="Обычный"><text:s text:c="3"/>Катиться возу не давая;</text:p>
      <text:p text:style-name="Обычный"><text:s text:c="3"/>А лошадь сверху, молодая,</text:p>
      <text:p text:style-name="Обычный"><text:s text:c="3"/>Ругает бедного коня за каждый шаг:</text:p>
      <text:p text:style-name="Обычный"><text:s text:c="3"/>«Ай, конь хвалёный, то-то диво!</text:p>
      <text:p text:style-name="Обычный"><text:s text:c="3"/>Смотрите: лепится, как рак;</text:p>
      <text:p text:style-name="Обычный"><text:s text:c="3"/>Вот чуть не зацепил за камень; косо! криво!</text:p>
      <text:p text:style-name="Обычный"><text:s text:c="3"/>Смелее! Вот толчок опять.</text:p>
      <text:p text:style-name="Обычный"><text:s text:c="3"/>А тут бы влево лишь принять.</text:p>
      <text:p text:style-name="Обычный"><text:s text:c="3"/>Какой осёл! Добро бы было в гору</text:p>
      <text:p text:style-name="Обычный"><text:s text:c="3"/>Или в ночную пору, –</text:p>
      <text:p text:style-name="Обычный"><text:s text:c="3"/>А то и под гору, и днём!</text:p>
      <text:p text:style-name="Обычный"><text:s text:c="3"/>Смотреть, так выйдешь из терпенья!</text:p>
      <text:p text:style-name="Обычный"><text:s text:c="3"/>Уж воду бы таскал, коль нет в тебе уменья!</text:p>
      <text:p text:style-name="Обычный"><text:s text:c="3"/>Гляди-тко нас, как мы махнём!</text:p>
      <text:p text:style-name="Обычный"><text:s text:c="3"/>Не бойсь, минуты не потратим,</text:p>
      <text:p text:style-name="Обычный"><text:s text:c="3"/>И возик свой м<text:soft-page-break/>ы не свезём, а скатим!»</text:p>
      <text:p text:style-name="Обычный"><text:s text:c="3"/>Тут, выгнувши хребет и понатужа грудь,</text:p>
      <text:p text:style-name="Обычный"><text:s text:c="3"/>Тронулася лошадка с возом в путь;</text:p>
      <text:p text:style-name="Обычный"><text:s text:c="3"/>Но только под гору она перевалилась,</text:p>
      <text:p text:style-name="Обычный"><text:s text:c="3"/>Воз начал напирать, телега раскатилась;</text:p>
      <text:p text:style-name="Обычный"><text:s text:c="3"/>Коня толкает взад, коня кидает вбок;</text:p>
      <text:p text:style-name="Обычный"><text:s text:c="3"/>Пустился конь со всех четырёх ног</text:p>
      <text:p text:style-name="Обычный"><text:s text:c="3"/>На славу;</text:p>
      <text:p text:style-name="Обычный"><text:s text:c="3"/>По камням, рытвинам, пошли толчки,</text:p>
      <text:p text:style-name="Обычный"><text:s text:c="3"/>Скачки,</text:p>
      <text:p text:style-name="Обычный"><text:s text:c="3"/>Левей, левей, и с возом – бух в канаву!</text:p>
      <text:p text:style-name="Обычный"><text:s text:c="3"/>Прощай, хозяйские горшки!</text:p>
      <text:p text:style-name="Обычный"><text:s text:c="5"/></text:p>
      <text:p text:style-name="Обычный"><text:s text:c="3"/>Как в людях многие имеют слабость ту же:</text:p>
      <text:p text:style-name="Обычный"><text:s text:c="3"/>Всё кажется в другом ошибкой нам;</text:p>
      <text:p text:style-name="Обычный"><text:s text:c="3"/>А примешься за дело сам,</text:p>
      <text:p text:style-name="Обычный"><text:s text:c="3"/>Так напроказишь вдвое хуже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Воронёнок</text:p>
      <text:p text:style-name="Обычный"><text:s text:c="5"/></text:p>
      <text:p text:style-name="Обычный"><text:s text:c="5"/></text:p>
      <text:p text:style-name="Обычный"><text:s text:c="3"/>Орёл</text:p>
      <text:p text:style-name="Обычный"><text:s text:c="3"/>Из-под небес на стадо налетел</text:p>
      <text:p text:style-name="Обычный"><text:s text:c="3"/>И выхватил ягнёнка,</text:p>
      <text:p text:style-name="Обычный"><text:s text:c="3"/>А Ворон молодой вблизи на то смотрел.</text:p>
      <text:p text:style-name="Обычный"><text:s text:c="3"/>Взманило это Воронёнка,</text:p>
      <text:p text:style-name="Обычный"><text:s text:c="3"/>Да только думает он так: «Уж брать так брать,</text:p>
      <text:p text:style-name="Обычный"><text:s text:c="3"/>А то и когти что марать!</text:p>
      <text:p text:style-name="Обычный"><text:s text:c="3"/>Бывают и орлы, как видно, плоховаты.</text:p>
      <text:p text:style-name="Обычный"><text:s text:c="3"/>Ну, только ль в с<text:soft-page-break/>таде что ягняты?</text:p>
      <text:p text:style-name="Обычный"><text:s text:c="3"/>Вот я как захочу</text:p>
      <text:p text:style-name="Обычный"><text:s text:c="3"/>Да налечу,</text:p>
      <text:p text:style-name="Обычный"><text:s text:c="3"/>Так царский подлинно кусочек подхвачу!»</text:p>
      <text:p text:style-name="Обычный"><text:s text:c="3"/>Тут Ворон поднялся над стадом,</text:p>
      <text:p text:style-name="Обычный"><text:s text:c="3"/>Окинул стадо жадным взглядом:</text:p>
      <text:p text:style-name="Обычный"><text:s text:c="3"/>Из множества ягнят, баранов и овец</text:p>
      <text:p text:style-name="Обычный"><text:s text:c="3"/>Высматривал, сличал и выбрал, наконец,</text:p>
      <text:p text:style-name="Обычный"><text:s text:c="3"/>Барана, да какого?</text:p>
      <text:p text:style-name="Обычный"><text:s text:c="3"/>Прежирного, прематерого,</text:p>
      <text:p text:style-name="Обычный"><text:s text:c="3"/>Который доброму б и волку был в подъём.</text:p>
      <text:p text:style-name="Обычный"><text:s text:c="3"/>Изладясь, на него спустился</text:p>
      <text:p text:style-name="Обычный"><text:s text:c="3"/>И в шерсть ему, что силы есть, вцепился.</text:p>
      <text:p text:style-name="Обычный"><text:s text:c="3"/>Тогда-то он узнал, что добычь не по нём.</text:p>
      <text:p text:style-name="Обычный"><text:s text:c="3"/>Что хуже и всего, так на баране том</text:p>
      <text:p text:style-name="Обычный"><text:s text:c="3"/>Тулуп такой был прекосматый,</text:p>
      <text:p text:style-name="Обычный"><text:s text:c="3"/>Густой, всклокоченный, хохлатый,</text:p>
      <text:p text:style-name="Обычный"><text:s text:c="3"/>Что из него когтей не вытеребил вон</text:p>
      <text:p text:style-name="Обычный"><text:s text:c="3"/>Затейник наш крылатый</text:p>
      <text:p text:style-name="Обычный"><text:s text:c="3"/>И кончил подвиг тем, что сам попал в полон.</text:p>
      <text:p text:style-name="Обычный"><text:s text:c="3"/>С барана пастухи его чинненько сняли;</text:p>
      <text:p text:style-name="Обычный"><text:s text:c="3"/>А чтобы он не мог летать,</text:p>
      <text:p text:style-name="Обычный"><text:s text:c="3"/>Ему все крылья окорнали</text:p>
      <text:p text:style-name="Обычный"><text:s text:c="3"/>И детям отдали играть.</text:p>
      <text:p text:style-name="Обычный"><text:s text:c="5"/></text:p>
      <text:p text:style-name="Обычный"><text:s text:c="3"/>Нередко у людей то ж самое бывает,</text:p>
      <text:p text:style-name="Обычный"><text:s text:c="3"/>Коль мелкий плут</text:p>
      <text:p text:style-name="Обычный"><text:s text:c="3"/>Большому плуту подражает:</text:p>
      <text:p text:style-name="Обычный"><text:s text:c="3"/>Что сходит с рук ворам, за то воришек бьют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Слон на воеводстве</text:p>
      <text:p text:style-name="Обычный"><text:s text:c="5"/></text:p>
      <text:p text:style-name="Обычный"><text:s text:c="5"/></text:p>
      <text:p text:style-name="Обычный"><text:s text:c="3"/>Кто знатен и силён,</text:p>
      <text:p text:style-name="Обычный"><text:s text:c="3"/>Да не умён,</text:p>
      <text:p text:style-name="Обычный"><text:s text:c="3"/>Так худо, ежели и с добрым се<text:soft-page-break/>рдцем он.</text:p>
      <text:p text:style-name="Обычный"><text:s text:c="5"/></text:p>
      <text:p text:style-name="Обычный"><text:s text:c="3"/>На воеводство был в лесу посажен Слон.</text:p>
      <text:p text:style-name="Обычный"><text:s text:c="3"/>Хоть, кажется, слонов и умная порода,</text:p>
      <text:p text:style-name="Обычный"><text:s text:c="3"/>Однако же в семье не без урода:</text:p>
      <text:p text:style-name="Обычный"><text:s text:c="3"/>Наш Воевода</text:p>
      <text:p text:style-name="Обычный"><text:s text:c="3"/>В родню был толст,</text:p>
      <text:p text:style-name="Обычный"><text:s text:c="3"/>Да не в родню был прост;</text:p>
      <text:p text:style-name="Обычный"><text:s text:c="3"/>А с умыслу он мухи не обидит.</text:p>
      <text:p text:style-name="Обычный"><text:s text:c="3"/>Вот добрый Воевода видит –</text:p>
      <text:p text:style-name="Обычный"><text:s text:c="3"/>Вступило от овец прошение в Приказ:</text:p>
      <text:p text:style-name="Обычный"><text:s text:c="3"/>«Что волки-де совсем сдирают кожу с нас».</text:p>
      <text:p text:style-name="Обычный"><text:s text:c="3"/>«О плуты! – Слон кричит, – какое преступлен!</text:p>
      <text:p text:style-name="Обычный"><text:s text:c="3"/>Кто грабить дал вам позволенье?»</text:p>
      <text:p text:style-name="Обычный"><text:s text:c="3"/>А волки говорят: «Помилуй, наш отец!</text:p>
      <text:p text:style-name="Обычный"><text:s text:c="3"/>Не ты ль нам к зи́ме на тулупы</text:p>
      <text:p text:style-name="Обычный"><text:s text:c="3"/>Позволил лёгонький оброк собрать с овец?</text:p>
      <text:p text:style-name="Обычный"><text:s text:c="3"/>А что они кричат, так овцы глупы:</text:p>
      <text:p text:style-name="Обычный"><text:s text:c="3"/>Всего-то придет с них с сестры по шкурке снять;</text:p>
      <text:p text:style-name="Обычный"><text:s text:c="3"/>Да и того им жаль отдать».</text:p>
      <text:p text:style-name="Обычный"><text:s text:c="3"/>«Ну, то-то ж, – говорит им Слон, – смотрите!</text:p>
      <text:p text:style-name="Обычный"><text:s text:c="3"/>Неправды я не потерплю ни в ком:</text:p>
      <text:p text:style-name="Обычный"><text:s text:c="3"/>По шкурке, так и быть, возьмите;</text:p>
      <text:p text:style-name="Обычный"><text:s text:c="3"/>А больше их не троньте волоском»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Осёл и Соловей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<text:s text:c="3"/>Осёл увидел Соловья</text:p>
      <text:p text:style-name="Обычный"><text:s/><text:soft-page-break/><text:s text:c="2"/>И говорит ему: «Послушай-ка, дружище!</text:p>
      <text:p text:style-name="Обычный"><text:s text:c="3"/>Ты, сказывают, петь великий мастерище.</text:p>
      <text:p text:style-name="Обычный"><text:s text:c="3"/>Хотел бы очень я</text:p>
      <text:p text:style-name="Обычный"><text:s text:c="3"/>Сам посудить, твоё услышав пенье,</text:p>
      <text:p text:style-name="Обычный"><text:s text:c="3"/>Велико ль подлинно твоё уменье?»</text:p>
      <text:p text:style-name="Обычный"><text:s text:c="3"/>Тут Соловей являть своё искусство стал:</text:p>
      <text:p text:style-name="Обычный"><text:s text:c="3"/>Защёлкал, засвистал</text:p>
      <text:p text:style-name="Обычный"><text:s text:c="3"/>На тысячу ладов, тянул, переливался;</text:p>
      <text:p text:style-name="Обычный"><text:s text:c="3"/>То нежно он ослабевал</text:p>
      <text:p text:style-name="Обычный"><text:s text:c="3"/>И томной вдалеке свирелью отдавался,</text:p>
      <text:p text:style-name="Обычный"><text:s text:c="3"/>То мелкой дробью вдруг по роще рассыпался.</text:p>
      <text:p text:style-name="Обычный"><text:s text:c="3"/>Внимало всё тогда</text:p>
      <text:p text:style-name="Обычный"><text:s text:c="3"/>Любимцу и певцу Авроры:</text:p>
      <text:p text:style-name="Обычный"><text:s text:c="3"/>Затихли ветерки, замолкли птичек хоры,</text:p>
      <text:p text:style-name="Обычный"><text:s text:c="3"/>И прилегли стада.</text:p>
      <text:p text:style-name="Обычный"><text:s text:c="3"/>Чуть-чуть дыша, пастух им любовался</text:p>
      <text:p text:style-name="Обычный"><text:s text:c="3"/>И только иногда,</text:p>
      <text:p text:style-name="Обычный"><text:s text:c="3"/>Внимая Соловью, пастушке улыбался.</text:p>
      <text:p text:style-name="Обычный"><text:s text:c="3"/>Скончал певец. Осёл, уставясь в землю лбом:</text:p>
      <text:p text:style-name="Обычный"><text:s text:c="3"/>«Изрядно, – говорит, – сказать неложно,</text:p>
      <text:p text:style-name="Обычный"><text:s text:c="3"/>Тебя без скуки слушать можно;</text:p>
      <text:p text:style-name="Обычный"><text:s text:c="3"/>А жаль, что незнаком</text:p>
      <text:p text:style-name="Обычный"><text:s text:c="3"/>Ты с нашим петухом;</text:p>
      <text:p text:style-name="Обычный"><text:s text:c="3"/>Ещё б ты боле навострился,</text:p>
      <text:p text:style-name="Обычный"><text:s text:c="3"/>Когда бы у него немножко поучился».</text:p>
      <text:p text:style-name="Обычный"><text:s text:c="3"/>Услыша суд такой, мой бедный Соло<text:soft-page-break/>вей</text:p>
      <text:p text:style-name="Обычный"><text:s text:c="3"/>Вспорхнул и – полетел за тридевять полей.</text:p>
      <text:p text:style-name="Обычный"><text:s text:c="3"/>Избави, бог, и нас от этаких судей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<text:s text:c="5"/></text:p>
      <text:p text:style-name="Обычный">Откупщик и Сапожник</text:p>
      <text:p text:style-name="Обычный"><text:s text:c="5"/></text:p>
      <text:p text:style-name="Обычный"><text:s text:c="5"/></text:p>
      <text:p text:style-name="Обычный"><text:s text:c="3"/>Богатый Откупщик в хоромах пышных жил,</text:p>
      <text:p text:style-name="Обычный"><text:s text:c="3"/>Ел сладко, вкусно пил;</text:p>
      <text:p text:style-name="Обычный"><text:s text:c="3"/>По всякий день давал пиры, банкеты,</text:p>
      <text:p text:style-name="Обычный"><text:s text:c="3"/>Сокровищ у него нет сметы.</text:p>
      <text:p text:style-name="Обычный"><text:s text:c="3"/>В дому сластей и вин, чего ни пожелай:</text:p>
      <text:p text:style-name="Обычный"><text:s text:c="3"/>Всего с избытком, через край.</text:p>
      <text:p text:style-name="Обычный"><text:s text:c="3"/>И, словом, кажется, в его хоромах рай.</text:p>
      <text:p text:style-name="Обычный"><text:s text:c="3"/>Одним лишь Откупщик страдает,</text:p>
      <text:p text:style-name="Обычный"><text:s text:c="3"/>Что он не досыпает.</text:p>
      <text:p text:style-name="Обычный"><text:s text:c="3"/>Уж божьего ль боится он суда,</text:p>
      <text:p text:style-name="Обычный"><text:s text:c="3"/>Иль просто трусит разориться:</text:p>
      <text:p text:style-name="Обычный"><text:s text:c="3"/>Да только всё ему не крепко как-то спится.</text:p>
      <text:p text:style-name="Обычный"><text:s text:c="3"/>А сверх того, хоть иногда</text:p>
      <text:p text:style-name="Обычный"><text:s text:c="3"/>Он вздремлет на заре, так новая беда:</text:p>
      <text:p text:style-name="Обычный"><text:s text:c="3"/>Бог дал ему певца соседа.</text:p>
      <text:p text:style-name="Обычный"><text:s text:c="3"/>С ним из окна в окно жил в хижине бедняк</text:p>
      <text:p text:style-name="Обычный"><text:s text:c="3"/>Сапожник, но такой певун и весельчак,</text:p>
      <text:p text:style-name="Обычный"><text:s text:c="3"/>Что с утренней зари и до обеда,</text:p>
      <text:p text:style-name="Обычный"><text:s text:c="3"/>С обеда до ночи без умолку поёт</text:p>
      <text:p text:style-name="Обычный"><text:s text:c="3"/>И богачу заснуть никак он не даёт.</text:p>
      <text:p text:style-name="Обычный"><text:s text:c="3"/>Как быть и как с соседом сладить,</text:p>
      <text:p text:style-name="Обычный"><text:s text:c="3"/>Чтоб от пенья́ его<text:s/><text:soft-page-break/>отвадить?</text:p>
      <text:p text:style-name="Обычный"><text:s text:c="3"/>Велеть молчать: так власти нет;</text:p>
      <text:p text:style-name="Обычный"><text:s text:c="3"/>Просил: так просьба не берёт.</text:p>
      <text:p text:style-name="Обычный"><text:s text:c="3"/>Придумал, наконец, и за соседом шлёт.</text:p>
      <text:p text:style-name="Обычный"><text:s text:c="3"/>Пришёл сосед.</text:p>
      <text:p text:style-name="Обычный"><text:s text:c="3"/>«Приятель дорогой, здорово!»</text:p>
      <text:p text:style-name="Обычный"><text:s text:c="3"/>«Челом вам бьём за ласковое слово».</text:p>
      <text:p text:style-name="Обычный"><text:s text:c="3"/>«Ну, что, брат, каково делишки, Клим, идут?»</text:p>
      <text:p text:style-name="Обычный"><text:s text:c="3"/>(В ком нужда, уж того мы знаем, как зовут.</text:p>
      <text:p text:style-name="Обычный"><text:s text:c="3"/>«Делишки, барин? Да не худо!»</text:p>
      <text:p text:style-name="Обычный"><text:s text:c="3"/>«Так от того-то ты так весел, так поёшь?</text:p>
      <text:p text:style-name="Обычный"><text:s text:c="3"/>Ты, стало, счастливо живёшь?»</text:p>
      <text:p text:style-name="Обычный"><text:s text:c="3"/>«На бога грех роптать, и что ж за чудо?</text:p>
      <text:p text:style-name="Обычный"><text:s text:c="3"/>Работою завален я всегда;</text:p>
      <text:p text:style-name="Обычный"><text:s text:c="3"/>Хозяйка у меня добра и молода:</text:p>
      <text:p text:style-name="Обычный"><text:s text:c="3"/>А с доброю женой, кто этого не знает,</text:p>
      <text:p text:style-name="Обычный"><text:s text:c="3"/>Живётся как-то веселей». –</text:p>
      <text:p text:style-name="Обычный"><text:s text:c="3"/>«И деньги есть?» – «Ну, нет, хоть лишних не бывает,</text:p>
      <text:p text:style-name="Обычный"><text:s text:c="3"/>Зато нет лишних и затей».</text:p>
      <text:p text:style-name="Обычный"><text:s text:c="3"/>«Итак, мой друг, ты быть богаче не желаешь?»</text:p>
      <text:p text:style-name="Обычный"><text:s text:c="3"/>«Я этого не говорю;</text:p>
      <text:p text:style-name="Обычный"><text:s text:c="3"/>Хоть бога и за то, что есть, благодарю;</text:p>
      <text:p text:style-name="Обычный"><text:s text:c="3"/>Но сам ты, барин, знаешь,</text:p>
      <text:p text:style-name="Обычный"><text:s text:c="3"/>Что человек, пока живёт,</text:p>
      <text:p text:style-name="Обычный"><text:s text:c="3"/>Всё хочет более: таков уж здешний свет.</text:p>
      <text:p text:style-name="Обычный"><text:s text:c="3"/>Я чай, ведь и тебе твоих сокровищ мало,</text:p>
      <text:p text:style-name="Обычный"><text:s text:c="3"/>И мне бы быть богатей не мешало».</text:p>
      <text:p text:style-name="Обычный"><text:s text:c="3"/>«Ты дело говоришь, дружок:</text:p>
      <text:p text:style-name="Обычный"><text:s text:c="3"/>Хоть при богатстве нам есть также неприятства,</text:p>
      <text:p text:style-name="Обычный"><text:s text:c="3"/>Хоть говорят, что бедность не порок,</text:p>
      <text:p text:style-name="Обычный"><text:s text:c="3"/>Но всё уж коль терпеть, так лучше от богатства,</text:p>
      <text:p text:style-name="Обычный"><text:s text:c="3"/>Возьми же: вот тебе рублёви<text:soft-page-break/>ков мешок:</text:p>
      <text:p text:style-name="Обычный"><text:s text:c="3"/>Ты мне за правду полюбился.</text:p>
      <text:p text:style-name="Обычный"><text:s text:c="3"/>Поди: дай бог, чтоб ты с моей руки разжился.</text:p>
      <text:p text:style-name="Обычный"><text:s text:c="3"/>Смотри, лишь промотать сих денег не моги</text:p>
      <text:p text:style-name="Обычный"><text:s text:c="3"/>И к нужде их ты береги!</text:p>
      <text:p text:style-name="Обычный"><text:s text:c="3"/>Пять сот рублей тут верным счётом.</text:p>
      <text:p text:style-name="Обычный"><text:s text:c="3"/>Прощай!» Сапожник мой,</text:p>
      <text:p text:style-name="Обычный"><text:s text:c="3"/>Схватя мешок, скорей домой</text:p>
      <text:p text:style-name="Обычный"><text:s text:c="3"/>Не бе́гом, лётом;</text:p>
      <text:p text:style-name="Обычный"><text:s text:c="3"/>Примчал гостинец под полой;</text:p>
      <text:p text:style-name="Обычный"><text:s text:c="3"/>И той же ночи в подземелье</text:p>
      <text:p text:style-name="Обычный"><text:s text:c="3"/>Зарыл мешок – и с ним своё веселье!</text:p>
      <text:p text:style-name="Обычный"><text:s text:c="3"/>Не только песен нет, куда девался сон</text:p>
      <text:p text:style-name="Обычный"><text:s text:c="3"/>(Узнал бессонницу и он!);</text:p>
      <text:p text:style-name="Обычный"><text:s text:c="3"/>Всё подозрительно, и всё его тревожит:</text:p>
      <text:p text:style-name="Обычный"><text:s text:c="3"/>Чуть ночью кошка заскребёт,</text:p>
      <text:p text:style-name="Обычный"><text:s text:c="3"/>Ему уж кажется, что вор к нему идёт:</text:p>
      <text:p text:style-name="Обычный"><text:s text:c="3"/>Похолодеет весь, и ухо он приложит.</text:p>
      <text:p text:style-name="Обычный"><text:s text:c="3"/>Ну, словом, жизнь пошла, хоть кинуться в реку.</text:p>
      <text:p text:style-name="Обычный"><text:s text:c="3"/>Сапожник бился, бился</text:p>
      <text:p text:style-name="Обычный"><text:s text:c="3"/>И, наконец, за ум хватился:</text:p>
      <text:p text:style-name="Обычный"><text:s text:c="3"/>Бежит с мешком к Откупщику</text:p>
      <text:p text:style-name="Обычный"><text:s text:c="3"/>И говорит: «Спасибо на приятстве,</text:p>
      <text:p text:style-name="Обычный"><text:s text:c="3"/>Вот твой мешок, возьми его назад:</text:p>
      <text:p text:style-name="Обычный"><text:s text:c="3"/>Я до него не знал, как худо спят.</text:p>
      <text:p text:style-name="Обычный"><text:s text:c="3"/>Живи ты при своём богатстве:</text:p>
      <text:p text:style-name="Обычный"><text:s text:c="3"/>А мне, за песни и за сон,</text:p>
      <text:p text:style-name="Обычный"><text:s text:c="3"/>Не надобен ни миллион»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Крестьянин в беде</text:p>
      <text:p text:style-name="Обычный"><text:s text:c="5"/></text:p>
      <text:p text:style-name="Обычный"><text:s text:c="5"/></text:p>
      <text:p text:style-name="Обычный"><text:s text:c="3"/>К Крестьянину на двор</text:p>
      <text:p text:style-name="Обычный"><text:s text:c="3"/>Залез осенней ночью вор;</text:p>
      <text:p text:style-name="Обычный"><text:s text:c="3"/>Забрался в клеть и на просторе,</text:p>
      <text:p text:style-name="Обычный"><text:s text:c="3"/>Обшаря стены все, и пол, и потолок,</text:p>
      <text:p text:style-name="Обычный"><text:s text:c="3"/>Покрал бессовестно что мог:</text:p>
      <text:p text:style-name="Обычный"><text:s text:c="3"/>И то ска<text:soft-page-break/>зать, какая совесть в воре!</text:p>
      <text:p text:style-name="Обычный"><text:s text:c="3"/>Ну так что наш мужик, бедняк,</text:p>
      <text:p text:style-name="Обычный"><text:s text:c="3"/>Богатым лёг, а с голью встал такою,</text:p>
      <text:p text:style-name="Обычный"><text:s text:c="3"/>Хоть по миру поди с сумою;</text:p>
      <text:p text:style-name="Обычный"><text:s text:c="3"/>Не дай бог никому проснуться худо так!</text:p>
      <text:p text:style-name="Обычный"><text:s text:c="3"/>Крестьянин тужит и горюет,</text:p>
      <text:p text:style-name="Обычный"><text:s text:c="3"/>Родню сзывает и друзей,</text:p>
      <text:p text:style-name="Обычный"><text:s text:c="3"/>Соседей всех и кумовей.</text:p>
      <text:p text:style-name="Обычный"><text:s text:c="3"/>«Нельзя ли, – говорит, – помочь беде моей?»</text:p>
      <text:p text:style-name="Обычный"><text:s text:c="3"/>Тут всякий с мужиком толкует,</text:p>
      <text:p text:style-name="Обычный"><text:s text:c="3"/>И умный свой даёт совет.</text:p>
      <text:p text:style-name="Обычный"><text:s text:c="3"/>Кум Карпыч говорит: «Эх, свет!</text:p>
      <text:p text:style-name="Обычный"><text:s text:c="3"/>Не надобно было тебе по миру славить,</text:p>
      <text:p text:style-name="Обычный"><text:s text:c="3"/>Что столько ты богат».</text:p>
      <text:p text:style-name="Обычный"><text:s text:c="3"/>Сват Климыч говорит: «Вперёд, мой милый сват,</text:p>
      <text:p text:style-name="Обычный"><text:s text:c="3"/>Старайся клеть к избе гораздо ближе ставить».</text:p>
      <text:p text:style-name="Обычный"><text:s text:c="3"/>«Эх, братцы, это всё не так, –</text:p>
      <text:p text:style-name="Обычный"><text:s text:c="3"/>Сосед толкует Фока, –</text:p>
      <text:p text:style-name="Обычный"><text:s text:c="3"/>Не то беда, что клеть далека,</text:p>
      <text:p text:style-name="Обычный"><text:s text:c="3"/>Да надо на дворе лихих держать собак;</text:p>
      <text:p text:style-name="Обычный"><text:s text:c="3"/>Возьми-ка у меня щенка любого</text:p>
      <text:p text:style-name="Обычный"><text:s text:c="3"/>От Жучки: я бы рад соседа дорогого</text:p>
      <text:p text:style-name="Обычный"><text:s text:c="3"/>От сердца наделить,</text:p>
      <text:p text:style-name="Обычный"><text:s text:c="3"/>Чем их топить».</text:p>
      <text:p text:style-name="Обычный"><text:s text:c="3"/>И словом, от родни и от друзей любезных</text:p>
      <text:p text:style-name="Обычный"><text:s text:c="3"/>Советов тысячу надавано полезных,</text:p>
      <text:p text:style-name="Обычный"><text:s text:c="3"/>Кто сколько мог,</text:p>
      <text:p text:style-name="Обычный"><text:s text:c="2"/><text:soft-page-break/><text:s/>А делом ни один бедняжке не помог.</text:p>
      <text:p text:style-name="Обычный"><text:s text:c="5"/></text:p>
      <text:p text:style-name="Обычный"><text:s text:c="3"/>На свете таково ж: коль в нужду попадёшься,</text:p>
      <text:p text:style-name="Обычный"><text:s text:c="3"/>Отведай сунуться к друзьям,</text:p>
      <text:p text:style-name="Обычный"><text:s text:c="3"/>Начнут советовать и вкось тебе, и впрямь:</text:p>
      <text:p text:style-name="Обычный"><text:s text:c="3"/>А чуть о помощи на деле заикнёшься,</text:p>
      <text:p text:style-name="Обычный"><text:s text:c="3"/>То лучший друг</text:p>
      <text:p text:style-name="Обычный"><text:s text:c="3"/>И нем и глух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Хозяин и Мыши</text:p>
      <text:p text:style-name="Обычный"><text:s text:c="5"/></text:p>
      <text:p text:style-name="Обычный"><text:s text:c="5"/></text:p>
      <text:p text:style-name="Обычный"><text:s text:c="3"/>Коль в доме станут воровать,</text:p>
      <text:p text:style-name="Обычный"><text:s text:c="3"/>А нет прилики вору,</text:p>
      <text:p text:style-name="Обычный"><text:s text:c="3"/>То берегись клепать</text:p>
      <text:p text:style-name="Обычный"><text:s text:c="3"/>Или наказывать всех сплошь и без разбору:</text:p>
      <text:p text:style-name="Обычный"><text:s text:c="3"/>Ты вора этим не уймёшь</text:p>
      <text:p text:style-name="Обычный"><text:s text:c="3"/>И не исправишь,</text:p>
      <text:p text:style-name="Обычный"><text:s text:c="3"/>А только добрых слуг с двора бежать заставишь,</text:p>
      <text:p text:style-name="Обычный"><text:s text:c="3"/>И от меньшой беды в большую попадёшь.</text:p>
      <text:p text:style-name="Обычный"><text:s text:c="5"/></text:p>
      <text:p text:style-name="Обычный"><text:s text:c="3"/>Купчина выстроил анбары</text:p>
      <text:p text:style-name="Обычный"><text:s text:c="3"/>И в них поклал съестные все товары.</text:p>
      <text:p text:style-name="Обычный"><text:s text:c="3"/>А чтоб мышиный род ему не навредил,</text:p>
      <text:p text:style-name="Обычный"><text:s text:c="3"/>Так он полицию из кошек учредил.</text:p>
      <text:p text:style-name="Обычный"><text:s text:c="3"/>Спокоен от Мышей Купчина;</text:p>
      <text:p text:style-name="Обычный"><text:s text:c="3"/>По кладовым и день и ночь дозор;</text:p>
      <text:p text:style-name="Обычный"><text:s text:c="3"/>И всё бы хорошо, да сделалась причина:</text:p>
      <text:p text:style-name="Обычный"><text:s text:c="3"/>В дозорных появился вор.</text:p>
      <text:p text:style-name="Обычный"><text:s text:c="3"/>У кошек, к<text:soft-page-break/>ак у нас (кто этого не знает?),</text:p>
      <text:p text:style-name="Обычный"><text:s text:c="3"/>Не без греха в надсмотрщиках бывает.</text:p>
      <text:p text:style-name="Обычный"><text:s text:c="3"/>Тут, чем бы вора подстеречь</text:p>
      <text:p text:style-name="Обычный"><text:s text:c="3"/>И наказать его, а правых поберечь,</text:p>
      <text:p text:style-name="Обычный"><text:s text:c="3"/>Хозяин мой велел всех кошек пересечь.</text:p>
      <text:p text:style-name="Обычный"><text:s text:c="3"/>Услыша приговор такой замысловатый,</text:p>
      <text:p text:style-name="Обычный"><text:s text:c="3"/>И правый тут, и виноватый</text:p>
      <text:p text:style-name="Обычный"><text:s text:c="3"/>Скорей с двора долой.</text:p>
      <text:p text:style-name="Обычный"><text:s text:c="3"/>Без кошек стал Купчина мой.</text:p>
      <text:p text:style-name="Обычный"><text:s text:c="3"/>А Мыши лишь того и ждали и хотели:</text:p>
      <text:p text:style-name="Обычный"><text:s text:c="3"/>Лишь кошки вон, они – в анбар,</text:p>
      <text:p text:style-name="Обычный"><text:s text:c="3"/>И в две иль три недели</text:p>
      <text:p text:style-name="Обычный"><text:s text:c="3"/>Поели весь товар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Слон и Моська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<text:s text:c="3"/>По улицам Слона водили,</text:p>
      <text:p text:style-name="Обычный"><text:s text:c="3"/>Как видно, напоказ –</text:p>
      <text:p text:style-name="Обычный"><text:s text:c="3"/>Известно, что Слоны в диковинку у нас –</text:p>
      <text:p text:style-name="Обычный"><text:s text:c="5"/></text:p>
      <text:p text:style-name="Обычный"><text:s text:c="3"/>Так за Слоном толпы зевак ходили.</text:p>
      <text:p text:style-name="Обычный"><text:s text:c="3"/>Отколе ни возьмись, навстречу Моська им.</text:p>
      <text:p text:style-name="Обычный"><text:s text:c="3"/>Увидевши Слона, ну на него метаться,</text:p>
      <text:p text:style-name="Обычный"><text:s text:c="3"/>И лаять, и визжать, и рваться,</text:p>
      <text:p text:style-name="Обычный"><text:s text:c="3"/>Ну, так и лезет в драку с ним.</text:p>
      <text:p text:style-name="Обычный"><text:s text:c="3"/>«Соседка, перестань срамиться, –</text:p>
      <text:p text:style-name="Обычный"><text:s text:c="3"/>Ей шавка говорит, – тебе<text:soft-page-break/><text:s/>ль с Слоном возиться?</text:p>
      <text:p text:style-name="Обычный"><text:s text:c="3"/>Смотри, уж ты хрипишь, а он себе идёт</text:p>
      <text:p text:style-name="Обычный"><text:s text:c="3"/>Вперёд</text:p>
      <text:p text:style-name="Обычный"><text:s text:c="3"/>И лаю твоего совсем не примечает».</text:p>
      <text:p text:style-name="Обычный"><text:s text:c="3"/>«Эх, эх! – ей Моська отвечает. –</text:p>
      <text:p text:style-name="Обычный"><text:s text:c="3"/>Вот то-то мне и духу придаёт,</text:p>
      <text:p text:style-name="Обычный"><text:s text:c="3"/>Что я, совсем без драки,</text:p>
      <text:p text:style-name="Обычный"><text:s text:c="3"/>Могу попасть в большие забияки.</text:p>
      <text:p text:style-name="Обычный"><text:s text:c="3"/>Пускай же говорят собаки:</text:p>
      <text:p text:style-name="Обычный"><text:s text:c="3"/>„Ай, Моська! знать, она сильна,</text:p>
      <text:p text:style-name="Обычный"><text:s text:c="3"/>Что лает на Слона!“»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Волк и Волчонок</text:p>
      <text:p text:style-name="Обычный"><text:s text:c="5"/></text:p>
      <text:p text:style-name="Обычный"><text:s text:c="5"/></text:p>
      <text:p text:style-name="Обычный"><text:s text:c="3"/>Волчонка Волк, начав помалу приучать</text:p>
      <text:p text:style-name="Обычный"><text:s text:c="3"/>Отцовским промыслом питаться,</text:p>
      <text:p text:style-name="Обычный"><text:s text:c="3"/>Послал его опушкой прогуляться;</text:p>
      <text:p text:style-name="Обычный"><text:s text:c="3"/>А между тем велел прилежней примечать,</text:p>
      <text:p text:style-name="Обычный"><text:s text:c="3"/>Нельзя ль где счастья им отведать:</text:p>
      <text:p text:style-name="Обычный"><text:s text:c="3"/>Хоть, захватя греха,</text:p>
      <text:p text:style-name="Обычный"><text:s text:c="3"/>На счёт бы пастуха</text:p>
      <text:p text:style-name="Обычный"><text:s text:c="3"/>Позавтракать иль пообедать!</text:p>
      <text:p text:style-name="Обычный"><text:s text:c="3"/>Приходит ученик домой</text:p>
      <text:p text:style-name="Обычный"><text:s text:c="3"/>И говорит: «Пойдём скорей со мной!</text:p>
      <text:p text:style-name="Обычный"><text:s text:c="3"/>Обед готов; ничто не может быть вернее:</text:p>
      <text:p text:style-name="Обычный"><text:s text:c="3"/>Там под горой</text:p>
      <text:p text:style-name="Обычный"><text:s text:c="3"/>Пасут овец, одна другой жирнее;</text:p>
      <text:p text:style-name="Обычный"><text:s text:c="3"/>Любую стоит лишь унесть,</text:p>
      <text:p text:style-name="Обычный"><text:s text:c="3"/>И съесть;</text:p>
      <text:p text:style-name="Обычный"><text:s text:c="3"/>А стадо таково, что трудно перечесть».</text:p>
      <text:p text:style-name="Обычный"><text:s text:c="3"/>«Постой-ка<text:soft-page-break/>, – Волк сказал, – сперва мне ведать надо,</text:p>
      <text:p text:style-name="Обычный"><text:s text:c="3"/>Каков пастух у стада?»</text:p>
      <text:p text:style-name="Обычный"><text:s text:c="3"/>«Хоть говорят, что он</text:p>
      <text:p text:style-name="Обычный"><text:s text:c="3"/>Не плох, заботлив и умён,</text:p>
      <text:p text:style-name="Обычный"><text:s text:c="3"/>Однако стадо я обшел со всех сторон</text:p>
      <text:p text:style-name="Обычный"><text:s text:c="3"/>И высмотрел собак: они совсем не жирны,</text:p>
      <text:p text:style-name="Обычный"><text:s text:c="3"/>И плохи, кажется, и смирны».</text:p>
      <text:p text:style-name="Обычный"><text:s text:c="3"/>«Меня так этот слух, –</text:p>
      <text:p text:style-name="Обычный"><text:s text:c="3"/>Волк старый говорит, – не очень к стаду манит;</text:p>
      <text:p text:style-name="Обычный"><text:s text:c="3"/>Коль подлинно не плох пастух,</text:p>
      <text:p text:style-name="Обычный"><text:s text:c="3"/>Так он плохих собак держать не станет.</text:p>
      <text:p text:style-name="Обычный"><text:s text:c="3"/>Тут тотчас попадёшь в беду!</text:p>
      <text:p text:style-name="Обычный"><text:s text:c="3"/>Пойдём-ка, я тебя на стадо наведу,</text:p>
      <text:p text:style-name="Обычный"><text:s text:c="3"/>Где сбережём верней мы наши шкуры:</text:p>
      <text:p text:style-name="Обычный"><text:s text:c="3"/>Хотя при стаде том и множество собак,</text:p>
      <text:p text:style-name="Обычный"><text:s text:c="3"/>Да сам пастух дурак;</text:p>
      <text:p text:style-name="Обычный"><text:s text:c="3"/>А где пастух дурак, там и собаки дуры»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Обезьяна</text:p>
      <text:p text:style-name="Обычный"><text:s text:c="5"/></text:p>
      <text:p text:style-name="Обычный"><text:s text:c="5"/></text:p>
      <text:p text:style-name="Обычный"><text:s text:c="3"/>Как хочешь ты трудись;</text:p>
      <text:p text:style-name="Обычный"><text:s text:c="3"/>Но приобресть не льстись</text:p>
      <text:p text:style-name="Обычный"><text:s text:c="3"/>Ни благодарности, ни; славы,</text:p>
      <text:p text:style-name="Обычный"><text:s text:c="3"/>Коль нет в твоих трудах ни пользы, ни забавы.</text:p>
      <text:p text:style-name="Обычный"><text:s text:c="5"/></text:p>
      <text:p text:style-name="Обычный"><text:s text:c="3"/>Крестьянин на заре с сохой</text:p>
      <text:p text:style-name="Обычный"><text:s text:c="3"/>Над полосой своей трудился;</text:p>
      <text:p text:style-name="Обычный"><text:s text:c="3"/>Трудился так крестьянин мой,</text:p>
      <text:p text:style-name="Обычный"><text:s text:c="3"/>Что градом пот с него катился;</text:p>
      <text:p text:style-name="Обычный"><text:s text:c="3"/>Мужик работник был прямой.</text:p>
      <text:p text:style-name="Обычный"><text:s/><text:soft-page-break/><text:s text:c="2"/>Зато, кто мимо ни проходит,</text:p>
      <text:p text:style-name="Обычный"><text:s text:c="3"/>От всех ему: спасибо, исполать!</text:p>
      <text:p text:style-name="Обычный"><text:s text:c="3"/>Мартышку это в зависть вводит.</text:p>
      <text:p text:style-name="Обычный"><text:s text:c="3"/>Хвалы приманчивы, – как их не пожелать!</text:p>
      <text:p text:style-name="Обычный"><text:s text:c="3"/>Мартышка вздумала трудиться:</text:p>
      <text:p text:style-name="Обычный"><text:s text:c="3"/>Нашла чурбан, и ну над ним возиться!</text:p>
      <text:p text:style-name="Обычный"><text:s text:c="3"/>Хлопот</text:p>
      <text:p text:style-name="Обычный"><text:s text:c="3"/>Мартышке полон рот:</text:p>
      <text:p text:style-name="Обычный"><text:s text:c="3"/>Чурбан она то понесёт,</text:p>
      <text:p text:style-name="Обычный"><text:s text:c="3"/>То так, то сяк его обхватит,</text:p>
      <text:p text:style-name="Обычный"><text:s text:c="3"/>То поволочёт, то покатит;</text:p>
      <text:p text:style-name="Обычный"><text:s text:c="3"/>Рекой с бедняжки льётся пот;</text:p>
      <text:p text:style-name="Обычный"><text:s text:c="3"/>И, наконец, она, пыхтя, насилу дышит:</text:p>
      <text:p text:style-name="Обычный"><text:s text:c="3"/>А всё ни от кого похвал себе не слышит.</text:p>
      <text:p text:style-name="Обычный"><text:s text:c="3"/>И не диковинка, мой свет!</text:p>
      <text:p text:style-name="Обычный"><text:s text:c="3"/>Трудишься много ты, да пользы в этом нет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Мешок</text:p>
      <text:p text:style-name="Обычный"><text:s text:c="5"/></text:p>
      <text:p text:style-name="Обычный"><text:s text:c="5"/></text:p>
      <text:p text:style-name="Обычный"><text:s text:c="3"/>В прихожей на полу,</text:p>
      <text:p text:style-name="Обычный"><text:s text:c="3"/>В углу,</text:p>
      <text:p text:style-name="Обычный"><text:s text:c="3"/>Пустой мешок валялся.</text:p>
      <text:p text:style-name="Обычный"><text:s text:c="3"/>У самых низких слуг</text:p>
      <text:p text:style-name="Обычный"><text:s text:c="3"/>Он на обтирку ног нередко помыкался;</text:p>
      <text:p text:style-name="Обычный"><text:s text:c="3"/>Как вдруг</text:p>
      <text:p text:style-name="Обычный"><text:s text:c="3"/>Мешок наш в честь попался</text:p>
      <text:p text:style-name="Обычный"><text:s text:c="3"/>И, весь червонцами набит,</text:p>
      <text:p text:style-name="Обычный"><text:s text:c="3"/>В окованном ларце в сохранности лежит,</text:p>
      <text:p text:style-name="Обычный"><text:s text:c="3"/>Хозяин сам его лелеет,</text:p>
      <text:p text:style-name="Обычный"><text:s text:c="3"/>И бережёт Мешок он так,</text:p>
      <text:p text:style-name="Обычный"><text:s text:c="3"/>Что на н<text:soft-page-break/>его никак</text:p>
      <text:p text:style-name="Обычный"><text:s text:c="3"/>Ни ветер не пахнет, ни муха сесть не смеет;</text:p>
      <text:p text:style-name="Обычный"><text:s text:c="3"/>А сверх того с Мешком</text:p>
      <text:p text:style-name="Обычный"><text:s text:c="3"/>Весь город стал знаком.</text:p>
      <text:p text:style-name="Обычный"><text:s text:c="3"/>Приятель ли к хозяину приходит:</text:p>
      <text:p text:style-name="Обычный"><text:s text:c="3"/>Охотно о Мешке речь ласкову заводит;</text:p>
      <text:p text:style-name="Обычный"><text:s text:c="3"/>А ежели Мешок открыт,</text:p>
      <text:p text:style-name="Обычный"><text:s text:c="3"/>То всякий на него умильно так глядит;</text:p>
      <text:p text:style-name="Обычный"><text:s text:c="3"/>Когда же кто к нему подсядет,</text:p>
      <text:p text:style-name="Обычный"><text:s text:c="3"/>То верно уж его потреплет иль погладит.</text:p>
      <text:p text:style-name="Обычный"><text:s text:c="3"/>Увидя, что у всех он стал в такой чести,</text:p>
      <text:p text:style-name="Обычный"><text:s text:c="3"/>Мешок завеличался,</text:p>
      <text:p text:style-name="Обычный"><text:s text:c="3"/>Заумничал, зазнался,</text:p>
      <text:p text:style-name="Обычный"><text:s text:c="3"/>Мешок заговорил и начал вздор нести;</text:p>
      <text:p text:style-name="Обычный"><text:s text:c="3"/>О всём и рядит он и судит:</text:p>
      <text:p text:style-name="Обычный"><text:s text:c="3"/>И то не так,</text:p>
      <text:p text:style-name="Обычный"><text:s text:c="3"/>И тот дурак,</text:p>
      <text:p text:style-name="Обычный"><text:s text:c="3"/>И из того-то худо будет.</text:p>
      <text:p text:style-name="Обычный"><text:s text:c="3"/>Все только слушают его, разинув рот;</text:p>
      <text:p text:style-name="Обычный"><text:s text:c="3"/>Хоть он такую дичь несёт,</text:p>
      <text:p text:style-name="Обычный"><text:s text:c="3"/>Что уши вянут:</text:p>
      <text:p text:style-name="Обычный"><text:s text:c="3"/>Но у людей, к несчастью, тот порок,</text:p>
      <text:p text:style-name="Обычный"><text:s text:c="3"/>Что им с червонцами Мешок</text:p>
      <text:p text:style-name="Обычный"><text:s text:c="3"/>Чтó ни скажи, всему дивиться станут.</text:p>
      <text:p text:style-name="Обычный"><text:s text:c="3"/>Но долго ль был Мешок в чести и слыл с умом,</text:p>
      <text:p text:style-name="Обычный"><text:s text:c="3"/>И долго ли его ласкали?</text:p>
      <text:p text:style-name="Обычный"><text:s text:c="3"/>Пока все из него червонцы потаскали;</text:p>
      <text:p text:style-name="Обычный"><text:s text:c="3"/>А т<text:soft-page-break/>ам он выброшен, и слуху нет о нём.</text:p>
      <text:p text:style-name="Обычный"><text:s text:c="5"/></text:p>
      <text:p text:style-name="Обычный"><text:s text:c="3"/>Мы басней никого обидеть не хотели:</text:p>
      <text:p text:style-name="Обычный"><text:s text:c="3"/>Но сколько есть таких Мешков</text:p>
      <text:p text:style-name="Обычный"><text:s text:c="3"/>Между откупщиков,</text:p>
      <text:p text:style-name="Обычный"><text:s text:c="3"/>Которы некогда в подносчиках сидели;</text:p>
      <text:p text:style-name="Обычный"><text:s text:c="3"/>Иль между игроков,</text:p>
      <text:p text:style-name="Обычный"><text:s text:c="3"/>Которы у себя за редкость рубль видали,</text:p>
      <text:p text:style-name="Обычный"><text:s text:c="3"/>А ныне, пополам с грехом, богаты стали;</text:p>
      <text:p text:style-name="Обычный"><text:s text:c="3"/>С которыми теперь и графы и князья –</text:p>
      <text:p text:style-name="Обычный"><text:s text:c="3"/>Друзья;</text:p>
      <text:p text:style-name="Обычный"><text:s text:c="3"/>Которые теперь с вельможей,</text:p>
      <text:p text:style-name="Обычный"><text:s text:c="3"/>У коего они не смели сесть в прихожей,</text:p>
      <text:p text:style-name="Обычный"><text:s text:c="3"/>Играют запросто в бостон?</text:p>
      <text:p text:style-name="Обычный"><text:s text:c="3"/>Велико дело – миллион!</text:p>
      <text:p text:style-name="Обычный"><text:s text:c="3"/>Однако же, друзья, вы столько не гордитесь!</text:p>
      <text:p text:style-name="Обычный"><text:s text:c="3"/>Сказать ли правду вам тишком?</text:p>
      <text:p text:style-name="Обычный"><text:s text:c="3"/>Не дай бог, если разоритесь:</text:p>
      <text:p text:style-name="Обычный"><text:s text:c="3"/>И с вами точно так поступят; как с Мешком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Кот и Повар</text:p>
      <text:p text:style-name="Обычный"><text:s text:c="5"/></text:p>
      <text:p text:style-name="Обычный"><text:s text:c="5"/></text:p>
      <text:p text:style-name="Обычный"><text:s text:c="3"/>Какой-то Повар, грамотей</text:p>
      <text:p text:style-name="Обычный"><text:s text:c="3"/>С поварни побежал своей</text:p>
      <text:p text:style-name="Обычный"><text:s text:c="3"/>В кабак (он набожных был правил</text:p>
      <text:p text:style-name="Обычный"><text:s text:c="3"/>И в этот день по куме тризну правил),</text:p>
      <text:p text:style-name="Обычный"><text:s text:c="3"/>А дома стеречи съестное от мышей</text:p>
      <text:p text:style-name="Обычный"><text:s text:c="3"/>Кота оставил.</text:p>
      <text:p text:style-name="Обычный"><text:s text:c="3"/>Но что же, возвратись, он видит? На полу</text:p>
      <text:p text:style-name="Обычный"><text:s text:c="3"/>Объедки пирога; а Васька-Кот в углу,</text:p>
      <text:p text:style-name="Обычный"><text:s text:c="3"/>Припав за уксусным бочонком,</text:p>
      <text:p text:style-name="Обычный"><text:s text:c="3"/>Мурлыча и ворча, трудится над курчонком.</text:p>
      <text:p text:style-name="Обычный"><text:s text:c="3"/>«Ах ты, обжора! ах, злодей!» –</text:p>
      <text:p text:style-name="Обычный"><text:s text:c="3"/>Тут Ваську Повар укоряет, –</text:p>
      <text:p text:style-name="Обычный"><text:s text:c="5"/></text:p>
      <text:p text:style-name="Обычный"><text:s text:c="3"/>Не стыдно ль стен тебе, не только что людей?</text:p>
      <text:p text:style-name="Обычный"><text:s text:c="3"/>(А Васька всё-таки курчонка убирает.)</text:p>
      <text:p text:style-name="Обычный"><text:s text:c="3"/>Как! быв честным Котом до этих пор,</text:p>
      <text:p text:style-name="Обычный"><text:s text:c="3"/>Бывало, за пример тебя смиренства кажут, –</text:p>
      <text:p text:style-name="Обычный"><text:s text:c="5"/></text:p>
      <text:p text:style-name="Обычный"><text:s text:c="3"/>А ты… ахти, какой позор!</text:p>
      <text:p text:style-name="Обычный"><text:s text:c="3"/>Теперя все соседи скажут:</text:p>
      <text:p text:style-name="Обычный"><text:s text:c="3"/>«Кот Васька плут! Кот Васька вор!</text:p>
      <text:p text:style-name="Обычный"><text:s text:c="3"/>И Ваську-де, не только что в поварню,</text:p>
      <text:p text:style-name="Обычный"><text:s text:c="3"/>Пускать не надо и на двор,</text:p>
      <text:p text:style-name="Обычный"><text:s text:c="3"/>Как волка жадного в овчарню:</text:p>
      <text:p text:style-name="Обычный"><text:s text:c="3"/>Он порча, он чума, он язва здешних мест!»</text:p>
      <text:p text:style-name="Обычный"><text:s text:c="3"/>(А Васька слушает, да ест.)</text:p>
      <text:p text:style-name="Обычный"><text:s text:c="3"/>Тут ритор мой, дав волю слов теченью,</text:p>
      <text:p text:style-name="Обычный"><text:s text:c="3"/>Не находил конца нравоученью.</text:p>
      <text:p text:style-name="Обычный"><text:s text:c="3"/>Но что ж? Пока его он пел,</text:p>
      <text:p text:style-name="Обычный"><text:s text:c="3"/>Кот Васька всё жаркое съел.</text:p>
      <text:p text:style-name="Обычный"><text:s text:c="5"/></text:p>
      <text:p text:style-name="Обычный"><text:s text:c="3"/>А я бы повару иному</text:p>
      <text:p text:style-name="Обычный"><text:s text:c="3"/>Велел на стенке зарубить:</text:p>
      <text:p text:style-name="Обычный"><text:s text:c="3"/>Чтоб там речей не тратить по-пустому.</text:p>
      <text:p text:style-name="Обычный"><text:s text:c="3"/>Где нужно власть употребить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ев и Комар</text:p>
      <text:p text:style-name="Обычный"><text:s text:c="5"/></text:p>
      <text:p text:style-name="Обычный"><text:s text:c="5"/></text:p>
      <text:p text:style-name="Обычный"><text:s text:c="3"/>Бессильному не смейся</text:p>
      <text:p text:style-name="Обычный"><text:s text:c="3"/>И слабого обидеть не моги!</text:p>
      <text:p text:style-name="Обычный"><text:s text:c="3"/>Мстят сильно иногда бессильные враги:</text:p>
      <text:p text:style-name="Обычный"><text:s text:c="3"/>Так слишком<text:s/><text:soft-page-break/>на свою ты силу не надейся!</text:p>
      <text:p text:style-name="Обычный"><text:s text:c="3"/>Послушай басню здесь о том,</text:p>
      <text:p text:style-name="Обычный"><text:s text:c="3"/>Как больно Лев за спесь наказан Комаром.</text:p>
      <text:p text:style-name="Обычный"><text:s text:c="3"/>Вот что о том я слышал стороною:</text:p>
      <text:p text:style-name="Обычный"><text:s text:c="3"/>Сухое к Комару явил презренье Лев;</text:p>
      <text:p text:style-name="Обычный"><text:s text:c="3"/>Зло взяло Комара: обиды не стерпев,</text:p>
      <text:p text:style-name="Обычный"><text:s text:c="3"/>Собрался, поднялся Комар на Льва войною.</text:p>
      <text:p text:style-name="Обычный"><text:s text:c="3"/>Сам ратник, сам трубач пищит во всю гортань</text:p>
      <text:p text:style-name="Обычный"><text:s text:c="3"/>И вызывает Льва на смертоносну брань.</text:p>
      <text:p text:style-name="Обычный"><text:s text:c="3"/>Льву смех, но наш Комар не шутит:</text:p>
      <text:p text:style-name="Обычный"><text:s text:c="3"/>То с тылу, то в глаза, то в уши Льву он трубит!</text:p>
      <text:p text:style-name="Обычный"><text:s text:c="3"/>И, место высмотрев и время улуча,</text:p>
      <text:p text:style-name="Обычный"><text:s text:c="3"/>Орлом на Льва спустился</text:p>
      <text:p text:style-name="Обычный"><text:s text:c="3"/>И Льву в крестец всем жалом впился.</text:p>
      <text:p text:style-name="Обычный"><text:s text:c="5"/></text:p>
      <text:p text:style-name="Обычный"><text:s text:c="3"/>Лев дрогнул и взмахнул хвостом на трубача.</text:p>
      <text:p text:style-name="Обычный"><text:s text:c="3"/>Увёртлив наш Комар да он же и не трусит!</text:p>
      <text:p text:style-name="Обычный"><text:s text:c="3"/>Льву сел на самый лоб и Львину кровь сосёт.</text:p>
      <text:p text:style-name="Обычный"><text:s text:c="3"/>Лев голову крутит, Лев гривою трясёт;</text:p>
      <text:p text:style-name="Обычный"><text:s text:c="3"/>Но наш герой своё несёт:</text:p>
      <text:p text:style-name="Обычный"><text:s text:c="3"/>То в нос забьётся Льву, то в ухо Льва укусит.</text:p>
      <text:p text:style-name="Обычный"><text:s text:c="3"/>Вздурился Лев,</text:p>
      <text:p text:style-name="Обычный"><text:s text:c="3"/>Престрашный поднял рев,</text:p>
      <text:p text:style-name="Обычный"><text:s text:c="3"/>Скрежещет в ярости зубами</text:p>
      <text:p text:style-name="Обычный"><text:s text:c="3"/>И землю он дерёт когтями.</text:p>
      <text:p text:style-name="Обычный"><text:s text:c="3"/>От рыка грозно<text:soft-page-break/>го окружный лес дрожит.</text:p>
      <text:p text:style-name="Обычный"><text:s text:c="3"/>Страх обнял всех зверей; всё кроется, бежит;</text:p>
      <text:p text:style-name="Обычный"><text:s text:c="3"/>Отколь у всех зверей взялися ноги,</text:p>
      <text:p text:style-name="Обычный"><text:s text:c="3"/>Как будто бы пришёл потоп или пожар!</text:p>
      <text:p text:style-name="Обычный"><text:s text:c="3"/>И кто ж? Комар</text:p>
      <text:p text:style-name="Обычный"><text:s text:c="3"/>Наделал столько всем тревоги!</text:p>
      <text:p text:style-name="Обычный"><text:s text:c="3"/>Рвался, метался Лев и, выбившись из сил,</text:p>
      <text:p text:style-name="Обычный"><text:s text:c="3"/>О землю грянулся и миру запросил.</text:p>
      <text:p text:style-name="Обычный"><text:s text:c="3"/>Насытил злость Комар; Льва жалует он миром:</text:p>
      <text:p text:style-name="Обычный"><text:s text:c="3"/>Из Ахиллеса вдруг становится Омиром</text:p>
      <text:p text:style-name="Обычный"><text:s text:c="3"/>И сам</text:p>
      <text:p text:style-name="Обычный"><text:s text:c="3"/>Летит трубить свою победу по лесам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Огородник и Философ</text:p>
      <text:p text:style-name="Обычный"><text:s text:c="5"/></text:p>
      <text:p text:style-name="Обычный"><text:s text:c="5"/></text:p>
      <text:p text:style-name="Обычный"><text:s text:c="3"/>Весной в своих грядах так рылся Огородник,</text:p>
      <text:p text:style-name="Обычный"><text:s text:c="3"/>Как будто бы хотел он вырыть клад:</text:p>
      <text:p text:style-name="Обычный"><text:s text:c="3"/>Мужик ретивый был работник,</text:p>
      <text:p text:style-name="Обычный"><text:s text:c="3"/>И дюж и свеж на взгляд;</text:p>
      <text:p text:style-name="Обычный"><text:s text:c="3"/>Под огурцы одни он взрыл с полсотни гряд.</text:p>
      <text:p text:style-name="Обычный"><text:s text:c="3"/>Двор обо двор с ним жил охотник</text:p>
      <text:p text:style-name="Обычный"><text:s text:c="3"/>До огородов и садов,</text:p>
      <text:p text:style-name="Обычный"><text:s text:c="3"/>Великий краснобай, названный друг природы,</text:p>
      <text:p text:style-name="Обычный"><text:s text:c="3"/>Недоученный Философ,</text:p>
      <text:p text:style-name="Обычный"><text:s text:c="3"/>Который лишь из книг болтал про огороды.</text:p>
      <text:p text:style-name="Обычный"><text:s text:c="3"/>Однако ж за своим он вздумал сам ходить</text:p>
      <text:p text:style-name="Обычный"><text:s text:c="3"/>И тоже огурцы садить,</text:p>
      <text:p text:style-name="Обычный"><text:s text:c="3"/>А между тем смеялся так соседу:</text:p>
      <text:p text:style-name="Обычный"><text:s text:c="3"/>«Сосед, как х<text:soft-page-break/>очешь ты потей,</text:p>
      <text:p text:style-name="Обычный"><text:s text:c="3"/>А я с работою моей</text:p>
      <text:p text:style-name="Обычный"><text:s text:c="3"/>Далеко от тебя уеду,</text:p>
      <text:p text:style-name="Обычный"><text:s text:c="3"/>И огород твой при моём</text:p>
      <text:p text:style-name="Обычный"><text:s text:c="3"/>Казаться будет пустырём.</text:p>
      <text:p text:style-name="Обычный"><text:s text:c="3"/>Да, правду говорить, я и тому дивился,</text:p>
      <text:p text:style-name="Обычный"><text:s text:c="3"/>Что огородишко твой кое-как идёт.</text:p>
      <text:p text:style-name="Обычный"><text:s text:c="3"/>Как ты ещё не разорился?</text:p>
      <text:p text:style-name="Обычный"><text:s text:c="3"/>Ты чай, ведь никаким наукам не учился?»</text:p>
      <text:p text:style-name="Обычный"><text:s text:c="3"/>«И некогда, – соседа был ответ! –</text:p>
      <text:p text:style-name="Обычный"><text:s text:c="3"/>Прилежность, навык, руки:</text:p>
      <text:p text:style-name="Обычный"><text:s text:c="3"/>Вот все мои тут и науки;</text:p>
      <text:p text:style-name="Обычный"><text:s text:c="3"/>Мне бог и с ними хлеб даёт».</text:p>
      <text:p text:style-name="Обычный"><text:s text:c="3"/>«Невежа! восставать против наук ты смеешь?»</text:p>
      <text:p text:style-name="Обычный"><text:s text:c="3"/>«Нет, барин, не толкуй моих так криво слов:</text:p>
      <text:p text:style-name="Обычный"><text:s text:c="3"/>Коль ты что путное затеешь,</text:p>
      <text:p text:style-name="Обычный"><text:s text:c="3"/>Я перенять всегда готов». –</text:p>
      <text:p text:style-name="Обычный"><text:s text:c="5"/></text:p>
      <text:p text:style-name="Обычный"><text:s text:c="3"/>«А вот увидишь ты, лишь лета б нам дождаться…»</text:p>
      <text:p text:style-name="Обычный"><text:s text:c="3"/>«Но, барин, не пора ль за дело приниматься?</text:p>
      <text:p text:style-name="Обычный"><text:s text:c="3"/>Уж я кой-что посеял, посадил;</text:p>
      <text:p text:style-name="Обычный"><text:s text:c="3"/>А ты и гряд ещё не взрыл».</text:p>
      <text:p text:style-name="Обычный"><text:s text:c="3"/>«Да, я не взрыл, за недосугом;</text:p>
      <text:p text:style-name="Обычный"><text:s text:c="3"/>Я всё читал</text:p>
      <text:p text:style-name="Обычный"><text:s text:c="3"/>И вычитал,</text:p>
      <text:p text:style-name="Обычный"><text:s text:c="3"/>Чем лучше: заступом их взрыть, сохой иль плугом.</text:p>
      <text:p text:style-name="Обычный"><text:s text:c="3"/>Но время ещё не уйдёт».</text:p>
      <text:p text:style-name="Обычный"><text:s text:c="3"/>«Как вас, а нас оно не очень ждёт», –</text:p>
      <text:p text:style-name="Обычный"><text:s text:c="3"/>Последний отвечал и тут же с ним расстался,</text:p>
      <text:p text:style-name="Обычный"><text:s text:c="3"/>Взяв заступ свой;</text:p>
      <text:p text:style-name="Обычный"><text:s text:c="3"/>А Филосóф пошёл домой.</text:p>
      <text:p text:style-name="Обычный"><text:s text:c="3"/>Читал, выписывал, справлялся</text:p>
      <text:p text:style-name="Обычный"><text:s text:c="3"/>И в книгах рылся и в грядах, –</text:p>
      <text:p text:style-name="Обычный"><text:s text:c="3"/>С утра до вечера в труда<text:soft-page-break/>х.</text:p>
      <text:p text:style-name="Обычный"><text:s text:c="3"/>Едва с одной работой сладит,</text:p>
      <text:p text:style-name="Обычный"><text:s text:c="3"/>Чуть на грядах лишь что взойдёт,</text:p>
      <text:p text:style-name="Обычный"><text:s text:c="3"/>В журналах новость он найдёт –</text:p>
      <text:p text:style-name="Обычный"><text:s text:c="3"/>Всё перероет, пересадит</text:p>
      <text:p text:style-name="Обычный"><text:s text:c="3"/>На новый лад и образец.</text:p>
      <text:p text:style-name="Обычный"><text:s text:c="3"/>Какой же вылился конец?</text:p>
      <text:p text:style-name="Обычный"><text:s text:c="3"/>У Огородника взошло всё и поспело:</text:p>
      <text:p text:style-name="Обычный"><text:s text:c="3"/>Он с прибылью, и в шляпе дело;</text:p>
      <text:p text:style-name="Обычный"><text:s text:c="3"/>А Филосóф –</text:p>
      <text:p text:style-name="Обычный"><text:s text:c="3"/>Без огурцов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Крестьянин и Лисица</text:p>
      <text:p text:style-name="Обычный"><text:s text:c="5"/></text:p>
      <text:p text:style-name="Обычный"><text:s text:c="5"/></text:p>
      <text:p text:style-name="Обычный"><text:s text:c="3"/>«Скажи мне, кумушка, что у тебя за страсть</text:p>
      <text:p text:style-name="Обычный"><text:s text:c="3"/>Кур красть? –</text:p>
      <text:p text:style-name="Обычный"><text:s text:c="3"/>Крестьянин говорил Лисице, встретясь с нею. –</text:p>
      <text:p text:style-name="Обычный"><text:s text:c="3"/>Я, право, о тебе жалею!</text:p>
      <text:p text:style-name="Обычный"><text:s text:c="3"/>Послушай, мы теперь вдвоём,</text:p>
      <text:p text:style-name="Обычный"><text:s text:c="3"/>Я правду всю скажу: ведь в ремесле твоём</text:p>
      <text:p text:style-name="Обычный"><text:s text:c="3"/>Ни на волос добра не видно.</text:p>
      <text:p text:style-name="Обычный"><text:s text:c="3"/>Не говоря уже, что красть и грех и стыдно</text:p>
      <text:p text:style-name="Обычный"><text:s text:c="3"/>И что бранит тебя весь свет,</text:p>
      <text:p text:style-name="Обычный"><text:s text:c="3"/>Да дня такого нет,</text:p>
      <text:p text:style-name="Обычный"><text:s text:c="3"/>Чтоб не боялась ты за ужин иль обед</text:p>
      <text:p text:style-name="Обычный"><text:s text:c="3"/>В курятнике оставить шкуры!</text:p>
      <text:p text:style-name="Обычный"><text:s text:c="3"/>Ну, стоят ли того все куры?»</text:p>
      <text:p text:style-name="Обычный"><text:s text:c="3"/>«Кому такая жизнь сносна? –</text:p>
      <text:p text:style-name="Обычный"><text:s text:c="3"/>Ли<text:soft-page-break/>сица отвечает. –</text:p>
      <text:p text:style-name="Обычный"><text:s text:c="3"/>Меня так всё в ней столько огорчает,</text:p>
      <text:p text:style-name="Обычный"><text:s text:c="3"/>Что даже мне и пища не вкусна.</text:p>
      <text:p text:style-name="Обычный"><text:s text:c="3"/>Когда б ты знал, как я в душе честна!</text:p>
      <text:p text:style-name="Обычный"><text:s text:c="3"/>Да что же делать? Нужда, дети;</text:p>
      <text:p text:style-name="Обычный"><text:s text:c="3"/>Притом же иногда, голубчик кум,</text:p>
      <text:p text:style-name="Обычный"><text:s text:c="3"/>И то приходит в ум,</text:p>
      <text:p text:style-name="Обычный"><text:s text:c="3"/>Что я ли воровством одна живу на свете?</text:p>
      <text:p text:style-name="Обычный"><text:s text:c="3"/>Хоть этот промысел мне точно острый нож».</text:p>
      <text:p text:style-name="Обычный"><text:s text:c="3"/>«Ну, что ж? –</text:p>
      <text:p text:style-name="Обычный"><text:s text:c="3"/>Крестьянин говорит. – Коль вправду ты не лжёшь,</text:p>
      <text:p text:style-name="Обычный"><text:s text:c="3"/>Я от греха тебя избавлю</text:p>
      <text:p text:style-name="Обычный"><text:s text:c="3"/>И честный хлеб тебе доставлю;</text:p>
      <text:p text:style-name="Обычный"><text:s text:c="3"/>Наймись курятник мой от лис ты охранять:</text:p>
      <text:p text:style-name="Обычный"><text:s text:c="3"/>Кому, как не Лисе, все лисьи плутни знать?</text:p>
      <text:p text:style-name="Обычный"><text:s text:c="3"/>Зато ни в чём не будешь ты нуждаться</text:p>
      <text:p text:style-name="Обычный"><text:s text:c="3"/>И станешь у меня как в масле сыр кататься».</text:p>
      <text:p text:style-name="Обычный"><text:s text:c="3"/>Торг слажен; и с того ж часа</text:p>
      <text:p text:style-name="Обычный"><text:s text:c="3"/>Вступила в караул Лиса.</text:p>
      <text:p text:style-name="Обычный"><text:s text:c="3"/>Пошло у Мужика житьё Лисе привольно;</text:p>
      <text:p text:style-name="Обычный"><text:s text:c="3"/>Мужик богат, всего Лисе довольно;</text:p>
      <text:p text:style-name="Обычный"><text:s text:c="3"/>Лисица стала и сытей,</text:p>
      <text:p text:style-name="Обычный"><text:s text:c="3"/>Лисица стала и жирней,</text:p>
      <text:p text:style-name="Обычный"><text:s text:c="3"/>Но всё не сделалась честней:</text:p>
      <text:p text:style-name="Обычный"><text:s text:c="3"/>Некраденый кусок приелся скоро ей;</text:p>
      <text:p text:style-name="Обычный"><text:s text:c="3"/>И кумушка тем службу повершила,</text:p>
      <text:p text:style-name="Обычный"><text:s text:c="3"/>Что, выбрав ночку потемней,</text:p>
      <text:p text:style-name="Обычный"><text:s text:c="3"/>У куманька всех кур передушила.</text:p>
      <text:p text:style-name="Обычный"><text:s text:c="3"/>В ком есть и совесть и закон,</text:p>
      <text:p text:style-name="Обычный"><text:s text:c="3"/>Тот не украдёт, не обманет,</text:p>
      <text:p text:style-name="Обычный"><text:s text:c="3"/>В какой бы нужде ни был он;</text:p>
      <text:p text:style-name="Обычный"><text:s text:c="3"/>А вору дай хоть миллион –</text:p>
      <text:p text:style-name="Обычный"><text:s text:c="3"/>Он воровать не пере<text:soft-page-break/>станет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Воспитание Льва</text:p>
      <text:p text:style-name="Обычный"><text:s text:c="5"/></text:p>
      <text:p text:style-name="Обычный"><text:s text:c="5"/></text:p>
      <text:p text:style-name="Обычный"><text:s text:c="3"/>Льву, Кесарю лесов, бог сына даровал.</text:p>
      <text:p text:style-name="Обычный"><text:s text:c="3"/>Звериную вы знаете природу:</text:p>
      <text:p text:style-name="Обычный"><text:s text:c="3"/>У них, не как у нас – у нас ребёнок году,</text:p>
      <text:p text:style-name="Обычный"><text:s text:c="3"/>Хотя б он царский был, и глуп, и слаб, и мал;</text:p>
      <text:p text:style-name="Обычный"><text:s text:c="3"/>А годовалый Львёнок</text:p>
      <text:p text:style-name="Обычный"><text:s text:c="3"/>Давно уж вышел из пелёнок.</text:p>
      <text:p text:style-name="Обычный"><text:s text:c="3"/>Так к году Лев-отец не шуткой думать стал.</text:p>
      <text:p text:style-name="Обычный"><text:s text:c="3"/>Чтобы сынка невежей не оставить,</text:p>
      <text:p text:style-name="Обычный"><text:s text:c="3"/>В нём царску честь не уронить</text:p>
      <text:p text:style-name="Обычный"><text:s text:c="3"/>И чтоб, когда сынку придётся царством править,</text:p>
      <text:p text:style-name="Обычный"><text:s text:c="3"/>Не стал бы за сынка народ отца бранить.</text:p>
      <text:p text:style-name="Обычный"><text:s text:c="3"/>Кого ж бы попросить, нанять или заставить</text:p>
      <text:p text:style-name="Обычный"><text:s text:c="3"/>Царевича Царём на выучку поставить?</text:p>
      <text:p text:style-name="Обычный"><text:s text:c="3"/>Отдать его Лисе – Лиса умна:</text:p>
      <text:p text:style-name="Обычный"><text:s text:c="3"/>Да лгать великая охотница она;</text:p>
      <text:p text:style-name="Обычный"><text:s text:c="3"/>А со лжецом во всяком деле мука:</text:p>
      <text:p text:style-name="Обычный"><text:s text:c="3"/>Так это, думал Царь, не царская наука.</text:p>
      <text:p text:style-name="Обычный"><text:s text:c="3"/>Отдать Кроту: о нём молва была,</text:p>
      <text:p text:style-name="Обычный"><text:s text:c="3"/>Что он во всём большой порядок любит:</text:p>
      <text:p text:style-name="Обычный"><text:s text:c="3"/>Без ощупи шага́ не ступит</text:p>
      <text:p text:style-name="Обычный"><text:s text:c="3"/>И всякое зерно для своего стола</text:p>
      <text:p text:style-name="Обычный"><text:s text:c="3"/>Он сам и чистит, сам и лупит;</text:p>
      <text:p text:style-name="Обычный"><text:s text:c="3"/>И словом, слава шла,</text:p>
      <text:p text:style-name="Обычный"><text:s text:c="3"/>Что Крот великий зверь на малые дела:</text:p>
      <text:p text:style-name="Обычный"><text:s text:c="3"/>Беда лишь под носом глаза Кротовы зорки,</text:p>
      <text:p text:style-name="Обычный"><text:s text:c="3"/>Да вдаль, не видят ничего;</text:p>
      <text:p text:style-name="Обычный"><text:s text:c="3"/>Порядок же Кротов хорош, да для него;</text:p>
      <text:p text:style-name="Обычный"><text:s text:c="3"/>А царство Львиное гораздо больше норки.</text:p>
      <text:p text:style-name="Обычный"><text:s text:c="3"/>Не взять ли Барса? Барс отважен и силён,</text:p>
      <text:p text:style-name="Обычный"><text:s text:c="3"/>А сверх того, великий тактик он;</text:p>
      <text:p text:style-name="Обычный"><text:s text:c="3"/>Да, Барс политики не знает:</text:p>
      <text:p text:style-name="Обычный"><text:s text:c="3"/>Гражданских прав совсем не понимает,</text:p>
      <text:p text:style-name="Обычный"><text:s text:c="3"/>Какие ж царствовать уроки он подаст!</text:p>
      <text:p text:style-name="Обычный"><text:s text:c="3"/>Царь должен быть судья, министр и воин,</text:p>
      <text:p text:style-name="Обычный"><text:s text:c="3"/>А Барс лишь резаться горазд:</text:p>
      <text:p text:style-name="Обычный"><text:s text:c="3"/>Так и детей учить он царских недостоин.</text:p>
      <text:p text:style-name="Обычный"><text:s text:c="3"/>Короче: звери все, и даже самый Слон,</text:p>
      <text:p text:style-name="Обычный"><text:s text:c="3"/>Который был в лесах почтён,</text:p>
      <text:p text:style-name="Обычный"><text:s text:c="3"/>Как в Греции Платон,</text:p>
      <text:p text:style-name="Обычный"><text:s text:c="3"/>Льву всё ещё казался не умён</text:p>
      <text:p text:style-name="Обычный"><text:s text:c="3"/>И не учён.</text:p>
      <text:p text:style-name="Обычный"><text:s text:c="3"/>По счастью, или нет (увидим это вскоре),</text:p>
      <text:p text:style-name="Обычный"><text:s text:c="3"/>Услышав про царёво горе,</text:p>
      <text:p text:style-name="Обычный"><text:s text:c="3"/>Такой же царь, пернатых царь, Орёл,</text:p>
      <text:p text:style-name="Обычный"><text:s text:c="3"/>Который вёл</text:p>
      <text:p text:style-name="Обычный"><text:s text:c="3"/>Со Львом приязнь и дружбу,</text:p>
      <text:p text:style-name="Обычный"><text:s text:c="3"/>Для друга сослужить большую взялся службу</text:p>
      <text:p text:style-name="Обычный"><text:s text:c="3"/>И вызвался сам Львёнка воспитать.</text:p>
      <text:p text:style-name="Обычный"><text:s text:c="3"/>У Льва как гору с плеч свалило.</text:p>
      <text:p text:style-name="Обычный"><text:s text:c="3"/>И подлинно: чего, казалось, лучше было</text:p>
      <text:p text:style-name="Обычный"><text:s text:c="3"/>Царевичу царя в учители сыскать?</text:p>
      <text:p text:style-name="Обычный"><text:s text:c="3"/>Вот Львёнка снарядили</text:p>
      <text:p text:style-name="Обычный"><text:s text:c="3"/>И отпустили</text:p>
      <text:p text:style-name="Обычный"><text:s text:c="3"/>Учиться царствовать к Орлу.</text:p>
      <text:p text:style-name="Обычный"><text:s text:c="3"/>Проходит год и два; меж тем, кого ни спросят,</text:p>
      <text:p text:style-name="Обычный"><text:s text:c="3"/>О Львёнке ото всех лишь слышат по<text:soft-page-break/>хвалу:</text:p>
      <text:p text:style-name="Обычный"><text:s text:c="3"/>Все птицы чудеса о нём в лесах разносят.</text:p>
      <text:p text:style-name="Обычный"><text:s text:c="3"/>И, наконец, приходит срочный год,</text:p>
      <text:p text:style-name="Обычный"><text:s text:c="3"/>Царь-Лев за сыном шлёт.</text:p>
      <text:p text:style-name="Обычный"><text:s text:c="3"/>Явился сын; тут царь сбирает весь народ,</text:p>
      <text:p text:style-name="Обычный"><text:s text:c="3"/>И малых и больших сзывает;</text:p>
      <text:p text:style-name="Обычный"><text:s text:c="3"/>Сынка целует, обнимает,</text:p>
      <text:p text:style-name="Обычный"><text:s text:c="3"/>И говорит ему он так: «Любезный сын,</text:p>
      <text:p text:style-name="Обычный"><text:s text:c="3"/>По мне наследник ты один;</text:p>
      <text:p text:style-name="Обычный"><text:s text:c="3"/>Я в гроб уже гляжу, а ты лишь в свет вступаешь!</text:p>
      <text:p text:style-name="Обычный"><text:s text:c="3"/>Так я тебе охотно царство сдам.</text:p>
      <text:p text:style-name="Обычный"><text:s text:c="3"/>Скажи теперь при всех лишь нам,</text:p>
      <text:p text:style-name="Обычный"><text:s text:c="3"/>Чему учен ты, что ты знаешь</text:p>
      <text:p text:style-name="Обычный"><text:s text:c="3"/>И как ты свой народ счастливым сделать чаешь?!»</text:p>
      <text:p text:style-name="Обычный"><text:s text:c="3"/>«Папа́, – ответствовал сынок, – я знаю то,</text:p>
      <text:p text:style-name="Обычный"><text:s text:c="3"/>Чего не знает здесь никто:</text:p>
      <text:p text:style-name="Обычный"><text:s text:c="3"/>И от Орла до Перепёлки,</text:p>
      <text:p text:style-name="Обычный"><text:s text:c="3"/>Какой где птице боле вод,</text:p>
      <text:p text:style-name="Обычный"><text:s text:c="3"/>Какая чем из них живёт,</text:p>
      <text:p text:style-name="Обычный"><text:s text:c="3"/>Какие яйца несёт,</text:p>
      <text:p text:style-name="Обычный"><text:s text:c="3"/>И птичьи нужды все сочту вам до иголки.</text:p>
      <text:p text:style-name="Обычный"><text:s text:c="3"/>Вот от учителей тебе мой аттестат:</text:p>
      <text:p text:style-name="Обычный"><text:s text:c="3"/>У птиц недаром говорят,</text:p>
      <text:p text:style-name="Обычный"><text:s text:c="3"/>Что я хватаю с неба звёзды;</text:p>
      <text:p text:style-name="Обычный"><text:s text:c="3"/>Когда ж намерен ты правленье мне вручить,</text:p>
      <text:p text:style-name="Обычный"><text:s text:c="3"/>То я тотчас начну зверей учить</text:p>
      <text:p text:style-name="Обычный"><text:s text:c="3"/>Вить гнезды».</text:p>
      <text:p text:style-name="Обычный"><text:s text:c="3"/>Тут ахнул царь и весь звериный свет;</text:p>
      <text:p text:style-name="Обычный"><text:s text:c="3"/>Повесил головы Совет,</text:p>
      <text:p text:style-name="Обычный"><text:s text:c="3"/>А Лев-старик поздненько спохватился,</text:p>
      <text:p text:style-name="Обычный"><text:s text:c="3"/>Что Львёнок пустякам учился</text:p>
      <text:p text:style-name="Обычный"><text:s text:c="3"/>И не добро он говорит;</text:p>
      <text:p text:style-name="Обычный"><text:s text:c="3"/>Что пользы нет большой тому знать птичий быт,</text:p>
      <text:p text:style-name="Обычный"><text:s text:c="3"/>Кого зверь<text:soft-page-break/>ми владеть поставила природа,</text:p>
      <text:p text:style-name="Обычный"><text:s text:c="3"/>И что важнейшая наука для царей:</text:p>
      <text:p text:style-name="Обычный"><text:s text:c="3"/>Знать свойство своего народа</text:p>
      <text:p text:style-name="Обычный"><text:s text:c="3"/>И выгоды земли своей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Старик и трое молодых</text:p>
      <text:p text:style-name="Обычный"><text:s text:c="5"/></text:p>
      <text:p text:style-name="Обычный"><text:s text:c="5"/></text:p>
      <text:p text:style-name="Обычный"><text:s text:c="3"/>Старик садить сбирался деревцо.</text:p>
      <text:p text:style-name="Обычный"><text:s text:c="3"/>«Уж пусть бы строиться; да как садить в те лета,</text:p>
      <text:p text:style-name="Обычный"><text:s text:c="3"/>Когда уж смотришь вон из света! –</text:p>
      <text:p text:style-name="Обычный"><text:s text:c="3"/>Так, Старику смеясь в лицо,</text:p>
      <text:p text:style-name="Обычный"><text:s text:c="3"/>Три взрослых юноши соседних рассуждали. –</text:p>
      <text:p text:style-name="Обычный"><text:s text:c="3"/>Чтоб плод тебе твои труды желанный дали,</text:p>
      <text:p text:style-name="Обычный"><text:s text:c="3"/>То надобно, чтоб ты два века жил.</text:p>
      <text:p text:style-name="Обычный"><text:s text:c="3"/>Неужли будешь ты второй Мафусаил?</text:p>
      <text:p text:style-name="Обычный"><text:s text:c="3"/>Оставь, старинушка, свои работы:</text:p>
      <text:p text:style-name="Обычный"><text:s text:c="3"/>Тебе ли затевать толь дальние расчёты?</text:p>
      <text:p text:style-name="Обычный"><text:s text:c="3"/>Едва ли для тебя текущий верен час?</text:p>
      <text:p text:style-name="Обычный"><text:s text:c="3"/>Такие замыслы простительны для нас:</text:p>
      <text:p text:style-name="Обычный"><text:s text:c="3"/>Мы молоды, цветём и крепостью и силой,</text:p>
      <text:p text:style-name="Обычный"><text:s text:c="3"/>А старику пора знакомиться с могилой».</text:p>
      <text:p text:style-name="Обычный"><text:s text:c="3"/>«Друзья! – смиренно им ответствует Старик, –</text:p>
      <text:p text:style-name="Обычный"><text:s text:c="3"/>Издетства я к трудам привык;</text:p>
      <text:p text:style-name="Обычный"><text:s text:c="3"/>А если оттого, что делать начинаю,</text:p>
      <text:p text:style-name="Обычный"><text:s text:c="3"/>Не мне лишь одному я пользы ожидаю,</text:p>
      <text:p text:style-name="Обычный"><text:s text:c="3"/>То, признаюсь,</text:p>
      <text:p text:style-name="Обычный"><text:s text:c="3"/>За труд такой ещё охотнее берусь.</text:p>
      <text:p text:style-name="Обычный"><text:s text:c="3"/>Кто добр, не всё лишь<text:soft-page-break/><text:s/>для себя трудится,</text:p>
      <text:p text:style-name="Обычный"><text:s text:c="3"/>Сажая деревцо, и тем я веселюсь,</text:p>
      <text:p text:style-name="Обычный"><text:s text:c="3"/>Что если от него сам тени не дождусь.</text:p>
      <text:p text:style-name="Обычный"><text:s text:c="3"/>То внук мой некогда сей тенью насладится,</text:p>
      <text:p text:style-name="Обычный"><text:s text:c="3"/>И это для меня уж плод.</text:p>
      <text:p text:style-name="Обычный"><text:s text:c="3"/>Да можно ль и за то ручаться наперёд,</text:p>
      <text:p text:style-name="Обычный"><text:s text:c="3"/>Кто здесь из нас кого переживёт?</text:p>
      <text:p text:style-name="Обычный"><text:s text:c="3"/>Смерть смотрит ли на молодость, на силу,</text:p>
      <text:p text:style-name="Обычный"><text:s text:c="3"/>Или на прелесть лиц?</text:p>
      <text:p text:style-name="Обычный"><text:s text:c="3"/>Ах, в старости моей прекраснейших девиц</text:p>
      <text:p text:style-name="Обычный"><text:s text:c="3"/>И крепких юношей я провожал в могилу!</text:p>
      <text:p text:style-name="Обычный"><text:s text:c="3"/>Кто знает: может быть, что ваш и ближе час</text:p>
      <text:p text:style-name="Обычный"><text:s text:c="3"/>И что сыра земля покроет прежде вас».</text:p>
      <text:p text:style-name="Обычный"><text:s text:c="3"/>Как им сказал Старик, так после то и было,</text:p>
      <text:p text:style-name="Обычный"><text:s text:c="3"/>Один из них в торги пошёл на кораблях;</text:p>
      <text:p text:style-name="Обычный"><text:s text:c="3"/>Надеждой счастие сперва ему польстило;</text:p>
      <text:p text:style-name="Обычный"><text:s text:c="3"/>Но бурею корабль разбило, –</text:p>
      <text:p text:style-name="Обычный"><text:s text:c="3"/>Надежду и пловца – всё море поглотило.</text:p>
      <text:p text:style-name="Обычный"><text:s text:c="3"/>Другой в чужих землях,</text:p>
      <text:p text:style-name="Обычный"><text:s text:c="3"/>Предавшися порока власти,</text:p>
      <text:p text:style-name="Обычный"><text:s text:c="3"/>За роскошь, негу и за страсти</text:p>
      <text:p text:style-name="Обычный"><text:s text:c="3"/>Здоровьем, а потом и жизнью заплатил.</text:p>
      <text:p text:style-name="Обычный"><text:s text:c="3"/>А третий – в жаркий день холодного испил</text:p>
      <text:p text:style-name="Обычный"><text:s text:c="3"/>И слёг: его врачам искусным поручили,</text:p>
      <text:p text:style-name="Обычный"><text:s text:c="3"/>А те его до смерти залечили.</text:p>
      <text:p text:style-name="Обычный"><text:s text:c="3"/>Узнавши о кончине их,</text:p>
      <text:p text:style-name="Обычный"><text:s text:c="3"/>Наш добрый Старичок оплакал всех троих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Дерево</text:p>
      <text:p text:style-name="Обычный"><text:s text:c="5"/></text:p>
      <text:p text:style-name="Обычный"><text:s text:c="5"/></text:p>
      <text:p text:style-name="Обычный"><text:s text:c="3"/>Увидя, что топор Крестьянин нес,</text:p>
      <text:p text:style-name="Обычный"><text:s text:c="3"/>«Голубчик, – Деревцо сказало молодое, –</text:p>
      <text:p text:style-name="Обычный"><text:s text:c="3"/>Пожалуй, выруби вокруг меня ты лес,</text:p>
      <text:p text:style-name="Обычный"><text:s text:c="3"/>Я не могу расти в покое:</text:p>
      <text:p text:style-name="Обычный"><text:s text:c="3"/>Ни солнца мне не виден с<text:soft-page-break/>вет,</text:p>
      <text:p text:style-name="Обычный"><text:s text:c="3"/>Ни для корней моих простору нет,</text:p>
      <text:p text:style-name="Обычный"><text:s text:c="3"/>Ни ветеркам вокруг меня свободы,</text:p>
      <text:p text:style-name="Обычный"><text:s text:c="3"/>Такие надо мной он сплесть изволил своды!</text:p>
      <text:p text:style-name="Обычный"><text:s text:c="3"/>Когда б не от него расти помеха мне,</text:p>
      <text:p text:style-name="Обычный"><text:s text:c="3"/>Я в год бы сделалось красою сей стране,</text:p>
      <text:p text:style-name="Обычный"><text:s text:c="3"/>И тенью бы моей покрылась вся долина;</text:p>
      <text:p text:style-name="Обычный"><text:s text:c="3"/>А ныне тонко я, почти как хворостина».</text:p>
      <text:p text:style-name="Обычный"><text:s text:c="3"/>Взялся Крестьянин за топор,</text:p>
      <text:p text:style-name="Обычный"><text:s text:c="3"/>И Дереву, как другу,</text:p>
      <text:p text:style-name="Обычный"><text:s text:c="3"/>Он оказал услугу:</text:p>
      <text:p text:style-name="Обычный"><text:s text:c="3"/>Вкруг Деревца большой очистился простор;</text:p>
      <text:p text:style-name="Обычный"><text:s text:c="3"/>Но торжество его недолго было!</text:p>
      <text:p text:style-name="Обычный"><text:s text:c="3"/>То солнцем дерево печёт,</text:p>
      <text:p text:style-name="Обычный"><text:s text:c="3"/>То градом, то дождём сечёт,</text:p>
      <text:p text:style-name="Обычный"><text:s text:c="3"/>И ветром, наконец, то Деревцо сломило.</text:p>
      <text:p text:style-name="Обычный"><text:s text:c="3"/>«Безумное! – ему сказала тут змея, –</text:p>
      <text:p text:style-name="Обычный"><text:s text:c="3"/>Не от тебя ль беда твоя?</text:p>
      <text:p text:style-name="Обычный"><text:s text:c="3"/>Когда б, укрытое в лесу, ты возрастало,</text:p>
      <text:p text:style-name="Обычный"><text:s text:c="3"/>Тебе б вредить ни зной, ни ветры не могли,</text:p>
      <text:p text:style-name="Обычный"><text:s text:c="3"/>Тебя бы старые деревья берегли;</text:p>
      <text:p text:style-name="Обычный"><text:s text:c="3"/>А если б некогда деревьев тех не стало,</text:p>
      <text:p text:style-name="Обычный"><text:s text:c="3"/>И время их бы отошло,</text:p>
      <text:p text:style-name="Обычный"><text:s text:c="3"/>Тогда в свою чреду ты столько б возросло,</text:p>
      <text:p text:style-name="Обычный"><text:s text:c="3"/>Усилилось и укрепилось,</text:p>
      <text:p text:style-name="Обычный"><text:s text:c="3"/>Что нынешней беды с тобой бы не случилось,</text:p>
      <text:p text:style-name="Обычный"><text:s text:c="3"/>И бурю, может быть, ты б<text:soft-page-break/><text:s/>выдержать могло!»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Гуси</text:p>
      <text:p text:style-name="Обычный"><text:s text:c="5"/></text:p>
      <text:p text:style-name="Обычный"><text:s text:c="5"/></text:p>
      <text:p text:style-name="Обычный"><text:s text:c="3"/>Предлинной хворостиной</text:p>
      <text:p text:style-name="Обычный"><text:s text:c="3"/>Мужик Гусей гнал в город продавать;</text:p>
      <text:p text:style-name="Обычный"><text:s text:c="3"/>И, правду истинну сказать,</text:p>
      <text:p text:style-name="Обычный"><text:s text:c="3"/>Не очень вежливо честил свой гурт гусиной:</text:p>
      <text:p text:style-name="Обычный"><text:s text:c="3"/>На барыши спешил к базарному он дню</text:p>
      <text:p text:style-name="Обычный"><text:s text:c="3"/>(А где до прибыли коснётся,</text:p>
      <text:p text:style-name="Обычный"><text:s text:c="3"/>Не только там гусям, и людям достаётся).</text:p>
      <text:p text:style-name="Обычный"><text:s text:c="3"/>Я мужика и не виню;</text:p>
      <text:p text:style-name="Обычный"><text:s text:c="3"/>Но Гуси иначе об этом толковали</text:p>
      <text:p text:style-name="Обычный"><text:s text:c="3"/>И, встретяся с прохожим на пути,</text:p>
      <text:p text:style-name="Обычный"><text:s text:c="3"/>Вот как на мужика пеняли:</text:p>
      <text:p text:style-name="Обычный"><text:s text:c="3"/>«Где можно нас, Гусей, несчастнее найти?</text:p>
      <text:p text:style-name="Обычный"><text:s text:c="3"/>Мужик так нами помыкает,</text:p>
      <text:p text:style-name="Обычный"><text:s text:c="3"/>И нас, как будто бы простых Гусей, гоняет;</text:p>
      <text:p text:style-name="Обычный"><text:s text:c="3"/>А этого не смыслит неуч сей,</text:p>
      <text:p text:style-name="Обычный"><text:s text:c="3"/>Что он обязан нам почтеньем;</text:p>
      <text:p text:style-name="Обычный"><text:s text:c="3"/>Что мы свой знатный род ведём от тех Гусей,</text:p>
      <text:p text:style-name="Обычный"><text:s text:c="3"/>Которым некогда был должен Рим спасеньем:</text:p>
      <text:p text:style-name="Обычный"><text:s text:c="3"/>Там даже праздники им в честь учреждены!»</text:p>
      <text:p text:style-name="Обычный"><text:s text:c="3"/>«А вы хотите быть за что отличены?» –</text:p>
      <text:p text:style-name="Обычный"><text:s text:c="3"/>Спросил прохожий их. – «Да наши предки…» «Знаю,</text:p>
      <text:p text:style-name="Обычный"><text:s text:c="3"/>И все читал; но ведать я желаю,</text:p>
      <text:p text:style-name="Обычный"><text:s text:c="3"/>Вы сколько пользы принесли?»</text:p>
      <text:p text:style-name="Обычный"><text:s text:c="3"/>«Да наши предки Рим спасли!»</text:p>
      <text:p text:style-name="Обычный"><text:s text:c="3"/>«Всё так<text:soft-page-break/>, да вы что сделали такое?»</text:p>
      <text:p text:style-name="Обычный"><text:s text:c="3"/>«Мы? Ничего!» – «Так что ж и доброго в вас есть?</text:p>
      <text:p text:style-name="Обычный"><text:s text:c="3"/>Оставьте предков вы в покое:</text:p>
      <text:p text:style-name="Обычный"><text:s text:c="3"/>Им поделом была и честь;</text:p>
      <text:p text:style-name="Обычный"><text:s text:c="3"/>А вы, друзья, лишь годны на жаркое».</text:p>
      <text:p text:style-name="Обычный"><text:s text:c="5"/></text:p>
      <text:p text:style-name="Обычный"><text:s text:c="3"/>Баснь эту можно бы и боле пояснить –</text:p>
      <text:p text:style-name="Обычный"><text:s text:c="3"/>Да чтоб гусей не раздразнить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Свинья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<text:s text:c="3"/>Свинья на барский двор когда-то затесалась;</text:p>
      <text:p text:style-name="Обычный"><text:s text:c="3"/>Вокруг конюшен так и кухонь наслонялась;</text:p>
      <text:p text:style-name="Обычный"><text:s text:c="3"/>В сору, в навозе извалялась;</text:p>
      <text:p text:style-name="Обычный"><text:s text:c="3"/>В помоях по уши досыта накупалась:</text:p>
      <text:p text:style-name="Обычный"><text:s text:c="3"/>И из гостей домой</text:p>
      <text:p text:style-name="Обычный"><text:s text:c="3"/>Пришла свинья свиньёй.</text:p>
      <text:p text:style-name="Обычный"><text:s text:c="3"/>«Ну что ж, Хавронья, там ты видела такого? –</text:p>
      <text:p text:style-name="Обычный"><text:s text:c="3"/>Свинью спросил пастух. –</text:p>
      <text:p text:style-name="Обычный"><text:s text:c="3"/>Ведь и́дет слух,</text:p>
      <text:p text:style-name="Обычный"><text:s text:c="3"/>Что всё у богачей лишь бисер да жемчуг;</text:p>
      <text:p text:style-name="Обычный"><text:s text:c="3"/>А в доме так одно богатее другого?»</text:p>
      <text:p text:style-name="Обычный"><text:s text:c="3"/>Хавронья хрюкает: «Ну, право, порют вздор.</text:p>
      <text:p text:style-name="Обычный"><text:s text:c="3"/>Я не приметила богатства никакого:</text:p>
      <text:p text:style-name="Обычный"><text:s text:c="3"/>Всё только лишь навоз да сор;</text:p>
      <text:p text:style-name="Обычный"><text:s text:c="3"/>А, кажется, уж, не жалея рыла,</text:p>
      <text:p text:style-name="Обычный"><text:s text:c="3"/>Я там изрыла</text:p>
      <text:p text:style-name="Обычный"><text:s text:c="3"/>Весь задний двор».</text:p>
      <text:p text:style-name="Обычный"><text:s text:c="5"/></text:p>
      <text:p text:style-name="Обычный"><text:s text:c="3"/>Не дай бог никого сравненьем мне обидеть!</text:p>
      <text:p text:style-name="Обычный"><text:s text:c="3"/>Но к<text:soft-page-break/>ак же критика Хавроньей не назвать,</text:p>
      <text:p text:style-name="Обычный"><text:s text:c="3"/>Который, что ни станет разбирать,</text:p>
      <text:p text:style-name="Обычный"><text:s text:c="3"/>Имеет дар одно худое видеть?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Муха и Дорожные</text:p>
      <text:p text:style-name="Обычный"><text:s text:c="5"/></text:p>
      <text:p text:style-name="Обычный"><text:s text:c="5"/></text:p>
      <text:p text:style-name="Обычный"><text:s text:c="3"/>В июле, в самый зной, в полуденную пору,</text:p>
      <text:p text:style-name="Обычный"><text:s text:c="3"/>Сыпучими песками, в гору,</text:p>
      <text:p text:style-name="Обычный"><text:s text:c="3"/>С поклажей и с семьёй дворян,</text:p>
      <text:p text:style-name="Обычный"><text:s text:c="3"/>Четвёркою рыдван</text:p>
      <text:p text:style-name="Обычный"><text:s text:c="3"/>Тащился.</text:p>
      <text:p text:style-name="Обычный"><text:s text:c="3"/>Кони измучились, и кучер как ни бился,</text:p>
      <text:p text:style-name="Обычный"><text:s text:c="3"/>Пришло хоть стать. Слезает с козел он.</text:p>
      <text:p text:style-name="Обычный"><text:s text:c="3"/>И, лошадей мучитель,</text:p>
      <text:p text:style-name="Обычный"><text:s text:c="3"/>С лакеем в два кнута тиранит с двух сторон:</text:p>
      <text:p text:style-name="Обычный"><text:s text:c="3"/>А легче нет. Ползут из колымаги вон</text:p>
      <text:p text:style-name="Обычный"><text:s text:c="3"/>Боярин, барыня, их девка, сын, учитель.</text:p>
      <text:p text:style-name="Обычный"><text:s text:c="3"/>Но, знать, рыдван был плотно нагружён,</text:p>
      <text:p text:style-name="Обычный"><text:s text:c="3"/>Что лошади, хотя его тронули,</text:p>
      <text:p text:style-name="Обычный"><text:s text:c="3"/>Но в гору по песку едва-едва тянули.</text:p>
      <text:p text:style-name="Обычный"><text:s text:c="3"/>Случись тут Мухе быть. Как горю не помочь?</text:p>
      <text:p text:style-name="Обычный"><text:s text:c="3"/>Вступилась: ну жужжать во всю мушину мочь;</text:p>
      <text:p text:style-name="Обычный"><text:s text:c="3"/>Вокруг повозки суетится:</text:p>
      <text:p text:style-name="Обычный"><text:s text:c="3"/>То над носом юлит у коренной,</text:p>
      <text:p text:style-name="Обычный"><text:s text:c="3"/>То лоб укусит пристяжной,</text:p>
      <text:p text:style-name="Обычный"><text:s text:c="3"/>То вместо кучера на козлы вдруг садится</text:p>
      <text:p text:style-name="Обычный"><text:s text:c="2"/><text:soft-page-break/><text:s/>Или, оставя лошадей,</text:p>
      <text:p text:style-name="Обычный"><text:s text:c="3"/>И вдоль и поперёк шныряет меж людей;</text:p>
      <text:p text:style-name="Обычный"><text:s text:c="3"/>Ну, словно откупщик на ярмарке, хлопочет</text:p>
      <text:p text:style-name="Обычный"><text:s text:c="3"/>И только плачется на то,</text:p>
      <text:p text:style-name="Обычный"><text:s text:c="3"/>Что ей ни в чём никто</text:p>
      <text:p text:style-name="Обычный"><text:s text:c="3"/>Никак помочь не хочет.</text:p>
      <text:p text:style-name="Обычный"><text:s text:c="3"/>Гуторя слуги вздор, плетутся вслед шажком;</text:p>
      <text:p text:style-name="Обычный"><text:s text:c="3"/>Учитель с барыней шушукают тишком;</text:p>
      <text:p text:style-name="Обычный"><text:s text:c="3"/>Сам барин, позабыв, как он к порядку нужен,</text:p>
      <text:p text:style-name="Обычный"><text:s text:c="3"/>Ушёл с служанкой в бор искать грибов на ужин;</text:p>
      <text:p text:style-name="Обычный"><text:s text:c="3"/>И Муха всем жужжит, что только лишь она</text:p>
      <text:p text:style-name="Обычный"><text:s text:c="3"/>О всём заботится одна.</text:p>
      <text:p text:style-name="Обычный"><text:s text:c="3"/>Меж тем лошадушки, шаг за шаг, понемногу</text:p>
      <text:p text:style-name="Обычный"><text:s text:c="3"/>Втащилися на ровную дорогу.</text:p>
      <text:p text:style-name="Обычный"><text:s text:c="3"/>«Ну, – Муха говорит, – теперя слава богу!</text:p>
      <text:p text:style-name="Обычный"><text:s text:c="3"/>Садитесь по местам, и добрый всем вам путь;</text:p>
      <text:p text:style-name="Обычный"><text:s text:c="3"/>А мне уж дайте отдохнуть:</text:p>
      <text:p text:style-name="Обычный"><text:s text:c="3"/>Меня насилу крылья носят».</text:p>
      <text:p text:style-name="Обычный"><text:s text:c="5"/></text:p>
      <text:p text:style-name="Обычный"><text:s text:c="3"/>Куда людей на свете много есть,</text:p>
      <text:p text:style-name="Обычный"><text:s text:c="3"/>Которые везде хотят себя приплесть</text:p>
      <text:p text:style-name="Обычный"><text:s text:c="3"/>И любят хлопотать, где их совсем не просят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Орёл и Паук</text:p>
      <text:p text:style-name="Обычный"><text:s text:c="5"/></text:p>
      <text:p text:style-name="Обычный"><text:s text:c="5"/></text:p>
      <text:p text:style-name="Обычный"><text:s text:c="3"/>За облака Орел</text:p>
      <text:p text:style-name="Обычный"><text:s text:c="3"/>На верх Кавказских гор поднялся;</text:p>
      <text:p text:style-name="Обычный"><text:s text:c="3"/>На кедре там столетнем сел</text:p>
      <text:p text:style-name="Обычный"><text:s text:c="3"/>И зримым под собой пространством любовался.</text:p>
      <text:p text:style-name="Обычный"><text:s text:c="3"/>Казалось, что оттоль он видел край земли:</text:p>
      <text:p text:style-name="Обычный"><text:s text:c="3"/>Там реки по степям излучисто текли;</text:p>
      <text:p text:style-name="Обычный"><text:s text:c="3"/>Здесь рощи и луга цвели</text:p>
      <text:p text:style-name="Обычный"><text:s text:c="3"/>Во всём весеннем их уборе;</text:p>
      <text:p text:style-name="Обычный"><text:s text:c="3"/>А там сердитое Каспийско море,</text:p>
      <text:p text:style-name="Обычный"><text:s text:c="3"/>Как ворона крыло, чернелося в<text:soft-page-break/>дали.</text:p>
      <text:p text:style-name="Обычный"><text:s text:c="3"/>«Хвала тебе, Зевес, что, управляя светом,</text:p>
      <text:p text:style-name="Обычный"><text:s text:c="3"/>Ты рассудил меня снабдить таким полетом,</text:p>
      <text:p text:style-name="Обычный"><text:s text:c="3"/>Что неприступной я не знаю высоты, –</text:p>
      <text:p text:style-name="Обычный"><text:s text:c="3"/>Орёл к Юпитеру взывает, –</text:p>
      <text:p text:style-name="Обычный"><text:s text:c="3"/>И что смотрю оттоль на мира красоты,</text:p>
      <text:p text:style-name="Обычный"><text:s text:c="3"/>Куда никто не залетает».</text:p>
      <text:p text:style-name="Обычный"><text:s text:c="3"/>«Какой же ты хвастун, как погляжу! –</text:p>
      <text:p text:style-name="Обычный"><text:s text:c="3"/>Паук ему тут с ветки отвечает, –</text:p>
      <text:p text:style-name="Обычный"><text:s text:c="3"/>Да ниже ль я тебя, товарищ, здесь сижу?»</text:p>
      <text:p text:style-name="Обычный"><text:s text:c="3"/>Орёл глядит: и подлинно, Паук,</text:p>
      <text:p text:style-name="Обычный"><text:s text:c="3"/>Над самым им раскинув сеть вокруг,</text:p>
      <text:p text:style-name="Обычный"><text:s text:c="3"/>На веточке хлопочет,</text:p>
      <text:p text:style-name="Обычный"><text:s text:c="3"/>И, кажется, Орлу заткать он солнце хочет.</text:p>
      <text:p text:style-name="Обычный"><text:s text:c="3"/>«Ты как на этой высоте? –</text:p>
      <text:p text:style-name="Обычный"><text:s text:c="3"/>Спросил Орёл, – и те,</text:p>
      <text:p text:style-name="Обычный"><text:s text:c="3"/>Которые полёт отважнейший имеют,</text:p>
      <text:p text:style-name="Обычный"><text:s text:c="3"/>Не все сюда пускаться смеют;</text:p>
      <text:p text:style-name="Обычный"><text:s text:c="3"/>А ты без крыл и слаб; неужли ты дополз?»</text:p>
      <text:p text:style-name="Обычный"><text:s text:c="3"/>«Нет, я б на это не решился».</text:p>
      <text:p text:style-name="Обычный"><text:s text:c="3"/>«Да как же здесь ты очутился?»</text:p>
      <text:p text:style-name="Обычный"><text:s text:c="3"/>«Да я к тебе же прицепился,</text:p>
      <text:p text:style-name="Обычный"><text:s text:c="3"/>И снизу на хвосте ты сам меня занёс:</text:p>
      <text:p text:style-name="Обычный"><text:s text:c="3"/>Но здесь и без тебя умею я держаться;</text:p>
      <text:p text:style-name="Обычный"><text:s text:c="3"/>И так передо мной прошу не величаться;</text:p>
      <text:p text:style-name="Обычный"><text:s text:c="3"/>И знай, что я…» Тут вихрь, отколе ни возьмись,</text:p>
      <text:p text:style-name="Обычный"><text:s text:c="3"/>И сду<text:soft-page-break/>нул Паука опять на самый низ.</text:p>
      <text:p text:style-name="Обычный"><text:s text:c="5"/></text:p>
      <text:p text:style-name="Обычный"><text:s text:c="3"/>Как вам, а мне так кажутся похожи</text:p>
      <text:p text:style-name="Обычный"><text:s text:c="3"/>На этаких нередко Пауков</text:p>
      <text:p text:style-name="Обычный"><text:s text:c="3"/>Те, кои без ума и даже без трудов,</text:p>
      <text:p text:style-name="Обычный"><text:s text:c="3"/>Тащатся вверх, держась за хвост вельможи;</text:p>
      <text:p text:style-name="Обычный"><text:s text:c="3"/>А надувают грудь,</text:p>
      <text:p text:style-name="Обычный"><text:s text:c="3"/>Как будто б силою их бог снабдил орлиной:</text:p>
      <text:p text:style-name="Обычный"><text:s text:c="3"/>Хоть стоит ветру лишь пахнуть,</text:p>
      <text:p text:style-name="Обычный"><text:s text:c="3"/>Чтоб их унесть и с паутиной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ань и Дервиш</text:p>
      <text:p text:style-name="Обычный"><text:s text:c="5"/></text:p>
      <text:p text:style-name="Обычный"><text:s text:c="5"/></text:p>
      <text:p text:style-name="Обычный"><text:s text:c="3"/>Младая Лань, своих лишась любезных чад,</text:p>
      <text:p text:style-name="Обычный"><text:s text:c="3"/>Ещё сосцы млеком имея отягченны,</text:p>
      <text:p text:style-name="Обычный"><text:s text:c="3"/>Нашла в лесу двух малых волченят</text:p>
      <text:p text:style-name="Обычный"><text:s text:c="3"/>И стала выполнять долг матери священный,</text:p>
      <text:p text:style-name="Обычный"><text:s text:c="3"/>Своим питая их млеком.</text:p>
      <text:p text:style-name="Обычный"><text:s text:c="3"/>В лесу живущий с ней одном,</text:p>
      <text:p text:style-name="Обычный"><text:s text:c="3"/>Дервиш, её поступком изумленный:</text:p>
      <text:p text:style-name="Обычный"><text:s text:c="3"/>«О безрассудная! – сказал, – к кому любовь,</text:p>
      <text:p text:style-name="Обычный"><text:s text:c="3"/>Кому своё млеко ты расточаешь?</text:p>
      <text:p text:style-name="Обычный"><text:s text:c="3"/>Иль благодарности от их ты роду чаешь?</text:p>
      <text:p text:style-name="Обычный"><text:s text:c="3"/>Быть может, некогда (иль злости их не знаешь?)</text:p>
      <text:p text:style-name="Обычный"><text:s text:c="3"/>Они прольют твою же кровь».</text:p>
      <text:p text:style-name="Обычный"><text:s text:c="3"/>«Быть может, – Лань на это отвечала, –</text:p>
      <text:p text:style-name="Обычный"><text:s text:c="3"/>Но я о том не помышляла</text:p>
      <text:p text:style-name="Обычный"><text:s text:c="3"/>И не желаю помышлять:</text:p>
      <text:p text:style-name="Обычный"><text:s text:c="3"/>Мне чувство матери одно тепер<text:soft-page-break/>ь лишь мило,</text:p>
      <text:p text:style-name="Обычный"><text:s text:c="3"/>И молоко моё меня бы тяготило,</text:p>
      <text:p text:style-name="Обычный"><text:s text:c="3"/>Когда б не стала я питать».</text:p>
      <text:p text:style-name="Обычный"><text:s text:c="5"/></text:p>
      <text:p text:style-name="Обычный"><text:s text:c="3"/>Так, истинная благость</text:p>
      <text:p text:style-name="Обычный"><text:s text:c="3"/>Без всякой мзды добро творит:</text:p>
      <text:p text:style-name="Обычный"><text:s text:c="3"/>Кто добр, тому избытки в тягость,</text:p>
      <text:p text:style-name="Обычный"><text:s text:c="3"/>Коль он их с ближним не делит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Собака</text:p>
      <text:p text:style-name="Обычный"><text:s text:c="5"/></text:p>
      <text:p text:style-name="Обычный"><text:s text:c="5"/></text:p>
      <text:p text:style-name="Обычный"><text:s text:c="3"/>У барина была Собака шаловлива.</text:p>
      <text:p text:style-name="Обычный"><text:s text:c="3"/>Хоть нужды не было Собаке той ни в чём:</text:p>
      <text:p text:style-name="Обычный"><text:s text:c="3"/>Иная бы таким житьём</text:p>
      <text:p text:style-name="Обычный"><text:s text:c="3"/>Была довольна и счастлива</text:p>
      <text:p text:style-name="Обычный"><text:s text:c="3"/>И не подумала бы красть!</text:p>
      <text:p text:style-name="Обычный"><text:s text:c="3"/>Но уж у ней была такая страсть:</text:p>
      <text:p text:style-name="Обычный"><text:s text:c="3"/>Что из мясного ни достанет,</text:p>
      <text:p text:style-name="Обычный"><text:s text:c="3"/>В минуту стянет.</text:p>
      <text:p text:style-name="Обычный"><text:s text:c="3"/>Хозяин сладить с ней не мог,</text:p>
      <text:p text:style-name="Обычный"><text:s text:c="3"/>Как он ни бился,</text:p>
      <text:p text:style-name="Обычный"><text:s text:c="3"/>Пока его приятель не вступился</text:p>
      <text:p text:style-name="Обычный"><text:s text:c="3"/>И в том ему советом не помог.</text:p>
      <text:p text:style-name="Обычный"><text:s text:c="3"/>«Послушай, – говорит, – хоть, кажется, ты строг,</text:p>
      <text:p text:style-name="Обычный"><text:s text:c="3"/>Но ты лишь красть Собаку приучаешь</text:p>
      <text:p text:style-name="Обычный"><text:s text:c="3"/>Затем, что краденый кусок</text:p>
      <text:p text:style-name="Обычный"><text:s text:c="3"/>Всегда ей оставляешь.</text:p>
      <text:p text:style-name="Обычный"><text:s text:c="3"/>А ты вперёд её хоть меньше бей,</text:p>
      <text:p text:style-name="Обычный"><text:s text:c="3"/>Да кражу отнимай у ней».</text:p>
      <text:p text:style-name="Обычный"><text:s text:c="3"/>Едва лишь на себе Собака испытала</text:p>
      <text:p text:style-name="Обычный"><text:s text:c="3"/>Совет разумный сей, –</text:p>
      <text:p text:style-name="Обычный"><text:s text:c="3"/>Шалить Собака перестала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Орёл и Крот</text:p>
      <text:p text:style-name="Обычный"><text:s text:c="5"/></text:p>
      <text:p text:style-name="Обычный"><text:s text:c="5"/></text:p>
      <text:p text:style-name="Обычный"><text:s text:c="3"/>Не презирай совета ничьего,</text:p>
      <text:p text:style-name="Обычный"><text:s text:c="3"/>Но прежде рассмотри его.</text:p>
      <text:p text:style-name="Обычный"><text:s text:c="5"/></text:p>
      <text:p text:style-name="Обычный"><text:s text:c="3"/>Со стороны прибыв далёкой</text:p>
      <text:p text:style-name="Обычный"><text:s text:c="3"/>В дремучий лес, Орёл с Орлицею вдвоём</text:p>
      <text:p text:style-name="Обычный"><text:s text:c="3"/>Задумали навек остаться в нём</text:p>
      <text:p text:style-name="Обычный"><text:s text:c="3"/>И, выбравши ветвистый дуб высокой,</text:p>
      <text:p text:style-name="Обычный"><text:s text:c="3"/>Гнездо себе в его вершине стали вить,</text:p>
      <text:p text:style-name="Обычный"><text:s text:c="3"/>Надеясь и детей тут вывести на лето.</text:p>
      <text:p text:style-name="Обычный"><text:s text:c="3"/>Услыша Крот про это,</text:p>
      <text:p text:style-name="Обычный"><text:s text:c="3"/>Орлу взял смелость доложить,</text:p>
      <text:p text:style-name="Обычный"><text:s text:c="3"/>Что этот дуб для их жилища не годится,</text:p>
      <text:p text:style-name="Обычный"><text:s text:c="3"/>Что весь почти он в корне сгнил</text:p>
      <text:p text:style-name="Обычный"><text:s text:c="3"/>И скоро, может быть, свалится,</text:p>
      <text:p text:style-name="Обычный"><text:s text:c="3"/>Так чтоб Орёл гнезда на нём не вил.</text:p>
      <text:p text:style-name="Обычный"><text:s text:c="3"/>Но кстати ли Орлу принять совет из норки,</text:p>
      <text:p text:style-name="Обычный"><text:s text:c="3"/>И от Крота! А где же похвала,</text:p>
      <text:p text:style-name="Обычный"><text:s text:c="3"/>Что у Орла</text:p>
      <text:p text:style-name="Обычный"><text:s text:c="3"/>Глаза так зорки?</text:p>
      <text:p text:style-name="Обычный"><text:s text:c="3"/>И что за стать Кротам мешаться сметь в дела</text:p>
      <text:p text:style-name="Обычный"><text:s text:c="3"/>Царь-птицы!</text:p>
      <text:p text:style-name="Обычный"><text:s text:c="3"/>Так многого с Кротом не говоря,</text:p>
      <text:p text:style-name="Обычный"><text:s text:c="3"/>К работе поскорей, советчика презря, –</text:p>
      <text:p text:style-name="Обычный"><text:s text:c="3"/>И новос<text:soft-page-break/>елье у царя</text:p>
      <text:p text:style-name="Обычный"><text:s text:c="3"/>Поспело скоро для царицы.</text:p>
      <text:p text:style-name="Обычный"><text:s text:c="3"/>Всё счастливо: уж есть и дети у Орлицы.</text:p>
      <text:p text:style-name="Обычный"><text:s text:c="3"/>Но что ж? – Однажды, как зарей,</text:p>
      <text:p text:style-name="Обычный"><text:s text:c="3"/>Орёл из-под небес к семье своей</text:p>
      <text:p text:style-name="Обычный"><text:s text:c="3"/>С богатым завтраком с охоты торопился,</text:p>
      <text:p text:style-name="Обычный"><text:s text:c="3"/>Он видит: дуб его свалился</text:p>
      <text:p text:style-name="Обычный"><text:s text:c="3"/>И подавило им Орлицу и детей.</text:p>
      <text:p text:style-name="Обычный"><text:s text:c="3"/>От горести невзвидя свету:</text:p>
      <text:p text:style-name="Обычный"><text:s text:c="3"/>«Несчастный! – он сказал, –</text:p>
      <text:p text:style-name="Обычный"><text:s text:c="3"/>За гордость рок меня так люто наказал,</text:p>
      <text:p text:style-name="Обычный"><text:s text:c="3"/>Что не послушался я умного совету.</text:p>
      <text:p text:style-name="Обычный"><text:s text:c="3"/>Но можно ль было ожидать,</text:p>
      <text:p text:style-name="Обычный"><text:s text:c="3"/>Чтобы ничтожный Крот совет мог добрый дать?»</text:p>
      <text:p text:style-name="Обычный"><text:s text:c="3"/>«Когда бы ты не презрел мною, –</text:p>
      <text:p text:style-name="Обычный"><text:s text:c="3"/>Из норки Крот сказал, – то вспомнил бы, что рою</text:p>
      <text:p text:style-name="Обычный"><text:s text:c="3"/>Свои я норы под землей</text:p>
      <text:p text:style-name="Обычный"><text:s text:c="3"/>И что, случаясь близ корней,</text:p>
      <text:p text:style-name="Обычный"><text:s text:c="3"/>Здорово ль дерево, я знать могу верней»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<text:s text:c="5"/></text:p>
      <text:p text:style-name="Обычный">Квартет</text:p>
      <text:p text:style-name="Обычный"><text:s text:c="3"/>Проказница Мартышка,</text:p>
      <text:p text:style-name="Обычный"><text:s text:c="3"/>Осёл,</text:p>
      <text:p text:style-name="Обычный"><text:s text:c="3"/>Козёл</text:p>
      <text:p text:style-name="Обычный"><text:s text:c="3"/>Да косолапый Мишка</text:p>
      <text:p text:style-name="Обычный"><text:s text:c="3"/>Затеяли сыграть Квартет.</text:p>
      <text:p text:style-name="Обычный"><text:s text:c="3"/>Достали нот, баса, альта, две скрипки</text:p>
      <text:p text:style-name="Обычный"><text:s text:c="3"/>И сели на лужок под липки, –</text:p>
      <text:p text:style-name="Обычный"><text:s text:c="3"/>Пленять своим искусством свет.</text:p>
      <text:p text:style-name="Обычный"><text:s text:c="3"/>Ударили в смычки, дерут, а толку нет.</text:p>
      <text:p text:style-name="Обычный"><text:s text:c="3"/>«Стой, братцы, стой! – кричит Мартышка. – Погодите!</text:p>
      <text:p text:style-name="Обычный"><text:s text:c="3"/>Как музыке идти? Ведь вы не так сидите.</text:p>
      <text:p text:style-name="Обычный"><text:s text:c="3"/>Ты с басом, Мишенька, садись против а<text:soft-page-break/>льта,</text:p>
      <text:p text:style-name="Обычный"><text:s text:c="3"/>Я, прима, сяду против вторы;</text:p>
      <text:p text:style-name="Обычный"><text:s text:c="3"/>Тогда пойдёт уж музыка не та:</text:p>
      <text:p text:style-name="Обычный"><text:s text:c="3"/>У нас запляшут лес и горы!»</text:p>
      <text:p text:style-name="Обычный"><text:s text:c="3"/>Расселись, начали Квартет;</text:p>
      <text:p text:style-name="Обычный"><text:s text:c="3"/>Он всё-таки на лад нейдет.</text:p>
      <text:p text:style-name="Обычный"><text:s text:c="3"/>«Постойте ж, я сыскал секрет! –</text:p>
      <text:p text:style-name="Обычный"><text:s text:c="3"/>Кричит Осёл, – мы, верно, уж поладим,</text:p>
      <text:p text:style-name="Обычный"><text:s text:c="3"/>Коль рядом сядем».</text:p>
      <text:p text:style-name="Обычный"><text:s text:c="3"/>Послушались Осла: уселись чинно в ряд;</text:p>
      <text:p text:style-name="Обычный"><text:s text:c="3"/>А всё-таки Квартет нейдёт на лад.</text:p>
      <text:p text:style-name="Обычный"><text:s text:c="3"/>Вот пуще прежнего пошли у них разборы</text:p>
      <text:p text:style-name="Обычный"><text:s text:c="3"/>И споры,</text:p>
      <text:p text:style-name="Обычный"><text:s text:c="3"/>Кому и как сидеть.</text:p>
      <text:p text:style-name="Обычный"><text:s text:c="3"/>Случилось Соловью на шум их прилететь.</text:p>
      <text:p text:style-name="Обычный"><text:s text:c="3"/>Тут с просьбой все к нему, чтоб их решить сомненье.</text:p>
      <text:p text:style-name="Обычный"><text:s text:c="3"/>«Пожалуй, – говорят, – возьми на час терпенье,</text:p>
      <text:p text:style-name="Обычный"><text:s text:c="3"/>Чтобы Квартет в порядок наш привесть:</text:p>
      <text:p text:style-name="Обычный"><text:s text:c="3"/>И ноты есть у нас, и инструменты есть,</text:p>
      <text:p text:style-name="Обычный"><text:s text:c="3"/>Скажи лишь, как нам сесть!»</text:p>
      <text:p text:style-name="Обычный"><text:s text:c="3"/>«Чтоб музыкантом быть, так надобно уменье</text:p>
      <text:p text:style-name="Обычный"><text:s text:c="3"/>И уши ваших понежней, –</text:p>
      <text:p text:style-name="Обычный"><text:s text:c="3"/>Им отвечает Соловей, –</text:p>
      <text:p text:style-name="Обычный"><text:s text:c="3"/>А вы, друзья, как ни садитесь,</text:p>
      <text:p text:style-name="Обычный"><text:s text:c="3"/>Всё в музыканты не годитесь»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исты и Корни</text:p>
      <text:p text:style-name="Обычный"><text:s text:c="5"/></text:p>
      <text:p text:style-name="Обычный"><text:s text:c="5"/></text:p>
      <text:p text:style-name="Обычный"><text:s text:c="3"/>В прекрасный летний день,</text:p>
      <text:p text:style-name="Обычный"><text:s text:c="3"/>Бр<text:soft-page-break/>осая по долине тень,</text:p>
      <text:p text:style-name="Обычный"><text:s text:c="3"/>Листы на дереве с зефирами шептали,</text:p>
      <text:p text:style-name="Обычный"><text:s text:c="3"/>Хвалились густотой, зелёностью своей</text:p>
      <text:p text:style-name="Обычный"><text:s text:c="3"/>И вот как о себе зефирам толковали:</text:p>
      <text:p text:style-name="Обычный"><text:s text:c="3"/>«Не правда ли, что мы краса долины всей?</text:p>
      <text:p text:style-name="Обычный"><text:s text:c="3"/>Что нами дерево так пышно и кудряво,</text:p>
      <text:p text:style-name="Обычный"><text:s text:c="3"/>Раскидисто и величаво?</text:p>
      <text:p text:style-name="Обычный"><text:s text:c="3"/>Что б было в нём без нас? Ну, право,</text:p>
      <text:p text:style-name="Обычный"><text:s text:c="3"/>Хвалить себя мы можем без греха!</text:p>
      <text:p text:style-name="Обычный"><text:s text:c="3"/>Не мы ль от зноя пастуха</text:p>
      <text:p text:style-name="Обычный"><text:s text:c="3"/>И странника в тени прохладной укрываем?</text:p>
      <text:p text:style-name="Обычный"><text:s text:c="3"/>Не мы ль красивостью своей</text:p>
      <text:p text:style-name="Обычный"><text:s text:c="3"/>Плясать сюда пастушек привлекаем?</text:p>
      <text:p text:style-name="Обычный"><text:s text:c="3"/>У нас же раннею и позднею зарей</text:p>
      <text:p text:style-name="Обычный"><text:s text:c="3"/>Насвистывает соловей.</text:p>
      <text:p text:style-name="Обычный"><text:s text:c="3"/>Да вы, зефиры, сами</text:p>
      <text:p text:style-name="Обычный"><text:s text:c="3"/>Почти не расстаётесь с нами».</text:p>
      <text:p text:style-name="Обычный"><text:s text:c="3"/>«Примолвить можно бы спасибо тут и нам», –</text:p>
      <text:p text:style-name="Обычный"><text:s text:c="3"/>Им голос отвечал из-под земли смиренно.</text:p>
      <text:p text:style-name="Обычный"><text:s text:c="3"/>«Кто смеет говорить столь нагло и надменно!</text:p>
      <text:p text:style-name="Обычный"><text:s text:c="3"/>Вы кто такие там,</text:p>
      <text:p text:style-name="Обычный"><text:s text:c="3"/>Что дерзко так считаться с нами стали?» –</text:p>
      <text:p text:style-name="Обычный"><text:s text:c="5"/></text:p>
      <text:p text:style-name="Обычный"><text:s text:c="3"/>Листы, по дереву шумя, залепетали.</text:p>
      <text:p text:style-name="Обычный"><text:s text:c="3"/>«Мы те, –</text:p>
      <text:p text:style-name="Обычный"><text:s text:c="3"/>Им снизу отвечали, –</text:p>
      <text:p text:style-name="Обычный"><text:s text:c="3"/>Которые, здесь роясь в темноте,</text:p>
      <text:p text:style-name="Обычный"><text:s text:c="3"/>Питаем вас. Ужель не узнаёте?</text:p>
      <text:p text:style-name="Обычный"><text:s text:c="3"/>Мы корни де<text:soft-page-break/>рева, на коем вы цветёте.</text:p>
      <text:p text:style-name="Обычный"><text:s text:c="3"/>Красуйтесь в добрый час!</text:p>
      <text:p text:style-name="Обычный"><text:s text:c="3"/>Да только помните ту разницу меж нас:</text:p>
      <text:p text:style-name="Обычный"><text:s text:c="3"/>Что с новою весной лист новый народится,</text:p>
      <text:p text:style-name="Обычный"><text:s text:c="3"/>А если корень иссушится, –</text:p>
      <text:p text:style-name="Обычный"><text:s text:c="3"/>Не станет дерева, ни вас»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Волк и Лисица</text:p>
      <text:p text:style-name="Обычный"><text:s text:c="5"/></text:p>
      <text:p text:style-name="Обычный"><text:s text:c="5"/></text:p>
      <text:p text:style-name="Обычный"><text:s text:c="3"/>Охотно мы дарим,</text:p>
      <text:p text:style-name="Обычный"><text:s text:c="3"/>Что нам не надобно самим.</text:p>
      <text:p text:style-name="Обычный"><text:s text:c="3"/>Мы этой басней поясним,</text:p>
      <text:p text:style-name="Обычный"><text:s text:c="3"/>Затем что истина сноснее вполоткрыта.</text:p>
      <text:p text:style-name="Обычный"><text:s text:c="5"/></text:p>
      <text:p text:style-name="Обычный"><text:s text:c="3"/>Лиса, курятинки накушавшись досыта</text:p>
      <text:p text:style-name="Обычный"><text:s text:c="3"/>И добрый ворошок припрятавши в запас,</text:p>
      <text:p text:style-name="Обычный"><text:s text:c="3"/>Под стогом прилегла вздремнуть в вечерний час.</text:p>
      <text:p text:style-name="Обычный"><text:s text:c="3"/>Глядит, а в гости к ней голодный Волк тащится.</text:p>
      <text:p text:style-name="Обычный"><text:s text:c="3"/>«Что, кумушка, беды! – он говорит. –</text:p>
      <text:p text:style-name="Обычный"><text:s text:c="3"/>Ни косточкой не мог нигде я поживиться;</text:p>
      <text:p text:style-name="Обычный"><text:s text:c="3"/>Меня так голод и морит;</text:p>
      <text:p text:style-name="Обычный"><text:s text:c="3"/>Собаки злы, пастух не спит,</text:p>
      <text:p text:style-name="Обычный"><text:s text:c="3"/>Пришло хоть удавиться!»</text:p>
      <text:p text:style-name="Обычный"><text:s text:c="3"/>«Неужли?» – «Право, так». – «Бедняжка куманёк?</text:p>
      <text:p text:style-name="Обычный"><text:s text:c="3"/>Да не изволишь ли сенца? Вот целый стог:</text:p>
      <text:p text:style-name="Обычный"><text:s text:c="3"/>Я куму услужить готов<text:soft-page-break/>а».</text:p>
      <text:p text:style-name="Обычный"><text:s text:c="3"/>А куму не сенца, хотелось бы мяснова –</text:p>
      <text:p text:style-name="Обычный"><text:s text:c="3"/>Да про запас Лиса ни слова.</text:p>
      <text:p text:style-name="Обычный"><text:s text:c="3"/>И серый рыцарь мой,</text:p>
      <text:p text:style-name="Обычный"><text:s text:c="3"/>Обласкан по уши кумой,</text:p>
      <text:p text:style-name="Обычный"><text:s text:c="3"/>Пошёл без ужина домой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Бумажный Змей</text:p>
      <text:p text:style-name="Обычный"><text:s text:c="5"/></text:p>
      <text:p text:style-name="Обычный"><text:s text:c="5"/></text:p>
      <text:p text:style-name="Обычный"><text:s text:c="3"/>Запущенный под облака,</text:p>
      <text:p text:style-name="Обычный"><text:s text:c="3"/>Бумажный Змей, приметя свысока</text:p>
      <text:p text:style-name="Обычный"><text:s text:c="3"/>В долине мотылька,</text:p>
      <text:p text:style-name="Обычный"><text:s text:c="3"/>«Поверишь ли! – кричит, – чуть-чуть тебя мне видно;</text:p>
      <text:p text:style-name="Обычный"><text:s text:c="3"/>Признайся, что тебе завидно</text:p>
      <text:p text:style-name="Обычный"><text:s text:c="3"/>Смотреть на мой высокий столь полет».</text:p>
      <text:p text:style-name="Обычный"><text:s text:c="3"/>«Завидно? Право, нет!</text:p>
      <text:p text:style-name="Обычный"><text:s text:c="3"/>Напрасно о себе ты много так мечтаешь!</text:p>
      <text:p text:style-name="Обычный"><text:s text:c="3"/>Хоть высоко, но ты на привязи летаешь.</text:p>
      <text:p text:style-name="Обычный"><text:s text:c="3"/>Такая жизнь, мой свет,</text:p>
      <text:p text:style-name="Обычный"><text:s text:c="3"/>От счастия весьма далёко;</text:p>
      <text:p text:style-name="Обычный"><text:s text:c="3"/>А я, хоть, правда, невысоко,</text:p>
      <text:p text:style-name="Обычный"><text:s text:c="3"/>Зато лечу</text:p>
      <text:p text:style-name="Обычный"><text:s text:c="3"/>Куда хочу;</text:p>
      <text:p text:style-name="Обычный"><text:s text:c="3"/>Да я же так, как ты, в забаву для другого,</text:p>
      <text:p text:style-name="Обычный"><text:s text:c="3"/>Пустого</text:p>
      <text:p text:style-name="Обычный"><text:s text:c="3"/>Век целый не трещу»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Лебедь, Щука и Рак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<text:s text:c="3"/>Когда в товарищах согласья нет,</text:p>
      <text:p text:style-name="Обычный"><text:s text:c="3"/>На лад их дело не пойдет,</text:p>
      <text:p text:style-name="Обычный"><text:s text:c="3"/>И выйдет из него не дело, только мука.</text:p>
      <text:p text:style-name="Обычный"><text:s text:c="5"/></text:p>
      <text:p text:style-name="Обычный"><text:s text:c="3"/>Однажды Лебедь, Рак да Щука</text:p>
      <text:p text:style-name="Обычный"><text:s text:c="3"/>Везти с поклажей воз взялись<text:soft-page-break/>,</text:p>
      <text:p text:style-name="Обычный"><text:s text:c="3"/>И вместе трое все в него впряглись;</text:p>
      <text:p text:style-name="Обычный"><text:s text:c="3"/>Из кожи лезут вон, а возу всё нет ходу!</text:p>
      <text:p text:style-name="Обычный"><text:s text:c="3"/>Поклажа бы для них казалась и легка:</text:p>
      <text:p text:style-name="Обычный"><text:s text:c="3"/>Да Лебедь рвётся в облака,</text:p>
      <text:p text:style-name="Обычный"><text:s text:c="3"/>Рак пятится назад, а Щука тянет в воду.</text:p>
      <text:p text:style-name="Обычный"><text:s text:c="3"/>Кто виноват из них, кто прав, – судить не нам;</text:p>
      <text:p text:style-name="Обычный"><text:s text:c="3"/>Да только воз и ныне там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Скворец</text:p>
      <text:p text:style-name="Обычный"><text:s text:c="5"/></text:p>
      <text:p text:style-name="Обычный"><text:s text:c="5"/></text:p>
      <text:p text:style-name="Обычный"><text:s text:c="3"/>У всякого талант есть свой.</text:p>
      <text:p text:style-name="Обычный"><text:s text:c="3"/>Но часто, на успех прельщаяся чужой,</text:p>
      <text:p text:style-name="Обычный"><text:s text:c="3"/>Хватается за то иной,</text:p>
      <text:p text:style-name="Обычный"><text:s text:c="3"/>В чём он совсем не годен</text:p>
      <text:p text:style-name="Обычный"><text:s text:c="3"/>А мой совет такой:</text:p>
      <text:p text:style-name="Обычный"><text:s text:c="3"/>Берись за то, к чему ты сроден,</text:p>
      <text:p text:style-name="Обычный"><text:s text:c="3"/>Коль хочешь, чтоб в делах успешный был конец.</text:p>
      <text:p text:style-name="Обычный"><text:s text:c="3"/>Какой-то смолоду Скворец</text:p>
      <text:p text:style-name="Обычный"><text:s text:c="3"/>Так петь щеглёнком научился,</text:p>
      <text:p text:style-name="Обычный"><text:s text:c="3"/>Как будто бы щеглёнком сам родился.</text:p>
      <text:p text:style-name="Обычный"><text:s text:c="3"/>Игривым голоском весь лес он веселил,</text:p>
      <text:p text:style-name="Обычный"><text:s text:c="3"/>И всякий Скворушку хвалил.</text:p>
      <text:p text:style-name="Обычный"><text:s text:c="3"/>Иной бы был такой до<text:soft-page-break/>волен частью;</text:p>
      <text:p text:style-name="Обычный"><text:s text:c="3"/>Но Скворушка услышь, что хвалят соловья, –</text:p>
      <text:p text:style-name="Обычный"><text:s text:c="3"/>А Скворушка завистлив был, к несчастью, –</text:p>
      <text:p text:style-name="Обычный"><text:s text:c="3"/>И думает: «Постойте же, друзья,</text:p>
      <text:p text:style-name="Обычный"><text:s text:c="3"/>Спою не хуже я</text:p>
      <text:p text:style-name="Обычный"><text:s text:c="3"/>И соловьиным ладом».</text:p>
      <text:p text:style-name="Обычный"><text:s text:c="3"/>И подлинно запел,</text:p>
      <text:p text:style-name="Обычный"><text:s text:c="3"/>Да только лишь совсем особым складом:</text:p>
      <text:p text:style-name="Обычный"><text:s text:c="3"/>То он пищал, то он хрипел,</text:p>
      <text:p text:style-name="Обычный"><text:s text:c="3"/>То верещал козлёнком,</text:p>
      <text:p text:style-name="Обычный"><text:s text:c="3"/>То не путём</text:p>
      <text:p text:style-name="Обычный"><text:s text:c="3"/>Мяукал он котёнком;</text:p>
      <text:p text:style-name="Обычный"><text:s text:c="3"/>И, словом, разогнал всех птиц своим пеньём.</text:p>
      <text:p text:style-name="Обычный"><text:s text:c="3"/>Мой милый Скворушка, ну, чтó за прибыль в том?</text:p>
      <text:p text:style-name="Обычный"><text:s text:c="3"/>Пой лучше хорошо щеглёнком,</text:p>
      <text:p text:style-name="Обычный"><text:s text:c="3"/>Чем дурно соловьём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Пруд и Река</text:p>
      <text:p text:style-name="Обычный"><text:s text:c="5"/></text:p>
      <text:p text:style-name="Обычный"><text:s text:c="5"/></text:p>
      <text:p text:style-name="Обычный"><text:s text:c="3"/>«Что это, – говорил Реке соседний Пруд, –</text:p>
      <text:p text:style-name="Обычный"><text:s text:c="3"/>Как на тебя ни взглянешь,</text:p>
      <text:p text:style-name="Обычный"><text:s text:c="3"/>А воды всё твои текут!</text:p>
      <text:p text:style-name="Обычный"><text:s text:c="3"/>Неужли таки ты, сестрица, не устанешь?</text:p>
      <text:p text:style-name="Обычный"><text:s text:c="3"/>Притом же, вижу я почти всегда,</text:p>
      <text:p text:style-name="Обычный"><text:s text:c="3"/>То с грузом тяжкие суда,</text:p>
      <text:p text:style-name="Обычный"><text:s text:c="3"/>То долговязые плоты ты носишь,</text:p>
      <text:p text:style-name="Обычный"><text:s text:c="3"/>Уж я не говорю про лодки, челноки:</text:p>
      <text:p text:style-name="Обычный"><text:s text:c="3"/>Им счёту нет! Когда такую жизнь ты бросишь?</text:p>
      <text:p text:style-name="Обычный"><text:s text:c="3"/>Я, право, высох бы с тоски.</text:p>
      <text:p text:style-name="Обычный"><text:s text:c="3"/>В сравнении с твоим, как жребий мой приятен!</text:p>
      <text:p text:style-name="Обычный"><text:s text:c="3"/>Конечно, я не знатен,</text:p>
      <text:p text:style-name="Обычный"><text:s text:c="3"/>По карте не тянусь я через целый лист,</text:p>
      <text:p text:style-name="Обычный"><text:s text:c="3"/>Мне не бренчит похвал какой-нибудь гуслист:</text:p>
      <text:p text:style-name="Обычный"><text:s text:c="3"/>Да это, право, всё пустое!</text:p>
      <text:p text:style-name="Обычный"><text:s text:c="3"/>Зато я в илистых и мягких берегах,</text:p>
      <text:p text:style-name="Обычный"><text:s text:c="3"/>Как барыня в пуховиках,</text:p>
      <text:p text:style-name="Обычный"><text:s text:c="3"/>Лежу и в неге, и в покое;</text:p>
      <text:p text:style-name="Обычный"><text:s text:c="3"/>Не только что судов</text:p>
      <text:p text:style-name="Обычный"><text:s text:c="3"/>Или плотов</text:p>
      <text:p text:style-name="Обычный"><text:s text:c="3"/>Мне здесь не для чего страшиться;</text:p>
      <text:p text:style-name="Обычный"><text:s text:c="3"/>Не знаю даже я, каков тяжёл челнок;</text:p>
      <text:p text:style-name="Обычный"><text:s text:c="3"/>И много, ежели случится,</text:p>
      <text:p text:style-name="Обычный"><text:s text:c="3"/>Что по воде моей чуть зыблется листок,</text:p>
      <text:p text:style-name="Обычный"><text:s text:c="3"/>Когда его ко мне забросит ветерок.</text:p>
      <text:p text:style-name="Обычный"><text:s text:c="3"/>Что беззаботную заменит жизнь такую?</text:p>
      <text:p text:style-name="Обычный"><text:s text:c="3"/>За ветрами со всех сторон,</text:p>
      <text:p text:style-name="Обычный"><text:s text:c="3"/>Не движась, я смотрю на суету мирскую</text:p>
      <text:p text:style-name="Обычный"><text:s text:c="3"/>И философствую сквозь сон».</text:p>
      <text:p text:style-name="Обычный"><text:s text:c="3"/>«А, философствуя, ты помнишь ли закон? –</text:p>
      <text:p text:style-name="Обычный"><text:s text:c="3"/>Река на это отвечает, –</text:p>
      <text:p text:style-name="Обычный"><text:s text:c="3"/>Что свежесть лишь вода движеньем сохраняет?</text:p>
      <text:p text:style-name="Обычный"><text:s text:c="3"/>И если стала я великою рекой,</text:p>
      <text:p text:style-name="Обычный"><text:s text:c="3"/>Так это оттого, что, кинувши покой,</text:p>
      <text:p text:style-name="Обычный"><text:s text:c="3"/>Последую сему уставу.</text:p>
      <text:p text:style-name="Обычный"><text:s text:c="3"/>Зато по всякий год</text:p>
      <text:p text:style-name="Обычный"><text:s text:c="3"/>Обилием и чистотою вод</text:p>
      <text:p text:style-name="Обычный"><text:s text:c="3"/>И пользу приношу, и в честь вхожу и в славу,</text:p>
      <text:p text:style-name="Обычный"><text:s text:c="2"/><text:soft-page-break/><text:s/>И буду, может быть, ещё я веки течь,</text:p>
      <text:p text:style-name="Обычный"><text:s text:c="3"/>Когда уже тебя не будет и в помине</text:p>
      <text:p text:style-name="Обычный"><text:s text:c="3"/>И о тебе совсем исчезнет речь».</text:p>
      <text:p text:style-name="Обычный"><text:s text:c="3"/>Слова её сбылись: она течёт поныне;</text:p>
      <text:p text:style-name="Обычный"><text:s text:c="3"/>А бедный Пруд год от году всё глох,</text:p>
      <text:p text:style-name="Обычный"><text:s text:c="3"/>Заволочён весь тиною глубокой,</text:p>
      <text:p text:style-name="Обычный"><text:s text:c="3"/>Зацвёл, зарос осокой</text:p>
      <text:p text:style-name="Обычный"><text:s text:c="3"/>И, наконец, совсем иссох.</text:p>
      <text:p text:style-name="Обычный"><text:s text:c="5"/></text:p>
      <text:p text:style-name="Обычный"><text:s text:c="3"/>Так дарование без пользы свету вянет,</text:p>
      <text:p text:style-name="Обычный"><text:s text:c="3"/>Слабея всякий день,</text:p>
      <text:p text:style-name="Обычный"><text:s text:c="3"/>Когда им овладеет лень</text:p>
      <text:p text:style-name="Обычный"><text:s text:c="3"/>И оживлять его дея́тельность не станет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Тришкин кафтан</text:p>
      <text:p text:style-name="Обычный"><text:s text:c="5"/></text:p>
      <text:p text:style-name="Обычный"><text:s text:c="5"/></text:p>
      <text:p text:style-name="Обычный"><text:s text:c="3"/>У Тришки на локтях кафтан продрался.</text:p>
      <text:p text:style-name="Обычный"><text:s text:c="3"/>Что долго думать тут? Он за иглу принялся:</text:p>
      <text:p text:style-name="Обычный"><text:s text:c="3"/>По четверти обрезал рукавов –</text:p>
      <text:p text:style-name="Обычный"><text:s text:c="3"/>И локти заплатил. Кафтан опять готов;</text:p>
      <text:p text:style-name="Обычный"><text:s text:c="3"/>Лишь на четверть голее руки стали.</text:p>
      <text:p text:style-name="Обычный"><text:s text:c="3"/>Да что до этого печали?</text:p>
      <text:p text:style-name="Обычный"><text:s text:c="3"/>Однако же смеётся Тришке всяк,</text:p>
      <text:p text:style-name="Обычный"><text:s text:c="3"/>А Тришка говорит: «Так я же не дурак</text:p>
      <text:p text:style-name="Обычный"><text:s text:c="3"/>И ту беду поправлю:</text:p>
      <text:p text:style-name="Обычный"><text:s text:c="3"/>Длиннее прежнего я рукава наставлю».</text:p>
      <text:p text:style-name="Обычный"><text:s text:c="3"/>О, Тришка малый не простой!</text:p>
      <text:p text:style-name="Обычный"><text:s text:c="3"/>Обрезал фалды он и полы,</text:p>
      <text:p text:style-name="Обычный"><text:s text:c="3"/>Наставил рукава, и весел Триш<text:soft-page-break/>ка мой,</text:p>
      <text:p text:style-name="Обычный"><text:s text:c="3"/>Хоть носит он кафтан такой,</text:p>
      <text:p text:style-name="Обычный"><text:s text:c="3"/>Которого длиннее и камзолы.</text:p>
      <text:p text:style-name="Обычный"><text:s text:c="5"/></text:p>
      <text:p text:style-name="Обычный"><text:s text:c="3"/>Таким же образом, видал я, иногда</text:p>
      <text:p text:style-name="Обычный"><text:s text:c="3"/>Иные господа,</text:p>
      <text:p text:style-name="Обычный"><text:s text:c="3"/>Запутавши дела, их поправляют,</text:p>
      <text:p text:style-name="Обычный"><text:s text:c="3"/>Посмотришь: в Тришкином кафтане щеголяют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Механик</text:p>
      <text:p text:style-name="Обычный"><text:s text:c="5"/></text:p>
      <text:p text:style-name="Обычный"><text:s text:c="5"/></text:p>
      <text:p text:style-name="Обычный"><text:s text:c="3"/>Какой-то молодец купил огромный дом,</text:p>
      <text:p text:style-name="Обычный"><text:s text:c="3"/>Дом, правда, дедовский, но строенный на славу:</text:p>
      <text:p text:style-name="Обычный"><text:s text:c="3"/>И прочность, и уют, всё было в доме том,</text:p>
      <text:p text:style-name="Обычный"><text:s text:c="3"/>И дом бы всем пришёл ему по нраву,</text:p>
      <text:p text:style-name="Обычный"><text:s text:c="3"/>Да только то беды –</text:p>
      <text:p text:style-name="Обычный"><text:s text:c="3"/>Немножко далеко стоял он от воды.</text:p>
      <text:p text:style-name="Обычный"><text:s text:c="3"/>«Ну, что ж, – он думает, – в своём добре я властен:</text:p>
      <text:p text:style-name="Обычный"><text:s text:c="3"/>Так дом мой, как он есть,</text:p>
      <text:p text:style-name="Обычный"><text:s text:c="3"/>Велю машинами к реке я перевесть</text:p>
      <text:p text:style-name="Обычный"><text:s text:c="3"/>(Как видно, молодец механикой был страстен!),</text:p>
      <text:p text:style-name="Обычный"><text:s text:c="3"/>Лишь сани под него подвесть,</text:p>
      <text:p text:style-name="Обычный"><text:s text:c="3"/>Подрывшись наперёд ему под основанье,</text:p>
      <text:p text:style-name="Обычный"><text:s text:c="3"/>А там уже, изладя на катках,</text:p>
      <text:p text:style-name="Обычный"><text:s text:c="3"/>Я вóротом, куда хочу, всё зданье</text:p>
      <text:p text:style-name="Обычный"><text:s text:c="3"/>Поставлю, будто на руках.</text:p>
      <text:p text:style-name="Обычный"><text:s text:c="3"/>И что ещё, чего не видано на свете:</text:p>
      <text:p text:style-name="Обычный"><text:s text:c="3"/>Когда перевозить туда м<text:soft-page-break/>ой будут дом.</text:p>
      <text:p text:style-name="Обычный"><text:s text:c="3"/>Тогда под музыкой с приятелями в нём,</text:p>
      <text:p text:style-name="Обычный"><text:s text:c="3"/>Пируя за большим столом,</text:p>
      <text:p text:style-name="Обычный"><text:s text:c="3"/>На новоселье я поеду, как в карете».</text:p>
      <text:p text:style-name="Обычный"><text:s text:c="3"/>Пленяся глупостью такой,</text:p>
      <text:p text:style-name="Обычный"><text:s text:c="3"/>И к делу приступил тотчас Механик мой.</text:p>
      <text:p text:style-name="Обычный"><text:s text:c="3"/>Рабочих подрядил, под домом рылся, рылся,</text:p>
      <text:p text:style-name="Обычный"><text:s text:c="3"/>Ни денег, ни забот нимало не берёг;</text:p>
      <text:p text:style-name="Обычный"><text:s text:c="3"/>Однако ж дома он перетащить не мог</text:p>
      <text:p text:style-name="Обычный"><text:s text:c="3"/>И только до того добился,</text:p>
      <text:p text:style-name="Обычный"><text:s text:c="3"/>Что дом его свалился.</text:p>
      <text:p text:style-name="Обычный"><text:s text:c="5"/></text:p>
      <text:p text:style-name="Обычный"><text:s text:c="3"/>* * *</text:p>
      <text:p text:style-name="Обычный"><text:s text:c="5"/></text:p>
      <text:p text:style-name="Обычный"><text:s text:c="3"/>Как много у людей</text:p>
      <text:p text:style-name="Обычный"><text:s text:c="3"/>Затей,</text:p>
      <text:p text:style-name="Обычный"><text:s text:c="3"/>Которые ещё опасней и глупей!</text:p>
      <text:p text:style-name="Обычный"><text:s text:c="5"/></text:p>
      <text:p text:style-name="Обычный"><text:s text:c="5"/></text:p>
      <text:p text:style-name="Обычный">Пожар и Алмаз</text:p>
      <text:p text:style-name="Обычный"><text:s text:c="5"/></text:p>
      <text:p text:style-name="Обычный"><text:s text:c="5"/></text:p>
      <text:p text:style-name="Обычный"><text:s text:c="3"/>Из малой искры став пожаром,</text:p>
      <text:p text:style-name="Обычный"><text:s text:c="3"/>Огонь, в стремленье яром,</text:p>
      <text:p text:style-name="Обычный"><text:s text:c="3"/>По зданьям разлился в глухой полночный час.</text:p>
      <text:p text:style-name="Обычный"><text:s text:c="3"/>При общей той тревоге</text:p>
      <text:p text:style-name="Обычный"><text:s text:c="3"/>Потерянный Алмаз</text:p>
      <text:p text:style-name="Обычный"><text:s text:c="3"/>Едва сквозь пыль мелькал, валяясь по дороге.</text:p>
      <text:p text:style-name="Обычный"><text:s text:c="3"/>«Как ты, со всей своей игрой, –</text:p>
      <text:p text:style-name="Обычный"><text:s text:c="3"/>Сказал Огонь, – ничтожен предо мной!</text:p>
      <text:p text:style-name="Обычный"><text:s text:c="3"/>И сколь навычное потребно зренье,</text:p>
      <text:p text:style-name="Обычный"><text:s text:c="3"/>Чтоб различить тебя при малом отдаленье,</text:p>
      <text:p text:style-name="Обычный"><text:s text:c="3"/>Или с простым стеклом, иль с каплею воды,</text:p>
      <text:p text:style-name="Обычный"><text:s text:c="3"/>Когда в них луч иль мой, иль солнечный играет!</text:p>
      <text:p text:style-name="Обычный"><text:s/><text:soft-page-break/><text:s text:c="2"/>Уж я не говорю, что всё тебе беды,</text:p>
      <text:p text:style-name="Обычный"><text:s text:c="3"/>Что на тебя ни попадает:</text:p>
      <text:p text:style-name="Обычный"><text:s text:c="3"/>Безделка – ленты лоскуток;</text:p>
      <text:p text:style-name="Обычный"><text:s text:c="3"/>Как часто блеск твой затмевает,</text:p>
      <text:p text:style-name="Обычный"><text:s text:c="3"/>Вокруг тебя один обвившись, волосок!</text:p>
      <text:p text:style-name="Обычный"><text:s text:c="3"/>Не так легко затмить моё сиянье,</text:p>
      <text:p text:style-name="Обычный"><text:s text:c="3"/>Когда я, в ярости моей,</text:p>
      <text:p text:style-name="Обычный"><text:s text:c="3"/>Охватываю зданье.</text:p>
      <text:p text:style-name="Обычный"><text:s text:c="3"/>Смотри, как все усилия людей</text:p>
      <text:p text:style-name="Обычный"><text:s text:c="3"/>Против себя я презираю;</text:p>
      <text:p text:style-name="Обычный"><text:s text:c="3"/>Как с треском всё, что встречу, пожираю –</text:p>
      <text:p text:style-name="Обычный"><text:s text:c="3"/>И зарево моё, играя в облаках,</text:p>
      <text:p text:style-name="Обычный"><text:s text:c="3"/>Окрестностям наводит страх!»</text:p>
      <text:p text:style-name="Обычный"><text:s text:c="3"/>«Хоть против твоего мой блеск и беден, –</text:p>
      <text:p text:style-name="Обычный"><text:s text:c="3"/>Алмаз ответствует, – но я безвреден:</text:p>
      <text:p text:style-name="Обычный"><text:s text:c="3"/>Не укорит меня никто ничьей бедой,</text:p>
      <text:p text:style-name="Обычный"><text:s text:c="3"/>И луч досаден мой</text:p>
      <text:p text:style-name="Обычный"><text:s text:c="3"/>Лишь зависти одной;</text:p>
      <text:p text:style-name="Обычный"><text:s text:c="3"/>А ты блестишь лишь тем, что разрушаешь:</text:p>
      <text:p text:style-name="Обычный"><text:s text:c="3"/>Зато, всей силой съединясь,</text:p>
      <text:p text:style-name="Обычный"><text:s text:c="3"/>Смотри, как рвутся все, чтоб ты скорей погас.</text:p>
      <text:p text:style-name="Обычный"><text:s text:c="3"/>И чем ты яростней пылаешь,</text:p>
      <text:p text:style-name="Обычный"><text:s text:c="3"/>Тем ближе, может быть, к концу».</text:p>
      <text:p text:style-name="Обычный"><text:s text:c="3"/>Тут силой всей народ тушить Пожар принялся;</text:p>
      <text:p text:style-name="Обычный"><text:s text:c="3"/>Наутро дым один и смрад по нём остался.</text:p>
      <text:p text:style-name="Обычный"><text:s text:c="3"/>Алмаз же вскоре отыскался</text:p>
      <text:p text:style-name="Обычный"><text:s text:c="3"/>И лучшею красой стал царскому венцу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Пустынник и Медведь</text:p>
      <text:p text:style-name="Обычный"><text:s text:c="5"/></text:p>
      <text:p text:style-name="Обычный"><text:s text:c="5"/></text:p>
      <text:p text:style-name="Обычный"><text:s text:c="3"/>Хотя услуга нам при нужде дорога́,</text:p>
      <text:p text:style-name="Обычный"><text:s text:c="3"/>Но за неё не всяк<text:s/><text:soft-page-break/>умеет взяться:</text:p>
      <text:p text:style-name="Обычный"><text:s text:c="3"/>Не дай бог с дураком связаться!</text:p>
      <text:p text:style-name="Обычный"><text:s text:c="3"/>Услужливый дурак опаснее врага.</text:p>
      <text:p text:style-name="Обычный"><text:s text:c="5"/></text:p>
      <text:p text:style-name="Обычный"><text:s text:c="3"/>Жил некто человек безродный, одинокой,</text:p>
      <text:p text:style-name="Обычный"><text:s text:c="3"/>Вдали от города, в глуши.</text:p>
      <text:p text:style-name="Обычный"><text:s text:c="3"/>Про жизнь пустынную как сладко ни пиши,</text:p>
      <text:p text:style-name="Обычный"><text:s text:c="3"/>А в одиночестве способен жить не всякой:</text:p>
      <text:p text:style-name="Обычный"><text:s text:c="3"/>Утешно нам и грусть и радость разделить.</text:p>
      <text:p text:style-name="Обычный"><text:s text:c="3"/>Мне скажут: «А лужок, а тёмная дуброва,</text:p>
      <text:p text:style-name="Обычный"><text:s text:c="3"/>Пригорки, ручейки и мурова шелкова?»</text:p>
      <text:p text:style-name="Обычный"><text:s text:c="3"/>«Прекрасны, что и говорить!</text:p>
      <text:p text:style-name="Обычный"><text:s text:c="3"/>А всё прискучится, как не с кем молвить слова».</text:p>
      <text:p text:style-name="Обычный"><text:s text:c="3"/>Так и Пустыннику тому</text:p>
      <text:p text:style-name="Обычный"><text:s text:c="3"/>Соскучилось быть вечно одному.</text:p>
      <text:p text:style-name="Обычный"><text:s text:c="3"/>Идёт он в лес толкнуться у соседей,</text:p>
      <text:p text:style-name="Обычный"><text:s text:c="3"/>Чтоб с кем-нибудь знакомство свесть.</text:p>
      <text:p text:style-name="Обычный"><text:s text:c="3"/>В лесу кого набресть,</text:p>
      <text:p text:style-name="Обычный"><text:s text:c="3"/>Кроме волков или медведей?</text:p>
      <text:p text:style-name="Обычный"><text:s text:c="3"/>И точно, встретился с большим Медведем он,</text:p>
      <text:p text:style-name="Обычный"><text:s text:c="3"/>Но делать нечего: снимает шляпу,</text:p>
      <text:p text:style-name="Обычный"><text:s text:c="3"/>И милому соседушке поклон.</text:p>
      <text:p text:style-name="Обычный"><text:s text:c="3"/>Сосед ему протягивает лапу,</text:p>
      <text:p text:style-name="Обычный"><text:s text:c="3"/>И, слово за слово, знакомятся они,</text:p>
      <text:p text:style-name="Обычный"><text:s text:c="3"/>Потом дружатся,</text:p>
      <text:p text:style-name="Обычный"><text:s text:c="3"/>Потом не могут уж расстаться</text:p>
      <text:p text:style-name="Обычный"><text:s text:c="3"/>И целые проводят вместе дни.</text:p>
      <text:p text:style-name="Обычный"><text:s text:c="3"/>О чём у них, и что бывало разговору,</text:p>
      <text:p text:style-name="Обычный"><text:s text:c="3"/>Иль присказок, иль шуточек каких<text:soft-page-break/>,</text:p>
      <text:p text:style-name="Обычный"><text:s text:c="3"/>И как беседа шла у них,</text:p>
      <text:p text:style-name="Обычный"><text:s text:c="3"/>Я по сию не знаю пору.</text:p>
      <text:p text:style-name="Обычный"><text:s text:c="3"/>Пустынник был неговорлив;</text:p>
      <text:p text:style-name="Обычный"><text:s text:c="3"/>Мишук с природы молчалив:</text:p>
      <text:p text:style-name="Обычный"><text:s text:c="3"/>Так из избы не вынесено сору.</text:p>
      <text:p text:style-name="Обычный"><text:s text:c="3"/>Но как бы ни было, Пустынник очень рад,</text:p>
      <text:p text:style-name="Обычный"><text:s text:c="3"/>Что дал ему бог в друге клад.</text:p>
      <text:p text:style-name="Обычный"><text:s text:c="3"/>Везде за Мишей он, без Мишеньки тошнится</text:p>
      <text:p text:style-name="Обычный"><text:s text:c="3"/>И Мишенькой не может нахвалиться.</text:p>
      <text:p text:style-name="Обычный"><text:s text:c="3"/>Однажды вздумалось друзьям</text:p>
      <text:p text:style-name="Обычный"><text:s text:c="3"/>В день жаркий побродить по рощам, по лугам,</text:p>
      <text:p text:style-name="Обычный"><text:s text:c="3"/>И по долам, и по горам;</text:p>
      <text:p text:style-name="Обычный"><text:s text:c="3"/>А так как человек медведя послабее,</text:p>
      <text:p text:style-name="Обычный"><text:s text:c="3"/>То и Пустынник наш скорее,</text:p>
      <text:p text:style-name="Обычный"><text:s text:c="3"/>Чем Мишенька, устал</text:p>
      <text:p text:style-name="Обычный"><text:s text:c="3"/>И отставать от друга стал.</text:p>
      <text:p text:style-name="Обычный"><text:s text:c="3"/>То видя, говорит, как путный, Мишка другу:</text:p>
      <text:p text:style-name="Обычный"><text:s text:c="3"/>«Приляг-ка, брат, и отдохни</text:p>
      <text:p text:style-name="Обычный"><text:s text:c="3"/>Да коли хочешь, так сосни;</text:p>
      <text:p text:style-name="Обычный"><text:s text:c="3"/>А я постерегу тебя здесь у досугу».</text:p>
      <text:p text:style-name="Обычный"><text:s text:c="3"/>Пустынник был сговорчив: лёг, зевнул,</text:p>
      <text:p text:style-name="Обычный"><text:s text:c="3"/>Да тотчас и заснул.</text:p>
      <text:p text:style-name="Обычный"><text:s text:c="3"/>А Мишка на часах – да он и не без дела:</text:p>
      <text:p text:style-name="Обычный"><text:s text:c="3"/>У друга на нос муха села.</text:p>
      <text:p text:style-name="Обычный"><text:s text:c="3"/>Он друга обмахнул,</text:p>
      <text:p text:style-name="Обычный"><text:s text:c="3"/>Взглянул,</text:p>
      <text:p text:style-name="Обычный"><text:s text:c="3"/>А муха на щеке; согнал, а муха снова</text:p>
      <text:p text:style-name="Обычный"><text:s text:c="3"/>У друга на носу,</text:p>
      <text:p text:style-name="Обычный"><text:s text:c="3"/>И неотвязчивей час от часу.</text:p>
      <text:p text:style-name="Обычный"><text:s text:c="3"/>Вот Мишенька, не говоря ни слова,</text:p>
      <text:p text:style-name="Обычный"><text:s text:c="3"/>Увесистый булыжник в лапы сгрёб,</text:p>
      <text:p text:style-name="Обычный"><text:s text:c="3"/>Присел на корточки, не переводит духу,</text:p>
      <text:p text:style-name="Обычный"><text:s text:c="3"/>Сам думает: «Молчи ж, уж<text:soft-page-break/><text:s/>я тебя, воструху!» –</text:p>
      <text:p text:style-name="Обычный"><text:s text:c="3"/>И, у друга на лбу подкарауля муху,</text:p>
      <text:p text:style-name="Обычный"><text:s text:c="3"/>Что силы есть – хвать друга камнем в лоб!</text:p>
      <text:p text:style-name="Обычный"><text:s text:c="3"/>Удар так ловок был, что череп врознь раздался,</text:p>
      <text:p text:style-name="Обычный"><text:s text:c="3"/>И Мишин друг лежать надолго там остался!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Цветы</text:p>
      <text:p text:style-name="Обычный"><text:s text:c="5"/></text:p>
      <text:p text:style-name="Обычный"><text:s text:c="5"/></text:p>
      <text:p text:style-name="Обычный"><text:s text:c="3"/>В отворённом окне богатого покоя,</text:p>
      <text:p text:style-name="Обычный"><text:s text:c="3"/>В фарфоровых, расписанных горшках,</text:p>
      <text:p text:style-name="Обычный"><text:s text:c="3"/>Цветы поддельные, с живыми вместе стоя,</text:p>
      <text:p text:style-name="Обычный"><text:s text:c="3"/>На проволочных стебельках</text:p>
      <text:p text:style-name="Обычный"><text:s text:c="3"/>Качалися спесиво</text:p>
      <text:p text:style-name="Обычный"><text:s text:c="3"/>И выставляли всем красу свою на диво.</text:p>
      <text:p text:style-name="Обычный"><text:s text:c="3"/>Вот дождик начал накрапать.</text:p>
      <text:p text:style-name="Обычный"><text:s text:c="3"/>Цветы тафтяные Юпитера тут просят:</text:p>
      <text:p text:style-name="Обычный"><text:s text:c="3"/>Нельзя ли дождь унять;</text:p>
      <text:p text:style-name="Обычный"><text:s text:c="3"/>Дождь всячески они ругают и поносят.</text:p>
      <text:p text:style-name="Обычный"><text:s text:c="3"/>«Юпитер! – молятся, – ты дождик прекрати,</text:p>
      <text:p text:style-name="Обычный"><text:s text:c="3"/>Что в нём пути</text:p>
      <text:p text:style-name="Обычный"><text:s text:c="3"/>И что его на свете хуже?</text:p>
      <text:p text:style-name="Обычный"><text:s text:c="3"/>Смотри, нельзя по улице пройти:</text:p>
      <text:p text:style-name="Обычный"><text:s text:c="3"/>Везде лишь от него и грязь и лужи».</text:p>
      <text:p text:style-name="Обычный"><text:s text:c="3"/>Однако же Зевес не внял мольбе пустой,</text:p>
      <text:p text:style-name="Обычный"><text:s text:c="3"/>И дождь себе прошёл своею полосой.</text:p>
      <text:p text:style-name="Обычный"><text:s text:c="3"/>Прогнавши зной,</text:p>
      <text:p text:style-name="Обычный"><text:s text:c="3"/>Он воздух прохладил; природа оживилась,</text:p>
      <text:p text:style-name="Обычный"><text:s text:c="3"/>И зелень вся как будто обновилась.</text:p>
      <text:p text:style-name="Обычный"><text:s text:c="3"/>Тогда и на окне Цветы живые все</text:p>
      <text:p text:style-name="Обычный"><text:s text:c="3"/>Раскинулись во всей своей красе</text:p>
      <text:p text:style-name="Обычный"><text:s text:c="3"/>И стали от дождя душистей,</text:p>
      <text:p text:style-name="Обычный"><text:s text:c="3"/>Свежее и пушистей.</text:p>
      <text:p text:style-name="Обычный"><text:s text:c="3"/>А бедные Цветы поддельные с тех пор</text:p>
      <text:p text:style-name="Обычный"><text:s text:c="3"/>Лишились всей красы и брошены на двор,</text:p>
      <text:p text:style-name="Обычный"><text:s text:c="3"/>Как сор.</text:p>
      <text:p text:style-name="Обычный"><text:s text:c="5"/></text:p>
      <text:p text:style-name="Обычный"><text:s text:c="3"/>Таланты истинны за критику не злятся:</text:p>
      <text:p text:style-name="Обычный"><text:s text:c="3"/>Их повредить она не может красоты;</text:p>
      <text:p text:style-name="Обычный"><text:s text:c="3"/>Одни поддельные цветы</text:p>
      <text:p text:style-name="Обычный"><text:s text:c="3"/>Дождя боятся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Крестьянин и Змея</text:p>
      <text:p text:style-name="Обычный"><text:s text:c="5"/></text:p>
      <text:p text:style-name="Обычный"><text:s text:c="5"/></text:p>
      <text:p text:style-name="Обычный"><text:s text:c="3"/>Змея к крестьянину пришла проситься в дом,</text:p>
      <text:p text:style-name="Обычный"><text:s text:c="3"/>Не по-пустому жить без дела,</text:p>
      <text:p text:style-name="Обычный"><text:s text:c="3"/>Нет, нянчить у него детей она хотела:</text:p>
      <text:p text:style-name="Обычный"><text:s text:c="3"/>Хлеб слаще нажитый трудом!</text:p>
      <text:p text:style-name="Обычный"><text:s text:c="3"/>«Я знаю, – говорит она, – худую славу,</text:p>
      <text:p text:style-name="Обычный"><text:s text:c="3"/>Которая у вас, людей,</text:p>
      <text:p text:style-name="Обычный"><text:s text:c="3"/>Идёт про Змей,</text:p>
      <text:p text:style-name="Обычный"><text:s text:c="3"/>Что все они презлого нраву;</text:p>
      <text:p text:style-name="Обычный"><text:s text:c="3"/>Из древности гласит молва,</text:p>
      <text:p text:style-name="Обычный"><text:s text:c="3"/>Что благодарности они не знают,</text:p>
      <text:p text:style-name="Обычный"><text:s text:c="3"/>Что нет у них ни дружбы, ни родства,</text:p>
      <text:p text:style-name="Обычный"><text:s text:c="3"/>Что даже собственных детей они съедают.</text:p>
      <text:p text:style-name="Обычный"><text:s text:c="3"/>Всё это может быть: но я не такова.</text:p>
      <text:p text:style-name="Обычный"><text:s text:c="3"/>Я сроду никого не только<text:soft-page-break/><text:s/>не кусала,</text:p>
      <text:p text:style-name="Обычный"><text:s text:c="3"/>Но так гнушаюсь зла,</text:p>
      <text:p text:style-name="Обычный"><text:s text:c="3"/>Что жало у себя я вырвать бы дала,</text:p>
      <text:p text:style-name="Обычный"><text:s text:c="3"/>Когда б я знала,</text:p>
      <text:p text:style-name="Обычный"><text:s text:c="3"/>Что жить могу без жала;</text:p>
      <text:p text:style-name="Обычный"><text:s text:c="3"/>И, словом, я добрей</text:p>
      <text:p text:style-name="Обычный"><text:s text:c="3"/>Всех Змей.</text:p>
      <text:p text:style-name="Обычный"><text:s text:c="3"/>Суди ж, как буду я любить твоих детей!»</text:p>
      <text:p text:style-name="Обычный"><text:s text:c="3"/>«Коль это, – говорит Крестьянин, – и не ложно,</text:p>
      <text:p text:style-name="Обычный"><text:s text:c="3"/>Всё мне принять тебя не можно;</text:p>
      <text:p text:style-name="Обычный"><text:s text:c="3"/>Когда пример такой</text:p>
      <text:p text:style-name="Обычный"><text:s text:c="3"/>У нас полюбят,</text:p>
      <text:p text:style-name="Обычный"><text:s text:c="3"/>Тогда вползут сюда за доброю Змеей,</text:p>
      <text:p text:style-name="Обычный"><text:s text:c="3"/>Одной</text:p>
      <text:p text:style-name="Обычный"><text:s text:c="3"/>Сто злых и всех детей здесь перегубят.</text:p>
      <text:p text:style-name="Обычный"><text:s text:c="3"/>Да, кажется, голубушка моя,</text:p>
      <text:p text:style-name="Обычный"><text:s text:c="3"/>И потому с тобой мне не ужиться,</text:p>
      <text:p text:style-name="Обычный"><text:s text:c="3"/>Что лучшая Змея,</text:p>
      <text:p text:style-name="Обычный"><text:s text:c="3"/>По мне ни к чёрту не годится».</text:p>
      <text:p text:style-name="Обычный"><text:s text:c="5"/></text:p>
      <text:p text:style-name="Обычный"><text:s text:c="3"/>Отцы, понятно ль вам, на что здесь ме́чу я?.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Крестьянин и Разбойник</text:p>
      <text:p text:style-name="Обычный"><text:s text:c="5"/></text:p>
      <text:p text:style-name="Обычный"><text:s text:c="5"/></text:p>
      <text:p text:style-name="Обычный"><text:s text:c="3"/>Крестьянин, заводясь домком,</text:p>
      <text:p text:style-name="Обычный"><text:s text:c="3"/>Купил на ярмарке подойник да корову</text:p>
      <text:p text:style-name="Обычный"><text:s text:c="3"/>И с ними сквозь дуброву</text:p>
      <text:p text:style-name="Обычный"><text:s text:c="3"/>Тихонько брёл домой просёлочным путём,</text:p>
      <text:p text:style-name="Обычный"><text:s text:c="3"/>Как вдруг Разбойнику попался.</text:p>
      <text:p text:style-name="Обычный"><text:s text:c="3"/>Разбойник Мужика как липку ободрал.</text:p>
      <text:p text:style-name="Обычный"><text:s text:c="3"/>«Помилуй, – всплачется Крестьянин, – я пропал,</text:p>
      <text:p text:style-name="Обычный"><text:s text:c="3"/>Меня совсем ты доконал!</text:p>
      <text:p text:style-name="Обычный"><text:s text:c="3"/>Год целый я купить коровушку сбирался:</text:p>
      <text:p text:style-name="Обычный"><text:s text:c="3"/>Н<text:soft-page-break/>асилу этого дождался дня».</text:p>
      <text:p text:style-name="Обычный"><text:s text:c="3"/>«Добро, не плачься на меня, –</text:p>
      <text:p text:style-name="Обычный"><text:s text:c="3"/>Сказал, разжалобясь, Разбойник.</text:p>
      <text:p text:style-name="Обычный"><text:s text:c="3"/>И подлинно, ведь мне коровы не доить;</text:p>
      <text:p text:style-name="Обычный"><text:s text:c="3"/>Уж так и быть,</text:p>
      <text:p text:style-name="Обычный"><text:s text:c="3"/>Возьми себе назад подойник»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юбопытный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<text:s text:c="3"/>«Приятель дорогой, здорово! Где ты был?»</text:p>
      <text:p text:style-name="Обычный"><text:s text:c="3"/>«В Кунсткамере, мой друг! Часа там три ходил;</text:p>
      <text:p text:style-name="Обычный"><text:s text:c="3"/>Всё видел, высмотрел; от удивленья,</text:p>
      <text:p text:style-name="Обычный"><text:s text:c="3"/>Поверишь ли, не станет ни уменья</text:p>
      <text:p text:style-name="Обычный"><text:s text:c="3"/>Пересказать тебе, ни сил.</text:p>
      <text:p text:style-name="Обычный"><text:s text:c="3"/>Уж подлинно, что там чудес палата!</text:p>
      <text:p text:style-name="Обычный"><text:s text:c="3"/>Куда на выдумки природа торовата!</text:p>
      <text:p text:style-name="Обычный"><text:s text:c="3"/>Каких зверей, каких там птиц я не видал!</text:p>
      <text:p text:style-name="Обычный"><text:s text:c="3"/>Какие бабочки, букашки,</text:p>
      <text:p text:style-name="Обычный"><text:s text:c="3"/>Козявки, мушки, таракашки!</text:p>
      <text:p text:style-name="Обычный"><text:s text:c="3"/>Одни, как изумруд, другие, как коралл!</text:p>
      <text:p text:style-name="Обычный"><text:s text:c="3"/>Какие крохотны коровки!</text:p>
      <text:p text:style-name="Обычный"><text:s text:c="3"/>Есть, право, менее булавочной головки!»</text:p>
      <text:p text:style-name="Обычный"><text:s text:c="3"/>«<text:soft-page-break/>А видел ли слона? Каков собой на взгляд!</text:p>
      <text:p text:style-name="Обычный"><text:s text:c="3"/>Я чай, подумал ты, что гору встретил?»</text:p>
      <text:p text:style-name="Обычный"><text:s text:c="3"/>«Да разве там он?» – «Там». – «Ну, братец, виноват:</text:p>
      <text:p text:style-name="Обычный"><text:s text:c="3"/>Слона-то я и не приметил»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ев на ловле</text:p>
      <text:p text:style-name="Обычный"><text:s text:c="5"/></text:p>
      <text:p text:style-name="Обычный"><text:s text:c="5"/></text:p>
      <text:p text:style-name="Обычный"><text:s text:c="3"/>Собака, Лев да Волк с Лисой</text:p>
      <text:p text:style-name="Обычный"><text:s text:c="3"/>В соседстве как-то жили,</text:p>
      <text:p text:style-name="Обычный"><text:s text:c="3"/>И вот какой</text:p>
      <text:p text:style-name="Обычный"><text:s text:c="3"/>Между собой</text:p>
      <text:p text:style-name="Обычный"><text:s text:c="3"/>Они завет все положили:</text:p>
      <text:p text:style-name="Обычный"><text:s text:c="3"/>Чтоб им зверей съобща ловить,</text:p>
      <text:p text:style-name="Обычный"><text:s text:c="3"/>И что наловится, всё поровну делить.</text:p>
      <text:p text:style-name="Обычный"><text:s text:c="3"/>Не знаю, как и чем, а знаю, что сначала</text:p>
      <text:p text:style-name="Обычный"><text:s text:c="3"/>Лиса оленя поимала</text:p>
      <text:p text:style-name="Обычный"><text:s text:c="3"/>И шлёт к товарищам послов,</text:p>
      <text:p text:style-name="Обычный"><text:s text:c="3"/>Чтоб шли делить счастливый лов:</text:p>
      <text:p text:style-name="Обычный"><text:s text:c="3"/>Добыча, право, недурная</text:p>
      <text:p text:style-name="Обычный"><text:s text:c="3"/>Пришли, пришел и Лев; он, когти разминая</text:p>
      <text:p text:style-name="Обычный"><text:s text:c="3"/>И озираючи товарищей кругом,</text:p>
      <text:p text:style-name="Обычный"><text:s text:c="3"/>Делёж располагает</text:p>
      <text:p text:style-name="Обычный"><text:s text:c="3"/>И говорит: «Мы, братцы, вчетвером. –</text:p>
      <text:p text:style-name="Обычный"><text:s text:c="3"/>И начетверо он оленя раздирает. –</text:p>
      <text:p text:style-name="Обычный"><text:s text:c="3"/>Теперь давай делить! Смотрите же, друзья:</text:p>
      <text:p text:style-name="Обычный"><text:s text:c="3"/>Вот эта часть моя</text:p>
      <text:p text:style-name="Обычный"><text:s text:c="3"/>По договору;</text:p>
      <text:p text:style-name="Обычный"><text:s text:c="3"/>Вот эта мне, как Льву, принадлежит без спору;</text:p>
      <text:p text:style-name="Обычный"><text:s text:c="3"/>Вот эта мне за то, что всех сильнее<text:s/><text:soft-page-break/>я;</text:p>
      <text:p text:style-name="Обычный"><text:s text:c="3"/>А к этой чуть из вас лишь лапу кто протянет,</text:p>
      <text:p text:style-name="Обычный"><text:s text:c="3"/>Тот с места жив не встанет»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Конь и Всадник</text:p>
      <text:p text:style-name="Обычный"><text:s text:c="5"/></text:p>
      <text:p text:style-name="Обычный"><text:s text:c="5"/></text:p>
      <text:p text:style-name="Обычный"><text:s text:c="3"/>Какой-то Всадник так Коня себе нашколил,</text:p>
      <text:p text:style-name="Обычный"><text:s text:c="3"/>Что делал из него всё, что изволил;</text:p>
      <text:p text:style-name="Обычный"><text:s text:c="3"/>Не шевеля почти и поводов,</text:p>
      <text:p text:style-name="Обычный"><text:s text:c="3"/>Конь слушался его лишь слов.</text:p>
      <text:p text:style-name="Обычный"><text:s text:c="3"/>«Таких коней и взнуздывать напрасно, –</text:p>
      <text:p text:style-name="Обычный"><text:s text:c="3"/>Хозяин некогда сказал. –</text:p>
      <text:p text:style-name="Обычный"><text:s text:c="3"/>Ну, право, вздумал я прекрасно!»</text:p>
      <text:p text:style-name="Обычный"><text:s text:c="3"/>И, в поле выехав, узду с Коня он снял.</text:p>
      <text:p text:style-name="Обычный"><text:s text:c="3"/>Почувствуя свободу,</text:p>
      <text:p text:style-name="Обычный"><text:s text:c="3"/>Сначала Конь прибавил только ходу</text:p>
      <text:p text:style-name="Обычный"><text:s text:c="3"/>Слегка,</text:p>
      <text:p text:style-name="Обычный"><text:s text:c="3"/>И, вскинув голову, потряхивая гривой,</text:p>
      <text:p text:style-name="Обычный"><text:s text:c="3"/>Он выступкой пошёл игривой,</text:p>
      <text:p text:style-name="Обычный"><text:s text:c="3"/>Как будто теша Седока.</text:p>
      <text:p text:style-name="Обычный"><text:s text:c="3"/>Но, сметя, как над ним управа не крепка,</text:p>
      <text:p text:style-name="Обычный"><text:s text:c="3"/>Взял скоро волю Конь ретивой:</text:p>
      <text:p text:style-name="Обычный"><text:s text:c="3"/>Вскипела кровь его и разгорелся взор;</text:p>
      <text:p text:style-name="Обычный"><text:s text:c="3"/>Не слушая слов всадниковых боле,</text:p>
      <text:p text:style-name="Обычный"><text:s text:c="3"/>Он мчит его во весь опор</text:p>
      <text:p text:style-name="Обычный"><text:s text:c="3"/>Чрез всё широко поле.</text:p>
      <text:p text:style-name="Обычный"><text:s text:c="3"/>Напрасно на него несчастный Всадник мой</text:p>
      <text:p text:style-name="Обычный"><text:s text:c="3"/>Дрожащею рукой</text:p>
      <text:p text:style-name="Обычный"><text:s text:c="3"/>Узду накинуть покушался:</text:p>
      <text:p text:style-name="Обычный"><text:s text:c="3"/>Конь боле лишь серчал и рвался</text:p>
      <text:p text:style-name="Обычный"><text:s text:c="3"/>И сбр<text:soft-page-break/>осил, наконец, с себя его долой;</text:p>
      <text:p text:style-name="Обычный"><text:s text:c="3"/>А сам, как бурный вихрь, пустился,</text:p>
      <text:p text:style-name="Обычный"><text:s text:c="3"/>Не взвидя света, ни дорог,</text:p>
      <text:p text:style-name="Обычный"><text:s text:c="3"/>Поколь, в овраг со всех махнувши ног,</text:p>
      <text:p text:style-name="Обычный"><text:s text:c="3"/>До смерти не убился.</text:p>
      <text:p text:style-name="Обычный"><text:s text:c="3"/>Тут в горести Седок:</text:p>
      <text:p text:style-name="Обычный"><text:s text:c="3"/>«Мой бедный Конь, – сказал, – я стал виною</text:p>
      <text:p text:style-name="Обычный"><text:s text:c="3"/>Твоей беды!</text:p>
      <text:p text:style-name="Обычный"><text:s text:c="3"/>Когда бы нЕ снял я с тебя узды,</text:p>
      <text:p text:style-name="Обычный"><text:s text:c="3"/>Управил бы, наверно, я тобою:</text:p>
      <text:p text:style-name="Обычный"><text:s text:c="3"/>И ты бы ни меня не сшиб,</text:p>
      <text:p text:style-name="Обычный"><text:s text:c="3"/>Ни смертью б сам столь жалкой не погиб!»</text:p>
      <text:p text:style-name="Обычный"><text:s text:c="5"/></text:p>
      <text:p text:style-name="Обычный"><text:s text:c="3"/>* * *</text:p>
      <text:p text:style-name="Обычный"><text:s text:c="5"/></text:p>
      <text:p text:style-name="Обычный"><text:s text:c="3"/>Как ни приманчива свобода,</text:p>
      <text:p text:style-name="Обычный"><text:s text:c="3"/>Но для народа</text:p>
      <text:p text:style-name="Обычный"><text:s text:c="3"/>Не меньше гибельна она,</text:p>
      <text:p text:style-name="Обычный"><text:s text:c="3"/>Когда разумная ей мера не дана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Крестьяне и Река</text:p>
      <text:p text:style-name="Обычный"><text:s text:c="5"/></text:p>
      <text:p text:style-name="Обычный"><text:s text:c="5"/></text:p>
      <text:p text:style-name="Обычный"><text:s text:c="3"/>Крестьяне, вышед из терпенья</text:p>
      <text:p text:style-name="Обычный"><text:s text:c="3"/>От разоренья,</text:p>
      <text:p text:style-name="Обычный"><text:s text:c="3"/>Что речки им и ручейки</text:p>
      <text:p text:style-name="Обычный"><text:s text:c="3"/>При водополье причиняли,</text:p>
      <text:p text:style-name="Обычный"><text:s text:c="3"/>Пошли просить себе управы у Реки,</text:p>
      <text:p text:style-name="Обычный"><text:s text:c="3"/>В которую ручьи и речки те впадали.</text:p>
      <text:p text:style-name="Обычный"><text:s text:c="3"/>И было что на них донесть!</text:p>
      <text:p text:style-name="Обычный"><text:s text:c="3"/>Где озими разрыты;</text:p>
      <text:p text:style-name="Обычный"><text:s text:c="3"/>Где мельницы посорваны и смыты;</text:p>
      <text:p text:style-name="Обычный"><text:s text:c="3"/>Потоплено скота, что и не счесть!</text:p>
      <text:p text:style-name="Обычный"><text:s text:c="3"/>А та Река течёт так смирно, хоть и пышно;</text:p>
      <text:p text:style-name="Обычный"><text:s text:c="3"/>На ней стоят большие г<text:soft-page-break/>орода,</text:p>
      <text:p text:style-name="Обычный"><text:s text:c="3"/>И никогда</text:p>
      <text:p text:style-name="Обычный"><text:s text:c="3"/>За ней таких проказ не слышно:</text:p>
      <text:p text:style-name="Обычный"><text:s text:c="3"/>Так, верно, их она уймёт,</text:p>
      <text:p text:style-name="Обычный"><text:s text:c="3"/>Между собой Крестьяне рассуждали.</text:p>
      <text:p text:style-name="Обычный"><text:s text:c="3"/>Но чтó ж? как подходить к Реке поближе стали</text:p>
      <text:p text:style-name="Обычный"><text:s text:c="3"/>И посмотрели, так узнали,</text:p>
      <text:p text:style-name="Обычный"><text:s text:c="3"/>Что половину их добра по ней несёт.</text:p>
      <text:p text:style-name="Обычный"><text:s text:c="3"/>Тут, попусту не заводя хлопот,</text:p>
      <text:p text:style-name="Обычный"><text:s text:c="3"/>Крестьяне лишь его глазами проводили;</text:p>
      <text:p text:style-name="Обычный"><text:s text:c="3"/>Потом взглянулись меж собой</text:p>
      <text:p text:style-name="Обычный"><text:s text:c="3"/>И, покачавши головой,</text:p>
      <text:p text:style-name="Обычный"><text:s text:c="3"/>Пошли домой.</text:p>
      <text:p text:style-name="Обычный"><text:s text:c="3"/>А отходя проговорили:</text:p>
      <text:p text:style-name="Обычный"><text:s text:c="3"/>«На что и время тратить нам!</text:p>
      <text:p text:style-name="Обычный"><text:s text:c="3"/>На младших не найдёшь себе управы там,</text:p>
      <text:p text:style-name="Обычный"><text:s text:c="3"/>Где делятся они со старшим пополам»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Добрая Лисица</text:p>
      <text:p text:style-name="Обычный"><text:s text:c="5"/></text:p>
      <text:p text:style-name="Обычный"><text:s text:c="5"/></text:p>
      <text:p text:style-name="Обычный"><text:s text:c="3"/>Стрелок весной малиновку убил.</text:p>
      <text:p text:style-name="Обычный"><text:s text:c="3"/>Уж пусть бы кончилось на ней несчастье злое,</text:p>
      <text:p text:style-name="Обычный"><text:s text:c="3"/>Но нет; за ней должны ещё погибнуть трое:</text:p>
      <text:p text:style-name="Обычный"><text:s text:c="3"/>Он бедных трёх её птенцов осиротил.</text:p>
      <text:p text:style-name="Обычный"><text:s text:c="3"/>Едва из скорлупы, без смыслу и без сил,</text:p>
      <text:p text:style-name="Обычный"><text:s text:c="3"/>Малютки терпят голод</text:p>
      <text:p text:style-name="Обычный"><text:s text:c="3"/>И холод</text:p>
      <text:p text:style-name="Обычный"><text:s text:c="3"/>И писком жалобным зовут напрасно м<text:soft-page-break/>ать.</text:p>
      <text:p text:style-name="Обычный"><text:s text:c="3"/>«Как можно не страдать,</text:p>
      <text:p text:style-name="Обычный"><text:s text:c="3"/>Малюток этих видя;</text:p>
      <text:p text:style-name="Обычный"><text:s text:c="3"/>И сердце чьё об них не заболит? –</text:p>
      <text:p text:style-name="Обычный"><text:s text:c="3"/>Лисица птицам говорит,</text:p>
      <text:p text:style-name="Обычный"><text:s text:c="3"/>На камушке против гнезда сироток сидя. –</text:p>
      <text:p text:style-name="Обычный"><text:s text:c="3"/>Не киньте, милые, без помощи детей;</text:p>
      <text:p text:style-name="Обычный"><text:s text:c="3"/>Хотя по зёрнышку бедняжкам вы снесите,</text:p>
      <text:p text:style-name="Обычный"><text:s text:c="3"/>Хоть по соломинке к их гнёздышку приткните:</text:p>
      <text:p text:style-name="Обычный"><text:s text:c="3"/>Вы этим жизнь их сохраните;</text:p>
      <text:p text:style-name="Обычный"><text:s text:c="3"/>Чтó дела доброго святей!</text:p>
      <text:p text:style-name="Обычный"><text:s text:c="3"/>Кукушка, посмотри, ведь ты и так линяешь:</text:p>
      <text:p text:style-name="Обычный"><text:s text:c="3"/>Не лучше ль дать себя немножко ощипать</text:p>
      <text:p text:style-name="Обычный"><text:s text:c="3"/>И перьем бы твоим постельку их устлать,</text:p>
      <text:p text:style-name="Обычный"><text:s text:c="3"/>Ведь попусту ж его ты растеряешь.</text:p>
      <text:p text:style-name="Обычный"><text:s text:c="3"/>Ты, жавронок, чем по верхам</text:p>
      <text:p text:style-name="Обычный"><text:s text:c="3"/>Тебе кувыркаться, кружиться,</text:p>
      <text:p text:style-name="Обычный"><text:s text:c="3"/>Ты б корму поискал по нивам, по лугам,</text:p>
      <text:p text:style-name="Обычный"><text:s text:c="3"/>Чтоб с сиротами поделиться.</text:p>
      <text:p text:style-name="Обычный"><text:s text:c="3"/>Ты, горлинка, твои птенцы уж подросли,</text:p>
      <text:p text:style-name="Обычный"><text:s text:c="3"/>Промыслить корм они и сами бы могли:</text:p>
      <text:p text:style-name="Обычный"><text:s text:c="3"/>Так ты бы с своего гнезда слетела</text:p>
      <text:p text:style-name="Обычный"><text:s text:c="3"/>Да вместо матери к малюткам села,</text:p>
      <text:p text:style-name="Обычный"><text:s text:c="3"/>А деток бы твоих пусть бог</text:p>
      <text:p text:style-name="Обычный"><text:s text:c="3"/>Берёг.</text:p>
      <text:p text:style-name="Обычный"><text:s text:c="3"/>Ты б, ласточка, ловила мошек,</text:p>
      <text:p text:style-name="Обычный"><text:s text:c="3"/>Полакомить безродных крошек.</text:p>
      <text:p text:style-name="Обычный"><text:s text:c="2"/><text:soft-page-break/><text:s/>А ты бы, милый соловей, –</text:p>
      <text:p text:style-name="Обычный"><text:s text:c="3"/>Ты знаешь, ка́к всех голос твой прельщает, –</text:p>
      <text:p text:style-name="Обычный"><text:s text:c="3"/>Меж тем, пока зефир их с гнёздышком качает,</text:p>
      <text:p text:style-name="Обычный"><text:s text:c="3"/>Ты б убаюкивал их песенкой своей.</text:p>
      <text:p text:style-name="Обычный"><text:s text:c="3"/>Такою нежностью, я твёрдо верю,</text:p>
      <text:p text:style-name="Обычный"><text:s text:c="3"/>Вы б заменили им их горькую потерю.</text:p>
      <text:p text:style-name="Обычный"><text:s text:c="3"/>Послушайте меня: докажем, что в лесах</text:p>
      <text:p text:style-name="Обычный"><text:s text:c="3"/>Есть добрые сердца, и что…» При сих словах</text:p>
      <text:p text:style-name="Обычный"><text:s text:c="3"/>Малютки бедные все трое,</text:p>
      <text:p text:style-name="Обычный"><text:s text:c="3"/>Не могши с голоду сидеть в покое,</text:p>
      <text:p text:style-name="Обычный"><text:s text:c="3"/>Попадали к Лисе на низ.</text:p>
      <text:p text:style-name="Обычный"><text:s text:c="3"/>Что ж кумушка? – Тотчас их съела</text:p>
      <text:p text:style-name="Обычный"><text:s text:c="3"/>И поученья не допела.</text:p>
      <text:p text:style-name="Обычный"><text:s text:c="5"/></text:p>
      <text:p text:style-name="Обычный"><text:s text:c="3"/>Читатель, не дивись!</text:p>
      <text:p text:style-name="Обычный"><text:s text:c="3"/>Кто добр поистине, не распложая слова,</text:p>
      <text:p text:style-name="Обычный"><text:s text:c="3"/>В молчанье тот добро творит;</text:p>
      <text:p text:style-name="Обычный"><text:s text:c="3"/>А кто про доброту лишь в уши всем жужжит,</text:p>
      <text:p text:style-name="Обычный"><text:s text:c="3"/>Тот часто только добр на счёт другого,</text:p>
      <text:p text:style-name="Обычный"><text:s text:c="3"/>Затем, что в этом нет убытка никакого.</text:p>
      <text:p text:style-name="Обычный"><text:s text:c="3"/>На деле же почти такие люди все –</text:p>
      <text:p text:style-name="Обычный"><text:s text:c="3"/>Сродни моей Лисе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Мирская сходка</text:p>
      <text:p text:style-name="Обычный"><text:s text:c="5"/></text:p>
      <text:p text:style-name="Обычный"><text:s text:c="5"/></text:p>
      <text:p text:style-name="Обычный"><text:s text:c="3"/>Какой порядок ни затей,</text:p>
      <text:p text:style-name="Обычный"><text:s text:c="3"/>Но если он в руках бессовестных людей,</text:p>
      <text:p text:style-name="Обычный"><text:s text:c="3"/>Они всегда найдут уловку,</text:p>
      <text:p text:style-name="Обычный"><text:s text:c="3"/>Чтоб сделать там, где им захочется, сноровку.</text:p>
      <text:p text:style-name="Обычный"><text:s text:c="5"/></text:p>
      <text:p text:style-name="Обычный"><text:s text:c="3"/>В овечьи старосты у льва просился волк.</text:p>
      <text:p text:style-name="Обычный"><text:s text:c="3"/>Стараньем кумушки-лисицы</text:p>
      <text:p text:style-name="Обычный"><text:s text:c="3"/>Словцо о ком замолвлено у львицы.</text:p>
      <text:p text:style-name="Обычный"><text:s text:c="3"/>Но так как о волк<text:soft-page-break/>ах худой на свете толк,</text:p>
      <text:p text:style-name="Обычный"><text:s text:c="3"/>И не сказали бы, что смотрит лев на лицы,</text:p>
      <text:p text:style-name="Обычный"><text:s text:c="3"/>То велено звериный весь народ</text:p>
      <text:p text:style-name="Обычный"><text:s text:c="3"/>Созвать на общий сход</text:p>
      <text:p text:style-name="Обычный"><text:s text:c="3"/>И расспросить того, другого,</text:p>
      <text:p text:style-name="Обычный"><text:s text:c="3"/>Что в волке доброго он знает иль худого.</text:p>
      <text:p text:style-name="Обычный"><text:s text:c="3"/>Исполнен и приказ: все звери созваны.</text:p>
      <text:p text:style-name="Обычный"><text:s text:c="3"/>На сходке голоса чин чином собраны:</text:p>
      <text:p text:style-name="Обычный"><text:s text:c="3"/>Но против волка нет ни слова,</text:p>
      <text:p text:style-name="Обычный"><text:s text:c="3"/>И волка велено в овчарню посадить.</text:p>
      <text:p text:style-name="Обычный"><text:s text:c="3"/>Да что же овцы говорили?</text:p>
      <text:p text:style-name="Обычный"><text:s text:c="3"/>На сходке ведь они уж, верно, были? –</text:p>
      <text:p text:style-name="Обычный"><text:s text:c="5"/></text:p>
      <text:p text:style-name="Обычный"><text:s text:c="3"/>Вот то-то нет! Овец-то и забыли!</text:p>
      <text:p text:style-name="Обычный"><text:s text:c="3"/>А их-то бы всего нужней спросить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<text:s text:c="5"/></text:p>
      <text:p text:style-name="Обычный">Демьянова уха</text:p>
      <text:p text:style-name="Обычный"><text:s text:c="5"/></text:p>
      <text:p text:style-name="Обычный"><text:s text:c="5"/></text:p>
      <text:p text:style-name="Обычный"><text:s text:c="3"/>«Соседушка, мой свет!</text:p>
      <text:p text:style-name="Обычный"><text:s text:c="3"/>Пожалуйста, покушай».</text:p>
      <text:p text:style-name="Обычный"><text:s text:c="3"/>«Соседушка, я сыт по горло». – «Нужды нет,</text:p>
      <text:p text:style-name="Обычный"><text:s text:c="3"/>Ещё тарелочку; послушай:</text:p>
      <text:p text:style-name="Обычный"><text:s text:c="3"/>Ушица, ей-же-ей, на славу сварена!»</text:p>
      <text:p text:style-name="Обычный"><text:s text:c="3"/>«Я три тарелки съел». – «И, полно, что за счёты;</text:p>
      <text:p text:style-name="Обычный"><text:s text:c="3"/>Лишь стало бы охоты,</text:p>
      <text:p text:style-name="Обычный"><text:s text:c="3"/>А то во здравье: ешь до дна!</text:p>
      <text:p text:style-name="Обычный"><text:s text:c="3"/>Чтó за уха! Да как жирна:</text:p>
      <text:p text:style-name="Обычный"><text:s text:c="3"/>Как будто янтарём подёрнулась она.</text:p>
      <text:p text:style-name="Обычный"><text:s text:c="3"/>Потешь же, миленький дружочек!</text:p>
      <text:p text:style-name="Обычный"><text:s text:c="3"/>Вот лещик, потр<text:soft-page-break/>оха, вот стерляди кусочек!</text:p>
      <text:p text:style-name="Обычный"><text:s text:c="3"/>Ещё хоть ложечку! Да кланяйся, жена!»</text:p>
      <text:p text:style-name="Обычный"><text:s text:c="3"/>Так потчевал сосед Демьян соседа Фоку</text:p>
      <text:p text:style-name="Обычный"><text:s text:c="3"/>И не давал ему ни отдыху, ни сроку;</text:p>
      <text:p text:style-name="Обычный"><text:s text:c="3"/>А с Фоки уж давно катился градом пот.</text:p>
      <text:p text:style-name="Обычный"><text:s text:c="3"/>Однако же ещё тарелку он берёт:</text:p>
      <text:p text:style-name="Обычный"><text:s text:c="3"/>Сбирается с последней силой</text:p>
      <text:p text:style-name="Обычный"><text:s text:c="3"/>И – очищает всю. «Вот друга я люблю! –</text:p>
      <text:p text:style-name="Обычный"><text:s text:c="3"/>Вскричал Демьян. – Зато уж чванных не терплю.</text:p>
      <text:p text:style-name="Обычный"><text:s text:c="3"/>Ну, скушай же ещё тарелочку, мой милой!»</text:p>
      <text:p text:style-name="Обычный"><text:s text:c="3"/>Тут бедный Фока мой</text:p>
      <text:p text:style-name="Обычный"><text:s text:c="3"/>Как ни любил уху, но от беды такой,</text:p>
      <text:p text:style-name="Обычный"><text:s text:c="3"/>Схватя в охапку</text:p>
      <text:p text:style-name="Обычный"><text:s text:c="3"/>Кушак и шапку,</text:p>
      <text:p text:style-name="Обычный"><text:s text:c="3"/>Скорей без памяти домой –</text:p>
      <text:p text:style-name="Обычный"><text:s text:c="3"/>И с той поры к Демьяну ни ногой.</text:p>
      <text:p text:style-name="Обычный"><text:s text:c="5"/></text:p>
      <text:p text:style-name="Обычный"><text:s text:c="3"/>Писатель, счастлив ты, коль дар прямой имеешь;</text:p>
      <text:p text:style-name="Обычный"><text:s text:c="3"/>Но если помолчать вовремя не умеешь</text:p>
      <text:p text:style-name="Обычный"><text:s text:c="3"/>И ближнего ушей ты не жалеешь,</text:p>
      <text:p text:style-name="Обычный"><text:s text:c="3"/>То ведай, что твои и проза и стихи</text:p>
      <text:p text:style-name="Обычный"><text:s text:c="3"/>Тошнее будут всем Демьяновой ухи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Мышь и Крыса</text:p>
      <text:p text:style-name="Обычный"><text:s text:c="5"/></text:p>
      <text:p text:style-name="Обычный"><text:s text:c="5"/></text:p>
      <text:p text:style-name="Обычный"><text:s text:c="3"/>«Соседка, слышала ль ты добрую молву? –</text:p>
      <text:p text:style-name="Обычный"><text:s text:c="3"/>Вбежавши, Крысе Мышь сказала, –</text:p>
      <text:p text:style-name="Обычный"><text:s text:c="3"/>Ведь кошка, говорят, попалась в<text:soft-page-break/><text:s/>когти льву?</text:p>
      <text:p text:style-name="Обычный"><text:s text:c="3"/>Вот отдохнуть и нам пора настала!»</text:p>
      <text:p text:style-name="Обычный"><text:s text:c="3"/>«Не радуйся, мой свет, –</text:p>
      <text:p text:style-name="Обычный"><text:s text:c="3"/>Ей Крыса говорит в ответ, –</text:p>
      <text:p text:style-name="Обычный"><text:s text:c="3"/>И не надейся по-пустому!</text:p>
      <text:p text:style-name="Обычный"><text:s text:c="3"/>Коль до когтей у них дойдет,</text:p>
      <text:p text:style-name="Обычный"><text:s text:c="3"/>То, верно, льву не быть живому:</text:p>
      <text:p text:style-name="Обычный"><text:s text:c="3"/>Сильнее кошки зверя нет!»</text:p>
      <text:p text:style-name="Обычный"><text:s text:c="5"/></text:p>
      <text:p text:style-name="Обычный"><text:s text:c="3"/>Я сколько раз видал, приметьте это сами:</text:p>
      <text:p text:style-name="Обычный"><text:s text:c="3"/>Когда боится трус кого,</text:p>
      <text:p text:style-name="Обычный"><text:s text:c="3"/>То думает, что на того</text:p>
      <text:p text:style-name="Обычный"><text:s text:c="3"/>Весь свет глядит его глазами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Чиж и Голубь</text:p>
      <text:p text:style-name="Обычный"><text:s text:c="5"/></text:p>
      <text:p text:style-name="Обычный"><text:s text:c="5"/></text:p>
      <text:p text:style-name="Обычный"><text:s text:c="3"/>Чижа захлопнула злодейка-западня:</text:p>
      <text:p text:style-name="Обычный"><text:s text:c="3"/>Бедняжка в ней и рвался и метался,</text:p>
      <text:p text:style-name="Обычный"><text:s text:c="3"/>А Голубь молодой над ним же издевался.</text:p>
      <text:p text:style-name="Обычный"><text:s text:c="3"/>«Не стыдно ль, – говорит, – средь бела дня</text:p>
      <text:p text:style-name="Обычный"><text:s text:c="3"/>Попался!</text:p>
      <text:p text:style-name="Обычный"><text:s text:c="3"/>Не провели бы так меня:</text:p>
      <text:p text:style-name="Обычный"><text:s text:c="3"/>За это я ручаюсь смело».</text:p>
      <text:p text:style-name="Обычный"><text:s text:c="3"/>Ан, смотришь, тут же сам запутался в силок.</text:p>
      <text:p text:style-name="Обычный"><text:s text:c="3"/>И дело!</text:p>
      <text:p text:style-name="Обычный"><text:s text:c="3"/>Вперёд чужой беде не смейся, Голубок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Водолазы</text:p>
      <text:p text:style-name="Обычный"><text:s text:c="5"/></text:p>
      <text:p text:style-name="Обычный"><text:s text:c="5"/></text:p>
      <text:p text:style-name="Обычный"><text:s text:c="3"/>Какой-то древний царь впал в страшное сомненье:</text:p>
      <text:p text:style-name="Обычный"><text:s text:c="3"/><text:soft-page-break/>Не более ль вреда, чем пользы, от наук?</text:p>
      <text:p text:style-name="Обычный"><text:s text:c="3"/>Не расслабляет ли сердец и рук</text:p>
      <text:p text:style-name="Обычный"><text:s text:c="3"/>Ученье?</text:p>
      <text:p text:style-name="Обычный"><text:s text:c="3"/>И не разумнее ль поступит он,</text:p>
      <text:p text:style-name="Обычный"><text:s text:c="3"/>Когда учёных всех из царства вышлет вон?</text:p>
      <text:p text:style-name="Обычный"><text:s text:c="3"/>Но так как этот царь, свой украшая трон,</text:p>
      <text:p text:style-name="Обычный"><text:s text:c="3"/>Душою всей радел своих народов счастью</text:p>
      <text:p text:style-name="Обычный"><text:s text:c="3"/>И для того</text:p>
      <text:p text:style-name="Обычный"><text:s text:c="3"/>Не делал ничего</text:p>
      <text:p text:style-name="Обычный"><text:s text:c="3"/>По прихоти иль по пристрастью, –</text:p>
      <text:p text:style-name="Обычный"><text:s text:c="3"/>То приказал собрать совет,</text:p>
      <text:p text:style-name="Обычный"><text:s text:c="3"/>В котором всякий бы, хоть слогом не кудрявым,</text:p>
      <text:p text:style-name="Обычный"><text:s text:c="3"/>Но с толком лишь согласно здравым</text:p>
      <text:p text:style-name="Обычный"><text:s text:c="3"/>Своё представил: да иль нет,</text:p>
      <text:p text:style-name="Обычный"><text:s text:c="3"/>То есть учёным вон из царства убираться</text:p>
      <text:p text:style-name="Обычный"><text:s text:c="3"/>Или по-прежнему в том царстве оставаться?</text:p>
      <text:p text:style-name="Обычный"><text:s text:c="3"/>Однако ж как совет ни толковал:</text:p>
      <text:p text:style-name="Обычный"><text:s text:c="3"/>Кто сам свой голос подавал,</text:p>
      <text:p text:style-name="Обычный"><text:s text:c="3"/>Кто голос подавал работы секретарской,</text:p>
      <text:p text:style-name="Обычный"><text:s text:c="3"/>Всяк только дело затемнял</text:p>
      <text:p text:style-name="Обычный"><text:s text:c="3"/>И в нерешимости за<text:soft-page-break/>путывал ум царской.</text:p>
      <text:p text:style-name="Обычный"><text:s text:c="3"/>Кто говорил, что неученье тьма, –</text:p>
      <text:p text:style-name="Обычный"><text:s text:c="3"/>Что не дал бы нам бог ума,</text:p>
      <text:p text:style-name="Обычный"><text:s text:c="3"/>Ни дара постигать вещей небесных,</text:p>
      <text:p text:style-name="Обычный"><text:s text:c="3"/>Когда бы он хотел,</text:p>
      <text:p text:style-name="Обычный"><text:s text:c="3"/>Чтоб человек не боле разумел</text:p>
      <text:p text:style-name="Обычный"><text:s text:c="3"/>Животных бессловесных,</text:p>
      <text:p text:style-name="Обычный"><text:s text:c="3"/>И что, согласно с целью сей,</text:p>
      <text:p text:style-name="Обычный"><text:s text:c="3"/>Ученье к счастию ведёт людей.</text:p>
      <text:p text:style-name="Обычный"><text:s text:c="3"/>Другие утверждали,</text:p>
      <text:p text:style-name="Обычный"><text:s text:c="3"/>Что люди от наук лишь только хуже стали: –</text:p>
      <text:p text:style-name="Обычный"><text:s text:c="3"/>Что всё ученье бред,</text:p>
      <text:p text:style-name="Обычный"><text:s text:c="3"/>Что от него лишь нравам вред</text:p>
      <text:p text:style-name="Обычный"><text:s text:c="3"/>И что, за просвещеньем вслед,</text:p>
      <text:p text:style-name="Обычный"><text:s text:c="3"/>Сильнейшие на свете царства пали.</text:p>
      <text:p text:style-name="Обычный"><text:s text:c="3"/>Короче: с обеих сторон,</text:p>
      <text:p text:style-name="Обычный"><text:s text:c="3"/>И дело выводя и вздоры,</text:p>
      <text:p text:style-name="Обычный"><text:s text:c="3"/>Бумаги исписали горы,</text:p>
      <text:p text:style-name="Обычный"><text:s text:c="3"/>А о науках спор остался не решён;</text:p>
      <text:p text:style-name="Обычный"><text:s text:c="3"/>Царь сделал более. Созвав отвсюду он</text:p>
      <text:p text:style-name="Обычный"><text:s text:c="3"/>Разумников, из них установил собранье</text:p>
      <text:p text:style-name="Обычный"><text:s text:c="3"/>И о науках спор им предложил на суд.</text:p>
      <text:p text:style-name="Обычный"><text:s text:c="3"/>Но способ был и этот худ,</text:p>
      <text:p text:style-name="Обычный"><text:s text:c="3"/>Затем что царь им дал большое содержанье:</text:p>
      <text:p text:style-name="Обычный"><text:s text:c="3"/>Так в голосах между собой разлад</text:p>
      <text:p text:style-name="Обычный"><text:s text:c="3"/>Для них был настоящий клад;</text:p>
      <text:p text:style-name="Обычный"><text:s text:c="3"/>И если бы им волю дали,</text:p>
      <text:p text:style-name="Обычный"><text:s text:c="3"/>Они б доныне толковали</text:p>
      <text:p text:style-name="Обычный"><text:s text:c="3"/>Да жалованье брали.</text:p>
      <text:p text:style-name="Обычный"><text:s text:c="3"/>Но так как царь казною не шутил,</text:p>
      <text:p text:style-name="Обычный"><text:s text:c="3"/>То он, приметя то, их скоро распустил.</text:p>
      <text:p text:style-name="Обычный"><text:s text:c="3"/>Меж тем час от часу впадал в сомненье боле.</text:p>
      <text:p text:style-name="Обычный"><text:s text:c="3"/>Вот как-то вышел он,<text:s/><text:soft-page-break/>сей мыслью занят, в поле</text:p>
      <text:p text:style-name="Обычный"><text:s text:c="3"/>И видит пред собой</text:p>
      <text:p text:style-name="Обычный"><text:s text:c="3"/>Пустынника, с седою бородой</text:p>
      <text:p text:style-name="Обычный"><text:s text:c="3"/>И с книгою в руках большой.</text:p>
      <text:p text:style-name="Обычный"><text:s text:c="3"/>Пустынник важный взор имел, но не угрюмый;</text:p>
      <text:p text:style-name="Обычный"><text:s text:c="3"/>Приветливость и доброта</text:p>
      <text:p text:style-name="Обычный"><text:s text:c="3"/>Улыбкою его украсили уста,</text:p>
      <text:p text:style-name="Обычный"><text:s text:c="3"/>А на челе следы глубокой видны думы.</text:p>
      <text:p text:style-name="Обычный"><text:s text:c="3"/>Монарх с пустынником вступает в разговор</text:p>
      <text:p text:style-name="Обычный"><text:s text:c="3"/>И, видя в нём познания несчетны,</text:p>
      <text:p text:style-name="Обычный"><text:s text:c="3"/>Он просит мудреца решить тот важный спор:</text:p>
      <text:p text:style-name="Обычный"><text:s text:c="3"/>Науки более ль полезны или вредны?</text:p>
      <text:p text:style-name="Обычный"><text:s text:c="3"/>«Царь! – старец отвечал, – позволь, чтоб пред тобой</text:p>
      <text:p text:style-name="Обычный"><text:s text:c="3"/>Открыл я притчею простой,</text:p>
      <text:p text:style-name="Обычный"><text:s text:c="3"/>Чтó размышленья мне внушили многодетны».</text:p>
      <text:p text:style-name="Обычный"><text:s text:c="3"/>И с мыслями собравшись, начал так:</text:p>
      <text:p text:style-name="Обычный"><text:s text:c="3"/>«На берегу, близ моря,</text:p>
      <text:p text:style-name="Обычный"><text:s text:c="3"/>Жил в Индии рыбак;</text:p>
      <text:p text:style-name="Обычный"><text:s text:c="3"/>Проведши долгий век и бедности и горя,</text:p>
      <text:p text:style-name="Обычный"><text:s text:c="3"/>Он умер и троих оставил сыновей.</text:p>
      <text:p text:style-name="Обычный"><text:s text:c="3"/>Но дети, видя,</text:p>
      <text:p text:style-name="Обычный"><text:s text:c="3"/>Что с нуждою они кормились от сетей,</text:p>
      <text:p text:style-name="Обычный"><text:s text:c="3"/>И ремесло отцовско ненавидя</text:p>
      <text:p text:style-name="Обычный"><text:s text:c="3"/>Брать дань богатее задумали с морей,</text:p>
      <text:p text:style-name="Обычный"><text:s text:c="3"/>Не рыбой, – жемчугами;</text:p>
      <text:p text:style-name="Обычный"><text:s text:c="3"/>И, зная плавать и нырять,</text:p>
      <text:p text:style-name="Обычный"><text:s text:c="3"/>Ту подать доправлять</text:p>
      <text:p text:style-name="Обычный"><text:s text:c="3"/>Пустились сами.</text:p>
      <text:p text:style-name="Обычный"><text:s text:c="3"/>Однако ж был успех различен всех троих:</text:p>
      <text:p text:style-name="Обычный"><text:s text:c="3"/>Один, ленивее других,</text:p>
      <text:p text:style-name="Обычный"><text:s text:c="3"/>Всегда по берегу скитался;</text:p>
      <text:p text:style-name="Обычный"><text:s text:c="3"/>Он даже не хотел ни ног мочить своих</text:p>
      <text:p text:style-name="Обычный"><text:s text:c="3"/>И жемчугу того лишь дожидался,</text:p>
      <text:p text:style-name="Обычный"><text:s text:c="3"/>Что выбросит к нему волной,</text:p>
      <text:p text:style-name="Обычный"><text:s text:c="3"/>А с леностью так<text:soft-page-break/>ой</text:p>
      <text:p text:style-name="Обычный"><text:s text:c="3"/>Едва-едва питался.</text:p>
      <text:p text:style-name="Обычный"><text:s text:c="3"/>Другой,</text:p>
      <text:p text:style-name="Обычный"><text:s text:c="3"/>Трудов нимало не жалея</text:p>
      <text:p text:style-name="Обычный"><text:s text:c="3"/>И выбирать умея</text:p>
      <text:p text:style-name="Обычный"><text:s text:c="3"/>Себе по силе глубину,</text:p>
      <text:p text:style-name="Обычный"><text:s text:c="3"/>Богатых жемчугов нырял искать по дну</text:p>
      <text:p text:style-name="Обычный"><text:s text:c="3"/>И жил, всечасно богатея.</text:p>
      <text:p text:style-name="Обычный"><text:s text:c="3"/>Но третий, алчностью к сокровищам томим,</text:p>
      <text:p text:style-name="Обычный"><text:s text:c="3"/>Так рассуждал с собой самим:</text:p>
      <text:p text:style-name="Обычный"><text:s text:c="3"/>„Хоть жемчуг находить близ берега и можно,</text:p>
      <text:p text:style-name="Обычный"><text:s text:c="3"/>Но, кажется, каких сокровищ ждать не должно,</text:p>
      <text:p text:style-name="Обычный"><text:s text:c="3"/>Когда бы удалося мне</text:p>
      <text:p text:style-name="Обычный"><text:s text:c="3"/>Достать морское дно на самой глубине?</text:p>
      <text:p text:style-name="Обычный"><text:s text:c="3"/>Там горы, может быть богатств несчетных:</text:p>
      <text:p text:style-name="Обычный"><text:s text:c="3"/>Кораллов, жемчугу и камней самоцветных,</text:p>
      <text:p text:style-name="Обычный"><text:s text:c="3"/>Которы стоит лишь достать</text:p>
      <text:p text:style-name="Обычный"><text:s text:c="3"/>И взять“.</text:p>
      <text:p text:style-name="Обычный"><text:s text:c="3"/>Сей мыслию пленясь безумец вскоре</text:p>
      <text:p text:style-name="Обычный"><text:s text:c="3"/>В открытое пустился море</text:p>
      <text:p text:style-name="Обычный"><text:s text:c="3"/>И, выбрав, где была чернее глубина,</text:p>
      <text:p text:style-name="Обычный"><text:s text:c="3"/>В пучину кинулся; но поглощённый ею,</text:p>
      <text:p text:style-name="Обычный"><text:s text:c="3"/>За дерзость, не доставши дна,</text:p>
      <text:p text:style-name="Обычный"><text:s text:c="3"/>Он жизнью заплатил своею».</text:p>
      <text:p text:style-name="Обычный"><text:s text:c="3"/>«О, царь! – примолвил тут мудрец. –</text:p>
      <text:p text:style-name="Обычный"><text:s text:c="3"/>Хотя в ученье зрим мы многих благ причину,</text:p>
      <text:p text:style-name="Обычный"><text:s text:c="3"/>Но дерзкий ум находит в нём пучину</text:p>
      <text:p text:style-name="Обычный"><text:s text:c="3"/>И свой погибельный конец,</text:p>
      <text:p text:style-name="Обычный"><text:s text:c="3"/>Лишь с разницею тою,</text:p>
      <text:p text:style-name="Обычный"><text:s text:c="3"/>Что часто в гибель он других влечёт с собою»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Госпож<text:soft-page-break/>а и две Служанки</text:p>
      <text:p text:style-name="Обычный"><text:s text:c="5"/></text:p>
      <text:p text:style-name="Обычный"><text:s text:c="5"/></text:p>
      <text:p text:style-name="Обычный"><text:s text:c="3"/>У Барыни, старушки кропотливой,</text:p>
      <text:p text:style-name="Обычный"><text:s text:c="3"/>Неугомонной и брюзгливой,</text:p>
      <text:p text:style-name="Обычный"><text:s text:c="3"/>Две были девушки, Служанки, коих часть</text:p>
      <text:p text:style-name="Обычный"><text:s text:c="3"/>Была с утра и до глубокой ночи,</text:p>
      <text:p text:style-name="Обычный"><text:s text:c="3"/>Рук не покладывая, прясть.</text:p>
      <text:p text:style-name="Обычный"><text:s text:c="3"/>Не стало бедным девкам мочи:</text:p>
      <text:p text:style-name="Обычный"><text:s text:c="3"/>Им будни, праздник – всё равно;</text:p>
      <text:p text:style-name="Обычный"><text:s text:c="3"/>Нет угомона на старуху:</text:p>
      <text:p text:style-name="Обычный"><text:s text:c="3"/>Днём перевесть она не даст за пряжей духу;</text:p>
      <text:p text:style-name="Обычный"><text:s text:c="3"/>Зарёй, где спят ещё, а уж у них давно</text:p>
      <text:p text:style-name="Обычный"><text:s text:c="3"/>Пошло плясать веретено.</text:p>
      <text:p text:style-name="Обычный"><text:s text:c="3"/>Быть может, иногда б старуха опоздала,</text:p>
      <text:p text:style-name="Обычный"><text:s text:c="3"/>Да в доме том проклятый был петух:</text:p>
      <text:p text:style-name="Обычный"><text:s text:c="3"/>Лишь он вспоет – старуха встала,</text:p>
      <text:p text:style-name="Обычный"><text:s text:c="3"/>Накинет на себя шубейку и треух,</text:p>
      <text:p text:style-name="Обычный"><text:s text:c="3"/>У печки огонёк вздувает,</text:p>
      <text:p text:style-name="Обычный"><text:s text:c="3"/>Бредёт, ворча, к прядильщицам в покой,</text:p>
      <text:p text:style-name="Обычный"><text:s text:c="3"/>Расталкивает их костлявою рукой,</text:p>
      <text:p text:style-name="Обычный"><text:s text:c="3"/>А заупрямятся – клюкой</text:p>
      <text:p text:style-name="Обычный"><text:s text:c="3"/>И сладкий на заре их сон перерывает.</text:p>
      <text:p text:style-name="Обычный"><text:s text:c="3"/>Что будешь делать с ней?</text:p>
      <text:p text:style-name="Обычный"><text:s text:c="3"/>Бедняжки морщатся, зевают, жмутся</text:p>
      <text:p text:style-name="Обычный"><text:s text:c="3"/>И с тёплою постелею своей,</text:p>
      <text:p text:style-name="Обычный"><text:s text:c="3"/>Хотя не хочется, а расстаются;</text:p>
      <text:p text:style-name="Обычный"><text:s text:c="3"/>Назавтрее опять, лишь прокричит петух,</text:p>
      <text:p text:style-name="Обычный"><text:s text:c="3"/>У девушек с хозяйкой сказка та<text:soft-page-break/><text:s/>же:</text:p>
      <text:p text:style-name="Обычный"><text:s text:c="3"/>Их будят и морят на пряже.</text:p>
      <text:p text:style-name="Обычный"><text:s text:c="3"/>Добро же ты, нечистый дух! –</text:p>
      <text:p text:style-name="Обычный"><text:s text:c="3"/>Сквозь зубы пряхи те на петуха ворчали. –</text:p>
      <text:p text:style-name="Обычный"><text:s text:c="3"/>Без песен бы твоих мы, верно, боле спали;</text:p>
      <text:p text:style-name="Обычный"><text:s text:c="3"/>Уж над тобою быть греху!</text:p>
      <text:p text:style-name="Обычный"><text:s text:c="3"/>И, выбравши случа́й, без сожаленья,</text:p>
      <text:p text:style-name="Обычный"><text:s text:c="3"/>Свернули девушки головку петуху.</text:p>
      <text:p text:style-name="Обычный"><text:s text:c="3"/>Но что ж? Они себе тем ждали облегченья;</text:p>
      <text:p text:style-name="Обычный"><text:s text:c="3"/>Ан в деле вышел оборот</text:p>
      <text:p text:style-name="Обычный"><text:s text:c="3"/>Совсем не тот:</text:p>
      <text:p text:style-name="Обычный"><text:s text:c="3"/>То правда, что петух уж боле не поёт –</text:p>
      <text:p text:style-name="Обычный"><text:s text:c="3"/>Злодея их не стало;</text:p>
      <text:p text:style-name="Обычный"><text:s text:c="3"/>Да Барыня, боясь, чтоб время не пропало,</text:p>
      <text:p text:style-name="Обычный"><text:s text:c="3"/>Чуть лягут, не даёт почти свести им глаз</text:p>
      <text:p text:style-name="Обычный"><text:s text:c="3"/>И рано так будить их стала всякий раз,</text:p>
      <text:p text:style-name="Обычный"><text:s text:c="3"/>Как рано петухи и сроду не певали.</text:p>
      <text:p text:style-name="Обычный"><text:s text:c="3"/>Тут поздно девушки узнали,</text:p>
      <text:p text:style-name="Обычный"><text:s text:c="3"/>Что из огня они да в полымя попали.</text:p>
      <text:p text:style-name="Обычный"><text:s text:c="5"/></text:p>
      <text:p text:style-name="Обычный"><text:s text:c="3"/>Так, выбраться желая из хлопот,</text:p>
      <text:p text:style-name="Обычный"><text:s text:c="3"/>Нередко человек имеет участь ту же:</text:p>
      <text:p text:style-name="Обычный"><text:s text:c="3"/>Одни лишь только с рук сживёт,</text:p>
      <text:p text:style-name="Обычный"><text:s text:c="3"/>Глядишь – другие нажил хуже!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Камень и Червяк</text:p>
      <text:p text:style-name="Обычный"><text:s text:c="5"/></text:p>
      <text:p text:style-name="Обычный"><text:s text:c="5"/></text:p>
      <text:p text:style-name="Обычный"><text:s text:c="3"/>«Как расшумелся здесь! Какой невежа! –</text:p>
      <text:p text:style-name="Обычный"><text:s text:c="3"/>Про дождик говорит на ниве Камень, лежа. –</text:p>
      <text:p text:style-name="Обычный"><text:s text:c="3"/>А рады все ему, пожалуй – посмотри!</text:p>
      <text:p text:style-name="Обычный"><text:s text:c="3"/>И ждали так, как гостя дорогого,</text:p>
      <text:p text:style-name="Обычный"><text:s text:c="3"/>А что же сделал он такого?</text:p>
      <text:p text:style-name="Обычный"><text:s text:c="3"/>Всего-то шёл часа два-три.</text:p>
      <text:p text:style-name="Обычный"><text:s text:c="3"/>Пускай же обо мне расспросят!</text:p>
      <text:p text:style-name="Обычный"><text:s text:c="3"/>Так я уж веки здесь: тих, с<text:soft-page-break/>кромен завсегда.</text:p>
      <text:p text:style-name="Обычный"><text:s text:c="3"/>Лежу смирнёхонько, куда меня ни бросят,</text:p>
      <text:p text:style-name="Обычный"><text:s text:c="3"/>А не слыхал себе спасибо никогда.</text:p>
      <text:p text:style-name="Обычный"><text:s text:c="3"/>Недаром, право, свет поносят:</text:p>
      <text:p text:style-name="Обычный"><text:s text:c="3"/>В нём справедливости не вижу я никак».</text:p>
      <text:p text:style-name="Обычный"><text:s text:c="3"/>«Молчи! – сказал ему Червяк. –</text:p>
      <text:p text:style-name="Обычный"><text:s text:c="3"/>Сей дождик, как его ни кратко было время,</text:p>
      <text:p text:style-name="Обычный"><text:s text:c="3"/>Лишённую засухой сил</text:p>
      <text:p text:style-name="Обычный"><text:s text:c="3"/>Обильно ниву напоил,</text:p>
      <text:p text:style-name="Обычный"><text:s text:c="3"/>И земледельца он надежду оживил;</text:p>
      <text:p text:style-name="Обычный"><text:s text:c="3"/>А ты на ниве сей пустое только бремя».</text:p>
      <text:p text:style-name="Обычный"><text:s text:c="5"/></text:p>
      <text:p text:style-name="Обычный"><text:s text:c="3"/>Так хвалится иной, что служит сорок лет:</text:p>
      <text:p text:style-name="Обычный"><text:s text:c="3"/>А проку в нём, как в этом Камне, нет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Медведь у Пчёл</text:p>
      <text:p text:style-name="Обычный"><text:s text:c="5"/></text:p>
      <text:p text:style-name="Обычный"><text:s text:c="5"/></text:p>
      <text:p text:style-name="Обычный"><text:s text:c="3"/>Когда-то, о весне, зверями</text:p>
      <text:p text:style-name="Обычный"><text:s text:c="3"/>В надсмотрщики Медведь был выбран над ульями,</text:p>
      <text:p text:style-name="Обычный"><text:s text:c="3"/>Хоть можно б выбрать тут другого поверней,</text:p>
      <text:p text:style-name="Обычный"><text:s text:c="3"/>Затем что к мёду Мишка падок,</text:p>
      <text:p text:style-name="Обычный"><text:s text:c="3"/>Так не было б оглядок;</text:p>
      <text:p text:style-name="Обычный"><text:s text:c="3"/>Да, спрашивай ты толку у зверей!</text:p>
      <text:p text:style-name="Обычный"><text:s text:c="3"/>Кто к ульям ни просился,</text:p>
      <text:p text:style-name="Обычный"><text:s text:c="3"/>С отказом отпустили всех,</text:p>
      <text:p text:style-name="Обычный"><text:s text:c="3"/>И, как на смех,</text:p>
      <text:p text:style-name="Обычный"><text:s text:c="3"/>Тут Мишка очутился.</text:p>
      <text:p text:style-name="Обычный"><text:s text:c="3"/>Ан вышел грех:</text:p>
      <text:p text:style-name="Обычный"><text:s text:c="3"/>Мой Мишка потаскал весь мёд в свою берлогу.</text:p>
      <text:p text:style-name="Обычный"><text:s text:c="3"/>Узнали, подняли тревогу,</text:p>
      <text:p text:style-name="Обычный"><text:s text:c="3"/>По<text:s/><text:soft-page-break/>форме нарядили суд,</text:p>
      <text:p text:style-name="Обычный"><text:s text:c="3"/>Отставку Мишке дали</text:p>
      <text:p text:style-name="Обычный"><text:s text:c="3"/>И приказали,</text:p>
      <text:p text:style-name="Обычный"><text:s text:c="3"/>Чтоб зиму пролежал в берлоге старый плут.</text:p>
      <text:p text:style-name="Обычный"><text:s text:c="3"/>Решили, справили, скрепили;</text:p>
      <text:p text:style-name="Обычный"><text:s text:c="3"/>Но мёду всё не воротили.</text:p>
      <text:p text:style-name="Обычный"><text:s text:c="3"/>А Мишенька и ухом не ведёт:</text:p>
      <text:p text:style-name="Обычный"><text:s text:c="3"/>Со светом Мишка распрощался,</text:p>
      <text:p text:style-name="Обычный"><text:s text:c="3"/>В берлогу тёплую забрался,</text:p>
      <text:p text:style-name="Обычный"><text:s text:c="3"/>И лапу с мёдом там сосёт</text:p>
      <text:p text:style-name="Обычный"><text:s text:c="3"/>Да у моря погоды ждёт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Зеркало и Обезьяна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<text:s text:c="3"/>Мартышка, в Зеркале увидя образ свой,</text:p>
      <text:p text:style-name="Обычный"><text:s text:c="3"/>Тихохонько Медведя толк ногой:</text:p>
      <text:p text:style-name="Обычный"><text:s text:c="3"/>«Смотри-ка, – говорит, – кум милый мой!</text:p>
      <text:p text:style-name="Обычный"><text:s text:c="3"/>Что это там за рожа?</text:p>
      <text:p text:style-name="Обычный"><text:s text:c="3"/>Какие у неё ужимки и прыжки!</text:p>
      <text:p text:style-name="Обычный"><text:s text:c="3"/>Я удавилась бы с тоски,</text:p>
      <text:p text:style-name="Обычный"><text:s text:c="3"/>Когда бы на неё хоть чуть была похожа.</text:p>
      <text:p text:style-name="Обычный"><text:s text:c="3"/>А ведь, признайся, есть</text:p>
      <text:p text:style-name="Обычный"><text:s text:c="3"/>Из кумушек моих таких кривляк пять-шесть:</text:p>
      <text:p text:style-name="Обычный"><text:s text:c="3"/>Я даже их могу по пальцам перечесть».</text:p>
      <text:p text:style-name="Обычный"><text:s text:c="3"/>«Чем кумушек считать трудиться,</text:p>
      <text:p text:style-name="Обычный"><text:s text:c="3"/>Не лучше ль на себя, кума, оборотиться?» –</text:p>
      <text:p text:style-name="Обычный"><text:s text:c="3"/>Ей Мишка<text:s/><text:soft-page-break/>отвечал.</text:p>
      <text:p text:style-name="Обычный"><text:s text:c="3"/>Но Мишенькин совет лишь попусту пропал.</text:p>
      <text:p text:style-name="Обычный"><text:s text:c="5"/></text:p>
      <text:p text:style-name="Обычный"><text:s text:c="3"/>Таких примеров много в мире:</text:p>
      <text:p text:style-name="Обычный"><text:s text:c="3"/>Не любит узнавать никто себя в сатире.</text:p>
      <text:p text:style-name="Обычный"><text:s text:c="3"/>Я даже видел то вчера:</text:p>
      <text:p text:style-name="Обычный"><text:s text:c="3"/>Что Климыч на руку нечист, все это знают;</text:p>
      <text:p text:style-name="Обычный"><text:s text:c="3"/>Про взятки Климычу читают,</text:p>
      <text:p text:style-name="Обычный"><text:s text:c="3"/>А он украдкою кивает на Петра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Комар и Пастух</text:p>
      <text:p text:style-name="Обычный"><text:s text:c="5"/></text:p>
      <text:p text:style-name="Обычный"><text:s text:c="5"/></text:p>
      <text:p text:style-name="Обычный"><text:s text:c="3"/>Пастух под тенью спал, надеяся на псов,</text:p>
      <text:p text:style-name="Обычный"><text:s text:c="3"/>Приметя то, змея из-под кустов</text:p>
      <text:p text:style-name="Обычный"><text:s text:c="3"/>Ползёт к нему, вон высунувши жало;</text:p>
      <text:p text:style-name="Обычный"><text:s text:c="3"/>И Пастуха на свете бы не стало,</text:p>
      <text:p text:style-name="Обычный"><text:s text:c="3"/>Но, сжаляся над ним, Комар, что было сил,</text:p>
      <text:p text:style-name="Обычный"><text:s text:c="3"/>Сонливца укусил.</text:p>
      <text:p text:style-name="Обычный"><text:s text:c="3"/>Проснувшися, Пастух змею убил;</text:p>
      <text:p text:style-name="Обычный"><text:s text:c="3"/>Но прежде Комара спросонья так хватил,</text:p>
      <text:p text:style-name="Обычный"><text:s text:c="3"/>Что бедного его как не бывало.</text:p>
      <text:p text:style-name="Обычный"><text:s text:c="5"/></text:p>
      <text:p text:style-name="Обычный"><text:s text:c="3"/>Таких примеров есть немало:</text:p>
      <text:p text:style-name="Обычный"><text:s text:c="3"/>Коль слабый сильному, хоть движимый добром,</text:p>
      <text:p text:style-name="Обычный"><text:s text:c="3"/>Открыть глаза на правду покусится,</text:p>
      <text:p text:style-name="Обычный"><text:s text:c="3"/>Того и жди, что то же с ним случится,</text:p>
      <text:p text:style-name="Обычный"><text:s text:c="3"/>Что с Комаром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Крестьянин и Смерть</text:p>
      <text:p text:style-name="Обычный"><text:s text:c="5"/></text:p>
      <text:p text:style-name="Обычный"><text:s text:c="5"/></text:p>
      <text:p text:style-name="Обычный"><text:s text:c="3"/>Набрав валежнику порой холодной, зимной,</text:p>
      <text:p text:style-name="Обычный"><text:s text:c="3"/>Старик, иссохший весь от нужды и трудов,</text:p>
      <text:p text:style-name="Обычный"><text:s text:c="3"/>Тащился медленно к своей лачужке дымной,</text:p>
      <text:p text:style-name="Обычный"><text:s text:c="3"/>Кряхтя и охая под тяжкой ношей дров.</text:p>
      <text:p text:style-name="Обычный"><text:s text:c="3"/>Нёс, нёс он их и утомился,</text:p>
      <text:p text:style-name="Обычный"><text:s text:c="3"/>Остановился,</text:p>
      <text:p text:style-name="Обычный"><text:s text:c="3"/>На землю с плеч спустил дрова долой,</text:p>
      <text:p text:style-name="Обычный"><text:s text:c="3"/>Присел на них, вздохнул и думал сам с собой:</text:p>
      <text:p text:style-name="Обычный"><text:s text:c="3"/>«Куда я беден, боже мой!</text:p>
      <text:p text:style-name="Обычный"><text:s text:c="3"/>Нуждаюся во всём; к тому ж жена и дети,</text:p>
      <text:p text:style-name="Обычный"><text:s text:c="3"/>А там подушное, боярщина, оброк…</text:p>
      <text:p text:style-name="Обычный"><text:s text:c="3"/>И выдался ль когда на свете</text:p>
      <text:p text:style-name="Обычный"><text:s text:c="3"/>Хотя один мне радостный денёк?»</text:p>
      <text:p text:style-name="Обычный"><text:s text:c="3"/>В таком унынии, на свой пеняя рок,</text:p>
      <text:p text:style-name="Обычный"><text:s text:c="3"/>Зовёт он Смерть: она у нас не за горами,</text:p>
      <text:p text:style-name="Обычный"><text:s text:c="3"/>А за плечами.</text:p>
      <text:p text:style-name="Обычный"><text:s text:c="3"/>Явилась вмиг</text:p>
      <text:p text:style-name="Обычный"><text:s text:c="3"/>И говорит: «Зачем ты звал меня, старик?»</text:p>
      <text:p text:style-name="Обычный"><text:s text:c="3"/>Увидевши её свирепую осанку,</text:p>
      <text:p text:style-name="Обычный"><text:s text:c="3"/>Едва промолвить мог бедняк, оторопев:</text:p>
      <text:p text:style-name="Обычный"><text:s text:c="3"/>«Я звал тебя, коль не во гнев,</text:p>
      <text:p text:style-name="Обычный"><text:s text:c="3"/>Чтоб<text:s/><text:soft-page-break/>помогла ты мне поднять мою вязанку».</text:p>
      <text:p text:style-name="Обычный"><text:s text:c="5"/></text:p>
      <text:p text:style-name="Обычный"><text:s text:c="3"/>Из басни сей</text:p>
      <text:p text:style-name="Обычный"><text:s text:c="3"/>Нам видеть можно,</text:p>
      <text:p text:style-name="Обычный"><text:s text:c="3"/>Что как бывает жить ни тошно,</text:p>
      <text:p text:style-name="Обычный"><text:s text:c="3"/>А умирать ещё тошней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Рыцарь</text:p>
      <text:p text:style-name="Обычный"><text:s text:c="5"/></text:p>
      <text:p text:style-name="Обычный"><text:s text:c="5"/></text:p>
      <text:p text:style-name="Обычный"><text:s text:c="3"/>Какой-то Рыцарь в старину,</text:p>
      <text:p text:style-name="Обычный"><text:s text:c="3"/>Задумавши искать великих приключений,</text:p>
      <text:p text:style-name="Обычный"><text:s text:c="3"/>Собрался на войну</text:p>
      <text:p text:style-name="Обычный"><text:s text:c="3"/>Противу колдунов и против привидений;</text:p>
      <text:p text:style-name="Обычный"><text:s text:c="3"/>Вздел латы и велел к крыльцу подвесть коня.</text:p>
      <text:p text:style-name="Обычный"><text:s text:c="3"/>Но прежде, нежели в седло садиться,</text:p>
      <text:p text:style-name="Обычный"><text:s text:c="3"/>Он долгом счёл к коню с сей речью обратиться:</text:p>
      <text:p text:style-name="Обычный"><text:s text:c="3"/>«Послушай, ретивой и верный конь, меня:</text:p>
      <text:p text:style-name="Обычный"><text:s text:c="3"/>Ступай через поля, чрез горы, чрез дубравы,</text:p>
      <text:p text:style-name="Обычный"><text:s text:c="3"/>Куда глаза твои глядят,</text:p>
      <text:p text:style-name="Обычный"><text:s text:c="3"/>Как рыцарски законы нам велят,</text:p>
      <text:p text:style-name="Обычный"><text:s text:c="3"/>И путь отыскивай в храм славы!</text:p>
      <text:p text:style-name="Обычный"><text:s text:c="3"/>Когда ж Карачунóв я злобных усмирю,</text:p>
      <text:p text:style-name="Обычный"><text:s text:c="3"/>В супружество княжну китайскую добуду</text:p>
      <text:p text:style-name="Обычный"><text:s text:c="3"/>И царства два-три покорю, –</text:p>
      <text:p text:style-name="Обычный"><text:s text:c="3"/>Тогда трудов твоих, мой друг, я не забуду;</text:p>
      <text:p text:style-name="Обычный"><text:s text:c="3"/>С тобой всю славу разделю:</text:p>
      <text:p text:style-name="Обычный"><text:s text:c="3"/>Конюшню, как д<text:soft-page-break/>ворец огромный,</text:p>
      <text:p text:style-name="Обычный"><text:s text:c="3"/>Построить для тебя велю,</text:p>
      <text:p text:style-name="Обычный"><text:s text:c="3"/>А летом отведу луга тебе поёмны.</text:p>
      <text:p text:style-name="Обычный"><text:s text:c="3"/>Теперь знаком ты мало и с овсом,</text:p>
      <text:p text:style-name="Обычный"><text:s text:c="3"/>Тогда ж пойдёт у нас обилие во всём:</text:p>
      <text:p text:style-name="Обычный"><text:s text:c="3"/>Ячмень твой будет корм, сыта медова – пойло».</text:p>
      <text:p text:style-name="Обычный"><text:s text:c="3"/>Тут Рыцарь прыг в седло и бросил повода,</text:p>
      <text:p text:style-name="Обычный"><text:s text:c="3"/>А лошадь молодца, не ездя ни куда,</text:p>
      <text:p text:style-name="Обычный"><text:s text:c="3"/>Прямёхонько примчала в стойло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Тень и Человек</text:p>
      <text:p text:style-name="Обычный"><text:s text:c="5"/></text:p>
      <text:p text:style-name="Обычный"><text:s text:c="5"/></text:p>
      <text:p text:style-name="Обычный"><text:s text:c="3"/>Шалун какой-то тень свою хотел поймать:</text:p>
      <text:p text:style-name="Обычный"><text:s text:c="3"/>Он к ней, она вперёд; он шагу прибавлять,</text:p>
      <text:p text:style-name="Обычный"><text:s text:c="3"/>Она туда ж; он, наконец, бежать.</text:p>
      <text:p text:style-name="Обычный"><text:s text:c="3"/>Но чем он прытче, тем и тень скорей бежала,</text:p>
      <text:p text:style-name="Обычный"><text:s text:c="3"/>Всё не даваясь, будто клад.</text:p>
      <text:p text:style-name="Обычный"><text:s text:c="3"/>Вот мой чудак пустился вдруг назад;</text:p>
      <text:p text:style-name="Обычный"><text:s text:c="3"/>Оглянется, а тень за ним уж гнаться стала.</text:p>
      <text:p text:style-name="Обычный"><text:s text:c="5"/></text:p>
      <text:p text:style-name="Обычный"><text:s text:c="3"/>Красавицы! слыхал я много раз:</text:p>
      <text:p text:style-name="Обычный"><text:s text:c="3"/>Вы думаете что? Нет, право, не про вас,</text:p>
      <text:p text:style-name="Обычный"><text:s text:c="3"/>А что бывает то ж с фортуною у нас;</text:p>
      <text:p text:style-name="Обычный"><text:s text:c="3"/>Иной лишь труд и время губит,</text:p>
      <text:p text:style-name="Обычный"><text:s text:c="3"/>Стараяся настичь её из силы всей;</text:p>
      <text:p text:style-name="Обычный"><text:s text:c="3"/>Другой, как кажется, бежит совсем от ней:</text:p>
      <text:p text:style-name="Обычный"><text:s text:c="3"/>Так нет, за тем она сама гоняться любит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Крестьянин и Топор</text:p>
      <text:p text:style-name="Обычный"><text:s text:c="5"/></text:p>
      <text:p text:style-name="Обычный"><text:s text:c="5"/></text:p>
      <text:p text:style-name="Обычный"><text:s text:c="3"/>Мужик,<text:s/><text:soft-page-break/>избу рубя, на свой Топор озлился;</text:p>
      <text:p text:style-name="Обычный"><text:s text:c="3"/>Пошёл Топор в худых; Мужик: взбесился:</text:p>
      <text:p text:style-name="Обычный"><text:s text:c="3"/>Он сам нарубит вздор,</text:p>
      <text:p text:style-name="Обычный"><text:s text:c="3"/>А виноват во всём Топор.</text:p>
      <text:p text:style-name="Обычный"><text:s text:c="3"/>Бранить его, хоть как, Мужик найдёт причину</text:p>
      <text:p text:style-name="Обычный"><text:s text:c="3"/>«Негодный! – он кричит однажды, – с этих пор</text:p>
      <text:p text:style-name="Обычный"><text:s text:c="3"/>Ты будешь у меня обтёсывать тычину,</text:p>
      <text:p text:style-name="Обычный"><text:s text:c="3"/>А я, с моим уменьем и трудом,</text:p>
      <text:p text:style-name="Обычный"><text:s text:c="3"/>Притом с досужестью моею,</text:p>
      <text:p text:style-name="Обычный"><text:s text:c="3"/>Знай, без тебя пробавиться умею</text:p>
      <text:p text:style-name="Обычный"><text:s text:c="3"/>И сделаю простым ножом,</text:p>
      <text:p text:style-name="Обычный"><text:s text:c="3"/>Чего другой не срубит топором».</text:p>
      <text:p text:style-name="Обычный"><text:s text:c="3"/>«Рубить, что мне велишь, моя такая доля, –</text:p>
      <text:p text:style-name="Обычный"><text:s text:c="3"/>Смиренно отвечал Топор на окрик злой. –</text:p>
      <text:p text:style-name="Обычный"><text:s text:c="3"/>И так, хозяин мой,</text:p>
      <text:p text:style-name="Обычный"><text:s text:c="3"/>Твоя святая воля,</text:p>
      <text:p text:style-name="Обычный"><text:s text:c="3"/>Готов тебе я всячески служить;</text:p>
      <text:p text:style-name="Обычный"><text:s text:c="3"/>Да только ты смотри, чтоб после не тужить:</text:p>
      <text:p text:style-name="Обычный"><text:s text:c="3"/>Меня ты попусту иступишь,</text:p>
      <text:p text:style-name="Обычный"><text:s text:c="3"/>А всё ножом избы не срубишь»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ев и Волк</text:p>
      <text:p text:style-name="Обычный"><text:s text:c="5"/></text:p>
      <text:p text:style-name="Обычный"><text:s text:c="5"/></text:p>
      <text:p text:style-name="Обычный"><text:s text:c="3"/>Лев убирал за завтраком ягнёнка;</text:p>
      <text:p text:style-name="Обычный"><text:s text:c="3"/>А собачонка,</text:p>
      <text:p text:style-name="Обычный"><text:s text:c="3"/>Вертясь вкруг царского стола,</text:p>
      <text:p text:style-name="Обычный"><text:s text:c="3"/>У Льва из-под когтей кусочек урвала;</text:p>
      <text:p text:style-name="Обычный"><text:s text:c="3"/>И Царь зверей то снёс, не огорчась нимало:</text:p>
      <text:p text:style-name="Обычный"><text:s text:c="3"/>Она глупа ещё и молода была.</text:p>
      <text:p text:style-name="Обычный"><text:s text:c="3"/>Увидя то, на мысли Волку вспало,</text:p>
      <text:p text:style-name="Обычный"><text:s text:c="3"/>Что Л<text:soft-page-break/>ев, конечно, не силён,</text:p>
      <text:p text:style-name="Обычный"><text:s text:c="3"/>Коль так смирён:</text:p>
      <text:p text:style-name="Обычный"><text:s text:c="3"/>И лапу протянул к ягнёнку также он.</text:p>
      <text:p text:style-name="Обычный"><text:s text:c="3"/>Ан вышло с Волком худо:</text:p>
      <text:p text:style-name="Обычный"><text:s text:c="3"/>Он сам ко Льву попал на блюдо.</text:p>
      <text:p text:style-name="Обычный"><text:s text:c="3"/>Лев растерзал его, примолвя так: «Дружок,</text:p>
      <text:p text:style-name="Обычный"><text:s text:c="3"/>Напрасно, смóтря на собачку,</text:p>
      <text:p text:style-name="Обычный"><text:s text:c="3"/>Ты вздумал, что тебе я также дам потачку:</text:p>
      <text:p text:style-name="Обычный"><text:s text:c="3"/>Она ещё глупа, а ты уж не щенок!»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Собака, Человек, Кошка и Сокол</text:p>
      <text:p text:style-name="Обычный"><text:s text:c="5"/></text:p>
      <text:p text:style-name="Обычный"><text:s text:c="5"/></text:p>
      <text:p text:style-name="Обычный"><text:s text:c="3"/>Собака, Человек, да Кошка, да Сокол</text:p>
      <text:p text:style-name="Обычный"><text:s text:c="3"/>Друг другу поклялись однажды в дружбе вечной,</text:p>
      <text:p text:style-name="Обычный"><text:s text:c="3"/>Нелестной, искренней, чистосердечной.</text:p>
      <text:p text:style-name="Обычный"><text:s text:c="3"/>У них был общий дом, едва ль не общий стол;</text:p>
      <text:p text:style-name="Обычный"><text:s text:c="3"/>Клялись делить они и радость и заботу,</text:p>
      <text:p text:style-name="Обычный"><text:s text:c="3"/>Друг другу помогать,</text:p>
      <text:p text:style-name="Обычный"><text:s text:c="3"/>Друг за друга стоять.</text:p>
      <text:p text:style-name="Обычный"><text:s text:c="3"/>И, если надо, друг за друга умирать.</text:p>
      <text:p text:style-name="Обычный"><text:s text:c="3"/>Вот как-то вместе все, отправясь на охоту,</text:p>
      <text:p text:style-name="Обычный"><text:s text:c="3"/>Мои друзья</text:p>
      <text:p text:style-name="Обычный"><text:s text:c="3"/>Далеко от дому отбились,</text:p>
      <text:p text:style-name="Обычный"><text:s text:c="3"/>Умаялися, утомились</text:p>
      <text:p text:style-name="Обычный"><text:s text:c="3"/>И отдохнуть пристали у ручья.</text:p>
      <text:p text:style-name="Обычный"><text:s text:c="3"/>Тут задремали все, кто лёжа, кто и сидя,</text:p>
      <text:p text:style-name="Обычный"><text:s text:c="3"/>Как вдруг из лесу шасть</text:p>
      <text:p text:style-name="Обычный"><text:s text:c="3"/>На них медведь<text:s/><text:soft-page-break/>разинув пасть.</text:p>
      <text:p text:style-name="Обычный"><text:s text:c="3"/>Беду такую видя,</text:p>
      <text:p text:style-name="Обычный"><text:s text:c="3"/>Сокóл на воздух, Кошка в лес,</text:p>
      <text:p text:style-name="Обычный"><text:s text:c="3"/>И Человек тут с жизнью бы простился;</text:p>
      <text:p text:style-name="Обычный"><text:s text:c="3"/>Но верный Пес</text:p>
      <text:p text:style-name="Обычный"><text:s text:c="3"/>Со зверем злым барахтаться схватился,</text:p>
      <text:p text:style-name="Обычный"><text:s text:c="3"/>В него вцепился.</text:p>
      <text:p text:style-name="Обычный"><text:s text:c="3"/>И, как медведь его жестоко ни ломал,</text:p>
      <text:p text:style-name="Обычный"><text:s text:c="3"/>Как ни ревел от боли и от злости,</text:p>
      <text:p text:style-name="Обычный"><text:s text:c="3"/>Пёс, прохватя его до кости,</text:p>
      <text:p text:style-name="Обычный"><text:s text:c="3"/>Повис на нём и зуб не разжимал,</text:p>
      <text:p text:style-name="Обычный"><text:s text:c="3"/>Доколе с жизнию всех сил не потерял.</text:p>
      <text:p text:style-name="Обычный"><text:s text:c="3"/>А Человек? К стыду, из нас не всякой</text:p>
      <text:p text:style-name="Обычный"><text:s text:c="3"/>Сравнится в верности с собакой!</text:p>
      <text:p text:style-name="Обычный"><text:s text:c="3"/>Пока медведь был занят дракой,</text:p>
      <text:p text:style-name="Обычный"><text:s text:c="3"/>Он, подхватя ружьё своё с собой,</text:p>
      <text:p text:style-name="Обычный"><text:s text:c="3"/>Пустился без души домой.</text:p>
      <text:p text:style-name="Обычный"><text:s text:c="5"/></text:p>
      <text:p text:style-name="Обычный"><text:s text:c="3"/>На языке легка и ласка и услуга;</text:p>
      <text:p text:style-name="Обычный"><text:s text:c="3"/>Но в нужде лишь узнать прямого можно друга.</text:p>
      <text:p text:style-name="Обычный"><text:s text:c="3"/>Как редки таковы друзья!</text:p>
      <text:p text:style-name="Обычный"><text:s text:c="3"/>И то сказать, как часто видел я,</text:p>
      <text:p text:style-name="Обычный"><text:s text:c="3"/>Что так, как в басне сей был верный Пёс оставлен,</text:p>
      <text:p text:style-name="Обычный"><text:s text:c="3"/>Так тот,</text:p>
      <text:p text:style-name="Обычный"><text:s text:c="3"/>Кто из хлопот</text:p>
      <text:p text:style-name="Обычный"><text:s text:c="3"/>Был другом выручен, избавлен,</text:p>
      <text:p text:style-name="Обычный"><text:s text:c="3"/>Его же покидал в беде,</text:p>
      <text:p text:style-name="Обычный"><text:s text:c="3"/>Его же и ругал везде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Подагра и Паук</text:p>
      <text:p text:style-name="Обычный"><text:s text:c="4"/><text:soft-page-break/><text:s/></text:p>
      <text:p text:style-name="Обычный"><text:s text:c="5"/></text:p>
      <text:p text:style-name="Обычный"><text:s text:c="3"/>Подагру с Пауком сам ад на свет родил:</text:p>
      <text:p text:style-name="Обычный"><text:s text:c="3"/>Слух этот Лафонтен по свету распустил.</text:p>
      <text:p text:style-name="Обычный"><text:s text:c="3"/>Не стану я за ним вывешивать и мерить,</text:p>
      <text:p text:style-name="Обычный"><text:s text:c="3"/>Насколько правды тут, и как и почему;</text:p>
      <text:p text:style-name="Обычный"><text:s text:c="3"/>Притом же, кажется, ему,</text:p>
      <text:p text:style-name="Обычный"><text:s text:c="3"/>Зажмурясь, в баснях можно верить.</text:p>
      <text:p text:style-name="Обычный"><text:s text:c="3"/>И, стало, нет сомненья в том,</text:p>
      <text:p text:style-name="Обычный"><text:s text:c="3"/>Что адом рождены Подагра с Пауком.</text:p>
      <text:p text:style-name="Обычный"><text:s text:c="3"/>Как выросли они и подоспело время</text:p>
      <text:p text:style-name="Обычный"><text:s text:c="3"/>Пристроить деток к должностям</text:p>
      <text:p text:style-name="Обычный"><text:s text:c="3"/>(Для доброго отца большие дети – бремя,</text:p>
      <text:p text:style-name="Обычный"><text:s text:c="3"/>Пока они не по местам!),</text:p>
      <text:p text:style-name="Обычный"><text:s text:c="3"/>То, отпуская в мир их к нам,</text:p>
      <text:p text:style-name="Обычный"><text:s text:c="3"/>Сказал родитель им: «Подите</text:p>
      <text:p text:style-name="Обычный"><text:s text:c="3"/>Вы детушки, на свет и землю разделите!</text:p>
      <text:p text:style-name="Обычный"><text:s text:c="3"/>Надежда в вас большая есть,</text:p>
      <text:p text:style-name="Обычный"><text:s text:c="3"/>Что оба вы мою поддержите там честь,</text:p>
      <text:p text:style-name="Обычный"><text:s text:c="3"/>И оба людям вы равно надоедите.</text:p>
      <text:p text:style-name="Обычный"><text:s text:c="3"/>Смотрите же: отселе наперёд,</text:p>
      <text:p text:style-name="Обычный"><text:s text:c="3"/>Кто что из вас в удел себе возьмёт –</text:p>
      <text:p text:style-name="Обычный"><text:s text:c="3"/>Вон, видите ль вы пышные чертоги?</text:p>
      <text:p text:style-name="Обычный"><text:s text:c="3"/>А там вон хижины убоги?</text:p>
      <text:p text:style-name="Обычный"><text:s text:c="3"/>В одних простор, довольство, красота;</text:p>
      <text:p text:style-name="Обычный"><text:s text:c="3"/>В других и теснота,</text:p>
      <text:p text:style-name="Обычный"><text:s text:c="3"/>И труд, и нищета».</text:p>
      <text:p text:style-name="Обычный"><text:s text:c="3"/>«Мне<text:soft-page-break/><text:s/>хижин ни за чтó не надо», –</text:p>
      <text:p text:style-name="Обычный"><text:s text:c="3"/>Сказал Паук. «А мне не надобно палат, –</text:p>
      <text:p text:style-name="Обычный"><text:s text:c="3"/>Подагра говорит. – Пусть в них живёт мой брат.</text:p>
      <text:p text:style-name="Обычный"><text:s text:c="3"/>В деревне, от аптек подале, жить я рада;</text:p>
      <text:p text:style-name="Обычный"><text:s text:c="3"/>А то меня там станут доктора</text:p>
      <text:p text:style-name="Обычный"><text:s text:c="3"/>Гонять из каждого богатого двора».</text:p>
      <text:p text:style-name="Обычный"><text:s text:c="3"/>Так смолвясь, брат с сестрой пошли, явились в мире.</text:p>
      <text:p text:style-name="Обычный"><text:s text:c="3"/>В великолепнейшей квартире</text:p>
      <text:p text:style-name="Обычный"><text:s text:c="3"/>Паук владение себе отмежевал:</text:p>
      <text:p text:style-name="Обычный"><text:s text:c="3"/>По штофам пышным, расцвечённым</text:p>
      <text:p text:style-name="Обычный"><text:s text:c="3"/>И по карнизам золочёным</text:p>
      <text:p text:style-name="Обычный"><text:s text:c="3"/>Он паутину разостлал</text:p>
      <text:p text:style-name="Обычный"><text:s text:c="3"/>И мух бы вдоволь нахватал;</text:p>
      <text:p text:style-name="Обычный"><text:s text:c="3"/>Но к ра́ссвету едва с работою убрался,</text:p>
      <text:p text:style-name="Обычный"><text:s text:c="3"/>Пришёл и щёткою всё смёл слуга долой.</text:p>
      <text:p text:style-name="Обычный"><text:s text:c="3"/>Паук мой терпелив: он к печке перебрался,</text:p>
      <text:p text:style-name="Обычный"><text:s text:c="3"/>Оттоле Паука метлой.</text:p>
      <text:p text:style-name="Обычный"><text:s text:c="3"/>Туда, сюда Паук, бедняжка мой!</text:p>
      <text:p text:style-name="Обычный"><text:s text:c="3"/>Но где основу ни натянет,</text:p>
      <text:p text:style-name="Обычный"><text:s text:c="3"/>Иль щётка, иль крыло везде его достанет</text:p>
      <text:p text:style-name="Обычный"><text:s text:c="3"/>И всю работу изорвёт,</text:p>
      <text:p text:style-name="Обычный"><text:s text:c="3"/>А с нею и его частёхонько сметёт.</text:p>
      <text:p text:style-name="Обычный"><text:s text:c="3"/>Паук в отчаянье, и за город идёт</text:p>
      <text:p text:style-name="Обычный"><text:s text:c="3"/>Увидеться с сестрицей.</text:p>
      <text:p text:style-name="Обычный"><text:s text:c="3"/>«Чай, в сёлах, – говорит, – живёт она царицей».</text:p>
      <text:p text:style-name="Обычный"><text:s text:c="3"/>Пришёл – а бедная сестра у мужика</text:p>
      <text:p text:style-name="Обычный"><text:s text:c="3"/>Несчастней всякого на свете Паука:</text:p>
      <text:p text:style-name="Обычный"><text:s text:c="3"/>Хозяин с ней и сено косит,</text:p>
      <text:p text:style-name="Обычный"><text:s text:c="3"/>И рубит с ней дрова, и воду с нею носит.</text:p>
      <text:p text:style-name="Обычный"><text:s text:c="3"/>Примета у простых людей,</text:p>
      <text:p text:style-name="Обычный"><text:s text:c="3"/>Что чем подагру мучишь боле,</text:p>
      <text:p text:style-name="Обычный"><text:s text:c="3"/>Тем ты скорей</text:p>
      <text:p text:style-name="Обычный"><text:s text:c="2"/><text:soft-page-break/><text:s/>Избавишься от ней.</text:p>
      <text:p text:style-name="Обычный"><text:s text:c="3"/>«Нет, братец, – говорит она, – не жизнь мне в поле!»</text:p>
      <text:p text:style-name="Обычный"><text:s text:c="3"/>А брат</text:p>
      <text:p text:style-name="Обычный"><text:s text:c="3"/>Тому и рад;</text:p>
      <text:p text:style-name="Обычный"><text:s text:c="3"/>Он тут же с ней уделом обменялся:</text:p>
      <text:p text:style-name="Обычный"><text:s text:c="3"/>Вполз в избу к мужику, с товаром разобрался</text:p>
      <text:p text:style-name="Обычный"><text:s text:c="3"/>И, не боясь ни щётки, ни метлы,</text:p>
      <text:p text:style-name="Обычный"><text:s text:c="3"/>Заткал и потолок, и стены, и углы.</text:p>
      <text:p text:style-name="Обычный"><text:s text:c="3"/>Подагра же – тотчас в дорогу,</text:p>
      <text:p text:style-name="Обычный"><text:s text:c="3"/>Простилася с селом;</text:p>
      <text:p text:style-name="Обычный"><text:s text:c="3"/>В столицу прибыла и в самый пышный дом</text:p>
      <text:p text:style-name="Обычный"><text:s text:c="3"/>К Превосходительству седому села в ногу.</text:p>
      <text:p text:style-name="Обычный"><text:s text:c="3"/>Подагре рай! Пошло житьё у старика:</text:p>
      <text:p text:style-name="Обычный"><text:s text:c="3"/>Не сходит с ним она долой с пуховика.</text:p>
      <text:p text:style-name="Обычный"><text:s text:c="3"/>С тех пор с сестрою брат уж боле не видался;</text:p>
      <text:p text:style-name="Обычный"><text:s text:c="3"/>Всяк при своём у них остался,</text:p>
      <text:p text:style-name="Обычный"><text:s text:c="3"/>Доволен участью равно:</text:p>
      <text:p text:style-name="Обычный"><text:s text:c="3"/>Паук по хижинам пустился неопрятным,</text:p>
      <text:p text:style-name="Обычный"><text:s text:c="3"/>Подагра же пошла по богачам и знатным;</text:p>
      <text:p text:style-name="Обычный"><text:s text:c="3"/>И – оба делают умно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ев и Лисица</text:p>
      <text:p text:style-name="Обычный"><text:s text:c="5"/></text:p>
      <text:p text:style-name="Обычный"><text:s text:c="5"/></text:p>
      <text:p text:style-name="Обычный"><text:s text:c="3"/>Лиса, не видя сроду Льва,</text:p>
      <text:p text:style-name="Обычный"><text:s text:c="3"/>С ним встретясь, со страстей осталась чуть жива.</text:p>
      <text:p text:style-name="Обычный"><text:s text:c="3"/>Вот, несколько спустя, опять ей Лев попался,</text:p>
      <text:p text:style-name="Обычный"><text:s text:c="3"/>Но уж не так ей страшен показался.</text:p>
      <text:p text:style-name="Обычный"><text:s text:c="3"/>А третий раз потом</text:p>
      <text:p text:style-name="Обычный"><text:s text:c="3"/>Лиса и в разговор пустилася со Львом.</text:p>
      <text:p text:style-name="Обычный"><text:s text:c="3"/>Иного так же мы боимся,</text:p>
      <text:p text:style-name="Обычный"><text:s text:c="3"/>Поколь к нему не приглядимся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Хмель</text:p>
      <text:p text:style-name="Обычный"><text:s text:c="5"/></text:p>
      <text:p text:style-name="Обычный"><text:s text:c="5"/></text:p>
      <text:p text:style-name="Обычный"><text:s text:c="3"/>Хмель выбежал на<text:s/><text:soft-page-break/>огороде</text:p>
      <text:p text:style-name="Обычный"><text:s text:c="3"/>И вкруг сухой тычинки виться стал;</text:p>
      <text:p text:style-name="Обычный"><text:s text:c="3"/>А в поле близко дуб молоденький стоял.</text:p>
      <text:p text:style-name="Обычный"><text:s text:c="3"/>«Чтó в этом пользы есть уроде,</text:p>
      <text:p text:style-name="Обычный"><text:s text:c="3"/>Да и во всей его природе? –</text:p>
      <text:p text:style-name="Обычный"><text:s text:c="3"/>Так про дубок тычинке Хмель жужжал. –</text:p>
      <text:p text:style-name="Обычный"><text:s text:c="3"/>Ну, как его сравнить с тобою?</text:p>
      <text:p text:style-name="Обычный"><text:s text:c="3"/>Ты барыня пред ним одной лишь прямизною.</text:p>
      <text:p text:style-name="Обычный"><text:s text:c="3"/>Хоть листьем, правда, он одет,</text:p>
      <text:p text:style-name="Обычный"><text:s text:c="3"/>Да что за жёсткость, что за цвет!</text:p>
      <text:p text:style-name="Обычный"><text:s text:c="3"/>За что его земля питает?»</text:p>
      <text:p text:style-name="Обычный"><text:s text:c="3"/>Меж тем, едва неделя протекает,</text:p>
      <text:p text:style-name="Обычный"><text:s text:c="3"/>Хозяин на дрова тычинку ту сломил,</text:p>
      <text:p text:style-name="Обычный"><text:s text:c="3"/>А в огород дубок пересадил.</text:p>
      <text:p text:style-name="Обычный"><text:s text:c="3"/>И труд ему с большим успехом удаётся:</text:p>
      <text:p text:style-name="Обычный"><text:s text:c="3"/>Дубок и принялся и отпрыски пустил:</text:p>
      <text:p text:style-name="Обычный"><text:s text:c="3"/>Посмотришь, около него мой Хмель уж вьётся,</text:p>
      <text:p text:style-name="Обычный"><text:s text:c="3"/>И дубу от него вся честь и похвала!</text:p>
      <text:p text:style-name="Обычный"><text:s text:c="5"/></text:p>
      <text:p text:style-name="Обычный"><text:s text:c="3"/>Такие ж у льстеца поступки и дела:</text:p>
      <text:p text:style-name="Обычный"><text:s text:c="3"/>Он на тебя несёт тьму небылиц и бредней;</text:p>
      <text:p text:style-name="Обычный"><text:s text:c="3"/>И как ты хочешь, так трудис<text:soft-page-break/>ь,</text:p>
      <text:p text:style-name="Обычный"><text:s text:c="3"/>Но у него в хороших быть не льстись;</text:p>
      <text:p text:style-name="Обычный"><text:s text:c="3"/>А только в случай попадись –</text:p>
      <text:p text:style-name="Обычный"><text:s text:c="3"/>Он первый явится в передней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Слон в случае</text:p>
      <text:p text:style-name="Обычный"><text:s text:c="5"/></text:p>
      <text:p text:style-name="Обычный"><text:s text:c="5"/></text:p>
      <text:p text:style-name="Обычный"><text:s text:c="3"/>Когда-то в случай Слон попал у Льва.</text:p>
      <text:p text:style-name="Обычный"><text:s text:c="3"/>В минуту по лесам прошла о том молва,</text:p>
      <text:p text:style-name="Обычный"><text:s text:c="3"/>И там, как водится, пошли догадки,</text:p>
      <text:p text:style-name="Обычный"><text:s text:c="3"/>Чем в милость втёрся Слон?</text:p>
      <text:p text:style-name="Обычный"><text:s text:c="3"/>Не то красив, не то забавен он;</text:p>
      <text:p text:style-name="Обычный"><text:s text:c="3"/>Что за приём, что за ухватки!</text:p>
      <text:p text:style-name="Обычный"><text:s text:c="3"/>Толкуют звери меж собой.</text:p>
      <text:p text:style-name="Обычный"><text:s text:c="3"/>«Когда бы, – говорит, вертя хвостом, Лисица, –</text:p>
      <text:p text:style-name="Обычный"><text:s text:c="3"/>Был у него пушистый хвост такой,</text:p>
      <text:p text:style-name="Обычный"><text:s text:c="3"/>Я не дивилась бы». – «Или, сестрица, –</text:p>
      <text:p text:style-name="Обычный"><text:s text:c="3"/>Сказал Медведь, – хотя бы по когтям</text:p>
      <text:p text:style-name="Обычный"><text:s text:c="3"/>Он сделался случайным,</text:p>
      <text:p text:style-name="Обычный"><text:s text:c="3"/>Никто того не счёл бы чрезвычайным:</text:p>
      <text:p text:style-name="Обычный"><text:s text:c="3"/>Да он и без когтей, тó всем известно нам,</text:p>
      <text:p text:style-name="Обычный"><text:s text:c="3"/>Да не вошёл ли он в случа́й клыками?»</text:p>
      <text:p text:style-name="Обычный"><text:s text:c="3"/>Вступился в речь их Вол:</text:p>
      <text:p text:style-name="Обычный"><text:s text:c="3"/>«Уж не сочли ли их рогами?»</text:p>
      <text:p text:style-name="Обычный"><text:s text:c="3"/>«Так вы не знаете, – сказал Осёл,</text:p>
      <text:p text:style-name="Обычный"><text:s text:c="3"/>Ушами хлопая, – чем мог он полюбиться</text:p>
      <text:p text:style-name="Обычный"><text:s text:c="3"/>И в знать добиться?</text:p>
      <text:p text:style-name="Обычный"><text:s text:c="3"/>А я так отгадал –</text:p>
      <text:p text:style-name="Обычный"><text:s text:c="3"/>Без длинных бы ушей он в милость не попал».</text:p>
      <text:p text:style-name="Обычный"><text:s/><text:soft-page-break/><text:s text:c="4"/></text:p>
      <text:p text:style-name="Обычный"><text:s text:c="3"/>Нередко мы, хотя того не примечаем,</text:p>
      <text:p text:style-name="Обычный"><text:s text:c="3"/>Себя в других охотно величаем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Туча</text:p>
      <text:p text:style-name="Обычный"><text:s text:c="5"/></text:p>
      <text:p text:style-name="Обычный"><text:s text:c="5"/></text:p>
      <text:p text:style-name="Обычный"><text:s text:c="3"/>Над изнурённою от зноя стороною</text:p>
      <text:p text:style-name="Обычный"><text:s text:c="3"/>Большая Туча пронеслась;</text:p>
      <text:p text:style-name="Обычный"><text:s text:c="3"/>Ни каплею её не освежа одною,</text:p>
      <text:p text:style-name="Обычный"><text:s text:c="3"/>Она большим дождём над морем пролилась</text:p>
      <text:p text:style-name="Обычный"><text:s text:c="3"/>И щедростью своей хвалилась пред Горою,</text:p>
      <text:p text:style-name="Обычный"><text:s text:c="3"/>«Чтó сделала добра</text:p>
      <text:p text:style-name="Обычный"><text:s text:c="3"/>Ты щедростью такою? –</text:p>
      <text:p text:style-name="Обычный"><text:s text:c="3"/>Сказала ей Гора. –</text:p>
      <text:p text:style-name="Обычный"><text:s text:c="3"/>И как смотреть на то не больно!</text:p>
      <text:p text:style-name="Обычный"><text:s text:c="3"/>Когда бы на поля свой дождь ты пролила,</text:p>
      <text:p text:style-name="Обычный"><text:s text:c="3"/>Ты б область целую от голоду спасла:</text:p>
      <text:p text:style-name="Обычный"><text:s text:c="3"/>А в море без тебя, мой друг, воды довольно»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Клеветник и Змея</text:p>
      <text:p text:style-name="Обычный"><text:s text:c="5"/></text:p>
      <text:p text:style-name="Обычный"><text:s text:c="5"/></text:p>
      <text:p text:style-name="Обычный"><text:s text:c="3"/>Напрасно про бесов болтают,</text:p>
      <text:p text:style-name="Обычный"><text:s text:c="3"/>Что справедливости совсем они не знают,</text:p>
      <text:p text:style-name="Обычный"><text:s text:c="3"/>А правду тож они нередко наблюдают:</text:p>
      <text:p text:style-name="Обычный"><text:s text:c="3"/>Я и пример тому здесь приведу.</text:p>
      <text:p text:style-name="Обычный"><text:s text:c="3"/>По случаю какому-то, в аду</text:p>
      <text:p text:style-name="Обычный"><text:s text:c="3"/>Змея с Клеветником в торжественном ходу</text:p>
      <text:p text:style-name="Обычный"><text:s text:c="3"/>Друг другу первенства оставить не хотели</text:p>
      <text:p text:style-name="Обычный"><text:s text:c="3"/>И зашумели,</text:p>
      <text:p text:style-name="Обычный"><text:s text:c="3"/>Кому из них идти приличней наперёд?</text:p>
      <text:p text:style-name="Обычный"><text:s text:c="3"/>А в аде первенство, известно, тот берёт,</text:p>
      <text:p text:style-name="Обычный"><text:s text:c="3"/>Кто ближнему наделал больше бед.</text:p>
      <text:p text:style-name="Обычный"><text:s text:c="3"/>Так в споре сём и жарком и немалом</text:p>
      <text:p text:style-name="Обычный"><text:s text:c="3"/>Перед Змеёю Клеветник</text:p>
      <text:p text:style-name="Обычный"><text:s text:c="3"/>Свой выставлял язык,</text:p>
      <text:p text:style-name="Обычный"><text:s text:c="3"/>А перед ним Змея своим хвалилась жалом;</text:p>
      <text:p text:style-name="Обычный"><text:s text:c="3"/>Шипела, что нельзя обиды ей снести,</text:p>
      <text:p text:style-name="Обычный"><text:s text:c="3"/>И силилась его переползти.</text:p>
      <text:p text:style-name="Обычный"><text:s text:c="3"/>Вот Клеветник было за ней уж очутился;</text:p>
      <text:p text:style-name="Обычный"><text:s text:c="3"/>Но Вельзевул не потерпел того:</text:p>
      <text:p text:style-name="Обычный"><text:s text:c="3"/>Он сам, спасибо, за него</text:p>
      <text:p text:style-name="Обычный"><text:s text:c="3"/>Вступился</text:p>
      <text:p text:style-name="Обычный"><text:s text:c="3"/>И осадил назад Змею,</text:p>
      <text:p text:style-name="Обычный"><text:s text:c="3"/>Сказав: «Хоть я твои заслуги признаю,</text:p>
      <text:p text:style-name="Обычный"><text:s text:c="3"/>Но первенство ему по правде отдаю;</text:p>
      <text:p text:style-name="Обычный"><text:s text:c="3"/>Ты зла – твоё смертельно жало;</text:p>
      <text:p text:style-name="Обычный"><text:s text:c="3"/>Опасна ты, когда близка;</text:p>
      <text:p text:style-name="Обычный"><text:s text:c="3"/>Кусаешь без вины (и то не мало!),</text:p>
      <text:p text:style-name="Обычный"><text:s text:c="3"/>Но можешь ли язвить ты так издалека,</text:p>
      <text:p text:style-name="Обычный"><text:s text:c="3"/>Как злой язык Клеветника,</text:p>
      <text:p text:style-name="Обычный"><text:s text:c="3"/>От коего нельзя спастись ни за горами,</text:p>
      <text:p text:style-name="Обычный"><text:s text:c="3"/>Ни за морями?</text:p>
      <text:p text:style-name="Обычный"><text:s text:c="3"/>Так, стало, он тебя вредней:</text:p>
      <text:p text:style-name="Обычный"><text:s text:c="3"/>Ползи же ты за ним и будь вперёд смирней».</text:p>
      <text:p text:style-name="Обычный"><text:s text:c="3"/>С тех пор клеветники в аду почётней змей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Фортуна и Нищий</text:p>
      <text:p text:style-name="Обычный"><text:s text:c="5"/></text:p>
      <text:p text:style-name="Обычный"><text:s text:c="5"/></text:p>
      <text:p text:style-name="Обычный"><text:s text:c="3"/>С истёртою и ветхою сумой</text:p>
      <text:p text:style-name="Обычный"><text:s text:c="3"/>Бед<text:soft-page-break/>няжка-нищенький под оконьем таскался</text:p>
      <text:p text:style-name="Обычный"><text:s text:c="3"/>И, жалуясь на жребий свой,</text:p>
      <text:p text:style-name="Обычный"><text:s text:c="3"/>Нередко удивлялся,</text:p>
      <text:p text:style-name="Обычный"><text:s text:c="3"/>Что люди, живучи в богатых теремах,</text:p>
      <text:p text:style-name="Обычный"><text:s text:c="3"/>По горло в золоте, в довольстве и сластях,</text:p>
      <text:p text:style-name="Обычный"><text:s text:c="3"/>Ка́к их карманы ни набиты,</text:p>
      <text:p text:style-name="Обычный"><text:s text:c="3"/>Ещё не сыты!</text:p>
      <text:p text:style-name="Обычный"><text:s text:c="3"/>И даже до того,</text:p>
      <text:p text:style-name="Обычный"><text:s text:c="3"/>Что, без пути алкая</text:p>
      <text:p text:style-name="Обычный"><text:s text:c="3"/>И нового богатства добывая,</text:p>
      <text:p text:style-name="Обычный"><text:s text:c="3"/>Лишаются нередко своего</text:p>
      <text:p text:style-name="Обычный"><text:s text:c="3"/>Всего.</text:p>
      <text:p text:style-name="Обычный"><text:s text:c="3"/>Вон бывший, например, того хозяин дому</text:p>
      <text:p text:style-name="Обычный"><text:s text:c="3"/>Пошёл счастливо торговать;</text:p>
      <text:p text:style-name="Обычный"><text:s text:c="3"/>Расторговался в пух. Тут, чем бы перестать</text:p>
      <text:p text:style-name="Обычный"><text:s text:c="3"/>И достальной свой век спокойно доживать,</text:p>
      <text:p text:style-name="Обычный"><text:s text:c="3"/>А промысел оставить свой другому, –</text:p>
      <text:p text:style-name="Обычный"><text:s text:c="3"/>Он в море корабли отправил по весне;</text:p>
      <text:p text:style-name="Обычный"><text:s text:c="3"/>Ждал горы золота; но корабли разбило:</text:p>
      <text:p text:style-name="Обычный"><text:s text:c="3"/>Сокровища его все море поглотило;</text:p>
      <text:p text:style-name="Обычный"><text:s text:c="3"/>Теперь они на дне,</text:p>
      <text:p text:style-name="Обычный"><text:s text:c="3"/>И видел он себя богатым, как во сне.</text:p>
      <text:p text:style-name="Обычный"><text:s text:c="3"/>Другой, тот в откупа пустился</text:p>
      <text:p text:style-name="Обычный"><text:s text:c="3"/>И нажил было миллион,</text:p>
      <text:p text:style-name="Обычный"><text:s text:c="3"/>Да мало: захотел его удвоить он,</text:p>
      <text:p text:style-name="Обычный"><text:s text:c="3"/>Забрался по уши и вовсе разорился.</text:p>
      <text:p text:style-name="Обычный"><text:s text:c="3"/>Короче, тысячи таких примеров есть;</text:p>
      <text:soft-page-break/>
      <text:p text:style-name="Обычный"><text:s text:c="3"/>И поделом: знай честь!</text:p>
      <text:p text:style-name="Обычный"><text:s text:c="3"/>Тут Нищему Фортуна вдруг предстала</text:p>
      <text:p text:style-name="Обычный"><text:s text:c="3"/>И говорит ему:</text:p>
      <text:p text:style-name="Обычный"><text:s text:c="3"/>«Послушай, я помочь давно тебе желала;</text:p>
      <text:p text:style-name="Обычный"><text:s text:c="3"/>Червонцев кучу я сыскала;</text:p>
      <text:p text:style-name="Обычный"><text:s text:c="3"/>Подставь свою суму;</text:p>
      <text:p text:style-name="Обычный"><text:s text:c="3"/>Её насыплю я, да только с уговором:</text:p>
      <text:p text:style-name="Обычный"><text:s text:c="3"/>Всё будет золото, в суму что попадёт,</text:p>
      <text:p text:style-name="Обычный"><text:s text:c="3"/>Но если из сумы что на пол упадёт,</text:p>
      <text:p text:style-name="Обычный"><text:s text:c="3"/>То сделается сором.</text:p>
      <text:p text:style-name="Обычный"><text:s text:c="3"/>Смотри ж, я наперёд тебя остерегла:</text:p>
      <text:p text:style-name="Обычный"><text:s text:c="3"/>Мне велено хранить условье наше строго,</text:p>
      <text:p text:style-name="Обычный"><text:s text:c="3"/>Сума твоя ветха, не забирайся много,</text:p>
      <text:p text:style-name="Обычный"><text:s text:c="3"/>Чтоб вынести она могла».</text:p>
      <text:p text:style-name="Обычный"><text:s text:c="3"/>Едва от радости мой Нищий дышит</text:p>
      <text:p text:style-name="Обычный"><text:s text:c="3"/>И под собой земли не слышит!</text:p>
      <text:p text:style-name="Обычный"><text:s text:c="3"/>Расправил свой кошель, и щедрою рукой</text:p>
      <text:p text:style-name="Обычный"><text:s text:c="3"/>Тут полился в него червонцев дождь златой:</text:p>
      <text:p text:style-name="Обычный"><text:s text:c="3"/>Сума становится уж тяжёленька.</text:p>
      <text:p text:style-name="Обычный"><text:s text:c="3"/>«Довольно ль?» – «Нет ещё». – «Не треснула б».</text:p>
      <text:p text:style-name="Обычный"><text:s text:c="3"/>«Не бойсь».</text:p>
      <text:p text:style-name="Обычный"><text:s text:c="3"/>«Смотри, ты Крезом стал». – «Ещё, ещё маленько:</text:p>
      <text:p text:style-name="Обычный"><text:s text:c="3"/>Хоть горсточку прибрось».</text:p>
      <text:p text:style-name="Обычный"><text:s text:c="3"/>«Эй, полно! Посмотри, сума ползёт уж врозь».</text:p>
      <text:p text:style-name="Обычный"><text:s text:c="3"/>«Ещё щепоточку». Но тут кошель прорвался,</text:p>
      <text:p text:style-name="Обычный"><text:s text:c="3"/>Рассыпалась казна и обратилась в прах,</text:p>
      <text:p text:style-name="Обычный"><text:s text:c="3"/>Фортуна скрылася: одна сума в глазах,</text:p>
      <text:p text:style-name="Обычный"><text:s text:c="3"/>И Нищий нищеньким по-прежнему остался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ягушка и Юпитер</text:p>
      <text:p text:style-name="Обычный"><text:s/><text:soft-page-break/><text:s text:c="4"/></text:p>
      <text:p text:style-name="Обычный"><text:s text:c="5"/></text:p>
      <text:p text:style-name="Обычный"><text:s text:c="3"/>Живущая в болоте под горой,</text:p>
      <text:p text:style-name="Обычный"><text:s text:c="3"/>Лягушка на гору весной</text:p>
      <text:p text:style-name="Обычный"><text:s text:c="3"/>Переселилась;</text:p>
      <text:p text:style-name="Обычный"><text:s text:c="3"/>Нашла там тинистый в лощинке уголок</text:p>
      <text:p text:style-name="Обычный"><text:s text:c="3"/>И завела домок</text:p>
      <text:p text:style-name="Обычный"><text:s text:c="3"/>Под кустиком, в тени, меж травки, как раёк:</text:p>
      <text:p text:style-name="Обычный"><text:s text:c="3"/>Однако ж им она не долго веселилась.</text:p>
      <text:p text:style-name="Обычный"><text:s text:c="3"/>Настало лето, с ним жары,</text:p>
      <text:p text:style-name="Обычный"><text:s text:c="3"/>И дачи Квакушки так сделалися сухи,</text:p>
      <text:p text:style-name="Обычный"><text:s text:c="3"/>Что, ног не замоча, по ним бродили мухи.</text:p>
      <text:p text:style-name="Обычный"><text:s text:c="3"/>«О боги! – молится Лягушка из норы, –</text:p>
      <text:p text:style-name="Обычный"><text:s text:c="3"/>Меня вы, бедную, не погубите</text:p>
      <text:p text:style-name="Обычный"><text:s text:c="3"/>И землю вровень хоть с горою затопите,</text:p>
      <text:p text:style-name="Обычный"><text:s text:c="3"/>Чтобы в моих поместьях никогда</text:p>
      <text:p text:style-name="Обычный"><text:s text:c="3"/>Не высыхала бы вода!»</text:p>
      <text:p text:style-name="Обычный"><text:s text:c="3"/>Лягушка вопит без умолку</text:p>
      <text:p text:style-name="Обычный"><text:s text:c="3"/>И, наконец, Юпитера бранит,</text:p>
      <text:p text:style-name="Обычный"><text:s text:c="3"/>Что нету в нём ни жалости, ни толку.</text:p>
      <text:p text:style-name="Обычный"><text:s text:c="3"/>«Безумная! – Юпитер говорит</text:p>
      <text:p text:style-name="Обычный"><text:s text:c="3"/>(Знать, не был он тогда сердит), –</text:p>
      <text:p text:style-name="Обычный"><text:s text:c="3"/>Как квакать попусту тебе охота!</text:p>
      <text:p text:style-name="Обычный"><text:s text:c="3"/>И чем мне для твоих затей</text:p>
      <text:p text:style-name="Обычный"><text:s text:c="3"/>Перетопить людей,</text:p>
      <text:p text:style-name="Обычный"><text:s text:c="3"/>Не лучше ль вниз тебе стащиться до болот».</text:p>
      <text:p text:style-name="Обычный"><text:s text:c="5"/></text:p>
      <text:p text:style-name="Обычный"><text:s text:c="3"/>На свете много мы таких людей найдём,</text:p>
      <text:p text:style-name="Обычный"><text:s text:c="3"/>Которым всё, кроме себя, постыло,</text:p>
      <text:p text:style-name="Обычный"><text:s text:c="3"/>И кои думают, лишь мне бы ладно было,</text:p>
      <text:p text:style-name="Обычный"><text:s text:c="3"/>А там весь свет гори<text:s/><text:soft-page-break/>огнём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Лиса-строитель</text:p>
      <text:p text:style-name="Обычный"><text:s text:c="5"/></text:p>
      <text:p text:style-name="Обычный"><text:s text:c="5"/></text:p>
      <text:p text:style-name="Обычный"><text:s text:c="3"/>Какой-то Лев большой охотник был до кур;</text:p>
      <text:p text:style-name="Обычный"><text:s text:c="3"/>Однако ж у него они водились худо:</text:p>
      <text:p text:style-name="Обычный"><text:s text:c="3"/>Да это и не чудо!</text:p>
      <text:p text:style-name="Обычный"><text:s text:c="3"/>К ним доступ был свободен чересчур.</text:p>
      <text:p text:style-name="Обычный"><text:s text:c="3"/>Так их то крали,</text:p>
      <text:p text:style-name="Обычный"><text:s text:c="3"/>То сами куры пропадали.</text:p>
      <text:p text:style-name="Обычный"><text:s text:c="3"/>Чтоб этому помочь убытку и печали,</text:p>
      <text:p text:style-name="Обычный"><text:s text:c="3"/>Построить вздумал Лев большой курятный двор</text:p>
      <text:p text:style-name="Обычный"><text:s text:c="3"/>И так его ухитить и уладить,</text:p>
      <text:p text:style-name="Обычный"><text:s text:c="3"/>Чтобы воров совсем отвадить,</text:p>
      <text:p text:style-name="Обычный"><text:s text:c="3"/>А курам было б в нём довольство и простор.</text:p>
      <text:p text:style-name="Обычный"><text:s text:c="3"/>Вот Льву доносят, что Лисица</text:p>
      <text:p text:style-name="Обычный"><text:s text:c="3"/>Большая строить мастерица.</text:p>
      <text:p text:style-name="Обычный"><text:s text:c="3"/>И дело ей поручено,</text:p>
      <text:p text:style-name="Обычный"><text:s text:c="3"/>С успехом начато и кончено оно;</text:p>
      <text:p text:style-name="Обычный"><text:s text:c="3"/>Лисой к нему приложено</text:p>
      <text:p text:style-name="Обычный"><text:s text:c="3"/>Всё: и старанье и уменье.</text:p>
      <text:p text:style-name="Обычный"><text:s text:c="3"/>Смотрели, видели; строенье – загляденье!</text:p>
      <text:p text:style-name="Обычный"><text:s text:c="3"/>А сверх того, всё есть, чего ни спросишь тут:</text:p>
      <text:p text:style-name="Обычный"><text:s text:c="3"/>Корм под носом, везде натыкано насесток,</text:p>
      <text:p text:style-name="Обычный"><text:s text:c="3"/>От холоду и жару есть приют,</text:p>
      <text:p text:style-name="Обычный"><text:s text:c="3"/>И укромонные местечки для наседок.</text:p>
      <text:p text:style-name="Обычный"><text:s text:c="3"/>Вся слава Лисаньке и честь!</text:p>
      <text:p text:style-name="Обычный"><text:s text:c="3"/>Богатое дано ей награжденье</text:p>
      <text:p text:style-name="Обычный"><text:s text:c="3"/>И тот<text:soft-page-break/>час повеленье:</text:p>
      <text:p text:style-name="Обычный"><text:s text:c="3"/>На новоселье кур немедля перевесть.</text:p>
      <text:p text:style-name="Обычный"><text:s text:c="3"/>Но есть ли польза в перемене?</text:p>
      <text:p text:style-name="Обычный"><text:s text:c="3"/>Нет, кажется, и крепок двор,</text:p>
      <text:p text:style-name="Обычный"><text:s text:c="3"/>И плотен и высок забор –</text:p>
      <text:p text:style-name="Обычный"><text:s text:c="3"/>А кур час от часу всё мене.</text:p>
      <text:p text:style-name="Обычный"><text:s text:c="3"/>Отколь беда, придумать не могли.</text:p>
      <text:p text:style-name="Обычный"><text:s text:c="3"/>Но Лев велел стеречь. Кого ж подстерегли?</text:p>
      <text:p text:style-name="Обычный"><text:s text:c="3"/>Toe ж Лису-злодейку.</text:p>
      <text:p text:style-name="Обычный"><text:s text:c="3"/>Хоть правда, что она свела строенье так,</text:p>
      <text:p text:style-name="Обычный"><text:s text:c="3"/>Чтобы не ворвался в него никто, никак,</text:p>
      <text:p text:style-name="Обычный"><text:s text:c="3"/>Да только для себя оставила лазейку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Напраслина</text:p>
      <text:p text:style-name="Обычный"><text:s text:c="5"/></text:p>
      <text:p text:style-name="Обычный"><text:s text:c="5"/></text:p>
      <text:p text:style-name="Обычный"><text:s text:c="3"/>Как часто что-нибудь мы сделавши худого,</text:p>
      <text:p text:style-name="Обычный"><text:s text:c="3"/>Кладём вину в том на другого,</text:p>
      <text:p text:style-name="Обычный"><text:s text:c="3"/>И как нередко говорят:</text:p>
      <text:p text:style-name="Обычный"><text:s text:c="3"/>«Когда б не он, и в ум бы мне не впало!»</text:p>
      <text:p text:style-name="Обычный"><text:s text:c="3"/>А ежели людей не стало,</text:p>
      <text:p text:style-name="Обычный"><text:s text:c="3"/>Так уж лукавый виноват,</text:p>
      <text:p text:style-name="Обычный"><text:s text:c="3"/>Хоть тут его совсем и не бывало.</text:p>
      <text:p text:style-name="Обычный"><text:s text:c="3"/>Примеров тьма тому. Вот вам из них один.</text:p>
      <text:p text:style-name="Обычный"><text:s text:c="3"/>В Восточной стороне какой-то был Брамин,</text:p>
      <text:p text:style-name="Обычный"><text:s text:c="3"/>Хоть на словах и тёплой веры,</text:p>
      <text:p text:style-name="Обычный"><text:s text:c="3"/>Но не таков своим житьём</text:p>
      <text:p text:style-name="Обычный"><text:s text:c="3"/>(Есть и в Браминах лицемеры);</text:p>
      <text:p text:style-name="Обычный"><text:s text:c="3"/>Да это в сторону, а дело только в том,</text:p>
      <text:p text:style-name="Обычный"><text:s text:c="3"/>Что в братстве он своём</text:p>
      <text:p text:style-name="Обычный"><text:s text:c="3"/>Один был правила такого,</text:p>
      <text:p text:style-name="Обычный"><text:s text:c="3"/>Другие ж все житья святого,</text:p>
      <text:p text:style-name="Обычный"><text:s text:c="3"/>И, что всего ему тошней,</text:p>
      <text:p text:style-name="Обычный"><text:s text:c="3"/>Начальник их был нраву прекрутого:</text:p>
      <text:p text:style-name="Обычный"><text:s text:c="3"/>Так преступить н<text:soft-page-break/>икак устава ты не смей.</text:p>
      <text:p text:style-name="Обычный"><text:s text:c="3"/>Однако ж мой Брамин не унывает.</text:p>
      <text:p text:style-name="Обычный"><text:s text:c="3"/>Вот постный день, а он смекает,</text:p>
      <text:p text:style-name="Обычный"><text:s text:c="3"/>Нельзя ли разрешить на сырное тайком?</text:p>
      <text:p text:style-name="Обычный"><text:s text:c="3"/>Достал яйцо, полуночи дождался</text:p>
      <text:p text:style-name="Обычный"><text:s text:c="3"/>И, свечку вздувши с огоньком,</text:p>
      <text:p text:style-name="Обычный"><text:s text:c="3"/>На свечке печь яйцо принялся;</text:p>
      <text:p text:style-name="Обычный"><text:s text:c="3"/>Ворочает его легонько у огня,</text:p>
      <text:p text:style-name="Обычный"><text:s text:c="3"/>Не сводит глаз долой и мысленно глотает,</text:p>
      <text:p text:style-name="Обычный"><text:s text:c="3"/>А про начальника, смеяся, рассуждает:</text:p>
      <text:p text:style-name="Обычный"><text:s text:c="3"/>«Не уличишь же ты меня,</text:p>
      <text:p text:style-name="Обычный"><text:s text:c="3"/>Длиннобородый мой приятель!</text:p>
      <text:p text:style-name="Обычный"><text:s text:c="3"/>Яичко съем-таки я всласть».</text:p>
      <text:p text:style-name="Обычный"><text:s text:c="3"/>Ан тут тихонько шасть</text:p>
      <text:p text:style-name="Обычный"><text:s text:c="3"/>К Бармину в келью надзиратель</text:p>
      <text:p text:style-name="Обычный"><text:s text:c="3"/>И, видя грех такой,</text:p>
      <text:p text:style-name="Обычный"><text:s text:c="3"/>Ответу требует он грозно.</text:p>
      <text:p text:style-name="Обычный"><text:s text:c="3"/>Улика налицо и запираться поздно!</text:p>
      <text:p text:style-name="Обычный"><text:s text:c="3"/>«Прости, отец святой,</text:p>
      <text:p text:style-name="Обычный"><text:s text:c="3"/>Прости моё ты прегрешенье! –</text:p>
      <text:p text:style-name="Обычный"><text:s text:c="3"/>Так взмолится Брамин сквозь слез. –</text:p>
      <text:p text:style-name="Обычный"><text:s text:c="3"/>И сам не знаю я, как впал во искушенье;</text:p>
      <text:p text:style-name="Обычный"><text:s text:c="3"/>Ах, наустил меня проклятый бес!»</text:p>
      <text:p text:style-name="Обычный"><text:s text:c="3"/>А тут бесёнок из-за печки:</text:p>
      <text:p text:style-name="Обычный"><text:s text:c="3"/>«Не стыдно ли, – кричит, – всегда клепать на нас!</text:p>
      <text:p text:style-name="Обычный"><text:s text:c="3"/>Я сам лишь у тебя учился сей же час</text:p>
      <text:p text:style-name="Обычный"><text:s text:c="3"/>И, право, вижу в первый раз,</text:p>
      <text:p text:style-name="Обычный"><text:s text:c="3"/>Как яйца пекут на свечке»<text:soft-page-break/>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Фортуна в гостях</text:p>
      <text:p text:style-name="Обычный"><text:s text:c="5"/></text:p>
      <text:p text:style-name="Обычный"><text:s text:c="5"/></text:p>
      <text:p text:style-name="Обычный"><text:s text:c="3"/>На укоризну мы Фортуне тороваты:</text:p>
      <text:p text:style-name="Обычный"><text:s text:c="3"/>Кто не в чинах, кто не богат,</text:p>
      <text:p text:style-name="Обычный"><text:s text:c="3"/>За всё, про всё её бранят,</text:p>
      <text:p text:style-name="Обычный"><text:s text:c="3"/>А поглядишь, так сами виноваты.</text:p>
      <text:p text:style-name="Обычный"><text:s text:c="3"/>Слепое счастие, шатаясь меж людей,</text:p>
      <text:p text:style-name="Обычный"><text:s text:c="3"/>Не вечно у вельмож гостит и у царей,</text:p>
      <text:p text:style-name="Обычный"><text:s text:c="3"/>Оно и в хижине твоей,</text:p>
      <text:p text:style-name="Обычный"><text:s text:c="3"/>Быть может, погостить когда-нибудь пристанет:</text:p>
      <text:p text:style-name="Обычный"><text:s text:c="3"/>Лишь время не терять умей,</text:p>
      <text:p text:style-name="Обычный"><text:s text:c="3"/>Когда оно к тебе заглянет;</text:p>
      <text:p text:style-name="Обычный"><text:s text:c="3"/>Минута с ним одна, кто ею дорожит,</text:p>
      <text:p text:style-name="Обычный"><text:s text:c="3"/>Терпенья годы наградит.</text:p>
      <text:p text:style-name="Обычный"><text:s text:c="3"/>Когда ж ты не умел при счастье поживиться,</text:p>
      <text:p text:style-name="Обычный"><text:s text:c="3"/>То не Фортуне ты, себе за то пеняй</text:p>
      <text:p text:style-name="Обычный"><text:s text:c="3"/>И знай,</text:p>
      <text:p text:style-name="Обычный"><text:s text:c="3"/>Что, может, век она к тебе не возвратится.</text:p>
      <text:p text:style-name="Обычный"><text:s text:c="5"/></text:p>
      <text:p text:style-name="Обычный"><text:s text:c="3"/>Домишко старенький край города стоял;</text:p>
      <text:p text:style-name="Обычный"><text:s text:c="3"/>Три брата жили в нём и не могли разжиться:</text:p>
      <text:p text:style-name="Обычный"><text:s text:c="3"/>Ни в чём им как-то не спорится.</text:p>
      <text:p text:style-name="Обычный"><text:s text:c="3"/>Кто что из них ни затевал,</text:p>
      <text:p text:style-name="Обычный"><text:s text:c="3"/>Всё остаётся без успеха,</text:p>
      <text:p text:style-name="Обычный"><text:s text:c="3"/>Везде потеря иль помеха;</text:p>
      <text:p text:style-name="Обычный"><text:s text:c="3"/>По их словам, вина Фортуны в том была.</text:p>
      <text:p text:style-name="Обычный"><text:s text:c="3"/>Вот невидимкой к ним Фортуна забрела</text:p>
      <text:p text:style-name="Обычный"><text:s text:c="3"/>И, тро<text:soft-page-break/>нувшись их бедностью большою,</text:p>
      <text:p text:style-name="Обычный"><text:s text:c="3"/>Им помогать решилась всей душою,</text:p>
      <text:p text:style-name="Обычный"><text:s text:c="3"/>Какие бы они ни начали дела,</text:p>
      <text:p text:style-name="Обычный"><text:s text:c="3"/>И прогостить у них всё лето.</text:p>
      <text:p text:style-name="Обычный"><text:s text:c="3"/>Всё лето: шутка ль это!</text:p>
      <text:p text:style-name="Обычный"><text:s text:c="3"/>Пошли у бедняков дела другой статьёй.</text:p>
      <text:p text:style-name="Обычный"><text:s text:c="3"/>Один из них хоть был торгаш плохой,</text:p>
      <text:p text:style-name="Обычный"><text:s text:c="3"/>А тут, что ни продаст, ни купит,</text:p>
      <text:p text:style-name="Обычный"><text:s text:c="3"/>Барыш на всём большой он слупит;</text:p>
      <text:p text:style-name="Обычный"><text:s text:c="3"/>Забыл совсем, что есть наклад,</text:p>
      <text:p text:style-name="Обычный"><text:s text:c="3"/>И скоро стал, как Крез, богат.</text:p>
      <text:p text:style-name="Обычный"><text:s text:c="3"/>Другой в Приказ пошёл: иною бы порою</text:p>
      <text:p text:style-name="Обычный"><text:s text:c="3"/>Завяз он в писарях с своею головою;</text:p>
      <text:p text:style-name="Обычный"><text:s text:c="3"/>Теперь ему со всех сторон</text:p>
      <text:p text:style-name="Обычный"><text:s text:c="3"/>Удача:</text:p>
      <text:p text:style-name="Обычный"><text:s text:c="3"/>Что даст обед, что сходит на поклон, –</text:p>
      <text:p text:style-name="Обычный"><text:s text:c="3"/>Иль чин, иль место схватит он;</text:p>
      <text:p text:style-name="Обычный"><text:s text:c="3"/>Посмотришь, у него деревня, дом и дача.</text:p>
      <text:p text:style-name="Обычный"><text:s text:c="3"/>Теперь вы спросите: что ж третий получил?</text:p>
      <text:p text:style-name="Обычный"><text:s text:c="3"/>Ведь, верно, и ему Фортуна помогала?</text:p>
      <text:p text:style-name="Обычный"><text:s text:c="3"/>Конечно: с ним она почти не отдыхала.</text:p>
      <text:p text:style-name="Обычный"><text:s text:c="3"/>Но третий брат всё лето мух ловил,</text:p>
      <text:p text:style-name="Обычный"><text:s text:c="3"/>И так счастливо,</text:p>
      <text:p text:style-name="Обычный"><text:s text:c="3"/>Что диво!</text:p>
      <text:p text:style-name="Обычный"><text:s text:c="3"/>Не знаю, прежде он бывал ли в том горазд:</text:p>
      <text:p text:style-name="Обычный"><text:s text:c="3"/>А тут труды его не втуне.</text:p>
      <text:p text:style-name="Обычный"><text:s text:c="3"/>Как ни взмахнёт рукой, благодаря Фортуне</text:p>
      <text:p text:style-name="Обычный"><text:s text:c="3"/>Ни разу промаху не даст.</text:p>
      <text:p text:style-name="Обычный"><text:s text:c="3"/>Вот гостья между тем у братьев нагостилась</text:p>
      <text:p text:style-name="Обычный"><text:s text:c="3"/>И дале в путь пустилась.</text:p>
      <text:p text:style-name="Обычный"><text:s text:c="3"/>Два брата в барышах: один из них богат,</text:p>
      <text:p text:style-name="Обычный"><text:s text:c="3"/>Другой ещё притом в чинах<text:soft-page-break/>; а третий брат</text:p>
      <text:p text:style-name="Обычный"><text:s text:c="3"/>Клянёт судьбу, что он Фортуной злою</text:p>
      <text:p text:style-name="Обычный"><text:s text:c="3"/>Оставлен лишь с сумою.</text:p>
      <text:p text:style-name="Обычный"><text:s text:c="5"/></text:p>
      <text:p text:style-name="Обычный"><text:s text:c="3"/>Читатель, будь ты сам судьёю,</text:p>
      <text:p text:style-name="Обычный"><text:s text:c="3"/>Кто ж в этом виноват?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<text:s text:c="5"/></text:p>
      <text:p text:style-name="Обычный">Волк и Пастухи</text:p>
      <text:p text:style-name="Обычный"><text:s text:c="5"/></text:p>
      <text:p text:style-name="Обычный"><text:s text:c="5"/></text:p>
      <text:p text:style-name="Обычный"><text:s text:c="3"/>Волк, близко обходя пастуший двор</text:p>
      <text:p text:style-name="Обычный"><text:s text:c="3"/>И видя, сквозь забор,</text:p>
      <text:p text:style-name="Обычный"><text:s text:c="3"/>Что, выбрав лучшего себе барана в стаде,</text:p>
      <text:p text:style-name="Обычный"><text:s text:c="3"/>Спокойно Пастухи барашка потрошат,</text:p>
      <text:p text:style-name="Обычный"><text:s text:c="3"/>А псы смирнёхонько лежат,</text:p>
      <text:p text:style-name="Обычный"><text:s text:c="3"/>Сам молвил про себя, прочь уходя в досаде:</text:p>
      <text:p text:style-name="Обычный"><text:s text:c="3"/>«Какой бы шум вы все здесь подняли, друзья,</text:p>
      <text:p text:style-name="Обычный"><text:s text:c="3"/>Когда бы это сделал я!»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Кукушка и Горлинка</text:p>
      <text:p text:style-name="Обычный"><text:s text:c="5"/></text:p>
      <text:p text:style-name="Обычный"><text:s text:c="5"/></text:p>
      <text:p text:style-name="Обычный"><text:s text:c="3"/>Кукушка на суку печально куковала.</text:p>
      <text:p text:style-name="Обычный"><text:s text:c="3"/>«Что, кумушка, ты так грустна? –</text:p>
      <text:p text:style-name="Обычный"><text:s text:c="3"/>Ей с ветки ласково Голубка ворковала. –</text:p>
      <text:p text:style-name="Обычный"><text:s text:c="3"/>Или о том, что миновала</text:p>
      <text:p text:style-name="Обычный"><text:s text:c="3"/>У нас весна</text:p>
      <text:p text:style-name="Обычный"><text:s text:c="3"/>И с ней любовь, спустилось солнце ниже,</text:p>
      <text:p text:style-name="Обычный"><text:s text:c="3"/>И что к зиме мы стали ближе?»</text:p>
      <text:p text:style-name="Обычный"><text:s text:c="3"/>«Как, бедной, мне не горевать? –</text:p>
      <text:p text:style-name="Обычный"><text:s text:c="3"/>Кукушка говорит. – Будь ты сама судьёю:</text:p>
      <text:p text:style-name="Обычный"><text:s text:c="3"/>Любила счастливо<text:soft-page-break/><text:s/>я нынешней весною,</text:p>
      <text:p text:style-name="Обычный"><text:s text:c="3"/>И, наконец, я стала мать;</text:p>
      <text:p text:style-name="Обычный"><text:s text:c="3"/>Но дети, не хотят совсем меня и знать:</text:p>
      <text:p text:style-name="Обычный"><text:s text:c="3"/>Такой ли чаяла от них я платы!</text:p>
      <text:p text:style-name="Обычный"><text:s text:c="3"/>И не завидно ли, когда я погляжу,</text:p>
      <text:p text:style-name="Обычный"><text:s text:c="3"/>Как увиваются вкруг матери утяты,</text:p>
      <text:p text:style-name="Обычный"><text:s text:c="3"/>Как сыплют к курице дождём по зву цыпляты,</text:p>
      <text:p text:style-name="Обычный"><text:s text:c="3"/>А я, как сирота, одним-одна сижу,</text:p>
      <text:p text:style-name="Обычный"><text:s text:c="3"/>И что есть детская приветливость – не знаю».</text:p>
      <text:p text:style-name="Обычный"><text:s text:c="3"/>«Бедняжка! о тебе сердечно я страдаю;</text:p>
      <text:p text:style-name="Обычный"><text:s text:c="3"/>Меня бы нелюбовь детей могла убить,</text:p>
      <text:p text:style-name="Обычный"><text:s text:c="3"/>Хотя пример такой не редок;</text:p>
      <text:p text:style-name="Обычный"><text:s text:c="3"/>Скажи ж, так стало, ты уж вывела и деток?</text:p>
      <text:p text:style-name="Обычный"><text:s text:c="3"/>Когда же ты гнездо успела свить?</text:p>
      <text:p text:style-name="Обычный"><text:s text:c="3"/>Я этого и не видала:</text:p>
      <text:p text:style-name="Обычный"><text:s text:c="3"/>Ты всё порхала да летала».</text:p>
      <text:p text:style-name="Обычный"><text:s text:c="3"/>«Вот вздор, чтоб столько красных дней</text:p>
      <text:p text:style-name="Обычный"><text:s text:c="3"/>В гнезде я, сидя, растеряла:</text:p>
      <text:p text:style-name="Обычный"><text:s text:c="3"/>Уж это было бы всего глупей!</text:p>
      <text:p text:style-name="Обычный"><text:s text:c="3"/>Я яица всегда в чужие гнезды клала».</text:p>
      <text:p text:style-name="Обычный"><text:s text:c="3"/>«Какой же хочешь ты и ласки от детей?» –</text:p>
      <text:p text:style-name="Обычный"><text:s text:c="3"/>Ей Горлинка на то сказала.</text:p>
      <text:p text:style-name="Обычный"><text:s text:c="5"/></text:p>
      <text:p text:style-name="Обычный"><text:s text:c="3"/>Отцы и матери! вам басни сей урок.</text:p>
      <text:p text:style-name="Обычный"><text:s text:c="3"/>Я рассказал её не детям в извиненье:</text:p>
      <text:p text:style-name="Обычный"><text:s text:c="3"/>К родителям в них непочтенье</text:p>
      <text:p text:style-name="Обычный"><text:s text:c="3"/>И нелюбовь – всегда порок;</text:p>
      <text:soft-page-break/>
      <text:p text:style-name="Обычный"><text:s text:c="3"/>Но если выросли они в разлуке с вами</text:p>
      <text:p text:style-name="Обычный"><text:s text:c="3"/>И вы их вверили наёмничьим рукам,</text:p>
      <text:p text:style-name="Обычный"><text:s text:c="3"/>Не вы ли виноваты сами,</text:p>
      <text:p text:style-name="Обычный"><text:s text:c="3"/>Что в старости от них утехи мало вам?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Гребень</text:p>
      <text:p text:style-name="Обычный"><text:s text:c="5"/></text:p>
      <text:p text:style-name="Обычный"><text:s text:c="5"/></text:p>
      <text:p text:style-name="Обычный"><text:s text:c="3"/>Дитяти маменька расчёсывать головку</text:p>
      <text:p text:style-name="Обычный"><text:s text:c="3"/>Купила частый Гребешок.</text:p>
      <text:p text:style-name="Обычный"><text:s text:c="3"/>Не выпускает вон дитя из рук обновку:</text:p>
      <text:p text:style-name="Обычный"><text:s text:c="3"/>Играет иль твердит из азбуки урок;</text:p>
      <text:p text:style-name="Обычный"><text:s text:c="3"/>Свои всё кудри золотые,</text:p>
      <text:p text:style-name="Обычный"><text:s text:c="3"/>Волнистые, барашком завитые</text:p>
      <text:p text:style-name="Обычный"><text:s text:c="3"/>И мягкие, как тонкий лён,</text:p>
      <text:p text:style-name="Обычный"><text:s text:c="3"/>Любуясь, Гребешком расчёсывает он.</text:p>
      <text:p text:style-name="Обычный"><text:s text:c="3"/>И что за Гребешок? Не только не теребит,</text:p>
      <text:p text:style-name="Обычный"><text:s text:c="3"/>Нигде он даже не зацепит:</text:p>
      <text:p text:style-name="Обычный"><text:s text:c="3"/>Так плавен, гладок в волосах.</text:p>
      <text:p text:style-name="Обычный"><text:s text:c="3"/>Нет Гребню и цены у мальчика в глазах.</text:p>
      <text:p text:style-name="Обычный"><text:s text:c="3"/>Случись, однако же, что Гребень затерялся.</text:p>
      <text:p text:style-name="Обычный"><text:s text:c="3"/>Зарезвился мой мальчик, заигрался,</text:p>
      <text:p text:style-name="Обычный"><text:s text:c="3"/>Всклокотил волосы копной.</text:p>
      <text:p text:style-name="Обычный"><text:s text:c="3"/>Лишь няня к волосам, дитя подымет вой:</text:p>
      <text:p text:style-name="Обычный"><text:s text:c="3"/>«Где Гребень мой?»</text:p>
      <text:p text:style-name="Обычный"><text:s text:c="3"/>И Гребень отыскался,</text:p>
      <text:p text:style-name="Обычный"><text:s text:c="3"/>Да только в голове ни взад он, ни вперёд:</text:p>
      <text:p text:style-name="Обычный"><text:s text:c="3"/>Лишь волосы до слёз дерёт.</text:p>
      <text:p text:style-name="Обычный"><text:s text:c="3"/>«Какой ты злой, Гребнишка!» –</text:p>
      <text:p text:style-name="Обычный"><text:s text:c="3"/>Кричит ма<text:soft-page-break/>льчишка.</text:p>
      <text:p text:style-name="Обычный"><text:s text:c="3"/>А Гребень говорит: «Мой друг, всё тот же я;</text:p>
      <text:p text:style-name="Обычный"><text:s text:c="3"/>Да голова всклокочена твоя».</text:p>
      <text:p text:style-name="Обычный"><text:s text:c="3"/>Однако ж мальчик мой, от злости и досады,</text:p>
      <text:p text:style-name="Обычный"><text:s text:c="3"/>Закинул Гребень свой в реку:</text:p>
      <text:p text:style-name="Обычный"><text:s text:c="3"/>Теперь им чешутся Наяды.</text:p>
      <text:p text:style-name="Обычный"><text:s text:c="5"/></text:p>
      <text:p text:style-name="Обычный"><text:s text:c="3"/>Видал я на своём веку,</text:p>
      <text:p text:style-name="Обычный"><text:s text:c="3"/>Что так же с правдой поступают.</text:p>
      <text:p text:style-name="Обычный"><text:s text:c="3"/>Поколе совесть в нас чиста,</text:p>
      <text:p text:style-name="Обычный"><text:s text:c="3"/>То правда нам мила и правда нам свята,</text:p>
      <text:p text:style-name="Обычный"><text:s text:c="3"/>Её и слушают и принимают:</text:p>
      <text:p text:style-name="Обычный"><text:s text:c="3"/>Но только стал кривить душей,</text:p>
      <text:p text:style-name="Обычный"><text:s text:c="3"/>То правду дале от ушей.</text:p>
      <text:p text:style-name="Обычный"><text:s text:c="3"/>И всякий, как дитя, чесать волос не хочет,</text:p>
      <text:p text:style-name="Обычный"><text:s text:c="3"/>Когда их склочет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Скупой и Курица</text:p>
      <text:p text:style-name="Обычный"><text:s text:c="5"/></text:p>
      <text:p text:style-name="Обычный"><text:s text:c="5"/></text:p>
      <text:p text:style-name="Обычный"><text:s text:c="3"/>Скупой теряет всё, желая всё достать.</text:p>
      <text:p text:style-name="Обычный"><text:s text:c="3"/>Чтоб долго мне примеров не искать,</text:p>
      <text:p text:style-name="Обычный"><text:s text:c="3"/>Хоть есть и много их, я в том уверен;</text:p>
      <text:p text:style-name="Обычный"><text:s text:c="3"/>Да рыться лень: так я намерен</text:p>
      <text:p text:style-name="Обычный"><text:s text:c="3"/>Вам басню старую сказать.</text:p>
      <text:p text:style-name="Обычный"><text:s text:c="5"/></text:p>
      <text:p text:style-name="Обычный"><text:s text:c="3"/>Вот что в ребячестве читал я про Скупого,</text:p>
      <text:p text:style-name="Обычный"><text:s text:c="3"/>Был человек, который никакого</text:p>
      <text:p text:style-name="Обычный"><text:s text:c="3"/>Не знал ни промысла, ни ремесла,</text:p>
      <text:p text:style-name="Обычный"><text:s text:c="3"/>Но сундуки его полнели очевидно.</text:p>
      <text:p text:style-name="Обычный"><text:s text:c="3"/>Он Курицу имел (как это не завидно!),</text:p>
      <text:p text:style-name="Обычный"><text:s text:c="3"/>Котора яйца несла,</text:p>
      <text:p text:style-name="Обычный"><text:s text:c="3"/>Но не простые,</text:p>
      <text:p text:style-name="Обычный"><text:s text:c="3"/>А золотые.</text:p>
      <text:p text:style-name="Обычный"><text:s text:c="3"/>Иной бы и тому был рад,</text:p>
      <text:p text:style-name="Обычный"><text:s text:c="3"/>Что понемногу он становится богат;</text:p>
      <text:p text:style-name="Обычный"><text:s text:c="3"/>Но этого Скупому мало<text:soft-page-break/>,</text:p>
      <text:p text:style-name="Обычный"><text:s text:c="3"/>Ему на мысли вспало,</text:p>
      <text:p text:style-name="Обычный"><text:s text:c="3"/>Что, взрезав Курицу, он в ней достанет клад.</text:p>
      <text:p text:style-name="Обычный"><text:s text:c="3"/>И так, забыв её к себе благодеянье,</text:p>
      <text:p text:style-name="Обычный"><text:s text:c="3"/>Неблагодарности не побоясь греха,</text:p>
      <text:p text:style-name="Обычный"><text:s text:c="3"/>Её зарезал он. И что же? В воздаянье</text:p>
      <text:p text:style-name="Обычный"><text:s text:c="3"/>Он вынул из неё простые потроха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Две бочки</text:p>
      <text:p text:style-name="Обычный"><text:s text:c="5"/></text:p>
      <text:p text:style-name="Обычный"><text:s text:c="5"/></text:p>
      <text:p text:style-name="Обычный"><text:s text:c="3"/>Две бочки ехали; одна с вином,</text:p>
      <text:p text:style-name="Обычный"><text:s text:c="3"/>Другая</text:p>
      <text:p text:style-name="Обычный"><text:s text:c="3"/>Пустая.</text:p>
      <text:p text:style-name="Обычный"><text:s text:c="3"/>Вот первая – себе без шуму и шажком</text:p>
      <text:p text:style-name="Обычный"><text:s text:c="3"/>Плетётся,</text:p>
      <text:p text:style-name="Обычный"><text:s text:c="3"/>Другая вскачь несётся;</text:p>
      <text:p text:style-name="Обычный"><text:s text:c="3"/>От ней по мостовой и стукотня, и гром,</text:p>
      <text:p text:style-name="Обычный"><text:s text:c="3"/>И пыль столбом;</text:p>
      <text:p text:style-name="Обычный"><text:s text:c="3"/>Прохожий к стороне скорей от страху жмётся,</text:p>
      <text:p text:style-name="Обычный"><text:s text:c="3"/>Её заслышавши издалека.</text:p>
      <text:p text:style-name="Обычный"><text:s text:c="3"/>Но как та Бочка ни громка,</text:p>
      <text:p text:style-name="Обычный"><text:s text:c="3"/>А польза в ней не так, как в первой, велика.</text:p>
      <text:p text:style-name="Обычный"><text:s text:c="5"/></text:p>
      <text:p text:style-name="Обычный"><text:s text:c="3"/>Кто про свои дела кричит всем без умолку,</text:p>
      <text:p text:style-name="Обычный"><text:s text:c="3"/>В том, верно, мало толку,</text:p>
      <text:p text:style-name="Обычный"><text:s text:c="3"/>Кто де́лов истинно, тих часто на словах.</text:p>
      <text:p text:style-name="Обычный"><text:s text:c="3"/>Великий человек лишь громок на делах,</text:p>
      <text:p text:style-name="Обычный"><text:s text:c="3"/>И думает свою он крепко думу</text:p>
      <text:p text:style-name="Обычный"><text:s text:c="3"/>Без шуму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Алкид</text:p>
      <text:p text:style-name="Обычный"><text:s text:c="5"/></text:p>
      <text:p text:style-name="Обычный"><text:s text:c="5"/></text:p>
      <text:p text:style-name="Обычный"><text:s text:c="3"/>Алкид, Алкмены сын,</text:p>
      <text:p text:style-name="Обычный"><text:s text:c="3"/>Столь славный мужеством и силою чудесной,</text:p>
      <text:p text:style-name="Обычный"><text:s text:c="3"/>Однажды проходя меж скал и меж стремнин</text:p>
      <text:p text:style-name="Обычный"><text:s text:c="3"/>Опасною стезёй и тесной,</text:p>
      <text:p text:style-name="Обычный"><text:s text:c="3"/>Увидел на пути свернувшись, будто ёж</text:p>
      <text:p text:style-name="Обычный"><text:s text:c="3"/>Лежит, чуть видное, не знает, что такое.</text:p>
      <text:p text:style-name="Обычный"><text:s text:c="3"/>Он раздавить его хотел пятой. И что ж?</text:p>
      <text:p text:style-name="Обычный"><text:s text:c="3"/>Оно раздулося и стало боле вдвое.</text:p>
      <text:p text:style-name="Обычный"><text:s text:c="3"/>От гневу вспыхнув, тут Алкид</text:p>
      <text:p text:style-name="Обычный"><text:s text:c="3"/>Тяжёлой палицей своей его разит.</text:p>
      <text:p text:style-name="Обычный"><text:s text:c="3"/>Глядит –</text:p>
      <text:p text:style-name="Обычный"><text:s text:c="3"/>Оно страшней становится лишь с виду:</text:p>
      <text:p text:style-name="Обычный"><text:s text:c="3"/>Толстеет, бухнет и растет,</text:p>
      <text:p text:style-name="Обычный"><text:s text:c="3"/>Застановляет солнца свет</text:p>
      <text:p text:style-name="Обычный"><text:s text:c="3"/>И заслоняет путь собою весь Алкиду.</text:p>
      <text:p text:style-name="Обычный"><text:s text:c="3"/>Он бросил палицу и перед чудом сим</text:p>
      <text:p text:style-name="Обычный"><text:s text:c="3"/>Стал в удивленье недвижим.</text:p>
      <text:p text:style-name="Обычный"><text:s text:c="3"/>Тогда ему Афина вдруг предстала.</text:p>
      <text:p text:style-name="Обычный"><text:s text:c="3"/>«Оставь напрасный – труд, мой брат! – она сказала. –</text:p>
      <text:p text:style-name="Обычный"><text:s text:c="3"/>Чудовищу сему название Раз<text:soft-page-break/>дор</text:p>
      <text:p text:style-name="Обычный"><text:s text:c="3"/>Не тронуто, – его едва приметит взор;</text:p>
      <text:p text:style-name="Обычный"><text:s text:c="3"/>Но если с ним кто вздумает сразиться, –</text:p>
      <text:p text:style-name="Обычный"><text:s text:c="3"/>Оно от браней лишь тучнее становится</text:p>
      <text:p text:style-name="Обычный"><text:s text:c="3"/>И вырастает выше гор»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Апеллес и Ослёнок</text:p>
      <text:p text:style-name="Обычный"><text:s text:c="5"/></text:p>
      <text:p text:style-name="Обычный"><text:s text:c="5"/></text:p>
      <text:p text:style-name="Обычный"><text:s text:c="3"/>Кто самолюбием чрез меру поражён,</text:p>
      <text:p text:style-name="Обычный"><text:s text:c="3"/>Тот мил себе и в том, чем он другим смешон;</text:p>
      <text:p text:style-name="Обычный"><text:s text:c="3"/>И часто тем ему случается хвалиться,</text:p>
      <text:p text:style-name="Обычный"><text:s text:c="3"/>Чего бы должен он стыдиться.</text:p>
      <text:p text:style-name="Обычный"><text:s text:c="5"/></text:p>
      <text:p text:style-name="Обычный"><text:s text:c="3"/>С Ослёнком встретясь, Апеллес</text:p>
      <text:p text:style-name="Обычный"><text:s text:c="3"/>Зовёт к себе Ослёнка в гости;</text:p>
      <text:p text:style-name="Обычный"><text:s text:c="3"/>В Ослёнке заиграли кости!</text:p>
      <text:p text:style-name="Обычный"><text:s text:c="3"/>Ослёнок хвастовством весь душит лес</text:p>
      <text:p text:style-name="Обычный"><text:s text:c="3"/>И говорит зверям: «Как Апеллес мне скучен,</text:p>
      <text:p text:style-name="Обычный"><text:s text:c="3"/>Я им размучен:</text:p>
      <text:p text:style-name="Обычный"><text:s text:c="3"/>Ну, всё зовёт к себе, где с ним ни встречусь я.</text:p>
      <text:p text:style-name="Обычный"><text:s text:c="3"/>Мне кажется, мои друзья,</text:p>
      <text:p text:style-name="Обычный"><text:s text:c="3"/>Намерен он с меня писать Пегаса».</text:p>
      <text:p text:style-name="Обычный"><text:s text:c="3"/>«Нет, – Апеллес сказал, случася близко тут, –</text:p>
      <text:p text:style-name="Обычный"><text:s text:c="3"/>Намеряся писать Мидасов суд,</text:p>
      <text:p text:style-name="Обычный"><text:s text:c="3"/>Хотел с тебя списать я уши для Мидаса;</text:p>
      <text:p text:style-name="Обычный"><text:s text:c="3"/>И коль пожалуешь ко мне, я буду рад.</text:p>
      <text:p text:style-name="Обычный"><text:s text:c="3"/>Ослиных мне ушей и много хоть встречалось,</text:p>
      <text:p text:style-name="Обычный"><text:s text:c="3"/>Но этаких, какими ты богат,</text:p>
      <text:p text:style-name="Обычный"><text:s text:c="3"/>Не только у<text:s/><text:soft-page-break/>ослят,</text:p>
      <text:p text:style-name="Обычный"><text:s text:c="3"/>Ни даже у ослов мне видеть не случалось»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Охотник</text:p>
      <text:p text:style-name="Обычный"><text:s text:c="5"/></text:p>
      <text:p text:style-name="Обычный"><text:s text:c="5"/></text:p>
      <text:p text:style-name="Обычный"><text:s text:c="3"/>Как часто говорят в делах: ещё успею,</text:p>
      <text:p text:style-name="Обычный"><text:s text:c="3"/>Но надобно признаться в том,</text:p>
      <text:p text:style-name="Обычный"><text:s text:c="3"/>Что это говорят, спросяся не с умом,</text:p>
      <text:p text:style-name="Обычный"><text:s text:c="3"/>А с леностью своею.</text:p>
      <text:p text:style-name="Обычный"><text:s text:c="3"/>Итак, коль дело есть, скорей его кончай,</text:p>
      <text:p text:style-name="Обычный"><text:s text:c="3"/>Иль после на себя ропщи, не на случай,</text:p>
      <text:p text:style-name="Обычный"><text:s text:c="3"/>Когда оно тебя застанет невзначай.</text:p>
      <text:p text:style-name="Обычный"><text:s text:c="3"/>На это басню вам скажу я, как умею.</text:p>
      <text:p text:style-name="Обычный"><text:s text:c="5"/></text:p>
      <text:p text:style-name="Обычный"><text:s text:c="3"/>Охотник, взяв ружьё, патронницу, суму</text:p>
      <text:p text:style-name="Обычный"><text:s text:c="3"/>И друга верного по нраву и обычью,</text:p>
      <text:p text:style-name="Обычный"><text:s text:c="3"/>Гектóра, – в лес пошёл за дичью,</text:p>
      <text:p text:style-name="Обычный"><text:s text:c="3"/>Не зарядя ружья, хоть был совет ему,</text:p>
      <text:p text:style-name="Обычный"><text:s text:c="3"/>Чтоб зарядил ружьё он дома.</text:p>
      <text:p text:style-name="Обычный"><text:s text:c="3"/>«Вот вздор! – он говорит, – дорога мне знакома,</text:p>
      <text:p text:style-name="Обычный"><text:s text:c="3"/>На ней ни воробья не видел я родясь;</text:p>
      <text:p text:style-name="Обычный"><text:s text:c="3"/>До места ж ходу целый час,</text:p>
      <text:p text:style-name="Обычный"><text:s text:c="3"/>Так зарядить ещё успею я сто раз».</text:p>
      <text:p text:style-name="Обычный"><text:s text:c="3"/>Но что ж? Лишь вон из жила</text:p>
      <text:p text:style-name="Обычный"><text:s text:c="3"/>(Как будто бы над ним Фортуна подшутила),</text:p>
      <text:p text:style-name="Обычный"><text:s text:c="3"/>По озерку</text:p>
      <text:p text:style-name="Обычный"><text:s text:c="3"/>Гуляют утки целым стадом;</text:p>
      <text:p text:style-name="Обычный"><text:s text:c="3"/>И нашему б тогда Стрелку</text:p>
      <text:p text:style-name="Обычный"><text:s text:c="3"/>Л<text:soft-page-break/>егко с полдюжины одним зарядом</text:p>
      <text:p text:style-name="Обычный"><text:s text:c="3"/>Убить</text:p>
      <text:p text:style-name="Обычный"><text:s text:c="3"/>И на неделю с хлебом быть,</text:p>
      <text:p text:style-name="Обычный"><text:s text:c="3"/>Когда б не отложил ружья он зарядить.</text:p>
      <text:p text:style-name="Обычный"><text:s text:c="3"/>Теперь к заряду он скорее; только утки</text:p>
      <text:p text:style-name="Обычный"><text:s text:c="3"/>На это чутки:</text:p>
      <text:p text:style-name="Обычный"><text:s text:c="3"/>Пока с ружьём возился он,</text:p>
      <text:p text:style-name="Обычный"><text:s text:c="3"/>Они вскричали, встрепенулись,</text:p>
      <text:p text:style-name="Обычный"><text:s text:c="3"/>Взвились и – за леса верёвкой потянулись,</text:p>
      <text:p text:style-name="Обычный"><text:s text:c="3"/>А там из виду скрылись вон.</text:p>
      <text:p text:style-name="Обычный"><text:s text:c="3"/>Напрасно по лесу Стрелок потом таскался,</text:p>
      <text:p text:style-name="Обычный"><text:s text:c="3"/>Ни даже воробей ему не попадался;</text:p>
      <text:p text:style-name="Обычный"><text:s text:c="3"/>А тут к беде ещё беда;</text:p>
      <text:p text:style-name="Обычный"><text:s text:c="3"/>Случись тогда</text:p>
      <text:p text:style-name="Обычный"><text:s text:c="3"/>Ненастье.</text:p>
      <text:p text:style-name="Обычный"><text:s text:c="3"/>И так Охотник мой,</text:p>
      <text:p text:style-name="Обычный"><text:s text:c="3"/>Измокши весь, пришёл домой</text:p>
      <text:p text:style-name="Обычный"><text:s text:c="3"/>С пустой сумой;</text:p>
      <text:p text:style-name="Обычный"><text:s text:c="3"/>А всё-таки пенял не на себя, на счастье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Мальчик и Змея</text:p>
      <text:p text:style-name="Обычный"><text:s text:c="5"/></text:p>
      <text:p text:style-name="Обычный"><text:s text:c="5"/></text:p>
      <text:p text:style-name="Обычный"><text:s text:c="3"/>Мальчишка, думая поймать угря,</text:p>
      <text:p text:style-name="Обычный"><text:s text:c="3"/>Схватил Змею и, воззрившись, от страха</text:p>
      <text:p text:style-name="Обычный"><text:s text:c="3"/>Стал бледен, как его рубаха.</text:p>
      <text:p text:style-name="Обычный"><text:s text:c="3"/>Змея, на Мальчика спокойно посмотря:</text:p>
      <text:p text:style-name="Обычный"><text:s text:c="3"/>«Послушай, – говорит, – коль ты умней не будешь,</text:p>
      <text:p text:style-name="Обычный"><text:s text:c="3"/>То дерзость не всегда легко тебе пройдёт.</text:p>
      <text:p text:style-name="Обычный"><text:s text:c="3"/>На сей раз бог простит; но берегись вперёд</text:p>
      <text:p text:style-name="Обычный"><text:s text:c="3"/>И знай, с кем шутишь!»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Пловец и Море</text:p>
      <text:p text:style-name="Обычный"><text:s text:c="5"/></text:p>
      <text:p text:style-name="Обычный"><text:s text:c="5"/></text:p>
      <text:p text:style-name="Обычный"><text:s text:c="3"/>На берег выброшен кипящею волной,</text:p>
      <text:p text:style-name="Обычный"><text:s text:c="3"/>Пловец с усталости в сон крепкий погрузился;</text:p>
      <text:p text:style-name="Обычный"><text:s text:c="3"/>Потом, проснувшися, он Море клясть пустился.</text:p>
      <text:p text:style-name="Обычный"><text:s text:c="3"/>«Ты, – говорит, – всему виной!</text:p>
      <text:p text:style-name="Обычный"><text:s text:c="3"/>Своей лукавой тишиной</text:p>
      <text:p text:style-name="Обычный"><text:s text:c="3"/>Маня к себе, ты нас прельщаешь</text:p>
      <text:p text:style-name="Обычный"><text:s text:c="3"/>И, заманя, нас в безднах поглощаешь».</text:p>
      <text:p text:style-name="Обычный"><text:s text:c="3"/>Тут Море, на себя взяв Амфитриды вид,</text:p>
      <text:p text:style-name="Обычный"><text:s text:c="3"/>Пловцу явяся, говорит:</text:p>
      <text:p text:style-name="Обычный"><text:s text:c="3"/>«На что винишь меня напрасно!</text:p>
      <text:p text:style-name="Обычный"><text:s text:c="3"/>Плыть по водам моим ни страшно, ни опасно;</text:p>
      <text:p text:style-name="Обычный"><text:s text:c="3"/>Когда ж свирепствуют морские глубины,</text:p>
      <text:p text:style-name="Обычный"><text:s text:c="3"/>Виной тому одни Эоловы сыны:</text:p>
      <text:p text:style-name="Обычный"><text:s text:c="3"/>Они мне не дают покою.</text:p>
      <text:p text:style-name="Обычный"><text:s text:c="3"/>Когда не веришь мне, то испытай собою:</text:p>
      <text:p text:style-name="Обычный"><text:s text:c="3"/>Как ветры будут спать, отправь ты корабли.</text:p>
      <text:p text:style-name="Обычный"><text:s text:c="3"/>Я неподвижнее тогда земли».</text:p>
      <text:p text:style-name="Обычный"><text:s text:c="5"/></text:p>
      <text:p text:style-name="Обычный"><text:s text:c="3"/>И я скажу – совет хорош, не ложно;</text:p>
      <text:p text:style-name="Обычный"><text:s text:c="3"/>Да плыть на парусах без ветру невозможно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Осёл и Мужик</text:p>
      <text:p text:style-name="Обычный"><text:s text:c="5"/></text:p>
      <text:p text:style-name="Обычный"><text:s text:c="5"/></text:p>
      <text:p text:style-name="Обычный"><text:s text:c="3"/>Мужик на лето в огород</text:p>
      <text:p text:style-name="Обычный"><text:s text:c="3"/>Наняв Осла, пр<text:soft-page-break/>иставил</text:p>
      <text:p text:style-name="Обычный"><text:s text:c="3"/>Ворон и воробьёв гонять нахальный род.</text:p>
      <text:p text:style-name="Обычный"><text:s text:c="3"/>Осёл был самых честных правил:</text:p>
      <text:p text:style-name="Обычный"><text:s text:c="3"/>Ни с хищностью, ни с кражей незнаком,</text:p>
      <text:p text:style-name="Обычный"><text:s text:c="3"/>Не поживился он хозяйским ни листком</text:p>
      <text:p text:style-name="Обычный"><text:s text:c="3"/>И птицам, грех сказать, чтобы давал потачку;</text:p>
      <text:p text:style-name="Обычный"><text:s text:c="3"/>Но Мужику барыш был с огорода плох.</text:p>
      <text:p text:style-name="Обычный"><text:s text:c="3"/>Осёл, гоняя птиц, со всех ослиных ног,</text:p>
      <text:p text:style-name="Обычный"><text:s text:c="3"/>По всем грядам и вдоль и поперёк</text:p>
      <text:p text:style-name="Обычный"><text:s text:c="3"/>Такую поднял скачку,</text:p>
      <text:p text:style-name="Обычный"><text:s text:c="3"/>Что в огороде всё примял и притоптал.</text:p>
      <text:p text:style-name="Обычный"><text:s text:c="3"/>Увидя тут, что труд его пропал,</text:p>
      <text:p text:style-name="Обычный"><text:s text:c="3"/>Крестьянин на спине ослиной</text:p>
      <text:p text:style-name="Обычный"><text:s text:c="3"/>Убыток выместил дубиной.</text:p>
      <text:p text:style-name="Обычный"><text:s text:c="3"/>«И ништо! – все кричат, – скотине поделом!</text:p>
      <text:p text:style-name="Обычный"><text:s text:c="3"/>С его ль умом</text:p>
      <text:p text:style-name="Обычный"><text:s text:c="3"/>За это дело браться?»</text:p>
      <text:p text:style-name="Обычный"><text:s text:c="5"/></text:p>
      <text:p text:style-name="Обычный"><text:s text:c="3"/>А я скажу, не с тем, чтоб за Осла вступаться;</text:p>
      <text:p text:style-name="Обычный"><text:s text:c="3"/>Он, точно, виноват (с ним сделан и расчёт),</text:p>
      <text:p text:style-name="Обычный"><text:s text:c="3"/>Но, кажется, не прав и тот,</text:p>
      <text:p text:style-name="Обычный"><text:s text:c="3"/>Кто поручил Ослу стеречь свой огород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Волк и Журавль</text:p>
      <text:p text:style-name="Обычный"><text:s text:c="5"/></text:p>
      <text:p text:style-name="Обычный"><text:s text:c="5"/></text:p>
      <text:p text:style-name="Обычный"><text:s text:c="3"/>Что волки жадны, всякий знает:</text:p>
      <text:p text:style-name="Обычный"><text:s text:c="3"/>Волк, евши, никогда</text:p>
      <text:p text:style-name="Обычный"><text:s text:c="3"/>Костей не разбирает.</text:p>
      <text:p text:style-name="Обычный"><text:s text:c="3"/>Зато на одного из них пришла беда!</text:p>
      <text:p text:style-name="Обычный"><text:s text:c="3"/>Он костью чуть не подавился.</text:p>
      <text:p text:style-name="Обычный"><text:s text:c="3"/>Не<text:soft-page-break/><text:s/>может Волк ни охнуть, ни вздохнуть;</text:p>
      <text:p text:style-name="Обычный"><text:s text:c="3"/>Пришло хоть ноги протянуть!</text:p>
      <text:p text:style-name="Обычный"><text:s text:c="3"/>По счастью, близко тут Журавль случился.</text:p>
      <text:p text:style-name="Обычный"><text:s text:c="3"/>Вот кой-как знаками стал Волк его манить</text:p>
      <text:p text:style-name="Обычный"><text:s text:c="3"/>И просит горю пособить.</text:p>
      <text:p text:style-name="Обычный"><text:s text:c="5"/></text:p>
      <text:p text:style-name="Обычный"><text:s text:c="3"/>Журавль свой нос по шею</text:p>
      <text:p text:style-name="Обычный"><text:s text:c="3"/>Засунул к Волку в пасть и с трудностью большею</text:p>
      <text:p text:style-name="Обычный"><text:s text:c="3"/>Кость вытащил и стал за труд просить.</text:p>
      <text:p text:style-name="Обычный"><text:s text:c="3"/>«Ты шутишь! – зверь вскричал коварный, –</text:p>
      <text:p text:style-name="Обычный"><text:s text:c="3"/>Тебе за труд? Ах ты, неблагодарный!</text:p>
      <text:p text:style-name="Обычный"><text:s text:c="3"/>А это ничего, что свой ты долгий нос</text:p>
      <text:p text:style-name="Обычный"><text:s text:c="3"/>И с глупой головой из горла цел унёс!</text:p>
      <text:p text:style-name="Обычный"><text:s text:c="3"/>Поди ж, приятель, убирайся,</text:p>
      <text:p text:style-name="Обычный"><text:s text:c="3"/>Да берегись: вперёд ты мне не попадайся»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Пчела и Мухи</text:p>
      <text:p text:style-name="Обычный"><text:s text:c="5"/></text:p>
      <text:p text:style-name="Обычный"><text:s text:c="5"/></text:p>
      <text:p text:style-name="Обычный"><text:s text:c="3"/>Две Мухи собрались лететь в чужие кра́и</text:p>
      <text:p text:style-name="Обычный"><text:s text:c="3"/>И стали подзывать с собой туда Пчелу:</text:p>
      <text:p text:style-name="Обычный"><text:s text:c="3"/>Им насказали попугаи</text:p>
      <text:p text:style-name="Обычный"><text:s text:c="3"/>О дальних сторонах большую похвалу.</text:p>
      <text:p text:style-name="Обычный"><text:s text:c="3"/>Притом же им самим казалося обидно,</text:p>
      <text:p text:style-name="Обычный"><text:s text:c="3"/>Что их, на родине своей,</text:p>
      <text:p text:style-name="Обычный"><text:s text:c="3"/>Везде гоняют из гостей;</text:p>
      <text:p text:style-name="Обычный"><text:s text:c="3"/>И даже до чего (ка́к людям то не стыдно,</text:p>
      <text:p text:style-name="Обычный"><text:s text:c="3"/>И что они за чудаки!):</text:p>
      <text:p text:style-name="Обычный"><text:s text:c="3"/>Что<text:soft-page-break/>б поживиться им не дать сластями</text:p>
      <text:p text:style-name="Обычный"><text:s text:c="3"/>За пышными столами,</text:p>
      <text:p text:style-name="Обычный"><text:s text:c="3"/>Придумали от них стеклянны колпаки;</text:p>
      <text:p text:style-name="Обычный"><text:s text:c="3"/>А в хижинах на них злодеи-пауки.</text:p>
      <text:p text:style-name="Обычный"><text:s text:c="3"/>«Путь добрый вам, – Пчела на это отвечала, –</text:p>
      <text:p text:style-name="Обычный"><text:s text:c="3"/>А мне</text:p>
      <text:p text:style-name="Обычный"><text:s text:c="3"/>И на моей приятно стороне.</text:p>
      <text:p text:style-name="Обычный"><text:s text:c="3"/>От всех за соты я любовь себе сыскала –</text:p>
      <text:p text:style-name="Обычный"><text:s text:c="3"/>От поселян и до вельмож.</text:p>
      <text:p text:style-name="Обычный"><text:s text:c="3"/>Но вы летите.</text:p>
      <text:p text:style-name="Обычный"><text:s text:c="3"/>Куда хотите!</text:p>
      <text:p text:style-name="Обычный"><text:s text:c="3"/>Везде вам будет счастье то ж:</text:p>
      <text:p text:style-name="Обычный"><text:s text:c="3"/>Не будете, друзья, нигде, не быв полезны,</text:p>
      <text:p text:style-name="Обычный"><text:s text:c="3"/>Вы ни почтенны, ни любезны.</text:p>
      <text:p text:style-name="Обычный"><text:s text:c="3"/>А рады пауки лишь будут вам</text:p>
      <text:p text:style-name="Обычный"><text:s text:c="3"/>И там».</text:p>
      <text:p text:style-name="Обычный"><text:s text:c="5"/></text:p>
      <text:p text:style-name="Обычный"><text:s text:c="3"/>Кто с пользою отечеству трудится,</text:p>
      <text:p text:style-name="Обычный"><text:s text:c="3"/>Тот с ним легко не разлучится;</text:p>
      <text:p text:style-name="Обычный"><text:s text:c="3"/>А кто полезным быть способности лишён,</text:p>
      <text:p text:style-name="Обычный"><text:s text:c="3"/>Чужая сторона тому всегда приятна:</text:p>
      <text:p text:style-name="Обычный"><text:s text:c="3"/>Не бывши гражданин, там мене презрен он,</text:p>
      <text:p text:style-name="Обычный"><text:s text:c="3"/>И никому его там праздность не досадна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Муравей</text:p>
      <text:p text:style-name="Обычный"><text:s text:c="5"/></text:p>
      <text:p text:style-name="Обычный"><text:s text:c="5"/></text:p>
      <text:p text:style-name="Обычный"><text:s text:c="3"/>Какой-то Муравей был силы непомерной,</text:p>
      <text:p text:style-name="Обычный"><text:s text:c="3"/>Какой не слыхано ни в древни временна;</text:p>
      <text:p text:style-name="Обычный"><text:s text:c="3"/>Он даже (говорит его историк верной)</text:p>
      <text:p text:style-name="Обычный"><text:s text:c="3"/>Мог поднимать больших ячменных два зерна!</text:p>
      <text:p text:style-name="Обычный"><text:s text:c="3"/>Притом и<text:soft-page-break/><text:s/>в храбрости за чудо почитался:</text:p>
      <text:p text:style-name="Обычный"><text:s text:c="3"/>Где б ни завидел червяка,</text:p>
      <text:p text:style-name="Обычный"><text:s text:c="3"/>Тотчас в него впивался</text:p>
      <text:p text:style-name="Обычный"><text:s text:c="3"/>И даже хаживал один на паука.</text:p>
      <text:p text:style-name="Обычный"><text:s text:c="3"/>А тем вошёл в такую славу</text:p>
      <text:p text:style-name="Обычный"><text:s text:c="3"/>Он в муравейнике своём,</text:p>
      <text:p text:style-name="Обычный"><text:s text:c="3"/>Что только и речей там было, что о нём.</text:p>
      <text:p text:style-name="Обычный"><text:s text:c="3"/>Я лишние хвалы считаю за отраву;</text:p>
      <text:p text:style-name="Обычный"><text:s text:c="3"/>Но этот Муравей был не такого нраву:</text:p>
      <text:p text:style-name="Обычный"><text:s text:c="3"/>Он их любил,</text:p>
      <text:p text:style-name="Обычный"><text:s text:c="3"/>Своим их чванством мерил</text:p>
      <text:p text:style-name="Обычный"><text:s text:c="3"/>И всем им верил:</text:p>
      <text:p text:style-name="Обычный"><text:s text:c="3"/>А ими наконец так голову набил,</text:p>
      <text:p text:style-name="Обычный"><text:s text:c="3"/>Что вздумал в город показаться,</text:p>
      <text:p text:style-name="Обычный"><text:s text:c="3"/>Чтоб силой там повеличаться.</text:p>
      <text:p text:style-name="Обычный"><text:s text:c="3"/>На самый крупный с сеном воз</text:p>
      <text:p text:style-name="Обычный"><text:s text:c="3"/>Он к мужику спесиво всполз</text:p>
      <text:p text:style-name="Обычный"><text:s text:c="3"/>И въехал в город очень пышно;</text:p>
      <text:p text:style-name="Обычный"><text:s text:c="3"/>Но, ах, какой для гордости удар!</text:p>
      <text:p text:style-name="Обычный"><text:s text:c="3"/>Он думал, на него сбежится весь базар,</text:p>
      <text:p text:style-name="Обычный"><text:s text:c="3"/>Как на пожар;</text:p>
      <text:p text:style-name="Обычный"><text:s text:c="3"/>А про него совсем не слышно:</text:p>
      <text:p text:style-name="Обычный"><text:s text:c="3"/>У всякого забота там своя.</text:p>
      <text:p text:style-name="Обычный"><text:s text:c="3"/>Мой Муравей, то взяв листок, потянет,</text:p>
      <text:p text:style-name="Обычный"><text:s text:c="3"/>То припадёт он, то привстанет:</text:p>
      <text:p text:style-name="Обычный"><text:s text:c="3"/>Никто не видит Муравья.</text:p>
      <text:p text:style-name="Обычный"><text:s text:c="3"/>Уставши, наконец, тянуться, выправляться,</text:p>
      <text:p text:style-name="Обычный"><text:s text:c="3"/>С досадою Ба<text:soft-page-break/>рбосу он сказал,</text:p>
      <text:p text:style-name="Обычный"><text:s text:c="3"/>Который у воза хозяйского лежал:</text:p>
      <text:p text:style-name="Обычный"><text:s text:c="3"/>«Не правда ль, надобно признаться,</text:p>
      <text:p text:style-name="Обычный"><text:s text:c="3"/>Что в городе у вас</text:p>
      <text:p text:style-name="Обычный"><text:s text:c="3"/>Народ без толку и без глаз?</text:p>
      <text:p text:style-name="Обычный"><text:s text:c="3"/>Возможно ль, что меня никто не примечает</text:p>
      <text:p text:style-name="Обычный"><text:s text:c="3"/>Как ни тянусь я целый час;</text:p>
      <text:p text:style-name="Обычный"><text:s text:c="3"/>А, кажется, у нас</text:p>
      <text:p text:style-name="Обычный"><text:s text:c="3"/>Меня весь муравейник знает».</text:p>
      <text:p text:style-name="Обычный"><text:s text:c="3"/>И со стыдом отправился домой.</text:p>
      <text:p text:style-name="Обычный"><text:s text:c="5"/></text:p>
      <text:p text:style-name="Обычный"><text:s text:c="3"/>Так думает иной</text:p>
      <text:p text:style-name="Обычный"><text:s text:c="3"/>Затейник,</text:p>
      <text:p text:style-name="Обычный"><text:s text:c="3"/>Что он в подсолнечной гремит.</text:p>
      <text:p text:style-name="Обычный"><text:s text:c="3"/>А он – дивит</text:p>
      <text:p text:style-name="Обычный"><text:s text:c="3"/>Свой только муравейник.<text:s/></text:p>
      <text:p text:style-name="Обычный"><text:s text:c="5"/></text:p>
      <text:p text:style-name="Обычный"><text:s text:c="5"/></text:p>
      <text:p text:style-name="Обычный">Пастух и Море</text:p>
      <text:p text:style-name="Обычный"><text:s text:c="5"/></text:p>
      <text:p text:style-name="Обычный"><text:s text:c="5"/></text:p>
      <text:p text:style-name="Обычный"><text:s text:c="3"/>Пастух в Нептуновом соседстве близко жил:</text:p>
      <text:p text:style-name="Обычный"><text:s text:c="3"/>На взморье, хижины уютной обитатель,</text:p>
      <text:p text:style-name="Обычный"><text:s text:c="3"/>Он стада малого был мирный обладатель</text:p>
      <text:p text:style-name="Обычный"><text:s text:c="3"/>И век спокойно проводил.</text:p>
      <text:p text:style-name="Обычный"><text:s text:c="3"/>Не знал он пышности, зато не знал и горя,</text:p>
      <text:p text:style-name="Обычный"><text:s text:c="3"/>И долго участью своей</text:p>
      <text:p text:style-name="Обычный"><text:s text:c="3"/>Довольней, может быть, он многих был царей.</text:p>
      <text:p text:style-name="Обычный"><text:s text:c="3"/>Но, видя всякий раз, как с Моря</text:p>
      <text:p text:style-name="Обычный"><text:s text:c="3"/>Сокровища несут горами корабли,</text:p>
      <text:p text:style-name="Обычный"><text:s text:c="3"/>Как выгружаются богатые товары</text:p>
      <text:p text:style-name="Обычный"><text:s text:c="3"/>И ломятся от них анбары,</text:p>
      <text:p text:style-name="Обычный"><text:s text:c="3"/>И как хозяева их в пышности цвели,</text:p>
      <text:p text:style-name="Обычный"><text:s text:c="3"/>Пастух на то прельстился;</text:p>
      <text:p text:style-name="Обычный"><text:s text:c="3"/>Распродал стадо, дом, товаров накупил,</text:p>
      <text:p text:style-name="Обычный"><text:s text:c="3"/>Сел на корабль – и за Море пустился.</text:p>
      <text:p text:style-name="Обычный"><text:s text:c="3"/>Однако же поход его<text:s/><text:soft-page-break/>не долог был;</text:p>
      <text:p text:style-name="Обычный"><text:s text:c="3"/>Обманчивость, Морям природну,</text:p>
      <text:p text:style-name="Обычный"><text:s text:c="3"/>Он скоро испытал: лишь берег вон из глаз,</text:p>
      <text:p text:style-name="Обычный"><text:s text:c="3"/>Как буря поднялась;</text:p>
      <text:p text:style-name="Обычный"><text:s text:c="3"/>Корабль разбит, пошли товары ко дну,</text:p>
      <text:p text:style-name="Обычный"><text:s text:c="3"/>И он насилу спасся сам.</text:p>
      <text:p text:style-name="Обычный"><text:s text:c="3"/>Теперь опять благодаря Морям</text:p>
      <text:p text:style-name="Обычный"><text:s text:c="3"/>Пошёл он в пастухи, лишь с разницею тою,</text:p>
      <text:p text:style-name="Обычный"><text:s text:c="3"/>Что прежде пас овец своих,</text:p>
      <text:p text:style-name="Обычный"><text:s text:c="3"/>Теперь пасёт овец чужих</text:p>
      <text:p text:style-name="Обычный"><text:s text:c="3"/>Из платы. С нуждою, однако ж, хоть большою,</text:p>
      <text:p text:style-name="Обычный"><text:s text:c="3"/>Чего не сделаешь терпеньем и трудом?</text:p>
      <text:p text:style-name="Обычный"><text:s text:c="3"/>Не спив того, не съев другова,</text:p>
      <text:p text:style-name="Обычный"><text:s text:c="3"/>Скопил деньжонок он, завёлся стадом снова</text:p>
      <text:p text:style-name="Обычный"><text:s text:c="3"/>И стал опять своих овечек пастухом.</text:p>
      <text:p text:style-name="Обычный"><text:s text:c="3"/>Вот некогда, на берегу морском,</text:p>
      <text:p text:style-name="Обычный"><text:s text:c="3"/>При стаде он своём</text:p>
      <text:p text:style-name="Обычный"><text:s text:c="3"/>В день ясный сидя</text:p>
      <text:p text:style-name="Обычный"><text:s text:c="3"/>И видя,</text:p>
      <text:p text:style-name="Обычный"><text:s text:c="3"/>Что на Море едва колышется вода</text:p>
      <text:p text:style-name="Обычный"><text:s text:c="3"/>(Так Море присмирело)</text:p>
      <text:p text:style-name="Обычный"><text:s text:c="3"/>И плавно с пристани бегут по ней суда:</text:p>
      <text:p text:style-name="Обычный"><text:s text:c="3"/>«Мой друг! – сказал, – опять ты денег захотело,</text:p>
      <text:p text:style-name="Обычный"><text:s text:c="3"/>Но ежели моих – пустое дело!</text:p>
      <text:p text:style-name="Обычный"><text:s text:c="3"/>Ищи кого иного ты провесть,</text:p>
      <text:p text:style-name="Обычный"><text:s text:c="3"/>От нас тебе была уж честь.</text:p>
      <text:p text:style-name="Обычный"><text:s text:c="3"/>Посмотрим, как других заманишь,</text:p>
      <text:p text:style-name="Обычный"><text:s text:c="3"/>А от меня вперёд<text:soft-page-break/><text:s/>копейки не достанешь».</text:p>
      <text:p text:style-name="Обычный"><text:s text:c="5"/></text:p>
      <text:p text:style-name="Обычный"><text:s text:c="3"/>Баснь эту лишним я почёл бы толковать;</text:p>
      <text:p text:style-name="Обычный"><text:s text:c="3"/>Но как здесь к слову не сказать,</text:p>
      <text:p text:style-name="Обычный"><text:s text:c="3"/>Что лучше верного держаться,</text:p>
      <text:p text:style-name="Обычный"><text:s text:c="3"/>Чем за обманчивой надеждою гоняться?</text:p>
      <text:p text:style-name="Обычный"><text:s text:c="3"/>Найдётся тысячу несчастных от неё</text:p>
      <text:p text:style-name="Обычный"><text:s text:c="3"/>На одного, кто не был ей обманут,</text:p>
      <text:p text:style-name="Обычный"><text:s text:c="3"/>А мне, что говорить ни станут,</text:p>
      <text:p text:style-name="Обычный"><text:s text:c="3"/>Я буду всё твердить своё:</text:p>
      <text:p text:style-name="Обычный"><text:s text:c="3"/>Что впереди – бог весть; а что моё – моё!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Крестьянин и Змея</text:p>
      <text:p text:style-name="Обычный"><text:s text:c="5"/></text:p>
      <text:p text:style-name="Обычный"><text:s text:c="5"/></text:p>
      <text:p text:style-name="Обычный"><text:s text:c="3"/>К Крестьянину вползла Змея</text:p>
      <text:p text:style-name="Обычный"><text:s text:c="3"/>И говорит: «Сосед! начнём жить дружно!</text:p>
      <text:p text:style-name="Обычный"><text:s text:c="3"/>Теперь меня тебе стеречься уж не нужно;</text:p>
      <text:p text:style-name="Обычный"><text:s text:c="3"/>Ты видишь, что совсем другая стала я</text:p>
      <text:p text:style-name="Обычный"><text:s text:c="3"/>И кожу нынешней весной переменила».</text:p>
      <text:p text:style-name="Обычный"><text:s text:c="3"/>Однаке ж Мужика Змея не убедила.</text:p>
      <text:p text:style-name="Обычный"><text:s text:c="3"/>Мужик схватил обух</text:p>
      <text:p text:style-name="Обычный"><text:s text:c="3"/>И говорит: «Хоть ты и в новой коже,</text:p>
      <text:p text:style-name="Обычный"><text:s text:c="3"/>Да сердце у тебя всё то же».</text:p>
      <text:p text:style-name="Обычный"><text:s text:c="3"/>И вышиб из соседки дух.</text:p>
      <text:p text:style-name="Обычный"><text:s text:c="5"/></text:p>
      <text:p text:style-name="Обычный"><text:s text:c="3"/>Когда извериться в себе ты дашь причину,</text:p>
      <text:p text:style-name="Обычный"><text:s text:c="3"/>Как хочешь, ты меняй личину:</text:p>
      <text:p text:style-name="Обычный"><text:s text:c="3"/>Себя под нею не спасёшь,</text:p>
      <text:p text:style-name="Обычный"><text:s text:c="3"/>И что с Змеёй, с тобой случиться может то ж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исица и Виноград</text:p>
      <text:p text:style-name="Обычный"><text:s text:c="5"/></text:p>
      <text:p text:style-name="Обычный"><text:s text:c="5"/></text:p>
      <text:p text:style-name="Обычный"><text:s text:c="3"/>Голодная кума Лиса залезла в сад;</text:p>
      <text:p text:style-name="Обычный"><text:s text:c="3"/>В нём винограду кисти рделись.</text:p>
      <text:p text:style-name="Обычный"><text:s text:c="3"/>У кумушки глаза<text:soft-page-break/><text:s/>и зубы разгорелись,</text:p>
      <text:p text:style-name="Обычный"><text:s text:c="3"/>А кисти сочные, как яхонты торят;</text:p>
      <text:p text:style-name="Обычный"><text:s text:c="3"/>Лишь то беда, висят они высоко:</text:p>
      <text:p text:style-name="Обычный"><text:s text:c="3"/>Отколь и как она к ним ни зайдёт,</text:p>
      <text:p text:style-name="Обычный"><text:s text:c="3"/>Хоть видит око,</text:p>
      <text:p text:style-name="Обычный"><text:s text:c="3"/>Да зуб неймёт.</text:p>
      <text:p text:style-name="Обычный"><text:s text:c="3"/>Пробившись попусту час целой,</text:p>
      <text:p text:style-name="Обычный"><text:s text:c="3"/>Пошла и говорит с досадою: «Ну, что ж!</text:p>
      <text:p text:style-name="Обычный"><text:s text:c="3"/>На взгляд-то он хорош,</text:p>
      <text:p text:style-name="Обычный"><text:s text:c="3"/>Да зелен – ягодки нет зрелой:</text:p>
      <text:p text:style-name="Обычный"><text:s text:c="3"/>Тотчас оскомину набьёшь»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Овцы и Собаки</text:p>
      <text:p text:style-name="Обычный"><text:s text:c="5"/></text:p>
      <text:p text:style-name="Обычный"><text:s text:c="5"/></text:p>
      <text:p text:style-name="Обычный"><text:s text:c="3"/>В каком-то стаде у Овец,</text:p>
      <text:p text:style-name="Обычный"><text:s text:c="3"/>Чтоб Волки не могли их более тревожить,</text:p>
      <text:p text:style-name="Обычный"><text:s text:c="3"/>Положено число Собак умножить.</text:p>
      <text:p text:style-name="Обычный"><text:s text:c="3"/>Что ж? Развелось их столько, наконец,</text:p>
      <text:p text:style-name="Обычный"><text:s text:c="3"/>Что Овцы от Волков, то правда, уцелели,</text:p>
      <text:p text:style-name="Обычный"><text:s text:c="3"/>Но и Собакам надо ж есть.</text:p>
      <text:p text:style-name="Обычный"><text:s text:c="3"/>Сперва с Овечек сняли шерсть,</text:p>
      <text:p text:style-name="Обычный"><text:s text:c="3"/>А там, по жеребью, с них шкурки полетели,</text:p>
      <text:p text:style-name="Обычный"><text:s text:c="3"/>А там осталося всего Овец пять-шесть,</text:p>
      <text:p text:style-name="Обычный"><text:s text:c="3"/>И тех Собаки съели.</text:p>
      <text:p text:style-name="Обычный"><text:s/><text:soft-page-break/><text:s text:c="4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Медведь в сетях</text:p>
      <text:p text:style-name="Обычный"><text:s text:c="5"/></text:p>
      <text:p text:style-name="Обычный"><text:s text:c="5"/></text:p>
      <text:p text:style-name="Обычный"><text:s text:c="3"/>Медведь</text:p>
      <text:p text:style-name="Обычный"><text:s text:c="3"/>Попался в сеть.</text:p>
      <text:p text:style-name="Обычный"><text:s text:c="3"/>Над смертью издали шути как хочешь смело:</text:p>
      <text:p text:style-name="Обычный"><text:s text:c="3"/>Но смерть вблизи – совсем другое дело.</text:p>
      <text:p text:style-name="Обычный"><text:s text:c="3"/>Не хочется Медведю умереть.</text:p>
      <text:p text:style-name="Обычный"><text:s text:c="3"/>Не отказался бы мой Мишка и от драки,</text:p>
      <text:p text:style-name="Обычный"><text:s text:c="3"/>Да весь опутан сетью он,</text:p>
      <text:p text:style-name="Обычный"><text:s text:c="3"/>А на него со всех сторон</text:p>
      <text:p text:style-name="Обычный"><text:s text:c="3"/>Рогатины, и ружья, и собаки:</text:p>
      <text:p text:style-name="Обычный"><text:s text:c="3"/>Так драка не по нём.</text:p>
      <text:p text:style-name="Обычный"><text:s text:c="3"/>Вот хочет Мишка взять умом</text:p>
      <text:p text:style-name="Обычный"><text:s text:c="3"/>И говорит ловцу: «Мой друг, какой виною</text:p>
      <text:p text:style-name="Обычный"><text:s text:c="3"/>Я проступился пред тобою?</text:p>
      <text:p text:style-name="Обычный"><text:s text:c="3"/>За что моей ты хочешь головы?</text:p>
      <text:p text:style-name="Обычный"><text:s text:c="3"/>Иль веришь клеветам напрасным на медведей</text:p>
      <text:p text:style-name="Обычный"><text:s text:c="3"/>Что злы они? Ах, мы совсем не таковы!</text:p>
      <text:p text:style-name="Обычный"><text:s text:c="3"/>Я, например, пошлюсь на всех соседей,</text:p>
      <text:p text:style-name="Обычный"><text:s text:c="3"/>Что изо всех зверей мне только одному</text:p>
      <text:p text:style-name="Обычный"><text:s text:c="3"/>Никто не сделает упрека,</text:p>
      <text:p text:style-name="Обычный"><text:s text:c="3"/>Чтоб мёртвого я тронул человека».</text:p>
      <text:p text:style-name="Обычный"><text:s text:c="3"/>«То правда, – отвечал на то ловец ему, –</text:p>
      <text:p text:style-name="Обычный"><text:s text:c="3"/>Хвалю к усопшим я почтение такое;</text:p>
      <text:p text:style-name="Обычный"><text:s text:c="3"/>Зато, где случай ты имел,</text:p>
      <text:p text:style-name="Обычный"><text:s text:c="3"/>Живой уж от теб<text:soft-page-break/>я не вырывался цел.</text:p>
      <text:p text:style-name="Обычный"><text:s text:c="3"/>Так лучше бы ты мёртвых ел</text:p>
      <text:p text:style-name="Обычный"><text:s text:c="3"/>И оставлял живых в покое»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Колос</text:p>
      <text:p text:style-name="Обычный"><text:s text:c="5"/></text:p>
      <text:p text:style-name="Обычный"><text:s text:c="5"/></text:p>
      <text:p text:style-name="Обычный"><text:s text:c="3"/>На ниве, зыблемый погодой, Колосок,</text:p>
      <text:p text:style-name="Обычный"><text:s text:c="3"/>Увидя за стеклом в теплице</text:p>
      <text:p text:style-name="Обычный"><text:s text:c="3"/>И в неге, и в добре взлелеянный цветок,</text:p>
      <text:p text:style-name="Обычный"><text:s text:c="3"/>Меж тем, как он и мошек веренице,</text:p>
      <text:p text:style-name="Обычный"><text:s text:c="3"/>И бурям, и жарам, и холоду открыт,</text:p>
      <text:p text:style-name="Обычный"><text:s text:c="3"/>Хозяину с досадой говорит:</text:p>
      <text:p text:style-name="Обычный"><text:s text:c="3"/>«За что вы, люди, так всегда несправедливы,</text:p>
      <text:p text:style-name="Обычный"><text:s text:c="3"/>Что кто умеет ваш утешить вкус иль глаз,</text:p>
      <text:p text:style-name="Обычный"><text:s text:c="3"/>Тому ни в чём отказа нет у вас,</text:p>
      <text:p text:style-name="Обычный"><text:s text:c="3"/>А кто полезен вам, к тому вы нерадивы?</text:p>
      <text:p text:style-name="Обычный"><text:s text:c="3"/>Не главный ли доход твой с нивы:</text:p>
      <text:p text:style-name="Обычный"><text:s text:c="3"/>А посмотри, в какой небрежности она!</text:p>
      <text:p text:style-name="Обычный"><text:s text:c="3"/>С тех пор, как бросил ты здесь в землю семена,</text:p>
      <text:p text:style-name="Обычный"><text:s text:c="3"/>Укрыл ли под стеклом когда нас от ненастья?</text:p>
      <text:p text:style-name="Обычный"><text:s text:c="3"/>Велел ли нас полоть иль согревать</text:p>
      <text:p text:style-name="Обычный"><text:s text:c="3"/>И приходил ли нас в засуху поливать?</text:p>
      <text:p text:style-name="Обычный"><text:s text:c="3"/>Нет: мы совсем расти оставлены на счастье,</text:p>
      <text:p text:style-name="Обычный"><text:s text:c="3"/>Тогда как у тебя цветы,</text:p>
      <text:p text:style-name="Обычный"><text:s text:c="3"/>Которыми ни сыт, ни богатеешь ты,</text:p>
      <text:p text:style-name="Обычный"><text:s text:c="3"/>Не так, как мы, закинуты здесь в поле, –</text:p>
      <text:p text:style-name="Обычный"><text:s text:c="3"/>За стёклами растут в<text:soft-page-break/><text:s/>приюте, в неге, в холе.</text:p>
      <text:p text:style-name="Обычный"><text:s text:c="3"/>Что если бы о нас ты столько клал забот?</text:p>
      <text:p text:style-name="Обычный"><text:s text:c="3"/>Ведь в будущий бы год</text:p>
      <text:p text:style-name="Обычный"><text:s text:c="3"/>Ты собрал бы сам-сот,</text:p>
      <text:p text:style-name="Обычный"><text:s text:c="3"/>И с хлебом караван отправил бы в столицу.</text:p>
      <text:p text:style-name="Обычный"><text:s text:c="3"/>Подумай, выстрой-ка пошире нам теплицу». –</text:p>
      <text:p text:style-name="Обычный"><text:s text:c="3"/>«Мой друг, – хозяин отвечал, –</text:p>
      <text:p text:style-name="Обычный"><text:s text:c="3"/>Я вижу, ты моих трудов не примечал.</text:p>
      <text:p text:style-name="Обычный"><text:s text:c="3"/>Поверь, что главные мои о вас заботы.</text:p>
      <text:p text:style-name="Обычный"><text:s text:c="3"/>Когда б ты знал, какой мне стоило работы</text:p>
      <text:p text:style-name="Обычный"><text:s text:c="3"/>Расчистить лес, удобрить землю вам:</text:p>
      <text:p text:style-name="Обычный"><text:s text:c="3"/>И не было конца моим трудам.</text:p>
      <text:p text:style-name="Обычный"><text:s text:c="3"/>Но толковать теперь ни время, ни охоты,</text:p>
      <text:p text:style-name="Обычный"><text:s text:c="3"/>Ни пользы нет.</text:p>
      <text:p text:style-name="Обычный"><text:s text:c="3"/>Дождя ж и ветру ты проси себе у неба;</text:p>
      <text:p text:style-name="Обычный"><text:s text:c="3"/>А если б умный твой исполнил я совет,</text:p>
      <text:p text:style-name="Обычный"><text:s text:c="3"/>То был бы без цветов и был бы я без хлеба».</text:p>
      <text:p text:style-name="Обычный"><text:s text:c="5"/></text:p>
      <text:p text:style-name="Обычный"><text:s text:c="3"/>* * *</text:p>
      <text:p text:style-name="Обычный"><text:s text:c="5"/></text:p>
      <text:p text:style-name="Обычный"><text:s text:c="3"/>Так часто добрый селянин,</text:p>
      <text:p text:style-name="Обычный"><text:s text:c="3"/>Простой солдат иль гражданин,</text:p>
      <text:p text:style-name="Обычный"><text:s text:c="3"/>Кой с кем своё сличая состоянье,</text:p>
      <text:p text:style-name="Обычный"><text:s text:c="3"/>Приходят иногда в роптанье.</text:p>
      <text:p text:style-name="Обычный"><text:s text:c="3"/>Им можно то ж почти сказать и в оправданье.</text:p>
      <text:p text:style-name="Обычный"><text:s text:c="5"/></text:p>
      <text:p text:style-name="Обычный"><text:s text:c="5"/></text:p>
      <text:p text:style-name="Обычный">Мальчик и Червяк</text:p>
      <text:p text:style-name="Обычный"><text:s text:c="5"/></text:p>
      <text:p text:style-name="Обычный"><text:s text:c="5"/></text:p>
      <text:p text:style-name="Обычный"><text:s text:c="3"/>Не льстись предательством ты счастие сыскать!</text:p>
      <text:p text:style-name="Обычный"><text:s text:c="3"/>У самых тех всегда в глазах предатель низок,</text:p>
      <text:p text:style-name="Обычный"><text:s text:c="3"/>Кто при нужде его не ставит в грех ласкать;</text:p>
      <text:p text:style-name="Обычный"><text:s text:c="3"/>И первый завсегда к беде предатель близок.</text:p>
      <text:p text:style-name="Обычный"><text:s text:c="5"/></text:p>
      <text:p text:style-name="Обычный"><text:s text:c="3"/>Кр<text:soft-page-break/>естьянина Червяк просил его пустить</text:p>
      <text:p text:style-name="Обычный"><text:s text:c="3"/>В свой сад на лето погостить.</text:p>
      <text:p text:style-name="Обычный"><text:s text:c="3"/>Он обещал вести себя там честно,</text:p>
      <text:p text:style-name="Обычный"><text:s text:c="3"/>Не трогая плодов, листочки лишь глодать,</text:p>
      <text:p text:style-name="Обычный"><text:s text:c="3"/>И то, которые уж станут увядать.</text:p>
      <text:p text:style-name="Обычный"><text:s text:c="3"/>Крестьянин судит: «Как пристанища не дать?</text:p>
      <text:p text:style-name="Обычный"><text:s text:c="3"/>Ужли от Червяка в саду мне будет тесно?</text:p>
      <text:p text:style-name="Обычный"><text:s text:c="3"/>Пускай его себе живёт.</text:p>
      <text:p text:style-name="Обычный"><text:s text:c="3"/>Притом же важного убытку быть не может,</text:p>
      <text:p text:style-name="Обычный"><text:s text:c="3"/>Коль он листочка два-три сгложет».</text:p>
      <text:p text:style-name="Обычный"><text:s text:c="3"/>Позволил: и Червяк на дерево ползёт;</text:p>
      <text:p text:style-name="Обычный"><text:s text:c="3"/>Нашёл под веточкой приют от непогод:</text:p>
      <text:p text:style-name="Обычный"><text:s text:c="3"/>Живёт без нужды, хоть не пышно,</text:p>
      <text:p text:style-name="Обычный"><text:s text:c="3"/>И про него совсем не слышно.</text:p>
      <text:p text:style-name="Обычный"><text:s text:c="3"/>Меж тем уж золотит плоды лучистый Царь,</text:p>
      <text:p text:style-name="Обычный"><text:s text:c="3"/>Вот в самом том саду, где также спеть всё стало,</text:p>
      <text:p text:style-name="Обычный"><text:s text:c="3"/>Наливное, сквозное, как янтарь,</text:p>
      <text:p text:style-name="Обычный"><text:s text:c="3"/>При солнце яблоко на ветке дозревало.</text:p>
      <text:p text:style-name="Обычный"><text:s text:c="3"/>Мальчишка был давно тем яблоком пленён:</text:p>
      <text:p text:style-name="Обычный"><text:s text:c="3"/>Из тысячи других его заметил он,</text:p>
      <text:p text:style-name="Обычный"><text:s text:c="3"/>Да доступ к яблоку мудрён.</text:p>
      <text:p text:style-name="Обычный"><text:s text:c="3"/>На яблоню Мальчишка лезть не смеет,</text:p>
      <text:p text:style-name="Обычный"><text:s text:c="3"/>Её тряхнуть он силы не имеет</text:p>
      <text:p text:style-name="Обычный"><text:s text:c="3"/>И, словом, яблоко достать не знает как.</text:p>
      <text:p text:style-name="Обычный"><text:s text:c="3"/>Кто ж в краже Мальчику помочь взялся?<text:s/><text:soft-page-break/>Червяк.</text:p>
      <text:p text:style-name="Обычный"><text:s text:c="3"/>«Послушай, – говорит, – я знаю это, точно</text:p>
      <text:p text:style-name="Обычный"><text:s text:c="3"/>Хозяин яблоки велел снимать;</text:p>
      <text:p text:style-name="Обычный"><text:s text:c="3"/>Так это яблоко обоим нам непрочно;</text:p>
      <text:p text:style-name="Обычный"><text:s text:c="3"/>Однако ж я берусь его достать,</text:p>
      <text:p text:style-name="Обычный"><text:s text:c="3"/>Лишь поделись со мной. Себе ты можешь взять</text:p>
      <text:p text:style-name="Обычный"><text:s text:c="3"/>Противу моего хоть вдесятеро боле;</text:p>
      <text:p text:style-name="Обычный"><text:s text:c="3"/>А мне и самой малой доли</text:p>
      <text:p text:style-name="Обычный"><text:s text:c="3"/>На целый станет век глодать».</text:p>
      <text:p text:style-name="Обычный"><text:s text:c="3"/>Условье сделано: Мальчишка согласился;</text:p>
      <text:p text:style-name="Обычный"><text:s text:c="3"/>Червяк на яблоню – и работать пустился;</text:p>
      <text:p text:style-name="Обычный"><text:s text:c="3"/>Он яблоко в минуту подточил.</text:p>
      <text:p text:style-name="Обычный"><text:s text:c="3"/>Но что ж в награду получил?</text:p>
      <text:p text:style-name="Обычный"><text:s text:c="3"/>Лишь только яблоко упало,</text:p>
      <text:p text:style-name="Обычный"><text:s text:c="3"/>И с семечками съел его Мальчишка мой;</text:p>
      <text:p text:style-name="Обычный"><text:s text:c="3"/>А как за долей сполз Червяк долой,</text:p>
      <text:p text:style-name="Обычный"><text:s text:c="3"/>То Мальчик Червяка расплющил под пятой:</text:p>
      <text:p text:style-name="Обычный"><text:s text:c="3"/>И так ни Червяка, ни яблока не стало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Похороны</text:p>
      <text:p text:style-name="Обычный"><text:s text:c="5"/></text:p>
      <text:p text:style-name="Обычный"><text:s text:c="5"/></text:p>
      <text:p text:style-name="Обычный"><text:s text:c="3"/>В Египте в старину велось обыкновенье,</text:p>
      <text:p text:style-name="Обычный"><text:s text:c="3"/>Когда кого хотят пышнее хоронить,</text:p>
      <text:p text:style-name="Обычный"><text:s text:c="3"/>Наёмных плакальщиц пускать за гробом выть.</text:p>
      <text:p text:style-name="Обычный"><text:s text:c="3"/>Вот некогда на знатном погребенье –</text:p>
      <text:p text:style-name="Обычный"><text:s text:c="3"/>Толпа сих плакальщиц, поднявши вой,</text:p>
      <text:p text:style-name="Обычный"><text:s text:c="3"/>Покойника от жизни скоротечной</text:p>
      <text:p text:style-name="Обычный"><text:s text:c="3"/>В дом провожала вечной</text:p>
      <text:p text:style-name="Обычный"><text:s text:c="3"/>На упокой.</text:p>
      <text:p text:style-name="Обычный"><text:s text:c="3"/>Тут странник, думая, что в горести сердечной</text:p>
      <text:p text:style-name="Обычный"><text:s text:c="3"/>То рвётся вся покойника родня,</text:p>
      <text:p text:style-name="Обычный"><text:s text:c="3"/>«Скажите, – говорит, – не рады ли б вы были,</text:p>
      <text:p text:style-name="Обычный"><text:s text:c="3"/>Когда б его вам воскресили?</text:p>
      <text:p text:style-name="Обычный"><text:s text:c="3"/>Я Маг; на это есть возможность у меня:</text:p>
      <text:p text:style-name="Обычный"><text:s text:c="3"/>Мы заклинания с собой такие носим –</text:p>
      <text:p text:style-name="Обычный"><text:s text:c="3"/>Покойник оживёт сейчас». –</text:p>
      <text:p text:style-name="Обычный"><text:s text:c="3"/>«Оте<text:soft-page-break/>ц! – вскричали все, – обрадуй бедных нас!</text:p>
      <text:p text:style-name="Обычный"><text:s text:c="3"/>Одной лишь милости притом мы просим,</text:p>
      <text:p text:style-name="Обычный"><text:s text:c="3"/>Чтоб суток через пять</text:p>
      <text:p text:style-name="Обычный"><text:s text:c="3"/>Он умер бы опять.</text:p>
      <text:p text:style-name="Обычный"><text:s text:c="3"/>В живом в нём не было здесь проку никакова,</text:p>
      <text:p text:style-name="Обычный"><text:s text:c="3"/>Да вряд ли будет и вперёд;</text:p>
      <text:p text:style-name="Обычный"><text:s text:c="3"/>А как умрёт,</text:p>
      <text:p text:style-name="Обычный"><text:s text:c="3"/>То выть по нём наймут нас, верно, снова»,</text:p>
      <text:p text:style-name="Обычный"><text:s text:c="3"/>Есть много богачей, которых смерть одна</text:p>
      <text:p text:style-name="Обычный"><text:s text:c="3"/>К чему-нибудь годна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Трудолюбивый Медведь</text:p>
      <text:p text:style-name="Обычный"><text:s text:c="5"/></text:p>
      <text:p text:style-name="Обычный"><text:s text:c="5"/></text:p>
      <text:p text:style-name="Обычный"><text:s text:c="3"/>Увидя, что мужик, трудяся над дугами,</text:p>
      <text:p text:style-name="Обычный"><text:s text:c="3"/>Их прибыльно сбывает с рук</text:p>
      <text:p text:style-name="Обычный"><text:s text:c="3"/>(А дуги гнут с терпеньем и не вдруг),</text:p>
      <text:p text:style-name="Обычный"><text:s text:c="3"/>Медведь задумал жить такими же трудами,</text:p>
      <text:p text:style-name="Обычный"><text:s text:c="3"/>Пошёл по лесу треск и стук,</text:p>
      <text:p text:style-name="Обычный"><text:s text:c="3"/>И слышно за версту проказу.</text:p>
      <text:p text:style-name="Обычный"><text:s text:c="3"/>Орешника, березняка и вязу</text:p>
      <text:p text:style-name="Обычный"><text:s text:c="3"/>Мой Мишка погубил несметное число,</text:p>
      <text:p text:style-name="Обычный"><text:s text:c="3"/>А не даётся ремесло.</text:p>
      <text:p text:style-name="Обычный"><text:s text:c="3"/>Вот и́дет к мужику он попросить совета</text:p>
      <text:p text:style-name="Обычный"><text:s text:c="3"/>И говорит: «Сосед, что за причина эта?</text:p>
      <text:p text:style-name="Обычный"><text:s text:c="3"/>Деревья таки я ломать могу,</text:p>
      <text:p text:style-name="Обычный"><text:s text:c="3"/>А не согнул ни одного в дугу.</text:p>
      <text:p text:style-name="Обычный"><text:s text:c="3"/>Скажи, в чём есть тут главное уменье?»</text:p>
      <text:p text:style-name="Обычный"><text:s text:c="3"/>«В том, – отвечал сосед, –</text:p>
      <text:p text:style-name="Обычный"><text:s text:c="3"/>Чего в тебе, кум, вовсе нет:</text:p>
      <text:p text:style-name="Обычный"><text:s text:c="3"/>В терпенье».<text:s/></text:p>
      <text:p text:style-name="Обычный"><text:s text:c="3"/><text:soft-page-break/><text:s text:c="2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Сочинитель и Разбойник</text:p>
      <text:p text:style-name="Обычный"><text:s text:c="5"/></text:p>
      <text:p text:style-name="Обычный"><text:s text:c="5"/></text:p>
      <text:p text:style-name="Обычный"><text:s text:c="3"/>В жилище мрачное теней</text:p>
      <text:p text:style-name="Обычный"><text:s text:c="3"/>На суд предстали пред судей</text:p>
      <text:p text:style-name="Обычный"><text:s text:c="3"/>В один и тот же час: Грабитель</text:p>
      <text:p text:style-name="Обычный"><text:s text:c="3"/>(Он по большим дорогам разбивал,</text:p>
      <text:p text:style-name="Обычный"><text:s text:c="3"/>И в петлю, наконец, попал);</text:p>
      <text:p text:style-name="Обычный"><text:s text:c="3"/>Другой был славою покрытый Сочинитель:</text:p>
      <text:p text:style-name="Обычный"><text:s text:c="3"/>Он тонкий разливал в своих твореньях яд,</text:p>
      <text:p text:style-name="Обычный"><text:s text:c="3"/>Вселял безверие, укоренял разврат,</text:p>
      <text:p text:style-name="Обычный"><text:s text:c="3"/>Был, как Сирена, сладкогласен</text:p>
      <text:p text:style-name="Обычный"><text:s text:c="3"/>И, как Сирена, был опасен.</text:p>
      <text:p text:style-name="Обычный"><text:s text:c="3"/>В аду обряд судебный скор;</text:p>
      <text:p text:style-name="Обычный"><text:s text:c="3"/>Нет проволочек бесполезных:</text:p>
      <text:p text:style-name="Обычный"><text:s text:c="3"/>В минуту сделан приговор.</text:p>
      <text:p text:style-name="Обычный"><text:s text:c="3"/>На страшных двух цепях железных</text:p>
      <text:p text:style-name="Обычный"><text:s text:c="3"/>Повешены больших чугунных два котла:</text:p>
      <text:p text:style-name="Обычный"><text:s text:c="3"/>В них виноватых рассадили,</text:p>
      <text:p text:style-name="Обычный"><text:s text:c="3"/>Дров под Разбойника большой костёр взвалили;</text:p>
      <text:p text:style-name="Обычный"><text:s text:c="3"/>Сама Мегера их зажгла</text:p>
      <text:p text:style-name="Обычный"><text:s text:c="3"/>И развела такой ужасный пламень,</text:p>
      <text:p text:style-name="Обычный"><text:s text:c="3"/>Что трескаться стал в сводах адских камень.</text:p>
      <text:p text:style-name="Обычный"><text:s text:c="3"/>Суд к Сочинителю, казалось, был не строг;</text:p>
      <text:p text:style-name="Обычный"><text:s text:c="3"/>Под ним сперва чуть тлелся огонёк;</text:p>
      <text:p text:style-name="Обычный"><text:s text:c="3"/>Но там, чем далее, тем боле разгорался.</text:p>
      <text:soft-page-break/>
      <text:p text:style-name="Обычный"><text:s text:c="3"/>Вот веки протекли, огонь не унимался.</text:p>
      <text:p text:style-name="Обычный"><text:s text:c="3"/>Уж под Разбойником давно костёр погас:</text:p>
      <text:p text:style-name="Обычный"><text:s text:c="3"/>Под Сочинителем он злей с часу́ на час.</text:p>
      <text:p text:style-name="Обычный"><text:s text:c="3"/>Не видя облегченья,</text:p>
      <text:p text:style-name="Обычный"><text:s text:c="3"/>Писатель, наконец, кричит среди мученья,</text:p>
      <text:p text:style-name="Обычный"><text:s text:c="3"/>Что справедливости в богах нимало нет;</text:p>
      <text:p text:style-name="Обычный"><text:s text:c="3"/>Что славой он наполнил свет</text:p>
      <text:p text:style-name="Обычный"><text:s text:c="3"/>И ежели писал немножко вольно,</text:p>
      <text:p text:style-name="Обычный"><text:s text:c="3"/>То слишком уж за то наказан больно;</text:p>
      <text:p text:style-name="Обычный"><text:s text:c="3"/>Что он не думал быть Разбойника грешней.</text:p>
      <text:p text:style-name="Обычный"><text:s text:c="3"/>Тут перед ним, во всей красе своей,</text:p>
      <text:p text:style-name="Обычный"><text:s text:c="3"/>С шипящими между волос змеями,</text:p>
      <text:p text:style-name="Обычный"><text:s text:c="3"/>С кровавыми в руках бичами,</text:p>
      <text:p text:style-name="Обычный"><text:s text:c="3"/>Из адских трёх сестёр явилася одна.</text:p>
      <text:p text:style-name="Обычный"><text:s text:c="3"/>«Несчастный! – говорит она, –</text:p>
      <text:p text:style-name="Обычный"><text:s text:c="3"/>Ты ль Провидению пеняешь?</text:p>
      <text:p text:style-name="Обычный"><text:s text:c="3"/>И ты ль с Разбойником себя равняешь?</text:p>
      <text:p text:style-name="Обычный"><text:s text:c="3"/>Перед твоей ничто его вина.</text:p>
      <text:p text:style-name="Обычный"><text:s text:c="3"/>По лютости своей и злости,</text:p>
      <text:p text:style-name="Обычный"><text:s text:c="3"/>Он вреден был,</text:p>
      <text:p text:style-name="Обычный"><text:s text:c="3"/>Пока лишь жил;</text:p>
      <text:p text:style-name="Обычный"><text:s text:c="3"/>А ты… уже твои давно истлели кости,</text:p>
      <text:p text:style-name="Обычный"><text:s text:c="3"/>А солнце разу не взойдет,</text:p>
      <text:p text:style-name="Обычный"><text:s text:c="3"/>Чтоб новых от тебя не осветило бед.</text:p>
      <text:p text:style-name="Обычный"><text:s text:c="3"/>Твоих творений яд не только не слабеет,</text:p>
      <text:p text:style-name="Обычный"><text:s text:c="3"/>Но, разливаяся, век от веку лютеет.</text:p>
      <text:p text:style-name="Обычный"><text:s text:c="3"/>Смотри (тут свет ему узреть она дала),</text:p>
      <text:p text:style-name="Обычный"><text:s text:c="3"/>Смотри на злые все дела</text:p>
      <text:p text:style-name="Обычный"><text:s text:c="3"/>И на несчастия, кото<text:soft-page-break/>рых ты виною!</text:p>
      <text:p text:style-name="Обычный"><text:s text:c="3"/>Вон дети, стыд своих семей, –</text:p>
      <text:p text:style-name="Обычный"><text:s text:c="3"/>Отчаянье отцов и матерей:</text:p>
      <text:p text:style-name="Обычный"><text:s text:c="3"/>Кем ум и сердце в них отравлены? – тобою.</text:p>
      <text:p text:style-name="Обычный"><text:s text:c="3"/>Кто, осмеяв, как детские мечты,</text:p>
      <text:p text:style-name="Обычный"><text:s text:c="3"/>Супружество, начальства, власти,</text:p>
      <text:p text:style-name="Обычный"><text:s text:c="3"/>Им причитал в вину людские все напасти</text:p>
      <text:p text:style-name="Обычный"><text:s text:c="3"/>И связи общества рвался расторгнуть? – ты.</text:p>
      <text:p text:style-name="Обычный"><text:s text:c="3"/>Не ты ли величал безверье просвещеньем?</text:p>
      <text:p text:style-name="Обычный"><text:s text:c="3"/>Не ты ль в приманчивый, в прелестный вид облёк</text:p>
      <text:p text:style-name="Обычный"><text:s text:c="3"/>И страсти и порок?</text:p>
      <text:p text:style-name="Обычный"><text:s text:c="3"/>И вон опоена твоим ученьем,</text:p>
      <text:p text:style-name="Обычный"><text:s text:c="3"/>Там целая страна</text:p>
      <text:p text:style-name="Обычный"><text:s text:c="3"/>Полна</text:p>
      <text:p text:style-name="Обычный"><text:s text:c="3"/>Убийствами и грабежами,</text:p>
      <text:p text:style-name="Обычный"><text:s text:c="3"/>Раздорами и мятежами</text:p>
      <text:p text:style-name="Обычный"><text:s text:c="3"/>И до погибели доведена тобой!</text:p>
      <text:p text:style-name="Обычный"><text:s text:c="3"/>В ней каждой капли слёз и крови – ты виной.</text:p>
      <text:p text:style-name="Обычный"><text:s text:c="3"/>И смел ты на богов хулой вооружиться?</text:p>
      <text:p text:style-name="Обычный"><text:s text:c="3"/>А сколько впредь ещё родится</text:p>
      <text:p text:style-name="Обычный"><text:s text:c="3"/>От книг твоих на свете зол!</text:p>
      <text:p text:style-name="Обычный"><text:s text:c="3"/>Терпи ж; здесь по делам тебе и казни мера!» –</text:p>
      <text:p text:style-name="Обычный"><text:s text:c="3"/>Сказала гневная Мегера</text:p>
      <text:p text:style-name="Обычный"><text:s text:c="3"/>И крышкою захлопнула котёл.<text:s/></text:p>
      <text:p text:style-name="Обычный"><text:s text:c="5"/></text:p>
      <text:p text:style-name="Обычный"><text:s text:c="5"/></text:p>
      <text:p text:style-name="Обычный">Ягнёнок</text:p>
      <text:p text:style-name="Обычный"><text:s text:c="5"/></text:p>
      <text:p text:style-name="Обычный"><text:s text:c="5"/></text:p>
      <text:p text:style-name="Обычный"><text:s text:c="3"/>Как часто я слыхал такое рассужденье:</text:p>
      <text:p text:style-name="Обычный"><text:s text:c="3"/>«По мне пускай что хочешь говорят,</text:p>
      <text:p text:style-name="Обычный"><text:s text:c="3"/>Лишь был бы я в душе не виноват!»</text:p>
      <text:p text:style-name="Обычный"><text:s text:c="3"/>Нет; надобно ещё уменье,</text:p>
      <text:p text:style-name="Обычный"><text:s text:c="3"/>Коль хочешь в людях ты себя не погубить</text:p>
      <text:p text:style-name="Обычный"><text:s text:c="3"/>И доброю наружность сохранить.</text:p>
      <text:p text:style-name="Обычный"><text:s text:c="3"/>Красавицы! вам знать всего нужнее,</text:p>
      <text:p text:style-name="Обычный"><text:s text:c="3"/>Что слава добрая вам лу<text:soft-page-break/>чше всех прикрас</text:p>
      <text:p text:style-name="Обычный"><text:s text:c="3"/>И что она у вас</text:p>
      <text:p text:style-name="Обычный"><text:s text:c="3"/>Весеннего цветка нежнее.</text:p>
      <text:p text:style-name="Обычный"><text:s text:c="3"/>Как часто и душа и совесть в вас чиста,</text:p>
      <text:p text:style-name="Обычный"><text:s text:c="3"/>Но лишний взгляд, словцо, одна неосторожность</text:p>
      <text:p text:style-name="Обычный"><text:s text:c="3"/>Язвить злословью вас даёт возможность –</text:p>
      <text:p text:style-name="Обычный"><text:s text:c="3"/>И ваша слава уж не та.</text:p>
      <text:p text:style-name="Обычный"><text:s text:c="3"/>Ужели не глядеть? Ужель не улыбаться:</text:p>
      <text:p text:style-name="Обычный"><text:s text:c="3"/>Не то я говорю; но только всякий шаг</text:p>
      <text:p text:style-name="Обычный"><text:s text:c="3"/>Вы свой должны обдумать так,</text:p>
      <text:p text:style-name="Обычный"><text:s text:c="3"/>Чтоб было не к чему злословью и придраться.</text:p>
      <text:p text:style-name="Обычный"><text:s text:c="5"/></text:p>
      <text:p text:style-name="Обычный"><text:s text:c="3"/>Анюточка, мой друг!</text:p>
      <text:p text:style-name="Обычный"><text:s text:c="3"/>Я для тебя и для твоих подруг</text:p>
      <text:p text:style-name="Обычный"><text:s text:c="3"/>Придумал басенку. Пока ещё ребёнком,</text:p>
      <text:p text:style-name="Обычный"><text:s text:c="3"/>Ты вытверди её; не ныне, так вперёд</text:p>
      <text:p text:style-name="Обычный"><text:s text:c="3"/>С неё сберешь ты плод.</text:p>
      <text:p text:style-name="Обычный"><text:s text:c="3"/>Послушай, что случилося с Ягнёнком.</text:p>
      <text:p text:style-name="Обычный"><text:s text:c="3"/>Поставь свою ты куклу в уголок:</text:p>
      <text:p text:style-name="Обычный"><text:s text:c="3"/>Рассказ мой будет корото́к.</text:p>
      <text:p text:style-name="Обычный"><text:s text:c="3"/>Ягнёнок сдуру,</text:p>
      <text:p text:style-name="Обычный"><text:s text:c="3"/>Надевши волчью шкуру,</text:p>
      <text:p text:style-name="Обычный"><text:s text:c="3"/>Пошёл по стаду в ней гулять:</text:p>
      <text:p text:style-name="Обычный"><text:s text:c="3"/>Ягнёнок лишь хотел пощеголять;</text:p>
      <text:p text:style-name="Обычный"><text:s text:c="3"/>Но, псы, увидевши повесу,</text:p>
      <text:p text:style-name="Обычный"><text:s text:c="3"/>Подумали, что волк пришёл из лесу,</text:p>
      <text:p text:style-name="Обычный"><text:s text:c="3"/>Вскочили, кинулись к нему, свалили с ног</text:p>
      <text:p text:style-name="Обычный"><text:s text:c="3"/>И, прежде нежели опомниться он мог,</text:p>
      <text:p text:style-name="Обычный"><text:s text:c="3"/>Чуть по клочкам его не расхв<text:soft-page-break/>атили.</text:p>
      <text:p text:style-name="Обычный"><text:s text:c="3"/>По счастью, пастухи, узнав, его отбили,</text:p>
      <text:p text:style-name="Обычный"><text:s text:c="3"/>Но побывать у псов не шутка на зубах:</text:p>
      <text:p text:style-name="Обычный"><text:s text:c="3"/>Бедняжка от такой тревоги</text:p>
      <text:p text:style-name="Обычный"><text:s text:c="3"/>Насилу доволок в овчарню ноги;</text:p>
      <text:p text:style-name="Обычный"><text:s text:c="3"/>А там он стал хиреть, потом совсем зачах</text:p>
      <text:p text:style-name="Обычный"><text:s text:c="3"/>И простонал весь век свой без умолка,</text:p>
      <text:p text:style-name="Обычный"><text:s text:c="3"/>А если бы Ягнёнок был умён:</text:p>
      <text:p text:style-name="Обычный"><text:s text:c="3"/>И мысли бы боялся он</text:p>
      <text:p text:style-name="Обычный"><text:s text:c="3"/>Похожим быть на волка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<text:s text:c="5"/></text:p>
      <text:p text:style-name="Обычный">Совет Мышей</text:p>
      <text:p text:style-name="Обычный"><text:s text:c="5"/></text:p>
      <text:p text:style-name="Обычный"><text:s text:c="5"/></text:p>
      <text:p text:style-name="Обычный"><text:s text:c="3"/>Когда-то вздумалось Мышам себя прославить</text:p>
      <text:p text:style-name="Обычный"><text:s text:c="3"/>И, несмотря на кошек и котов,</text:p>
      <text:p text:style-name="Обычный"><text:s text:c="3"/>Свести с ума всех ключниц, поваров</text:p>
      <text:p text:style-name="Обычный"><text:s text:c="3"/>И славу о своих делах трубить заставить</text:p>
      <text:p text:style-name="Обычный"><text:s text:c="3"/>От погребов до чердаков;</text:p>
      <text:p text:style-name="Обычный"><text:s text:c="3"/>А для того Совет назначено составить,</text:p>
      <text:p text:style-name="Обычный"><text:s text:c="3"/>В котором заседать лишь тем, у коих хвост</text:p>
      <text:p text:style-name="Обычный"><text:s text:c="3"/>Длиной во весь их рост:</text:p>
      <text:p text:style-name="Обычный"><text:s text:c="3"/>Примета у Мышей, что тот, чей хвост длиннее,</text:p>
      <text:p text:style-name="Обычный"><text:s text:c="3"/>Всегда умнее</text:p>
      <text:p text:style-name="Обычный"><text:s text:c="3"/>И расторопнее везде.</text:p>
      <text:p text:style-name="Обычный"><text:s text:c="3"/>Умно ли то, теперь мы спрашивать не будем;</text:p>
      <text:p text:style-name="Обычный"><text:s text:c="3"/>Притом же об уме мы сами часто судим</text:p>
      <text:p text:style-name="Обычный"><text:s text:c="3"/>По платью иль по бороде.</text:p>
      <text:p text:style-name="Обычный"><text:s text:c="3"/>Лишь нужно знать, что с общего сужденья</text:p>
      <text:p text:style-name="Обычный"><text:s text:c="3"/>Всё длиннохвостых брать назначено в Совет;</text:p>
      <text:p text:style-name="Обычный"><text:s text:c="3"/>У коих же хвоста, к несчастью, нет,</text:p>
      <text:p text:style-name="Обычный"><text:s text:c="3"/>Хотя б лишились их они среди сраженья,</text:p>
      <text:p text:style-name="Обычный"><text:s text:c="3"/>Но так как это знак иль неуменья,</text:p>
      <text:p text:style-name="Обычный"><text:s text:c="3"/>Иль нераденья,</text:p>
      <text:p text:style-name="Обычный"><text:s text:c="3"/>Таких в Совет н<text:soft-page-break/>е принимать.</text:p>
      <text:p text:style-name="Обычный"><text:s text:c="3"/>Чтоб из-за них своих хвостов не растерять.</text:p>
      <text:p text:style-name="Обычный"><text:s text:c="3"/>Всё дело слажено; повещено собранье,</text:p>
      <text:p text:style-name="Обычный"><text:s text:c="3"/>Как ночь настанет на дворе;</text:p>
      <text:p text:style-name="Обычный"><text:s text:c="3"/>И, наконец, в мучном ларе</text:p>
      <text:p text:style-name="Обычный"><text:s text:c="3"/>Открыто заседанье.</text:p>
      <text:p text:style-name="Обычный"><text:s text:c="3"/>Но лишь позаняли места,</text:p>
      <text:p text:style-name="Обычный"><text:s text:c="3"/>Ан, глядь, сидит тут крыса без хвоста.</text:p>
      <text:p text:style-name="Обычный"><text:s text:c="3"/>Приметя то, седую Мышь толкает</text:p>
      <text:p text:style-name="Обычный"><text:s text:c="3"/>Мышонок молодой</text:p>
      <text:p text:style-name="Обычный"><text:s text:c="3"/>И говорит: «Какой судьбой</text:p>
      <text:p text:style-name="Обычный"><text:s text:c="3"/>Бесхвостая здесь с нами заседает?</text:p>
      <text:p text:style-name="Обычный"><text:s text:c="3"/>И где же делся наш закон?</text:p>
      <text:p text:style-name="Обычный"><text:s text:c="3"/>Дай голос, чтоб её скорее выслать вон.</text:p>
      <text:p text:style-name="Обычный"><text:s text:c="3"/>Ты знаешь, как народ бесхвостых наш не любит;</text:p>
      <text:p text:style-name="Обычный"><text:s text:c="3"/>И можно ль, чтоб она полезна нам была,</text:p>
      <text:p text:style-name="Обычный"><text:s text:c="3"/>Когда и своего хвоста не сберегла?</text:p>
      <text:p text:style-name="Обычный"><text:s text:c="3"/>Она не только нас, подполицу всю губит».</text:p>
      <text:p text:style-name="Обычный"><text:s text:c="3"/>А Мышь в ответ: «Молчи! всё знаю я сама;</text:p>
      <text:p text:style-name="Обычный"><text:s text:c="3"/>Да эта крыса мне кума»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Мельник</text:p>
      <text:p text:style-name="Обычный"><text:s text:c="5"/></text:p>
      <text:p text:style-name="Обычный"><text:s text:c="5"/></text:p>
      <text:p text:style-name="Обычный"><text:s text:c="3"/>У Мельника вода плотину прососала,</text:p>
      <text:p text:style-name="Обычный"><text:s text:c="3"/>Беда б не велика сначала,</text:p>
      <text:p text:style-name="Обычный"><text:s text:c="3"/>Когда бы руки приложить;</text:p>
      <text:p text:style-name="Обычный"><text:s text:c="3"/>Но кстати ль? Мельник мой не думает тужить;</text:p>
      <text:p text:style-name="Обычный"><text:s text:c="3"/>А течь день ото дня сильнее стан<text:soft-page-break/>овится:</text:p>
      <text:p text:style-name="Обычный"><text:s text:c="3"/>Вода так бьёт, как из ведра.</text:p>
      <text:p text:style-name="Обычный"><text:s text:c="3"/>«Эй, Мельник, не зевай! Пора,</text:p>
      <text:p text:style-name="Обычный"><text:s text:c="3"/>Пора тебе за ум хватиться!»</text:p>
      <text:p text:style-name="Обычный"><text:s text:c="3"/>А Мельник говорит: «Далеко до беды,</text:p>
      <text:p text:style-name="Обычный"><text:s text:c="3"/>Не море надо мне воды,</text:p>
      <text:p text:style-name="Обычный"><text:s text:c="3"/>И ею мельница по весь мой век богата».</text:p>
      <text:p text:style-name="Обычный"><text:s text:c="3"/>Он спит, а между тем</text:p>
      <text:p text:style-name="Обычный"><text:s text:c="3"/>Вода бежит, как из ушата.</text:p>
      <text:p text:style-name="Обычный"><text:s text:c="3"/>И вот беда, пришла совсем:</text:p>
      <text:p text:style-name="Обычный"><text:s text:c="3"/>Стал жёрнов, мельница не служит.</text:p>
      <text:p text:style-name="Обычный"><text:s text:c="3"/>Хватился Мельник мой: и охает, и тужит,</text:p>
      <text:p text:style-name="Обычный"><text:s text:c="3"/>И думает, как воду уберечь.</text:p>
      <text:p text:style-name="Обычный"><text:s text:c="3"/>Вот у плотины он, осматривая течь,</text:p>
      <text:p text:style-name="Обычный"><text:s text:c="3"/>Увидел, что к реке пришли напиться куры.</text:p>
      <text:p text:style-name="Обычный"><text:s text:c="3"/>«Негодные! – кричит, – хохлатки, дуры!</text:p>
      <text:p text:style-name="Обычный"><text:s text:c="3"/>Я и без вас воды не знаю где достать;</text:p>
      <text:p text:style-name="Обычный"><text:s text:c="3"/>А вы пришли её здесь вдосталь допивать».</text:p>
      <text:p text:style-name="Обычный"><text:s text:c="3"/>И в них поленом хвать.</text:p>
      <text:p text:style-name="Обычный"><text:s text:c="3"/>Какое ж сделал тем себе подспорье?</text:p>
      <text:p text:style-name="Обычный"><text:s text:c="3"/>Без кур и без воды пошёл в своё подворье.</text:p>
      <text:p text:style-name="Обычный"><text:s text:c="5"/></text:p>
      <text:p text:style-name="Обычный"><text:s text:c="3"/>Видал я иногда,</text:p>
      <text:p text:style-name="Обычный"><text:s text:c="3"/>Что есть такие господа</text:p>
      <text:p text:style-name="Обычный"><text:s text:c="3"/>(И эта басенка им сделана в подарок),</text:p>
      <text:p text:style-name="Обычный"><text:s text:c="3"/>Которым тысячей не жаль на вздор сорить,</text:p>
      <text:p text:style-name="Обычный"><text:s text:c="3"/>А думают хозяйству подспорить,</text:p>
      <text:p text:style-name="Обычный"><text:s text:c="3"/>Коль свечки сберегут огарок,</text:p>
      <text:p text:style-name="Обычный"><text:s text:c="3"/>И рады за него<text:soft-page-break/><text:s/>с людьми поднять содом.</text:p>
      <text:p text:style-name="Обычный"><text:s text:c="3"/>С такою бережью диковинка ль, что дом</text:p>
      <text:p text:style-name="Обычный"><text:s text:c="3"/>Скорёшенько пойдёт вверх дном?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Булыжник и Алмаз</text:p>
      <text:p text:style-name="Обычный"><text:s text:c="5"/></text:p>
      <text:p text:style-name="Обычный"><text:s text:c="5"/></text:p>
      <text:p text:style-name="Обычный"><text:s text:c="3"/>Потерянный Алмаз валялся на пути;</text:p>
      <text:p text:style-name="Обычный"><text:s text:c="3"/>Случилось наконец купцу его найти.</text:p>
      <text:p text:style-name="Обычный"><text:s text:c="3"/>Он от купца</text:p>
      <text:p text:style-name="Обычный"><text:s text:c="3"/>Царю представлен,</text:p>
      <text:p text:style-name="Обычный"><text:s text:c="3"/>Им куплен, в золоте оправлен</text:p>
      <text:p text:style-name="Обычный"><text:s text:c="3"/>И украшением стал царского венца.</text:p>
      <text:p text:style-name="Обычный"><text:s text:c="3"/>Узнав про то, Булыжник развозился,</text:p>
      <text:p text:style-name="Обычный"><text:s text:c="3"/>Блестящею судьбой Алмаза он прельстился</text:p>
      <text:p text:style-name="Обычный"><text:s text:c="3"/>И, видя мужика, его он просит так:</text:p>
      <text:p text:style-name="Обычный"><text:s text:c="3"/>«Пожалуйста, земляк,</text:p>
      <text:p text:style-name="Обычный"><text:s text:c="3"/>Возьми меня в столицу ты с собою!</text:p>
      <text:p text:style-name="Обычный"><text:s text:c="3"/>За что здесь под дождём и в слякоти я ною?</text:p>
      <text:p text:style-name="Обычный"><text:s text:c="3"/>А наш Алмаз в чести, как говорят.</text:p>
      <text:p text:style-name="Обычный"><text:s text:c="3"/>Не понимаю я, за что он в знать попался?</text:p>
      <text:p text:style-name="Обычный"><text:s text:c="3"/>Со мною сколько лет здесь рядом он валялся;</text:p>
      <text:p text:style-name="Обычный"><text:s text:c="3"/>Такой же камень он, и мне набитый брат.</text:p>
      <text:p text:style-name="Обычный"><text:s text:c="3"/>Возьми ж меня. Как знать? Коль там я покажуся,</text:p>
      <text:p text:style-name="Обычный"><text:s text:c="3"/>То также, может быть, на дело пригожуся».</text:p>
      <text:p text:style-name="Обычный"><text:s text:c="3"/>Взял камень мужичок на свой тяжёлый воз,</text:p>
      <text:p text:style-name="Обычный"><text:s text:c="3"/>И в город он его привёз.</text:p>
      <text:p text:style-name="Обычный"><text:s text:c="3"/>Ввалился камень мой и думает, что разом</text:p>
      <text:p text:style-name="Обычный"><text:s text:c="3"/>Засядет рядом он с Алмазом;</text:p>
      <text:p text:style-name="Обычный"><text:s text:c="3"/>Но вышел для него случа́й совсем иной:</text:p>
      <text:p text:style-name="Обычный"><text:s text:c="3"/>Он точно в<text:s/><text:soft-page-break/>дело взят, но взят для мостовой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Плотичка</text:p>
      <text:p text:style-name="Обычный"><text:s text:c="5"/></text:p>
      <text:p text:style-name="Обычный"><text:s text:c="5"/></text:p>
      <text:p text:style-name="Обычный"><text:s text:c="3"/>Хоть я и не пророк,</text:p>
      <text:p text:style-name="Обычный"><text:s text:c="3"/>Но, видя мотылька, что он вкруг свечки вьётся,</text:p>
      <text:p text:style-name="Обычный"><text:s text:c="3"/>Пророчество почти всегда мне удаётся:</text:p>
      <text:p text:style-name="Обычный"><text:s text:c="3"/>Что крылышки сожжёт мой мотылёк.</text:p>
      <text:p text:style-name="Обычный"><text:s text:c="3"/>Вот, милый друг, тебе сравненье и урок:</text:p>
      <text:p text:style-name="Обычный"><text:s text:c="3"/>Он и для взрослого хорош и для ребёнка.</text:p>
      <text:p text:style-name="Обычный"><text:s text:c="3"/>Ужли вся басня тут? – ты спросишь; погоди,</text:p>
      <text:p text:style-name="Обычный"><text:s text:c="3"/>Нет, это только побасёнка,</text:p>
      <text:p text:style-name="Обычный"><text:s text:c="3"/>А басня будет впереди,</text:p>
      <text:p text:style-name="Обычный"><text:s text:c="3"/>И к ней я наперёд скажу нравоученье.</text:p>
      <text:p text:style-name="Обычный"><text:s text:c="3"/>Вот вижу новое в глазах твоих сомненье:</text:p>
      <text:p text:style-name="Обычный"><text:s text:c="3"/>Сначала краткости, теперь уж ты</text:p>
      <text:p text:style-name="Обычный"><text:s text:c="3"/>Боишься длинноты.</text:p>
      <text:p text:style-name="Обычный"><text:s text:c="3"/>Что ж делать, милый друг: возьми терпенье!</text:p>
      <text:p text:style-name="Обычный"><text:s text:c="3"/>Я сам того ж боюсь.</text:p>
      <text:p text:style-name="Обычный"><text:s text:c="3"/>Но как же быть? Теперь я старе становлюсь:</text:p>
      <text:p text:style-name="Обычный"><text:s text:c="3"/>Погода к осени дождливей,</text:p>
      <text:p text:style-name="Обычный"><text:s text:c="3"/>А люди к старости болтливей.</text:p>
      <text:p text:style-name="Обычный"><text:s text:c="3"/>Но чтобы дела мне не выпустить из глаз,</text:p>
      <text:p text:style-name="Обычный"><text:s text:c="3"/>То выслушай: слыхал я много раз,</text:p>
      <text:p text:style-name="Обычный"><text:s text:c="3"/>Что лёгкие проступки ставя в малость,</text:p>
      <text:p text:style-name="Обычный"><text:s text:c="3"/>В них извинить себя хотят</text:p>
      <text:p text:style-name="Обычный"><text:s text:c="3"/>И говорят:</text:p>
      <text:p text:style-name="Обычный"><text:s text:c="3"/>За что винить тут? это шалость;</text:p>
      <text:p text:style-name="Обычный"><text:s text:c="3"/>Но эта шалость нам к паденью первый шаг:</text:p>
      <text:p text:style-name="Обычный"><text:s/><text:soft-page-break/><text:s text:c="2"/>Она становится привычкой, после – страстью</text:p>
      <text:p text:style-name="Обычный"><text:s text:c="3"/>И, увлекая нас в порок с гигантской властью,</text:p>
      <text:p text:style-name="Обычный"><text:s text:c="3"/>Нам не даёт опомниться никак.</text:p>
      <text:p text:style-name="Обычный"><text:s text:c="3"/>Чтобы тебе живей представить,</text:p>
      <text:p text:style-name="Обычный"><text:s text:c="3"/>Как на себя надеянность вредна,</text:p>
      <text:p text:style-name="Обычный"><text:s text:c="3"/>Позволь мне басенкой себя ты позабавить;</text:p>
      <text:p text:style-name="Обычный"><text:s text:c="3"/>Теперь из-под пера сама идёт она</text:p>
      <text:p text:style-name="Обычный"><text:s text:c="3"/>И может с пользою тебя наставить.</text:p>
      <text:p text:style-name="Обычный"><text:s text:c="5"/></text:p>
      <text:p text:style-name="Обычный"><text:s text:c="3"/>* * *</text:p>
      <text:p text:style-name="Обычный"><text:s text:c="5"/></text:p>
      <text:p text:style-name="Обычный"><text:s text:c="3"/>Не помню у какой реки,</text:p>
      <text:p text:style-name="Обычный"><text:s text:c="3"/>Злодеи царства водяного,</text:p>
      <text:p text:style-name="Обычный"><text:s text:c="3"/>Приют имели рыбаки.</text:p>
      <text:p text:style-name="Обычный"><text:s text:c="3"/>В воде, поблизости у берега крутого,</text:p>
      <text:p text:style-name="Обычный"><text:s text:c="3"/>Плотичка резвая жила.</text:p>
      <text:p text:style-name="Обычный"><text:s text:c="3"/>Проворна и притом лукава,</text:p>
      <text:p text:style-name="Обычный"><text:s text:c="3"/>Не боязливого была Плотичка нрава:</text:p>
      <text:p text:style-name="Обычный"><text:s text:c="3"/>Вкруг удочек она вертелась, как юла,</text:p>
      <text:p text:style-name="Обычный"><text:s text:c="3"/>И часто с ней рыбак свой промысл клял с досады.</text:p>
      <text:p text:style-name="Обычный"><text:s text:c="3"/>Когда за пожданье он, в чаянье награды,</text:p>
      <text:p text:style-name="Обычный"><text:s text:c="3"/>Закинет уду, глаз не сводит с поплавка;</text:p>
      <text:p text:style-name="Обычный"><text:s text:c="3"/>Вот, думает, взяла! в нём сердце встрепенётся;</text:p>
      <text:p text:style-name="Обычный"><text:s text:c="3"/>Взмахнёт он удой: глядь, крючок без червяка;</text:p>
      <text:p text:style-name="Обычный"><text:s text:c="3"/>Плутовка, кажется, над рыбаком смеётся,</text:p>
      <text:p text:style-name="Обычный"><text:s text:c="3"/>Сорвёт приманку, увернётся</text:p>
      <text:p text:style-name="Обычный"><text:s text:c="3"/>И, хоть ты что, обманет рыбака.</text:p>
      <text:p text:style-name="Обычный"><text:s text:c="3"/>«Послушай, – говорит другая ей Плотица, –</text:p>
      <text:p text:style-name="Обычный"><text:s text:c="3"/>Не сдобровать тебе, сестрица!</text:p>
      <text:p text:style-name="Обычный"><text:s text:c="3"/>Иль мало места здесь в воде,</text:p>
      <text:p text:style-name="Обычный"><text:s text:c="3"/>Что ты всегда вкруг удочек вертишься?</text:p>
      <text:p text:style-name="Обычный"><text:s/><text:soft-page-break/><text:s text:c="2"/>Боюсь я: скоро ты с рекой у нас простишься.</text:p>
      <text:p text:style-name="Обычный"><text:s text:c="3"/>Чем ближе к удочкам, тем ближе и к беде.</text:p>
      <text:p text:style-name="Обычный"><text:s text:c="3"/>Сегодня удалось, а завтра – кто порука?»</text:p>
      <text:p text:style-name="Обычный"><text:s text:c="3"/>Но глупым, что глухим разумные слова.</text:p>
      <text:p text:style-name="Обычный"><text:s text:c="3"/>«Вот, – говорит моя Плотва, –</text:p>
      <text:p text:style-name="Обычный"><text:s text:c="3"/>Ведь я не близорука!</text:p>
      <text:p text:style-name="Обычный"><text:s text:c="3"/>Хоть хитры рыбаки, но страх пустой ты брось:</text:p>
      <text:p text:style-name="Обычный"><text:s text:c="3"/>Я вижу хитрость их насквозь.</text:p>
      <text:p text:style-name="Обычный"><text:s text:c="3"/>Вот видишь уду! Вон закинута другая!</text:p>
      <text:p text:style-name="Обычный"><text:s text:c="3"/>Ах вот ещё, ещё! Смотри же, дорогая,</text:p>
      <text:p text:style-name="Обычный"><text:s text:c="3"/>Как хитрецов я проведу!» –</text:p>
      <text:p text:style-name="Обычный"><text:s text:c="3"/>И к удочкам стрелой пустилась:</text:p>
      <text:p text:style-name="Обычный"><text:s text:c="3"/>Рванула с той, с другой, на третьей зацепилась,</text:p>
      <text:p text:style-name="Обычный"><text:s text:c="3"/>И, ах, попалася в беду!</text:p>
      <text:p text:style-name="Обычный"><text:s text:c="3"/>Тут поздно, бедная, узнала,</text:p>
      <text:p text:style-name="Обычный"><text:s text:c="3"/>Что лучше бы бежать опасности сначала.</text:p>
      <text:p text:style-name="Обычный"><text:s text:c="5"/></text:p>
      <text:p text:style-name="Обычный"><text:s text:c="5"/></text:p>
      <text:p text:style-name="Обычный">Мот и Ласточка</text:p>
      <text:p text:style-name="Обычный"><text:s text:c="5"/></text:p>
      <text:p text:style-name="Обычный"><text:s text:c="5"/></text:p>
      <text:p text:style-name="Обычный"><text:s text:c="3"/>Какой-то молодец,</text:p>
      <text:p text:style-name="Обычный"><text:s text:c="3"/>В наследство получа богатое именье,</text:p>
      <text:p text:style-name="Обычный"><text:s text:c="3"/>Пустился в мотовство и при большом раденье</text:p>
      <text:p text:style-name="Обычный"><text:s text:c="3"/>Спустил всё чисто; наконец,</text:p>
      <text:p text:style-name="Обычный"><text:s text:c="3"/>С одною шубой он остался,</text:p>
      <text:p text:style-name="Обычный"><text:s text:c="3"/>И то лишь для того, что было то зимой –</text:p>
      <text:p text:style-name="Обычный"><text:s text:c="3"/>Так он морозов побоялся.</text:p>
      <text:p text:style-name="Обычный"><text:s text:c="5"/></text:p>
      <text:p text:style-name="Обычный"><text:s text:c="3"/>Но, Ласточку увидя, малый мой</text:p>
      <text:p text:style-name="Обычный"><text:s text:c="3"/>И шубу промотал. Ведь это все, чай, знают,</text:p>
      <text:p text:style-name="Обычный"><text:s text:c="3"/>Что ласточки к нам прилетают</text:p>
      <text:p text:style-name="Обычный"><text:s text:c="3"/>Перед весной,</text:p>
      <text:p text:style-name="Обычный"><text:s text:c="3"/>Так в шубе, думал он, нет нужды никакой:</text:p>
      <text:p text:style-name="Обычный"><text:s text:c="3"/>К чему в ней кутаться, когда во всей природе</text:p>
      <text:p text:style-name="Обычный"><text:s text:c="3"/>К весенней кл<text:soft-page-break/>онится приятной все погоде</text:p>
      <text:p text:style-name="Обычный"><text:s text:c="3"/>И в северную глушь морозы загнаны!</text:p>
      <text:p text:style-name="Обычный"><text:s text:c="3"/>Догадки малого умны;</text:p>
      <text:p text:style-name="Обычный"><text:s text:c="3"/>Да только он забыл пословицу в народе:</text:p>
      <text:p text:style-name="Обычный"><text:s text:c="3"/>Что ласточка одна не делает весны.</text:p>
      <text:p text:style-name="Обычный"><text:s text:c="3"/>И подлинно: опять отколь взялись морозы,</text:p>
      <text:p text:style-name="Обычный"><text:s text:c="3"/>По снегу хрупкому скрыпят обозы,</text:p>
      <text:p text:style-name="Обычный"><text:s text:c="3"/>Из труб столбами дым, в оконницах стекло</text:p>
      <text:p text:style-name="Обычный"><text:s text:c="3"/>Узорами заволокло.</text:p>
      <text:p text:style-name="Обычный"><text:s text:c="3"/>От стужи малого прошибли слёзы,</text:p>
      <text:p text:style-name="Обычный"><text:s text:c="3"/>И Ласточку свою, предтечу тёплых дней,</text:p>
      <text:p text:style-name="Обычный"><text:s text:c="3"/>Он видит на снегу замёрзшую. Тут к ней,</text:p>
      <text:p text:style-name="Обычный"><text:s text:c="3"/>Дрожа, насилу мог он вымолвить сквозь зубы:</text:p>
      <text:p text:style-name="Обычный"><text:s text:c="3"/>«Проклятая! сгубила ты себя;</text:p>
      <text:p text:style-name="Обычный"><text:s text:c="3"/>А понадеясь на тебя,</text:p>
      <text:p text:style-name="Обычный"><text:s text:c="3"/>И я теперь не вовремя без шубы!»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Крестьянин и Змея</text:p>
      <text:p text:style-name="Обычный"><text:s text:c="5"/></text:p>
      <text:p text:style-name="Обычный"><text:s text:c="5"/></text:p>
      <text:p text:style-name="Обычный"><text:s text:c="3"/>Когда почтён быть хочешь у людей, –</text:p>
      <text:p text:style-name="Обычный"><text:s text:c="3"/>С разбором заводи знакомства и друзей!</text:p>
      <text:p text:style-name="Обычный"><text:s text:c="5"/></text:p>
      <text:p text:style-name="Обычный"><text:s text:c="3"/>Мужик с Змеёю подружился.</text:p>
      <text:p text:style-name="Обычный"><text:s text:c="3"/>Известно, что Змея умна:</text:p>
      <text:p text:style-name="Обычный"><text:s text:c="3"/>Так вкралась к Мужику она,</text:p>
      <text:p text:style-name="Обычный"><text:s text:c="3"/>Что ею только он и клялся и божился.</text:p>
      <text:p text:style-name="Обычный"><text:s text:c="3"/>С тех пор все прежние приятели, родня,</text:p>
      <text:p text:style-name="Обычный"><text:s text:c="3"/>Никто к нему ногой не побывает.</text:p>
      <text:p text:style-name="Обычный"><text:s text:c="3"/>«Помилуйте, – Мужик пеняет, –</text:p>
      <text:p text:style-name="Обычный"><text:s text:c="3"/>За что вы всё покинули м<text:soft-page-break/>еня!</text:p>
      <text:p text:style-name="Обычный"><text:s text:c="3"/>Иль угостить жена вас не умела?</text:p>
      <text:p text:style-name="Обычный"><text:s text:c="3"/>Или хлеб-соль моя вам надоела?»</text:p>
      <text:p text:style-name="Обычный"><text:s text:c="3"/>«Нет, – кум Матвей сказал ему в ответ, –</text:p>
      <text:p text:style-name="Обычный"><text:s text:c="3"/>К тебе бы рады мы, сосед.</text:p>
      <text:p text:style-name="Обычный"><text:s text:c="3"/>И никогда ты нас (об этом слова нет)</text:p>
      <text:p text:style-name="Обычный"><text:s text:c="3"/>Не огорчил ничем, не опечалил:</text:p>
      <text:p text:style-name="Обычный"><text:s text:c="3"/>Но что за радость, рассуди,</text:p>
      <text:p text:style-name="Обычный"><text:s text:c="3"/>Коль, сидя у тебя, того лишь и гляди,</text:p>
      <text:p text:style-name="Обычный"><text:s text:c="3"/>Чтобы твой друг кого, подползши, не ужалил»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Свинья под Дубом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<text:s text:c="3"/>Свинья под Дубом вековым</text:p>
      <text:p text:style-name="Обычный"><text:s text:c="3"/>Наелась жёлудей досыта, до отвала;</text:p>
      <text:p text:style-name="Обычный"><text:s text:c="3"/>Наевшись, выспалась под ним;</text:p>
      <text:p text:style-name="Обычный"><text:s text:c="3"/>Потом, глаза продравши, встала</text:p>
      <text:p text:style-name="Обычный"><text:s text:c="3"/>И рылом подрывать у Дуба корни стала.</text:p>
      <text:p text:style-name="Обычный"><text:s text:c="3"/>«Ведь это дереву вредит, –</text:p>
      <text:p text:style-name="Обычный"><text:s text:c="3"/>Ей с Дубу ворон говорит, –</text:p>
      <text:p text:style-name="Обычный"><text:s text:c="3"/>Коль корни обнажишь, оно засохнуть может».</text:p>
      <text:p text:style-name="Обычный"><text:s text:c="3"/>«Пусть сохнет, – говорит Свинья, –</text:p>
      <text:p text:style-name="Обычный"><text:s text:c="3"/>Ничуть меня то не тревожит;</text:p>
      <text:p text:style-name="Обычный"><text:s text:c="3"/>В нём проку мало вижу я;</text:p>
      <text:p text:style-name="Обычный"><text:s text:c="3"/>Хоть век его не будь, ничуть не пожалею,</text:p>
      <text:p text:style-name="Обычный"><text:s text:c="3"/>Лишь были б жёлуди: ведь я от них жирею».</text:p>
      <text:p text:style-name="Обычный"><text:s text:c="3"/>«Неблагодарная! – примолвил Дуб ей тут, –</text:p>
      <text:p text:style-name="Обычный"><text:s text:c="3"/>Когда бы вверх мо<text:soft-page-break/>гла поднять ты рыло,</text:p>
      <text:p text:style-name="Обычный"><text:s text:c="3"/>Тебе бы видно было,</text:p>
      <text:p text:style-name="Обычный"><text:s text:c="3"/>Что эти жёлуди на мне растут».</text:p>
      <text:p text:style-name="Обычный"><text:s text:c="5"/></text:p>
      <text:p text:style-name="Обычный"><text:s text:c="3"/>Невежда так же в ослепленье</text:p>
      <text:p text:style-name="Обычный"><text:s text:c="3"/>Бранит науки и ученье,</text:p>
      <text:p text:style-name="Обычный"><text:s text:c="3"/>И все учёные труды,</text:p>
      <text:p text:style-name="Обычный"><text:s text:c="3"/>Не чувствуя, что он вкушает их плоды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Паук и Пчела</text:p>
      <text:p text:style-name="Обычный"><text:s text:c="5"/></text:p>
      <text:p text:style-name="Обычный"><text:s text:c="5"/></text:p>
      <text:p text:style-name="Обычный"><text:s text:c="3"/>По мне таланты те негодны,</text:p>
      <text:p text:style-name="Обычный"><text:s text:c="3"/>В которых Свету пользы нет,</text:p>
      <text:p text:style-name="Обычный"><text:s text:c="3"/>Хоть иногда им и дивится Свет.</text:p>
      <text:p text:style-name="Обычный"><text:s text:c="5"/></text:p>
      <text:p text:style-name="Обычный"><text:s text:c="3"/>Купец на ярмарку привёз полотны;</text:p>
      <text:p text:style-name="Обычный"><text:s text:c="3"/>Они такой товар, что надобно для всех.</text:p>
      <text:p text:style-name="Обычный"><text:s text:c="3"/>Купцу на торг пожаловаться грех:</text:p>
      <text:p text:style-name="Обычный"><text:s text:c="3"/>Покупщиков отбою нет; у лавки</text:p>
      <text:p text:style-name="Обычный"><text:s text:c="3"/>Доходит иногда до давки.</text:p>
      <text:p text:style-name="Обычный"><text:s text:c="3"/>Увидя, что товар так ходко идёт с рук,</text:p>
      <text:p text:style-name="Обычный"><text:s text:c="3"/>Завистливый Паук</text:p>
      <text:p text:style-name="Обычный"><text:s text:c="3"/>На барыши купца прельстился;</text:p>
      <text:p text:style-name="Обычный"><text:s text:c="3"/>Задумал на продажу ткать,</text:p>
      <text:p text:style-name="Обычный"><text:s text:c="3"/>Купца затеял подорвать</text:p>
      <text:p text:style-name="Обычный"><text:s text:c="3"/>И лавочку открыть в окошке сам решился.</text:p>
      <text:p text:style-name="Обычный"><text:s text:c="3"/>Основу основал, проткал насквозь всю ночь,</text:p>
      <text:p text:style-name="Обычный"><text:s text:c="3"/>Поставил свой товар на диво,</text:p>
      <text:p text:style-name="Обычный"><text:s text:c="3"/>Засел, надувшися, спесиво,</text:p>
      <text:p text:style-name="Обычный"><text:s text:c="3"/>От лавки не отходит прочь</text:p>
      <text:p text:style-name="Обычный"><text:s text:c="3"/>И думает: лишь только день настанет,</text:p>
      <text:p text:style-name="Обычный"><text:s text:c="3"/>То всех покупщиков к себе он переманит.</text:p>
      <text:p text:style-name="Обычный"><text:s text:c="3"/>Вот день<text:s/><text:soft-page-break/>настал: но что ж? Проказника метлой</text:p>
      <text:p text:style-name="Обычный"><text:s text:c="3"/>Смели и с лавочкой долой.</text:p>
      <text:p text:style-name="Обычный"><text:s text:c="3"/>Паук мой бесится с досады.</text:p>
      <text:p text:style-name="Обычный"><text:s text:c="3"/>«Вот, – говорит, – жди праведной награды!</text:p>
      <text:p text:style-name="Обычный"><text:s text:c="3"/>На весь я свет пошлюсь, чьё тонее тканьё:</text:p>
      <text:p text:style-name="Обычный"><text:s text:c="3"/>Купцово иль моё?»</text:p>
      <text:p text:style-name="Обычный"><text:s text:c="3"/>«Твоё: кто в этом спорить смеет? –</text:p>
      <text:p text:style-name="Обычный"><text:s text:c="3"/>Пчела ответствует. – Известно то давно;</text:p>
      <text:p text:style-name="Обычный"><text:s text:c="3"/>Да чтó в нём проку, коль оно</text:p>
      <text:p text:style-name="Обычный"><text:s text:c="3"/>Не одевает и не греет?»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Лисица и Осёл</text:p>
      <text:p text:style-name="Обычный"><text:s text:c="5"/></text:p>
      <text:p text:style-name="Обычный"><text:s text:c="5"/></text:p>
      <text:p text:style-name="Обычный"><text:s text:c="3"/>«Отколе, умная, бредёшь ты, голова?» –</text:p>
      <text:p text:style-name="Обычный"><text:s text:c="3"/>Лисица, встретяся с Ослом, его спросила.</text:p>
      <text:p text:style-name="Обычный"><text:s text:c="3"/>«Сейчас лишь ото Льва!</text:p>
      <text:p text:style-name="Обычный"><text:s text:c="3"/>Ну, кумушка, куда его девалась сила:</text:p>
      <text:p text:style-name="Обычный"><text:s text:c="3"/>Бывало, зарычит, так стонет лес кругом,</text:p>
      <text:p text:style-name="Обычный"><text:s text:c="3"/>И я, без памяти, бегом,</text:p>
      <text:p text:style-name="Обычный"><text:s text:c="3"/>Куда глаза глядят, от этого урода;</text:p>
      <text:p text:style-name="Обычный"><text:s text:c="3"/>А ныне в старости и дряхл и хил.</text:p>
      <text:p text:style-name="Обычный"><text:s text:c="3"/>Совсем без сил,</text:p>
      <text:p text:style-name="Обычный"><text:s text:c="3"/>Валяется в пещере, как колода.</text:p>
      <text:p text:style-name="Обычный"><text:s text:c="3"/>Поверишь ли, в зверях</text:p>
      <text:p text:style-name="Обычный"><text:s text:c="3"/>Пропал к нему весь прежний страх,</text:p>
      <text:p text:style-name="Обычный"><text:s text:c="3"/>И поплати<text:soft-page-break/>лся он старинными долгами!</text:p>
      <text:p text:style-name="Обычный"><text:s text:c="3"/>Кто мимо Льва ни шёл, всяк вымещал ему</text:p>
      <text:p text:style-name="Обычный"><text:s text:c="3"/>По-своему:</text:p>
      <text:p text:style-name="Обычный"><text:s text:c="3"/>Кто зубом, кто рогами…»</text:p>
      <text:p text:style-name="Обычный"><text:s text:c="3"/>«Но ты коснуться Льву, конечно, не дерзнул?» –</text:p>
      <text:p text:style-name="Обычный"><text:s text:c="5"/></text:p>
      <text:p text:style-name="Обычный"><text:s text:c="3"/>Лиса Осла перерывает.</text:p>
      <text:p text:style-name="Обычный"><text:s text:c="3"/>«Вот-на! – Осёл ей отвечает. –</text:p>
      <text:p text:style-name="Обычный"><text:s text:c="3"/>А мне чего робеть? и я его лягнул:</text:p>
      <text:p text:style-name="Обычный"><text:s text:c="3"/>Пускай ослиные копыта знает!»</text:p>
      <text:p text:style-name="Обычный"><text:s text:c="5"/></text:p>
      <text:p text:style-name="Обычный"><text:s text:c="3"/>Так души низкие, будь знатен, силён ты,</text:p>
      <text:p text:style-name="Обычный"><text:s text:c="3"/>Не смеют на тебя поднять они и взгляды;</text:p>
      <text:p text:style-name="Обычный"><text:s text:c="3"/>Но упади лишь с высоты,</text:p>
      <text:p text:style-name="Обычный"><text:s text:c="3"/>От первых жди от них обиды и досады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Муха и Пчела</text:p>
      <text:p text:style-name="Обычный"><text:s text:c="5"/></text:p>
      <text:p text:style-name="Обычный"><text:s text:c="5"/></text:p>
      <text:p text:style-name="Обычный"><text:s text:c="3"/>В саду, весной, при лёгком ветерке,</text:p>
      <text:p text:style-name="Обычный"><text:s text:c="3"/>На тонком стебельке</text:p>
      <text:p text:style-name="Обычный"><text:s text:c="3"/>Качалась Муха, сидя,</text:p>
      <text:p text:style-name="Обычный"><text:s text:c="3"/>И, на цветке Пчелу увидя,</text:p>
      <text:p text:style-name="Обычный"><text:s text:c="3"/>Спесиво говорит: «Уж как тебе не лень</text:p>
      <text:p text:style-name="Обычный"><text:s text:c="3"/>С утра до вечера трудиться целый день!</text:p>
      <text:p text:style-name="Обычный"><text:s text:c="3"/>На месте бы твоём я в сутки захирела.</text:p>
      <text:p text:style-name="Обычный"><text:s text:c="3"/>Вот, например, моё</text:p>
      <text:p text:style-name="Обычный"><text:s text:c="3"/>Так, право, райское житьё!</text:p>
      <text:p text:style-name="Обычный"><text:s text:c="3"/>За мною только лишь и дела:</text:p>
      <text:p text:style-name="Обычный"><text:s text:c="3"/>Лететь по балам, по гостям;</text:p>
      <text:p text:style-name="Обычный"><text:s text:c="3"/>И молвить, не хвалясь, мне в городе знакомы</text:p>
      <text:p text:style-name="Обычный"><text:s text:c="3"/>Вельмож и богачей все домы.</text:p>
      <text:p text:style-name="Обычный"><text:s text:c="3"/>Когда<text:soft-page-break/><text:s/>б ты видела, как я пирую там!</text:p>
      <text:p text:style-name="Обычный"><text:s text:c="3"/>Где только свадьба, именины, –</text:p>
      <text:p text:style-name="Обычный"><text:s text:c="3"/>Из первых я уж верно тут.</text:p>
      <text:p text:style-name="Обычный"><text:s text:c="3"/>И ем с фарфоровых богатых блюд,</text:p>
      <text:p text:style-name="Обычный"><text:s text:c="3"/>И пью из хрусталём блестящих сладки вины,</text:p>
      <text:p text:style-name="Обычный"><text:s text:c="3"/>И прежде всех гостей</text:p>
      <text:p text:style-name="Обычный"><text:s text:c="3"/>Беру, что вздумаю, из лакомых сластей;</text:p>
      <text:p text:style-name="Обычный"><text:s text:c="3"/>Притом же, жалуя пол нежной,</text:p>
      <text:p text:style-name="Обычный"><text:s text:c="3"/>Вкруг молодых красавиц вьюсь</text:p>
      <text:p text:style-name="Обычный"><text:s text:c="3"/>И отдыхать у них сажусь</text:p>
      <text:p text:style-name="Обычный"><text:s text:c="3"/>На щёчке розовой иль шейке белоснежной».</text:p>
      <text:p text:style-name="Обычный"><text:s text:c="3"/>«Всё это знаю я, – ответствует Пчела. –</text:p>
      <text:p text:style-name="Обычный"><text:s text:c="3"/>Но и о том дошли мне слухи,</text:p>
      <text:p text:style-name="Обычный"><text:s text:c="3"/>Что никому ты не мила,</text:p>
      <text:p text:style-name="Обычный"><text:s text:c="3"/>Что на пирах лишь морщатся от Мухи,</text:p>
      <text:p text:style-name="Обычный"><text:s text:c="3"/>Что даже часто, где покажешься ты в дом,</text:p>
      <text:p text:style-name="Обычный"><text:s text:c="3"/>Тебя гоняют со стыдом».</text:p>
      <text:p text:style-name="Обычный"><text:s text:c="3"/>«Вот, – Муха говорит, – гоняют! Что ж такое?</text:p>
      <text:p text:style-name="Обычный"><text:s text:c="3"/>Коль выгонят в окно, так я влечу в другое»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Змея и Овца</text:p>
      <text:p text:style-name="Обычный"><text:s text:c="5"/></text:p>
      <text:p text:style-name="Обычный"><text:s text:c="5"/></text:p>
      <text:p text:style-name="Обычный"><text:s text:c="3"/>Змея лежала под колодой</text:p>
      <text:p text:style-name="Обычный"><text:s text:c="3"/>И злилася на целый свет;</text:p>
      <text:p text:style-name="Обычный"><text:s text:c="3"/>У ней другого чувства нет,</text:p>
      <text:p text:style-name="Обычный"><text:s text:c="3"/>Как злиться: создана уж так она п<text:soft-page-break/>риродой.</text:p>
      <text:p text:style-name="Обычный"><text:s text:c="3"/>Ягнёнок в близости резвился и скакал;</text:p>
      <text:p text:style-name="Обычный"><text:s text:c="3"/>Он о Змее совсем не помышлял.</text:p>
      <text:p text:style-name="Обычный"><text:s text:c="3"/>Вот, выползши, она в него вонзает жало:</text:p>
      <text:p text:style-name="Обычный"><text:s text:c="3"/>В глазах у бедняка туманно небо стало;</text:p>
      <text:p text:style-name="Обычный"><text:s text:c="3"/>Вся кровь от яду в нём горит.</text:p>
      <text:p text:style-name="Обычный"><text:s text:c="3"/>«Что сделал я тебе?» – Змее он говорит.</text:p>
      <text:p text:style-name="Обычный"><text:s text:c="3"/>«Кто знает? Может быть, ты с тем сюда забрался.</text:p>
      <text:p text:style-name="Обычный"><text:s text:c="3"/>Чтоб раздавить меня, – шипит ему Змея. –</text:p>
      <text:p text:style-name="Обычный"><text:s text:c="3"/>Из осторожности тебя караю я». –</text:p>
      <text:p text:style-name="Обычный"><text:s text:c="3"/>«Ах, нет!» – он отвечал и с жизнью тут расстался.</text:p>
      <text:p text:style-name="Обычный"><text:s text:c="3"/>В ком сердце так сотворено,</text:p>
      <text:p text:style-name="Обычный"><text:s text:c="3"/>Что дружбы, ни любви не чувствует оно</text:p>
      <text:p text:style-name="Обычный"><text:s text:c="3"/>И ненависть одну ко всем питает,</text:p>
      <text:p text:style-name="Обычный"><text:s text:c="3"/>Тот всякого своим злодеем почитает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Котёл и Горшок</text:p>
      <text:p text:style-name="Обычный"><text:s text:c="5"/></text:p>
      <text:p text:style-name="Обычный"><text:s text:c="5"/></text:p>
      <text:p text:style-name="Обычный"><text:s text:c="3"/>Горшок с Котлом большую дружбу свёл;</text:p>
      <text:p text:style-name="Обычный"><text:s text:c="3"/>Хотя и познатней породою Котёл,</text:p>
      <text:p text:style-name="Обычный"><text:s text:c="3"/>Но в дружбе что за счёт? Котёл горой за свата:</text:p>
      <text:p text:style-name="Обычный"><text:s text:c="3"/>Горшок с Котлом запанибрата;</text:p>
      <text:p text:style-name="Обычный"><text:s text:c="3"/>Друг бе́з друга они не могут быть никак;</text:p>
      <text:p text:style-name="Обычный"><text:s text:c="3"/>С утра до вечера друг с другом неразлучно;</text:p>
      <text:p text:style-name="Обычный"><text:s text:c="3"/>И у огня им порознь скучно;</text:p>
      <text:p text:style-name="Обычный"><text:s text:c="3"/>И, словом, вместе всякий шаг,</text:p>
      <text:p text:style-name="Обычный"><text:s text:c="3"/>И<text:s/><text:soft-page-break/>с очага и на очаг.</text:p>
      <text:p text:style-name="Обычный"><text:s text:c="3"/>Вот вздумалось Котлу по свету прокатиться,</text:p>
      <text:p text:style-name="Обычный"><text:s text:c="3"/>И друга он с собой зовёт;</text:p>
      <text:p text:style-name="Обычный"><text:s text:c="3"/>Горшок наш от Котла никак не отстаёт</text:p>
      <text:p text:style-name="Обычный"><text:s text:c="3"/>И вместе на одну телегу с ним садится.</text:p>
      <text:p text:style-name="Обычный"><text:s text:c="3"/>Пустилися друзья по тряской мостовой,</text:p>
      <text:p text:style-name="Обычный"><text:s text:c="3"/>Толкаются в телеге меж собой.</text:p>
      <text:p text:style-name="Обычный"><text:s text:c="3"/>Где горки, рытвины, ухабы –</text:p>
      <text:p text:style-name="Обычный"><text:s text:c="3"/>Котлу безделица; Горшки натурой слабы:</text:p>
      <text:p text:style-name="Обычный"><text:s text:c="3"/>От каждого толчка Горшку большой наклад;</text:p>
      <text:p text:style-name="Обычный"><text:s text:c="3"/>Однако ж он не думает назад,</text:p>
      <text:p text:style-name="Обычный"><text:s text:c="3"/>И глиняный Горшок тому лишь рад,</text:p>
      <text:p text:style-name="Обычный"><text:s text:c="3"/>Что он с Котлом чугунным так сдружился.</text:p>
      <text:p text:style-name="Обычный"><text:s text:c="3"/>Ка́к странствия их были далеки,</text:p>
      <text:p text:style-name="Обычный"><text:s text:c="3"/>Не знаю; но о том я точно известился,</text:p>
      <text:p text:style-name="Обычный"><text:s text:c="3"/>Что цел домой Котёл с дороги воротился,</text:p>
      <text:p text:style-name="Обычный"><text:s text:c="3"/>А от Горшка одни остались черепки.</text:p>
      <text:p text:style-name="Обычный"><text:s text:c="5"/></text:p>
      <text:p text:style-name="Обычный"><text:s text:c="3"/>Читатель, басни сей мысль самая простая:</text:p>
      <text:p text:style-name="Обычный"><text:s text:c="3"/>Что равенство в любви и дружбе вещь святая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Дикие Козы</text:p>
      <text:p text:style-name="Обычный"><text:s text:c="5"/></text:p>
      <text:p text:style-name="Обычный"><text:s text:c="5"/></text:p>
      <text:p text:style-name="Обычный"><text:s text:c="3"/>Пастух нашёл зимой в пещере Диких Коз;</text:p>
      <text:p text:style-name="Обычный"><text:s text:c="3"/>Он в радости богов благодарит сквозь слёз;</text:p>
      <text:p text:style-name="Обычный"><text:s text:c="3"/>«Прекрасно, – говорит, – ни клада мне не надо.</text:p>
      <text:p text:style-name="Обычный"><text:s text:c="3"/>Теперь моё прибудет вдвое стадо;</text:p>
      <text:p text:style-name="Обычный"><text:s text:c="3"/>И не доем и не досплю,</text:p>
      <text:p text:style-name="Обычный"><text:s text:c="3"/>А милых Козочек к себе я прикормлю</text:p>
      <text:p text:style-name="Обычный"><text:s text:c="3"/>И паном заживу у нас во всём п<text:soft-page-break/>олесье.</text:p>
      <text:p text:style-name="Обычный"><text:s text:c="3"/>Ведь пастуху стада, что барину поместье:</text:p>
      <text:p text:style-name="Обычный"><text:s text:c="3"/>Он с них оброк волной берёт;</text:p>
      <text:p text:style-name="Обычный"><text:s text:c="3"/>И масла и сыры скопляет.</text:p>
      <text:p text:style-name="Обычный"><text:s text:c="3"/>Подчас он тож и шкурки с них дерёт;</text:p>
      <text:p text:style-name="Обычный"><text:s text:c="3"/>Лишь только корм он сам им промышляет,</text:p>
      <text:p text:style-name="Обычный"><text:s text:c="3"/>А корму на зиму у пастуха запас!»</text:p>
      <text:p text:style-name="Обычный"><text:s text:c="3"/>Вот от своих овец к гостям он корм таскает;</text:p>
      <text:p text:style-name="Обычный"><text:s text:c="3"/>Голубит их, ласкает;</text:p>
      <text:p text:style-name="Обычный"><text:s text:c="3"/>К ним за день ходит по сту раз;</text:p>
      <text:p text:style-name="Обычный"><text:s text:c="3"/>Их всячески старается привадить.</text:p>
      <text:p text:style-name="Обычный"><text:s text:c="3"/>Убавил корму у своих,</text:p>
      <text:p text:style-name="Обычный"><text:s text:c="3"/>Теперь покамест не до них,</text:p>
      <text:p text:style-name="Обычный"><text:s text:c="3"/>И со своими ж легче сладить:</text:p>
      <text:p text:style-name="Обычный"><text:s text:c="3"/>Сенца им бросить по клочку,</text:p>
      <text:p text:style-name="Обычный"><text:s text:c="3"/>А станут приступать, так дать им по толчку,</text:p>
      <text:p text:style-name="Обычный"><text:s text:c="3"/>Чтоб менее в глаза совались.</text:p>
      <text:p text:style-name="Обычный"><text:s text:c="3"/>Да только вот беда: когда пришла весна,</text:p>
      <text:p text:style-name="Обычный"><text:s text:c="3"/>То Козы Дикие все в горы разбежались,</text:p>
      <text:p text:style-name="Обычный"><text:s text:c="3"/>Не по утёсам жизнь казалась им грустна;</text:p>
      <text:p text:style-name="Обычный"><text:s text:c="3"/>Своё же стадо захирело</text:p>
      <text:p text:style-name="Обычный"><text:s text:c="3"/>И всё почти переколело:</text:p>
      <text:p text:style-name="Обычный"><text:s text:c="3"/>И мой пастух пошёл с сумой,</text:p>
      <text:p text:style-name="Обычный"><text:s text:c="3"/>Хотя зимой</text:p>
      <text:p text:style-name="Обычный"><text:s text:c="3"/>На барыши в уме рассчитывал прекрасно.</text:p>
      <text:p text:style-name="Обычный"><text:s text:c="5"/></text:p>
      <text:p text:style-name="Обычный"><text:s text:c="3"/>Пастух! тебе теперь я молвлю речь:</text:p>
      <text:p text:style-name="Обычный"><text:s text:c="3"/>Чем в Диких Коз терять свой корм напрасно,</text:p>
      <text:p text:style-name="Обычный"><text:s text:c="3"/>Не лучше ли бы Коз домашних поберечь?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Соловьи</text:p>
      <text:p text:style-name="Обычный"><text:s text:c="5"/></text:p>
      <text:p text:style-name="Обычный"><text:s text:c="5"/></text:p>
      <text:p text:style-name="Обычный"><text:s text:c="3"/>Какой-то птицелов</text:p>
      <text:p text:style-name="Обычный"><text:s text:c="3"/>Весною наловил по рощам Соловьёв.</text:p>
      <text:p text:style-name="Обычный"><text:s text:c="3"/>Певцы рассажены по клеткам и запели,</text:p>
      <text:p text:style-name="Обычный"><text:s text:c="3"/>Хоть лучше б по лесам гулять они хотели:</text:p>
      <text:p text:style-name="Обычный"><text:s text:c="3"/>Когда сидишь в тюрьме до песен ли уж тут?</text:p>
      <text:p text:style-name="Обычный"><text:s text:c="3"/>Но делать нечего: поют,</text:p>
      <text:p text:style-name="Обычный"><text:s text:c="3"/>Кто с горя, кто от скуки.</text:p>
      <text:p text:style-name="Обычный"><text:s text:c="3"/>Из них один бедняжка Соловей</text:p>
      <text:p text:style-name="Обычный"><text:s text:c="3"/>Терпел всех боле муки:</text:p>
      <text:p text:style-name="Обычный"><text:s text:c="3"/>Он разлучён с подружкой был своей.</text:p>
      <text:p text:style-name="Обычный"><text:s text:c="3"/>Ему тошнее всех в неволе.</text:p>
      <text:p text:style-name="Обычный"><text:s text:c="3"/>Сквозь слёз из клетки он посматривает в поле;</text:p>
      <text:p text:style-name="Обычный"><text:s text:c="3"/>Тоскует день и ночь;</text:p>
      <text:p text:style-name="Обычный"><text:s text:c="3"/>Однако ж думает: «Злу грустью не помочь:</text:p>
      <text:p text:style-name="Обычный"><text:s text:c="3"/>Безумный плачет лишь от бедства,</text:p>
      <text:p text:style-name="Обычный"><text:s text:c="3"/>А умный ищет средства,</text:p>
      <text:p text:style-name="Обычный"><text:s text:c="3"/>Как делом горю пособить;</text:p>
      <text:p text:style-name="Обычный"><text:s text:c="3"/>И, кажется, беду могу я с шеи сбыть:</text:p>
      <text:p text:style-name="Обычный"><text:s text:c="3"/>Ведь нас не с тем поймали, чтобы скушать.</text:p>
      <text:p text:style-name="Обычный"><text:s text:c="3"/>Хозяин, вижу я, охотник песни слушать.</text:p>
      <text:p text:style-name="Обычный"><text:s text:c="3"/>Так если голосом ему я угожу,</text:p>
      <text:p text:style-name="Обычный"><text:s text:c="3"/>Быть может, тем себе награду заслужу,</text:p>
      <text:p text:style-name="Обычный"><text:s text:c="3"/>И он мою неволю окончает».</text:p>
      <text:p text:style-name="Обычный"><text:s text:c="3"/>Так рассуждал – и начал мой певец:</text:p>
      <text:p text:style-name="Обычный"><text:s text:c="3"/>И песнью он зарю вечерню величает,</text:p>
      <text:p text:style-name="Обычный"><text:s text:c="3"/>И песнями восход он солнечный встречает.</text:p>
      <text:p text:style-name="Обычный"><text:s text:c="3"/>Но что же вышло, наконец?</text:p>
      <text:p text:style-name="Обычный"><text:s text:c="3"/>Он только отягчил свою тем злую<text:s/><text:soft-page-break/>долю.</text:p>
      <text:p text:style-name="Обычный"><text:s text:c="3"/>Кто худо пел, для тех давно</text:p>
      <text:p text:style-name="Обычный"><text:s text:c="3"/>Хозяин отворил и клетки и окно</text:p>
      <text:p text:style-name="Обычный"><text:s text:c="3"/>И распустил их всех на волю;</text:p>
      <text:p text:style-name="Обычный"><text:s text:c="3"/>А мой бедняжка Соловей,</text:p>
      <text:p text:style-name="Обычный"><text:s text:c="3"/>Чем пел приятней и нежней,</text:p>
      <text:p text:style-name="Обычный"><text:s text:c="3"/>Тем стерегли его плотней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Голик</text:p>
      <text:p text:style-name="Обычный"><text:s text:c="5"/></text:p>
      <text:p text:style-name="Обычный"><text:s text:c="5"/></text:p>
      <text:p text:style-name="Обычный"><text:s text:c="3"/>Запачканный Голик попал в большую честь –</text:p>
      <text:p text:style-name="Обычный"><text:s text:c="3"/>Уж он полов не будет в кухнях месть:</text:p>
      <text:p text:style-name="Обычный"><text:s text:c="3"/>Ему поручены господские кафтаны</text:p>
      <text:p text:style-name="Обычный"><text:s text:c="3"/>(Как видно, слуги были пьяны).</text:p>
      <text:p text:style-name="Обычный"><text:s text:c="3"/>Вот развозился мой Голик:</text:p>
      <text:p text:style-name="Обычный"><text:s text:c="3"/>По платью барскому без устали колотит</text:p>
      <text:p text:style-name="Обычный"><text:s text:c="3"/>И на кафтанах он как будто рожь молотит,</text:p>
      <text:p text:style-name="Обычный"><text:s text:c="3"/>И подлинно, что труд его велик.</text:p>
      <text:p text:style-name="Обычный"><text:s text:c="3"/>Беда лишь в том, что сам он грязен, неопрятен.</text:p>
      <text:p text:style-name="Обычный"><text:s text:c="3"/>Что ж пользы от его труда?</text:p>
      <text:p text:style-name="Обычный"><text:s text:c="3"/>Чем больше чистит он, тем только больше пятен.</text:p>
      <text:p text:style-name="Обычный"><text:s text:c="3"/>Бывает столько же вреда.</text:p>
      <text:p text:style-name="Обычный"><text:s text:c="3"/>Когда</text:p>
      <text:p text:style-name="Обычный"><text:s text:c="3"/>Невежда не в свои дела вплетётся</text:p>
      <text:p text:style-name="Обычный"><text:s text:c="3"/>И поправлять труды учёного возмётся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Крестьянин и Овца</text:p>
      <text:p text:style-name="Обычный"><text:s text:c="5"/></text:p>
      <text:p text:style-name="Обычный"><text:s text:c="5"/></text:p>
      <text:p text:style-name="Обычный"><text:s text:c="3"/>Крестьянин пóзвал в суд Овцу;</text:p>
      <text:p text:style-name="Обычный"><text:s text:c="3"/>Он уголовное взвёл на бедняжку дело;</text:p>
      <text:p text:style-name="Обычный"><text:s text:c="3"/>Судья-Лиса: оно в минуту закипело.</text:p>
      <text:p text:style-name="Обычный"><text:s text:c="3"/>Запрос ответчику, запрос истцу,</text:p>
      <text:p text:style-name="Обычный"><text:s text:c="3"/>Чтоб рассказать по пунктам и без крика:</text:p>
      <text:p text:style-name="Обычный"><text:s text:c="3"/>Как было дело, в ч<text:soft-page-break/>ём улика?</text:p>
      <text:p text:style-name="Обычный"><text:s text:c="3"/>Крестьянин говорит: «Такого-то числа,</text:p>
      <text:p text:style-name="Обычный"><text:s text:c="3"/>Поутру, у меня двух кур недосчитались:</text:p>
      <text:p text:style-name="Обычный"><text:s text:c="3"/>От них лишь косточки да пёрышки остались;</text:p>
      <text:p text:style-name="Обычный"><text:s text:c="3"/>А на дворе одна Овца была».</text:p>
      <text:p text:style-name="Обычный"><text:s text:c="3"/>Овца же говорит: она всю ночь спала,</text:p>
      <text:p text:style-name="Обычный"><text:s text:c="3"/>И всех соседей в том в свидетели звала,</text:p>
      <text:p text:style-name="Обычный"><text:s text:c="3"/>Что никогда за ней не знали никакого</text:p>
      <text:p text:style-name="Обычный"><text:s text:c="3"/>Ни воровства,</text:p>
      <text:p text:style-name="Обычный"><text:s text:c="3"/>Ни плутовства;</text:p>
      <text:p text:style-name="Обычный"><text:s text:c="3"/>А сверх того, она совсем не ест мясного.</text:p>
      <text:p text:style-name="Обычный"><text:s text:c="3"/>И приговор Лисы вот, от слова до слова:</text:p>
      <text:p text:style-name="Обычный"><text:s text:c="3"/>«Не принимать никак резонов от Овцы,</text:p>
      <text:p text:style-name="Обычный"><text:s text:c="3"/>Понеже хоронить концы</text:p>
      <text:p text:style-name="Обычный"><text:s text:c="3"/>Все плуты, ведомо, искусны;</text:p>
      <text:p text:style-name="Обычный"><text:s text:c="3"/>По справке ж явствует, что в сказанную ночь –</text:p>
      <text:p text:style-name="Обычный"><text:s text:c="3"/>Овца от кур не отлучалась прочь,</text:p>
      <text:p text:style-name="Обычный"><text:s text:c="3"/>А куры очень вкусны,</text:p>
      <text:p text:style-name="Обычный"><text:s text:c="3"/>И случай был удобен ей;</text:p>
      <text:p text:style-name="Обычный"><text:s text:c="3"/>То я сужу, по совести моей:</text:p>
      <text:p text:style-name="Обычный"><text:s text:c="3"/>Нельзя, чтоб утерпела</text:p>
      <text:p text:style-name="Обычный"><text:s text:c="3"/>И кур она не съела;</text:p>
      <text:p text:style-name="Обычный"><text:s text:c="3"/>И вследствие того казнить Овцу.</text:p>
      <text:p text:style-name="Обычный"><text:s text:c="3"/>И мясо в суд отдать, а шкуру взять истцу».</text:p>
      <text:soft-page-break/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Скупой</text:p>
      <text:p text:style-name="Обычный"><text:s text:c="5"/></text:p>
      <text:p text:style-name="Обычный"><text:s text:c="5"/></text:p>
      <text:p text:style-name="Обычный"><text:s text:c="3"/>Какой-то домовой стерёг богатый клад,</text:p>
      <text:p text:style-name="Обычный"><text:s text:c="3"/>Зарытый под землёй; как вдруг ему наряд</text:p>
      <text:p text:style-name="Обычный"><text:s text:c="3"/>От демонского воеводы –</text:p>
      <text:p text:style-name="Обычный"><text:s text:c="3"/>Лететь за тридевять земель на многи годы.</text:p>
      <text:p text:style-name="Обычный"><text:s text:c="3"/>А служба такова: хоть рад, или не рад,</text:p>
      <text:p text:style-name="Обычный"><text:s text:c="3"/>Исполнить должен повеленье.</text:p>
      <text:p text:style-name="Обычный"><text:s text:c="3"/>Мой домовой в большом недоуменье,</text:p>
      <text:p text:style-name="Обычный"><text:s text:c="3"/>Как без себя сокровище сберечь?</text:p>
      <text:p text:style-name="Обычный"><text:s text:c="3"/>Кому его стеречь?</text:p>
      <text:p text:style-name="Обычный"><text:s text:c="3"/>Нанять смотрителя, построить кладовые:</text:p>
      <text:p text:style-name="Обычный"><text:s text:c="3"/>Расходы надобно большие;</text:p>
      <text:p text:style-name="Обычный"><text:s text:c="3"/>Оставить так его, – так может клад пропасть;</text:p>
      <text:p text:style-name="Обычный"><text:s text:c="3"/>Нельзя ручаться ни за сутки;</text:p>
      <text:p text:style-name="Обычный"><text:s text:c="3"/>И вырыть могут и украсть:</text:p>
      <text:p text:style-name="Обычный"><text:s text:c="3"/>На деньги люди чутки.</text:p>
      <text:p text:style-name="Обычный"><text:s text:c="3"/>Хлопочет, думает – и вздумал наконец.</text:p>
      <text:p text:style-name="Обычный"><text:s text:c="3"/>Хозяин у него был скряга и скупец.</text:p>
      <text:p text:style-name="Обычный"><text:s text:c="3"/>Дух, взяв сокровище, является к Скупому</text:p>
      <text:p text:style-name="Обычный"><text:s text:c="3"/>И говорит: «Хозяин дорогой!</text:p>
      <text:p text:style-name="Обычный"><text:s text:c="3"/>Мне в дальние страны показан путь из дому;</text:p>
      <text:p text:style-name="Обычный"><text:s text:c="3"/>А я всегда доволен был тобой:</text:p>
      <text:p text:style-name="Обычный"><text:s text:c="3"/>Так на прощанье, в знак приязни,</text:p>
      <text:p text:style-name="Обычный"><text:s text:c="3"/>Мои сокровища принять не откажись!</text:p>
      <text:p text:style-name="Обычный"><text:s text:c="3"/>Пей, ешь, и веселись,</text:p>
      <text:p text:style-name="Обычный"><text:s text:c="3"/>И трать их без боязни!</text:p>
      <text:p text:style-name="Обычный"><text:s text:c="3"/>Когда же при́дет смерть твоя,</text:p>
      <text:p text:style-name="Обычный"><text:s text:c="3"/>То твой один наследник я:</text:p>
      <text:p text:style-name="Обычный"><text:s text:c="3"/>Вот всё моё условье;</text:p>
      <text:p text:style-name="Обычный"><text:s text:c="3"/>А впрочем, да продл<text:soft-page-break/>ит судьба твоё здоровье!»</text:p>
      <text:p text:style-name="Обычный"><text:s text:c="3"/>Сказал – и в путь. Прошёл десяток лет, другой.</text:p>
      <text:p text:style-name="Обычный"><text:s text:c="3"/>Исправя службу, домовой</text:p>
      <text:p text:style-name="Обычный"><text:s text:c="3"/>Летит домой</text:p>
      <text:p text:style-name="Обычный"><text:s text:c="3"/>В отечески пределы.</text:p>
      <text:p text:style-name="Обычный"><text:s text:c="3"/>Что ж видит? О восторг! Скупой с ключом в руке</text:p>
      <text:p text:style-name="Обычный"><text:s text:c="3"/>От голода издох на сундуке –</text:p>
      <text:p text:style-name="Обычный"><text:s text:c="3"/>И все червонцы целы.</text:p>
      <text:p text:style-name="Обычный"><text:s text:c="3"/>Тут Дух опять свой клад</text:p>
      <text:p text:style-name="Обычный"><text:s text:c="3"/>Себе присвоил</text:p>
      <text:p text:style-name="Обычный"><text:s text:c="3"/>И был сердечно рад,</text:p>
      <text:p text:style-name="Обычный"><text:s text:c="3"/>Что сторож для него ни денежки не стоил.</text:p>
      <text:p text:style-name="Обычный"><text:s text:c="5"/></text:p>
      <text:p text:style-name="Обычный"><text:s text:c="3"/>Когда у золота скупой не ест, не пьёт, –</text:p>
      <text:p text:style-name="Обычный"><text:s text:c="3"/>Не домовому ль он червонцы бережёт?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Богач и Поэт</text:p>
      <text:p text:style-name="Обычный"><text:s text:c="5"/></text:p>
      <text:p text:style-name="Обычный"><text:s text:c="5"/></text:p>
      <text:p text:style-name="Обычный"><text:s text:c="3"/>С великим Богачом Поэт затеял суд,</text:p>
      <text:p text:style-name="Обычный"><text:s text:c="3"/>И Зевса умолял он за себя вступиться.</text:p>
      <text:p text:style-name="Обычный"><text:s text:c="3"/>Обоим велено на суд явиться.</text:p>
      <text:p text:style-name="Обычный"><text:s text:c="3"/>Пришли: один и тощ и худ,</text:p>
      <text:p text:style-name="Обычный"><text:s text:c="3"/>Едва одет, едва обут;</text:p>
      <text:p text:style-name="Обычный"><text:s text:c="3"/>Другой весь в золоте и спесью весь раздут.</text:p>
      <text:p text:style-name="Обычный"><text:s text:c="3"/>«Умилосердися, Олимпа самодержец!</text:p>
      <text:p text:style-name="Обычный"><text:s text:c="3"/>Тучегонитель, громовержец! –</text:p>
      <text:p text:style-name="Обычный"><text:s text:c="3"/>Кричит Поэт. – Чем я виновен пред тобой,</text:p>
      <text:p text:style-name="Обычный"><text:s text:c="3"/>Что с юности терплю Фортуны злой гоненье?</text:p>
      <text:p text:style-name="Обычный"><text:s text:c="3"/>Ни ложки, ни угла: и всё моё именье</text:p>
      <text:p text:style-name="Обычный"><text:s text:c="3"/>В одном воображенье;</text:p>
      <text:p text:style-name="Обычный"><text:s text:c="3"/>Меж тем, когда соперник м<text:soft-page-break/>ой,</text:p>
      <text:p text:style-name="Обычный"><text:s text:c="3"/>Без выслуг, без ума, равно с твоим кумиром,</text:p>
      <text:p text:style-name="Обычный"><text:s text:c="3"/>В палатах окружён поклонников толпой,</text:p>
      <text:p text:style-name="Обычный"><text:s text:c="3"/>От роскоши и неги заплыл жиром». –</text:p>
      <text:p text:style-name="Обычный"><text:s text:c="3"/>«А это разве ничего,</text:p>
      <text:p text:style-name="Обычный"><text:s text:c="3"/>Что в поздний век твоей достигнут лиры звуки? –</text:p>
      <text:p text:style-name="Обычный"><text:s text:c="3"/>Юпитер отвечал. – А про него</text:p>
      <text:p text:style-name="Обычный"><text:s text:c="3"/>Не только правнуки, не будут помнить внуки.</text:p>
      <text:p text:style-name="Обычный"><text:s text:c="3"/>Не сам ли славу ты в удел себе избрал?</text:p>
      <text:p text:style-name="Обычный"><text:s text:c="3"/>Ему ж в пожизненность я блага мира дал.</text:p>
      <text:p text:style-name="Обычный"><text:s text:c="3"/>Но верь, коль вещи бы он боле понимал,</text:p>
      <text:p text:style-name="Обычный"><text:s text:c="3"/>И если бы с его умом была возможность</text:p>
      <text:p text:style-name="Обычный"><text:s text:c="3"/>Почувствовать свою перед тобой ничтожность, –</text:p>
      <text:p text:style-name="Обычный"><text:s text:c="3"/>Он более б тебя на жребий свой роптал».</text:p>
      <text:p text:style-name="Обычный"><text:s text:c="5"/></text:p>
      <text:p text:style-name="Обычный"><text:s text:c="5"/></text:p>
      <text:p text:style-name="Обычный">Волк и Мышонок</text:p>
      <text:p text:style-name="Обычный"><text:s text:c="5"/></text:p>
      <text:p text:style-name="Обычный"><text:s text:c="5"/></text:p>
      <text:p text:style-name="Обычный"><text:s text:c="3"/>Из стада серый Волк</text:p>
      <text:p text:style-name="Обычный"><text:s text:c="3"/>В лес овцу затащил, в укромный уголок,</text:p>
      <text:p text:style-name="Обычный"><text:s text:c="3"/>Уж разумеется, не в гости:</text:p>
      <text:p text:style-name="Обычный"><text:s text:c="3"/>Овечку бедную обжора ободрал,</text:p>
      <text:p text:style-name="Обычный"><text:s text:c="3"/>И так её он убирал,</text:p>
      <text:p text:style-name="Обычный"><text:s text:c="3"/>Что на зубах хрустели кости.</text:p>
      <text:p text:style-name="Обычный"><text:s text:c="3"/>Но как ни жаден был, а съесть всего не мог;</text:p>
      <text:p text:style-name="Обычный"><text:s text:c="3"/>Оставил к ужину запас и подле лёг</text:p>
      <text:p text:style-name="Обычный"><text:s text:c="3"/>Понежить<text:soft-page-break/>ся, вздохнуть от жирного обеда.</text:p>
      <text:p text:style-name="Обычный"><text:s text:c="3"/>Вот близкого его соседа,</text:p>
      <text:p text:style-name="Обычный"><text:s text:c="3"/>Мышонка, запахом пирушки привлекло.</text:p>
      <text:p text:style-name="Обычный"><text:s text:c="3"/>Меж мхов и кочек он тихохонько подкрался,</text:p>
      <text:p text:style-name="Обычный"><text:s text:c="3"/>Схватил кусок мясца – и с ним скорей убрался</text:p>
      <text:p text:style-name="Обычный"><text:s text:c="3"/>К себе домой, в дупло.</text:p>
      <text:p text:style-name="Обычный"><text:s text:c="3"/>Увидя похищенье,</text:p>
      <text:p text:style-name="Обычный"><text:s text:c="3"/>Волк мой</text:p>
      <text:p text:style-name="Обычный"><text:s text:c="3"/>По лесу поднял вой;</text:p>
      <text:p text:style-name="Обычный"><text:s text:c="3"/>Кричит он: «Караул! разбой!</text:p>
      <text:p text:style-name="Обычный"><text:s text:c="3"/>Держите вора! Разоренье:</text:p>
      <text:p text:style-name="Обычный"><text:s text:c="3"/>Расхитили моё именье!»</text:p>
      <text:p text:style-name="Обычный"><text:s text:c="5"/></text:p>
      <text:p text:style-name="Обычный"><text:s text:c="3"/>Такое ж в городе я видел приключенье:</text:p>
      <text:p text:style-name="Обычный"><text:s text:c="3"/>У Климыча-судьи часишки вор стянул,</text:p>
      <text:p text:style-name="Обычный"><text:s text:c="3"/>И он кричит на вора: караул!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Два мужика</text:p>
      <text:p text:style-name="Обычный"><text:s text:c="5"/></text:p>
      <text:p text:style-name="Обычный"><text:s text:c="5"/></text:p>
      <text:p text:style-name="Обычный"><text:s text:c="3"/>«Здорово, кум Фаддей!» – «Здорово, кум Егор!»</text:p>
      <text:p text:style-name="Обычный"><text:s text:c="3"/>«Ну, каково, приятель, поживаешь?»</text:p>
      <text:p text:style-name="Обычный"><text:s text:c="3"/>«Ох, кум, беды моей, что вижу, ты не знаешь!</text:p>
      <text:p text:style-name="Обычный"><text:s text:c="3"/>Бог посетил меня: я сжёг дотла свой двор</text:p>
      <text:p text:style-name="Обычный"><text:s text:c="3"/>И по миру пошёл с тех пор».</text:p>
      <text:p text:style-name="Обычный"><text:s text:c="3"/>«Ка́к так? Плохая, кум, игрушка!»</text:p>
      <text:p text:style-name="Обычный"><text:s text:c="3"/>«Да так! О рождестве была у нас пирушка;</text:p>
      <text:p text:style-name="Обычный"><text:s text:c="3"/>Я со свечой пошёл дать корму лошадям;</text:p>
      <text:p text:style-name="Обычный"><text:s text:c="3"/>Признаться, в голове шумело;</text:p>
      <text:p text:style-name="Обычный"><text:s text:c="3"/>Я как-то заронил, насилу спасся сам;</text:p>
      <text:p text:style-name="Обычный"><text:s text:c="3"/>А двор и всё добро сгорело.</text:p>
      <text:p text:style-name="Обычный"><text:s text:c="3"/>Ну, ты как?» – «Ох, Фаддей, худое дело!</text:p>
      <text:p text:style-name="Обычный"><text:s text:c="3"/>И на меня прогневался, знать, бог:</text:p>
      <text:p text:style-name="Обычный"><text:s text:c="3"/>Ты видишь, я без ног;</text:p>
      <text:p text:style-name="Обычный"><text:s text:c="3"/>Как<text:s/><text:soft-page-break/>сам остался жив, считаю, право, дивом.</text:p>
      <text:p text:style-name="Обычный"><text:s text:c="3"/>Я тож о рождестве пошёл в ледник за пивом,</text:p>
      <text:p text:style-name="Обычный"><text:s text:c="3"/>И тоже чересчур, признаться, я хлебнул</text:p>
      <text:p text:style-name="Обычный"><text:s text:c="3"/>С друзьями полугару;</text:p>
      <text:p text:style-name="Обычный"><text:s text:c="3"/>А чтоб в хмелю не сделать мне пожару,</text:p>
      <text:p text:style-name="Обычный"><text:s text:c="3"/>Так я свечу совсем задул:</text:p>
      <text:p text:style-name="Обычный"><text:s text:c="3"/>Ан, бес меня впотьмах так с лестницы толкнул,</text:p>
      <text:p text:style-name="Обычный"><text:s text:c="3"/>Что сделал из меня совсем не человека,</text:p>
      <text:p text:style-name="Обычный"><text:s text:c="3"/>И вот я с той поры калека».</text:p>
      <text:p text:style-name="Обычный"><text:s text:c="3"/>«Пеняйте на себя, друзья! –</text:p>
      <text:p text:style-name="Обычный"><text:s text:c="3"/>Сказал им сват Степан. – Коль молвить правду, я</text:p>
      <text:p text:style-name="Обычный"><text:s text:c="3"/>Совсем не чту за чудо,</text:p>
      <text:p text:style-name="Обычный"><text:s text:c="3"/>Что ты сожег свой двор, а ты на костылях:</text:p>
      <text:p text:style-name="Обычный"><text:s text:c="3"/>Для пьяного и со свечою худо;</text:p>
      <text:p text:style-name="Обычный"><text:s text:c="3"/>Да вряд, не хуже ль и впотьмах»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Котёнок и Скворец</text:p>
      <text:p text:style-name="Обычный"><text:s text:c="5"/></text:p>
      <text:p text:style-name="Обычный"><text:s text:c="5"/></text:p>
      <text:p text:style-name="Обычный"><text:s text:c="3"/>В каком-то доме был Скворец,</text:p>
      <text:p text:style-name="Обычный"><text:s text:c="3"/>Плохой певец;</text:p>
      <text:p text:style-name="Обычный"><text:s text:c="3"/>Зато уж филосóф презнатный,</text:p>
      <text:p text:style-name="Обычный"><text:s text:c="3"/>И свёл с Котёнком дружбу он.</text:p>
      <text:p text:style-name="Обычный"><text:s text:c="3"/>Котёнок был уж котик преизрядный,</text:p>
      <text:p text:style-name="Обычный"><text:s text:c="3"/>Но тих, и вежлив, и смирён.</text:p>
      <text:p text:style-name="Обычный"><text:s text:c="3"/>Вот как-то был в столе Котёнок обделён.</text:p>
      <text:p text:style-name="Обычный"><text:s text:c="3"/>Бедняжку голод мучит:</text:p>
      <text:p text:style-name="Обычный"><text:s text:c="3"/>Задумчив бродит он, скучаючи пос<text:soft-page-break/>том;</text:p>
      <text:p text:style-name="Обычный"><text:s text:c="3"/>Поводит ласково хвостом</text:p>
      <text:p text:style-name="Обычный"><text:s text:c="3"/>И жалобно мяучит.</text:p>
      <text:p text:style-name="Обычный"><text:s text:c="3"/>А филосóф Котёнка учит</text:p>
      <text:p text:style-name="Обычный"><text:s text:c="3"/>И говорит ему: «Мой друг, ты очень прост,</text:p>
      <text:p text:style-name="Обычный"><text:s text:c="3"/>Что терпишь добровольно пост;</text:p>
      <text:p text:style-name="Обычный"><text:s text:c="3"/>А в клетке над носом твоим висит щеглёнок:</text:p>
      <text:p text:style-name="Обычный"><text:s text:c="3"/>Я вижу, ты прямой Котёнок». –</text:p>
      <text:p text:style-name="Обычный"><text:s text:c="3"/>«Но совесть…» – «Как ты мало знаешь свет!</text:p>
      <text:p text:style-name="Обычный"><text:s text:c="3"/>Поверь, что это сущий бред</text:p>
      <text:p text:style-name="Обычный"><text:s text:c="3"/>И слабых душ одни лишь предрассудки,</text:p>
      <text:p text:style-name="Обычный"><text:s text:c="3"/>А для больших умов – пустые только шутки!</text:p>
      <text:p text:style-name="Обычный"><text:s text:c="3"/>На свете кто силён,</text:p>
      <text:p text:style-name="Обычный"><text:s text:c="3"/>Тот делать всё волен.</text:p>
      <text:p text:style-name="Обычный"><text:s text:c="3"/>Вот доказательства тебе и вот примеры».</text:p>
      <text:p text:style-name="Обычный"><text:s text:c="3"/>Тут, выведя их на свои манеры,</text:p>
      <text:p text:style-name="Обычный"><text:s text:c="3"/>Он философию всю вычерпал до дна.</text:p>
      <text:p text:style-name="Обычный"><text:s text:c="3"/>Котёнку натощак понравилась она:</text:p>
      <text:p text:style-name="Обычный"><text:s text:c="3"/>Он вытащил и съел щеглёнка.</text:p>
      <text:p text:style-name="Обычный"><text:s text:c="3"/>Разлакомил кусок такой Котёнка,</text:p>
      <text:p text:style-name="Обычный"><text:s text:c="3"/>Хотя им голода он утолить не мог.</text:p>
      <text:p text:style-name="Обычный"><text:s text:c="3"/>Однако же второй урок</text:p>
      <text:p text:style-name="Обычный"><text:s text:c="3"/>С большим успехом слушал</text:p>
      <text:p text:style-name="Обычный"><text:s text:c="3"/>И говорит Скворцу: «Спасибо, милый кум!</text:p>
      <text:p text:style-name="Обычный"><text:s text:c="3"/>Наставил ты меня на ум».</text:p>
      <text:p text:style-name="Обычный"><text:s text:c="3"/>И, клетку разломав, учителя он скушал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Две собаки</text:p>
      <text:p text:style-name="Обычный"><text:s text:c="5"/></text:p>
      <text:p text:style-name="Обычный"><text:s text:c="5"/></text:p>
      <text:p text:style-name="Обычный"><text:s text:c="3"/>Дворовый, верный пёс</text:p>
      <text:p text:style-name="Обычный"><text:s text:c="3"/>Барбос,</text:p>
      <text:p text:style-name="Обычный"><text:s text:c="3"/>Кот<text:soft-page-break/>орый барскую усердно службу нёс,</text:p>
      <text:p text:style-name="Обычный"><text:s text:c="3"/>Увидел старую свою знакомку,</text:p>
      <text:p text:style-name="Обычный"><text:s text:c="3"/>Жужу, кудрявую болонку,</text:p>
      <text:p text:style-name="Обычный"><text:s text:c="3"/>На мягкой пуховой подушке, на окне.</text:p>
      <text:p text:style-name="Обычный"><text:s text:c="3"/>К ней ластяся, как будто бы к родне,</text:p>
      <text:p text:style-name="Обычный"><text:s text:c="3"/>Он, с умиленья, чуть не плачет,</text:p>
      <text:p text:style-name="Обычный"><text:s text:c="3"/>И под окном</text:p>
      <text:p text:style-name="Обычный"><text:s text:c="3"/>Визжит, вертит хвостом</text:p>
      <text:p text:style-name="Обычный"><text:s text:c="3"/>И скачет.</text:p>
      <text:p text:style-name="Обычный"><text:s text:c="3"/>«Ну, что, Жужутка, как живёшь,</text:p>
      <text:p text:style-name="Обычный"><text:s text:c="3"/>С тех пор как господа тебя в хоромы взяли?</text:p>
      <text:p text:style-name="Обычный"><text:s text:c="3"/>Ведь помнишь: на дворе мы часто голодали.</text:p>
      <text:p text:style-name="Обычный"><text:s text:c="3"/>Какую службу ты несёшь?» –</text:p>
      <text:p text:style-name="Обычный"><text:s text:c="3"/>«На счастье грех роптать, – Жужутка отвечает, –</text:p>
      <text:p text:style-name="Обычный"><text:s text:c="3"/>Мой господин во мне души не чает;</text:p>
      <text:p text:style-name="Обычный"><text:s text:c="3"/>Живу в довольстве и добре,</text:p>
      <text:p text:style-name="Обычный"><text:s text:c="3"/>И ем и пью на серебре;</text:p>
      <text:p text:style-name="Обычный"><text:s text:c="3"/>Резвлюся с барином; а ежели устану,</text:p>
      <text:p text:style-name="Обычный"><text:s text:c="3"/>Валяюсь по коврам и мягкому дивану.</text:p>
      <text:p text:style-name="Обычный"><text:s text:c="3"/>Ты как живёшь?» – «Я, – отвечал Барбос,</text:p>
      <text:p text:style-name="Обычный"><text:s text:c="3"/>Хвост плетью спустя и свой повеся нос, –</text:p>
      <text:p text:style-name="Обычный"><text:s text:c="3"/>Живу, по-прежнему: терплю и холод</text:p>
      <text:p text:style-name="Обычный"><text:s text:c="3"/>И голод,</text:p>
      <text:p text:style-name="Обычный"><text:s text:c="3"/>И, сберегаючи хозяйский дом,</text:p>
      <text:p text:style-name="Обычный"><text:s text:c="3"/>Здесь под забором сплю и мокну под дождём;</text:p>
      <text:p text:style-name="Обычный"><text:s text:c="3"/>А если невпопад залаю,</text:p>
      <text:p text:style-name="Обычный"><text:s text:c="3"/>То и побои принимаю.</text:p>
      <text:p text:style-name="Обычный"><text:s text:c="3"/>Да чем же ты, Жужу, в случай попал,</text:p>
      <text:p text:style-name="Обычный"><text:s text:c="3"/>Бессилен бывши так и мал,</text:p>
      <text:p text:style-name="Обычный"><text:s text:c="3"/>Меж тем как я из кожи рвусь н<text:soft-page-break/>апрасно?</text:p>
      <text:p text:style-name="Обычный"><text:s text:c="3"/>Чем служишь ты?» – «Чем служишь! Вот прекрасно! –</text:p>
      <text:p text:style-name="Обычный"><text:s text:c="3"/>С насмешкой отвечал Жужу. –</text:p>
      <text:p text:style-name="Обычный"><text:s text:c="3"/>На задних лапках я хожу».</text:p>
      <text:p text:style-name="Обычный"><text:s text:c="5"/></text:p>
      <text:p text:style-name="Обычный"><text:s text:c="3"/>Как счастье многие находят</text:p>
      <text:p text:style-name="Обычный"><text:s text:c="3"/>Лишь тем, что хорошо на задних лапках ходят!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Кошка и Соловей</text:p>
      <text:p text:style-name="Обычный"><text:s text:c="5"/></text:p>
      <text:p text:style-name="Обычный"><text:s text:c="5"/></text:p>
      <text:p text:style-name="Обычный"><text:s text:c="3"/>Поймала Кошка Соловья,</text:p>
      <text:p text:style-name="Обычный"><text:s text:c="3"/>В бедняжку когти запустила</text:p>
      <text:p text:style-name="Обычный"><text:s text:c="3"/>И, ласково его сжимая, говорила:</text:p>
      <text:p text:style-name="Обычный"><text:s text:c="3"/>«Соловушка, душа моя!</text:p>
      <text:p text:style-name="Обычный"><text:s text:c="3"/>Я слышу, что тебя везде за песни славят</text:p>
      <text:p text:style-name="Обычный"><text:s text:c="3"/>И с лучшими певцами рядом ставят.</text:p>
      <text:p text:style-name="Обычный"><text:s text:c="3"/>Мне говорит лиса-кума,</text:p>
      <text:p text:style-name="Обычный"><text:s text:c="3"/>Что голос у тебя так звонок и чудесен,</text:p>
      <text:p text:style-name="Обычный"><text:s text:c="3"/>Что от твоих прелестных песен</text:p>
      <text:p text:style-name="Обычный"><text:s text:c="3"/>Все пастухи, пастушки – без ума.</text:p>
      <text:p text:style-name="Обычный"><text:s text:c="3"/>Хотела б очень я сама</text:p>
      <text:p text:style-name="Обычный"><text:s text:c="3"/>Тебя послушать.</text:p>
      <text:p text:style-name="Обычный"><text:s text:c="3"/>Не трепещися так; не будь, мой друг, упрям;</text:p>
      <text:p text:style-name="Обычный"><text:s text:c="3"/>Не бойся: не хочу совсем тебя я кушать,</text:p>
      <text:p text:style-name="Обычный"><text:s text:c="3"/>Лишь спой мне что-нибудь: тебе я волю дам,</text:p>
      <text:p text:style-name="Обычный"><text:s text:c="3"/>И отпущу гулять по рощам и лесам.</text:p>
      <text:p text:style-name="Обычный"><text:s text:c="3"/>В любви я к музыке тебе не уступаю.</text:p>
      <text:p text:style-name="Обычный"><text:s text:c="3"/>И часто, про себя мурлыча, засыпаю».</text:p>
      <text:p text:style-name="Обычный"><text:s text:c="3"/>Меж тем мой бедный Соловей</text:p>
      <text:p text:style-name="Обычный"><text:s text:c="3"/>Едва-едва дышал в когтях у ней.</text:p>
      <text:p text:style-name="Обычный"><text:s text:c="3"/>«Ну, ч<text:soft-page-break/>то же? – продолжает Кошка, –</text:p>
      <text:p text:style-name="Обычный"><text:s text:c="3"/>Пропой, дружок, хотя немножко».</text:p>
      <text:p text:style-name="Обычный"><text:s text:c="3"/>Но наш певец не пел, а только что пищал.</text:p>
      <text:p text:style-name="Обычный"><text:s text:c="3"/>«Так этим-то леса ты восхищал! –</text:p>
      <text:p text:style-name="Обычный"><text:s text:c="3"/>С насмешкою она спросила. –</text:p>
      <text:p text:style-name="Обычный"><text:s text:c="3"/>Где ж эта чистота и сила,</text:p>
      <text:p text:style-name="Обычный"><text:s text:c="3"/>О коих все без умолку твердят?</text:p>
      <text:p text:style-name="Обычный"><text:s text:c="3"/>Мне скучен писк такой и от моих котят.</text:p>
      <text:p text:style-name="Обычный"><text:s text:c="3"/>Нет, вижу, что в пенье ты вовсе не искусен:</text:p>
      <text:p text:style-name="Обычный"><text:s text:c="3"/>Всё без начала, без конца.</text:p>
      <text:p text:style-name="Обычный"><text:s text:c="3"/>Посмотрим, на зубах каков-то будешь вкусен!»</text:p>
      <text:p text:style-name="Обычный"><text:s text:c="3"/>И съела бедного певца –</text:p>
      <text:p text:style-name="Обычный"><text:s text:c="3"/>До крошки.</text:p>
      <text:p text:style-name="Обычный"><text:s text:c="5"/></text:p>
      <text:p text:style-name="Обычный"><text:s text:c="3"/>Сказать ли на ушко, яснее, мысль мою?</text:p>
      <text:p text:style-name="Обычный"><text:s text:c="3"/>Худые песни Соловью</text:p>
      <text:p text:style-name="Обычный"><text:s text:c="3"/>В когтях у Кошки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Рыбья пляска</text:p>
      <text:p text:style-name="Обычный"><text:s text:c="5"/></text:p>
      <text:p text:style-name="Обычный"><text:s text:c="5"/></text:p>
      <text:p text:style-name="Обычный"><text:s text:c="3"/>От жалоб на судей,</text:p>
      <text:p text:style-name="Обычный"><text:s text:c="3"/>На сильных и на богачей</text:p>
      <text:p text:style-name="Обычный"><text:s text:c="3"/>Лев, вышед из терпенья,</text:p>
      <text:p text:style-name="Обычный"><text:s text:c="3"/>Пустился сам свои осматривать владенья.</text:p>
      <text:p text:style-name="Обычный"><text:s text:c="3"/>Он идёт, а Мужик, расклавши огонёк,</text:p>
      <text:p text:style-name="Обычный"><text:s text:c="3"/>Наудя рыб, изжарить их сбирался.</text:p>
      <text:p text:style-name="Обычный"><text:s text:c="3"/>Бедняжки прыгали от жару кто как мог;</text:p>
      <text:p text:style-name="Обычный"><text:s text:c="3"/>Всяк, видя близкий свой конец, метался.</text:p>
      <text:p text:style-name="Обычный"><text:s text:c="3"/>На Мужика разинув зев,</text:p>
      <text:p text:style-name="Обычный"><text:s text:c="3"/>«Кто ты? что делаешь?» – сп<text:soft-page-break/>росил сердито Лев.</text:p>
      <text:p text:style-name="Обычный"><text:s text:c="3"/>«Всесильный царь! – сказал Мужик, оторопев, –</text:p>
      <text:p text:style-name="Обычный"><text:s text:c="3"/>Я старостою здесь над водяным народом;</text:p>
      <text:p text:style-name="Обычный"><text:s text:c="3"/>А это старшины, все жители воды;</text:p>
      <text:p text:style-name="Обычный"><text:s text:c="3"/>Мы собрались сюды</text:p>
      <text:p text:style-name="Обычный"><text:s text:c="3"/>Поздравить здесь тебя с твоим приходом». –</text:p>
      <text:p text:style-name="Обычный"><text:s text:c="3"/>«Ну, как они живут? Богат ли здешний край?»</text:p>
      <text:p text:style-name="Обычный"><text:s text:c="3"/>«Великий, государь! Здесь не житьё им – рай.</text:p>
      <text:p text:style-name="Обычный"><text:s text:c="3"/>Богам о том мы только и молились,</text:p>
      <text:p text:style-name="Обычный"><text:s text:c="3"/>Чтоб дни твои бесценные продлились».</text:p>
      <text:p text:style-name="Обычный"><text:s text:c="3"/>(А рыбы между тем на сковородке бились.)</text:p>
      <text:p text:style-name="Обычный"><text:s text:c="3"/>«Да отчего же, – Лев спросил, – скажи ты мне,</text:p>
      <text:p text:style-name="Обычный"><text:s text:c="3"/>Они хвостами так и головами машут?» –</text:p>
      <text:p text:style-name="Обычный"><text:s text:c="3"/>«О мудрый царь! – Мужик ответствовал, – оне</text:p>
      <text:p text:style-name="Обычный"><text:s text:c="3"/>От радости, тебя увидя, пляшут».</text:p>
      <text:p text:style-name="Обычный"><text:s text:c="3"/>Тут, старосту лизнув Лев милостиво в грудь,</text:p>
      <text:p text:style-name="Обычный"><text:s text:c="3"/>Ещё изволя раз на пляску их взглянуть,</text:p>
      <text:p text:style-name="Обычный"><text:s text:c="3"/>Отправился в дальнейший путь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Прихожанин</text:p>
      <text:p text:style-name="Обычный"><text:s text:c="5"/></text:p>
      <text:p text:style-name="Обычный"><text:s text:c="5"/></text:p>
      <text:p text:style-name="Обычный"><text:s text:c="3"/>Есть люди: будь лишь им приятель,</text:p>
      <text:p text:style-name="Обычный"><text:s text:c="3"/>То первый ты у них и гений и писатель,</text:p>
      <text:p text:style-name="Обычный"><text:s text:c="3"/>Зато уже другой,</text:p>
      <text:p text:style-name="Обычный"><text:s text:c="3"/>Как хочешь сладко пой,</text:p>
      <text:p text:style-name="Обычный"><text:s text:c="3"/>Не только, чтоб от них похвал себе дождаться,</text:p>
      <text:p text:style-name="Обычный"><text:s text:c="3"/>В нём красоты они и чувствовать боятся.</text:p>
      <text:p text:style-name="Обычный"><text:s text:c="3"/>Хоть, может быть, я тем немного досажу,</text:p>
      <text:p text:style-name="Обычный"><text:s text:c="3"/>Но вместо басни быль на это им скажу.</text:p>
      <text:p text:style-name="Обычный"><text:s text:c="5"/></text:p>
      <text:p text:style-name="Обычный"><text:s text:c="3"/>Во храме проповедник</text:p>
      <text:p text:style-name="Обычный"><text:s text:c="3"/>(Он в красноречии Платона был наследник)</text:p>
      <text:p text:style-name="Обычный"><text:s text:c="3"/>Прихожан поучал на добрые дела.</text:p>
      <text:p text:style-name="Обычный"><text:s text:c="3"/>Речь сладкая, как мёд, из уст его текла.</text:p>
      <text:p text:style-name="Обычный"><text:s text:c="3"/>В ней правда чистая, казалось, без искусства.</text:p>
      <text:p text:style-name="Обычный"><text:s text:c="3"/>Как цепью золотой,</text:p>
      <text:p text:style-name="Обычный"><text:s text:c="3"/>Возъемля к небесам все помыслы и чувства,</text:p>
      <text:p text:style-name="Обычный"><text:s text:c="3"/>Сей обличала мир, исполненный тщетой.</text:p>
      <text:p text:style-name="Обычный"><text:s text:c="3"/>Душ пастырь кончил поученье;</text:p>
      <text:p text:style-name="Обычный"><text:s text:c="3"/>Но всяк ему ещё внимал и, до небес</text:p>
      <text:p text:style-name="Обычный"><text:s text:c="3"/>Восхи́щенный, в сердечном умиленье</text:p>
      <text:p text:style-name="Обычный"><text:s text:c="3"/>Не чувствовал своих текущих слёз.</text:p>
      <text:p text:style-name="Обычный"><text:s text:c="3"/>Когда ж из божьего миряне вышли дому,</text:p>
      <text:p text:style-name="Обычный"><text:s text:c="3"/>«Какой приятный дар! –</text:p>
      <text:p text:style-name="Обычный"><text:s text:c="3"/>Из слушателей тут сказал один другому, –</text:p>
      <text:p text:style-name="Обычный"><text:s text:c="3"/>Какая сладость, жар!</text:p>
      <text:p text:style-name="Обычный"><text:s text:c="3"/>Как сильно он влечёт к добру сердца народа!</text:p>
      <text:p text:style-name="Обычный"><text:s text:c="3"/>А у тебя, сосед, знать, чёрствая природа,</text:p>
      <text:p text:style-name="Обычный"><text:s text:c="3"/>Что на тебе слезинки не видать?</text:p>
      <text:p text:style-name="Обычный"><text:s text:c="3"/>Иль ты не понимал?» – «Ну, как не понимать!</text:p>
      <text:p text:style-name="Обычный"><text:s text:c="3"/>Да плакать мне какая стать:</text:p>
      <text:p text:style-name="Обычный"><text:s text:c="3"/>Ведь я не здешнего прихода»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Ворона</text:p>
      <text:p text:style-name="Обычный"><text:s text:c="5"/></text:p>
      <text:p text:style-name="Обычный"><text:s text:c="5"/></text:p>
      <text:p text:style-name="Обычный"><text:s text:c="3"/><text:soft-page-break/>Когда не хочешь быть смешон,</text:p>
      <text:p text:style-name="Обычный"><text:s text:c="3"/>Держися звания, в котором ты рождён.</text:p>
      <text:p text:style-name="Обычный"><text:s text:c="3"/>Простолюдин со знатью не роднися:</text:p>
      <text:p text:style-name="Обычный"><text:s text:c="3"/>И если карлой сотворён,</text:p>
      <text:p text:style-name="Обычный"><text:s text:c="3"/>То в великаны не тянися,</text:p>
      <text:p text:style-name="Обычный"><text:s text:c="3"/>А помни свой ты чаще рост,</text:p>
      <text:p text:style-name="Обычный"><text:s text:c="3"/>Утыкавши себе павлиным перьем хвост,</text:p>
      <text:p text:style-name="Обычный"><text:s text:c="3"/>Ворона с Павами пошла гулять спесиво –</text:p>
      <text:p text:style-name="Обычный"><text:s text:c="3"/>И думает, что на неё</text:p>
      <text:p text:style-name="Обычный"><text:s text:c="3"/>Родня и прежние приятели её</text:p>
      <text:p text:style-name="Обычный"><text:s text:c="3"/>Все заглядятся, как на диво;</text:p>
      <text:p text:style-name="Обычный"><text:s text:c="3"/>Что Павам всем она сестра</text:p>
      <text:p text:style-name="Обычный"><text:s text:c="3"/>И что пришла её пора</text:p>
      <text:p text:style-name="Обычный"><text:s text:c="3"/>Быть украшением Юнонина двора.</text:p>
      <text:p text:style-name="Обычный"><text:s text:c="3"/>Какой же вышел плод её высокомерья?</text:p>
      <text:p text:style-name="Обычный"><text:s text:c="3"/>Что Павами она ощипана кругом,</text:p>
      <text:p text:style-name="Обычный"><text:s text:c="3"/>И что, бежав от них, едва не кувырком,</text:p>
      <text:p text:style-name="Обычный"><text:s text:c="3"/>Не говоря уж о чужом,</text:p>
      <text:p text:style-name="Обычный"><text:s text:c="3"/>На ней и своего осталось мало перья.</text:p>
      <text:p text:style-name="Обычный"><text:s text:c="3"/>Она было назад к своим; но те совсем</text:p>
      <text:p text:style-name="Обычный"><text:s text:c="3"/>Заклёванной Вороны не узнали,</text:p>
      <text:p text:style-name="Обычный"><text:s text:c="3"/>Ворону вдосталь ощипали,</text:p>
      <text:p text:style-name="Обычный"><text:s text:c="3"/>И кончились её затеи тем,</text:p>
      <text:p text:style-name="Обычный"><text:s text:c="3"/>Что от Ворон она отстала,</text:p>
      <text:p text:style-name="Обычный"><text:s text:c="3"/>А к Павам не пристала.</text:p>
      <text:p text:style-name="Обычный"><text:s text:c="5"/></text:p>
      <text:p text:style-name="Обычный"><text:s text:c="3"/>Я эту басенку вам былью поясню.</text:p>
      <text:p text:style-name="Обычный"><text:s text:c="3"/>Матрёне, дочери купецкой, мысль припала,</text:p>
      <text:p text:style-name="Обычный"><text:s text:c="3"/>Чтоб в знатную войти родню.</text:p>
      <text:p text:style-name="Обычный"><text:s text:c="3"/>Приданого за ней полмиллиона.</text:p>
      <text:p text:style-name="Обычный"><text:s text:c="3"/>Вот выдали Матрёну за барона.</text:p>
      <text:p text:style-name="Обычный"><text:s text:c="3"/>Что ж вышло? Новая родня ей колет глаз</text:p>
      <text:p text:style-name="Обычный"><text:s text:c="3"/>Попрёком, что она мещанкой родилась.</text:p>
      <text:p text:style-name="Обычный"><text:s text:c="3"/>А ста<text:soft-page-break/>рая за то, что к знатным приплелась:</text:p>
      <text:p text:style-name="Обычный"><text:s text:c="3"/>И сделалась моя Матрёна</text:p>
      <text:p text:style-name="Обычный"><text:s text:c="3"/>Ни Пава, ни Ворона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Пёстрые овцы</text:p>
      <text:p text:style-name="Обычный"><text:s text:c="5"/></text:p>
      <text:p text:style-name="Обычный"><text:s text:c="5"/></text:p>
      <text:p text:style-name="Обычный"><text:s text:c="3"/>Лев пёстрых невзлюбил овец.</text:p>
      <text:p text:style-name="Обычный"><text:s text:c="3"/>Их просто бы ему перевести не трудно;</text:p>
      <text:p text:style-name="Обычный"><text:s text:c="3"/>Но это было бы неправосудно –</text:p>
      <text:p text:style-name="Обычный"><text:s text:c="3"/>Он не на то в лесах носил венец,</text:p>
      <text:p text:style-name="Обычный"><text:s text:c="3"/>Чтоб подданных душить, но им давать расправу;</text:p>
      <text:p text:style-name="Обычный"><text:s text:c="3"/>А видеть пёструю овцу терпенья нет!</text:p>
      <text:p text:style-name="Обычный"><text:s text:c="3"/>Как сбыть их и сберечь свою на свете славу?</text:p>
      <text:p text:style-name="Обычный"><text:s text:c="3"/>И вот к себе зовет</text:p>
      <text:p text:style-name="Обычный"><text:s text:c="3"/>Медведя он с Лисою на совет –</text:p>
      <text:p text:style-name="Обычный"><text:s text:c="3"/>И им за тайну открывает,</text:p>
      <text:p text:style-name="Обычный"><text:s text:c="3"/>Что видя пёструю овцу, он всякий раз</text:p>
      <text:p text:style-name="Обычный"><text:s text:c="3"/>Глазами целый день страдает</text:p>
      <text:p text:style-name="Обычный"><text:s text:c="3"/>Я что придет ему совсем лишиться глаз,</text:p>
      <text:p text:style-name="Обычный"><text:s text:c="3"/>И, как такой беде помочь, совсем не знает.</text:p>
      <text:p text:style-name="Обычный"><text:s text:c="3"/>«Всесильный Лев! – сказал, насупяся, Медведь, –</text:p>
      <text:p text:style-name="Обычный"><text:s text:c="3"/>На что тут много разговоров?</text:p>
      <text:p text:style-name="Обычный"><text:s text:c="3"/>Вели без дальних сборов</text:p>
      <text:p text:style-name="Обычный"><text:s text:c="3"/>Овец передушить. Кому о них жалеть?»</text:p>
      <text:p text:style-name="Обычный"><text:s text:c="3"/>Лиса, увидевши, что Лев нахмурил брови,</text:p>
      <text:p text:style-name="Обычный"><text:s text:c="3"/>Смиренно говорит: «О царь! наш добрый царь!</text:p>
      <text:p text:style-name="Обычный"><text:s text:c="3"/>Ты, верно, запретишь гнать э<text:soft-page-break/>ту бедну тварь –</text:p>
      <text:p text:style-name="Обычный"><text:s text:c="3"/>И не прольёшь невинной крови.</text:p>
      <text:p text:style-name="Обычный"><text:s text:c="3"/>Осмелюсь я совет иной произнести:</text:p>
      <text:p text:style-name="Обычный"><text:s text:c="3"/>Дай повеленье ты луга им отвести,</text:p>
      <text:p text:style-name="Обычный"><text:s text:c="3"/>Где б был обильный корм для маток</text:p>
      <text:p text:style-name="Обычный"><text:s text:c="3"/>Я где бы поскакать, побегать для ягняток;</text:p>
      <text:p text:style-name="Обычный"><text:s text:c="3"/>А так как в пастухах у нас здесь недостаток,</text:p>
      <text:p text:style-name="Обычный"><text:s text:c="3"/>То прикажи овец волкам пасти.</text:p>
      <text:p text:style-name="Обычный"><text:s text:c="3"/>Не знаю, как-то мне сдаётся,</text:p>
      <text:p text:style-name="Обычный"><text:s text:c="3"/>Что род их сам собой переведётся.</text:p>
      <text:p text:style-name="Обычный"><text:s text:c="3"/>А между тем пускай блаженствуют оне;</text:p>
      <text:p text:style-name="Обычный"><text:s text:c="3"/>И что б ни сделалось, ты будешь в стороне».</text:p>
      <text:p text:style-name="Обычный"><text:s text:c="3"/>Лисицы мнение в совете силу взяло</text:p>
      <text:p text:style-name="Обычный"><text:s text:c="3"/>И так удачно в ход пошло, что, наконец,</text:p>
      <text:p text:style-name="Обычный"><text:s text:c="3"/>Не только пёстрых там овец –</text:p>
      <text:p text:style-name="Обычный"><text:s text:c="3"/>И гладких стало мало.</text:p>
      <text:p text:style-name="Обычный"><text:s text:c="3"/>Какие ж у зверей пошли на это толки?</text:p>
      <text:p text:style-name="Обычный"><text:s text:c="3"/>Что Лев бы и хорош, да всё злодеи волки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<text:s text:c="5"/></text:p>
      <text:p text:style-name="Обычный">Лев состаревшийся</text:p>
      <text:p text:style-name="Обычный"><text:s text:c="5"/></text:p>
      <text:p text:style-name="Обычный"><text:s text:c="5"/></text:p>
      <text:p text:style-name="Обычный"><text:s text:c="3"/>Могучий Лев, гроза лесов,</text:p>
      <text:p text:style-name="Обычный"><text:s text:c="3"/>Постигнут старостью, лишился силы:</text:p>
      <text:p text:style-name="Обычный"><text:s text:c="3"/>Нет крепости в когтях, нет острых тех зубов,</text:p>
      <text:p text:style-name="Обычный"><text:s text:c="3"/>Чем наводил он ужас на врагов,</text:p>
      <text:p text:style-name="Обычный"><text:s text:c="3"/>И самого едва таскают ноги хилы.</text:p>
      <text:p text:style-name="Обычный"><text:s text:c="3"/>А что всего больней,</text:p>
      <text:p text:style-name="Обычный"><text:s text:c="3"/>Не только он теперь не стр<text:soft-page-break/>ашен для зверей,</text:p>
      <text:p text:style-name="Обычный"><text:s text:c="3"/>Но всяк, за старые обиды Льва, в отмщенье,</text:p>
      <text:p text:style-name="Обычный"><text:s text:c="3"/>Наперерыв ему наносит оскорбленье:</text:p>
      <text:p text:style-name="Обычный"><text:s text:c="3"/>То гордый конь его копытом крепким бьёт,</text:p>
      <text:p text:style-name="Обычный"><text:s text:c="3"/>То зубом волк рванёт,</text:p>
      <text:p text:style-name="Обычный"><text:s text:c="3"/>То острым рогом вол боднёт.</text:p>
      <text:p text:style-name="Обычный"><text:s text:c="3"/>Лев бедный в горе толь великом,</text:p>
      <text:p text:style-name="Обычный"><text:s text:c="3"/>Сжав сердце, терпит всё и ждёт кончины злой.</text:p>
      <text:p text:style-name="Обычный"><text:s text:c="3"/>Лишь изъявляя ропот свой</text:p>
      <text:p text:style-name="Обычный"><text:s text:c="3"/>Глухим и томным рыком.</text:p>
      <text:p text:style-name="Обычный"><text:s text:c="3"/>Как видит, что осёл туда ж, натужа грудь,</text:p>
      <text:p text:style-name="Обычный"><text:s text:c="3"/>Сбирается его лягнуть</text:p>
      <text:p text:style-name="Обычный"><text:s text:c="3"/>И смотрит место лишь, где б было побольнее.</text:p>
      <text:p text:style-name="Обычный"><text:s text:c="3"/>«О боги! – возопил, стеная, Лев тогда, –</text:p>
      <text:p text:style-name="Обычный"><text:s text:c="3"/>Чтоб не дожить до этого стыда,</text:p>
      <text:p text:style-name="Обычный"><text:s text:c="3"/>Пошлите лучше мне один конец скорее!</text:p>
      <text:p text:style-name="Обычный"><text:s text:c="3"/>Как смерть моя ни зла:</text:p>
      <text:p text:style-name="Обычный"><text:s text:c="3"/>Всё легче, чем терпеть обиды от осла»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Лев, Серна и Лиса</text:p>
      <text:p text:style-name="Обычный"><text:s text:c="5"/></text:p>
      <text:p text:style-name="Обычный"><text:s text:c="5"/></text:p>
      <text:p text:style-name="Обычный"><text:s text:c="3"/>По дебрям гнался Лев за Серной;</text:p>
      <text:p text:style-name="Обычный"><text:s text:c="3"/>Уже её он настигал</text:p>
      <text:p text:style-name="Обычный"><text:s text:c="3"/>И взором алчным пожирал</text:p>
      <text:p text:style-name="Обычный"><text:s text:c="3"/>Обед себе в ней сытный, верный.</text:p>
      <text:p text:style-name="Обычный"><text:s text:c="3"/>Спастись, казалось, ей нельзя никак:</text:p>
      <text:p text:style-name="Обычный"><text:s text:c="3"/>Дорогу обои́м пересекал овраг;</text:p>
      <text:p text:style-name="Обычный"><text:s text:c="3"/>Но Серна лёгкая все силы натянула –</text:p>
      <text:p text:style-name="Обычный"><text:s text:c="3"/>Подобно из лука стреле,</text:p>
      <text:p text:style-name="Обычный"><text:s text:c="3"/>Над пропастью она махнула –</text:p>
      <text:p text:style-name="Обычный"><text:s text:c="3"/>И стала супротив на каме<text:soft-page-break/>нной скале.</text:p>
      <text:p text:style-name="Обычный"><text:s text:c="3"/>Мой Лев остановился.</text:p>
      <text:p text:style-name="Обычный"><text:s text:c="3"/>На эту пору друг его вблизи случился:</text:p>
      <text:p text:style-name="Обычный"><text:s text:c="3"/>Друг этот был – Лиса.</text:p>
      <text:p text:style-name="Обычный"><text:s text:c="3"/>«Как! – говорит она, – с твоим проворством, силой</text:p>
      <text:p text:style-name="Обычный"><text:s text:c="3"/>Ужели ты уступишь Серне хилой!</text:p>
      <text:p text:style-name="Обычный"><text:s text:c="3"/>Лишь пожелай, тебе возможны чудеса:</text:p>
      <text:p text:style-name="Обычный"><text:s text:c="3"/>Хоть пропасть широка, но если ты захочешь,</text:p>
      <text:p text:style-name="Обычный"><text:s text:c="3"/>То, верно, перескочишь.</text:p>
      <text:p text:style-name="Обычный"><text:s text:c="3"/>Поверь же совести и дружбе ты моей:</text:p>
      <text:p text:style-name="Обычный"><text:s text:c="3"/>Не стала бы твоих отваживать я дней,</text:p>
      <text:p text:style-name="Обычный"><text:s text:c="3"/>Когда б не знала</text:p>
      <text:p text:style-name="Обычный"><text:s text:c="3"/>И крепости и лёгкости твоей».</text:p>
      <text:p text:style-name="Обычный"><text:s text:c="3"/>Тут кровь во Льве вскипела, заиграла;</text:p>
      <text:p text:style-name="Обычный"><text:s text:c="3"/>Он бросился со всех четырёх ног;</text:p>
      <text:p text:style-name="Обычный"><text:s text:c="3"/>Однако ж пропасти перескочить не мог:</text:p>
      <text:p text:style-name="Обычный"><text:s text:c="3"/>Стремглав слетел и – до смерти убился.</text:p>
      <text:p text:style-name="Обычный"><text:s text:c="3"/>А что ж его сердечный друг?</text:p>
      <text:p text:style-name="Обычный"><text:s text:c="3"/>Он потихохоньку в овраг спустился</text:p>
      <text:p text:style-name="Обычный"><text:s text:c="3"/>И, видя, что уж Льву ни лести, ни услуг</text:p>
      <text:p text:style-name="Обычный"><text:s text:c="3"/>Не надо боле,</text:p>
      <text:p text:style-name="Обычный"><text:s text:c="3"/>Он, на просторе и на воле,</text:p>
      <text:p text:style-name="Обычный"><text:s text:c="3"/>Справлять поминки другу стал,</text:p>
      <text:p text:style-name="Обычный"><text:s text:c="3"/>И в месяц до костей он друга оглодал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Крестьянин и Лошадь</text:p>
      <text:p text:style-name="Обычный"><text:s text:c="5"/></text:p>
      <text:p text:style-name="Обычный"><text:s text:c="5"/></text:p>
      <text:p text:style-name="Обычный"><text:s text:c="3"/>Крестьянин засевал овёс;</text:p>
      <text:p text:style-name="Обычный"><text:s text:c="3"/>То видя, Лошадь молодая</text:p>
      <text:p text:style-name="Обычный"><text:s text:c="3"/>Так пр<text:soft-page-break/>о себя ворчала, рассуждая:</text:p>
      <text:p text:style-name="Обычный"><text:s text:c="3"/>«За делом столько он овса сюда принёс!</text:p>
      <text:p text:style-name="Обычный"><text:s text:c="3"/>Вот, говорят, что люди нас умнее.</text:p>
      <text:p text:style-name="Обычный"><text:s text:c="3"/>Что может быть безумней и смешнее,</text:p>
      <text:p text:style-name="Обычный"><text:s text:c="3"/>Как поле целое изрыть,</text:p>
      <text:p text:style-name="Обычный"><text:s text:c="3"/>Чтоб после рассорить</text:p>
      <text:p text:style-name="Обычный"><text:s text:c="3"/>На нём овёс свой попустому?</text:p>
      <text:p text:style-name="Обычный"><text:s text:c="3"/>Стравил бы он его иль мне, или гнедому;</text:p>
      <text:p text:style-name="Обычный"><text:s text:c="3"/>Хоть курам бы его он вздумал разбросать,</text:p>
      <text:p text:style-name="Обычный"><text:s text:c="3"/>Всё было б более похоже то на стать;</text:p>
      <text:p text:style-name="Обычный"><text:s text:c="3"/>Хоть спрятал бы его: я видела б в том скупость;</text:p>
      <text:p text:style-name="Обычный"><text:s text:c="3"/>А попусту бросать! Нет, это просто глупость».</text:p>
      <text:p text:style-name="Обычный"><text:s text:c="3"/>Вот к осени меж; тем овёс тот убран был,</text:p>
      <text:p text:style-name="Обычный"><text:s text:c="3"/>И наш Крестьянин им того ж Коня кормил.</text:p>
      <text:p text:style-name="Обычный"><text:s text:c="3"/>Читатель! Верно, нет сомненья,</text:p>
      <text:p text:style-name="Обычный"><text:s text:c="3"/>Что не одобришь ты конева рассужденья;</text:p>
      <text:p text:style-name="Обычный"><text:s text:c="3"/>Но с самой древности, в наш даже век,</text:p>
      <text:p text:style-name="Обычный"><text:s text:c="3"/>Не так ли дерзко человек</text:p>
      <text:p text:style-name="Обычный"><text:s text:c="3"/>О воле судит Провиденья,</text:p>
      <text:p text:style-name="Обычный"><text:s text:c="3"/>В безумной слепоте своей,</text:p>
      <text:p text:style-name="Обычный"><text:s text:c="3"/>Не ведая его ни цели, ни путей?</text:p>
      <text:p text:style-name="Обычный"><text:s text:c="5"/></text:p>
      <text:p text:style-name="Обычный"><text:s text:c="5"/></text:p>
      <text:p text:style-name="Обычный">Белка</text:p>
      <text:p text:style-name="Обычный"><text:s text:c="5"/></text:p>
      <text:p text:style-name="Обычный"><text:s text:c="5"/></text:p>
      <text:p text:style-name="Обычный"><text:s text:c="3"/>У Льва служила Белка.</text:p>
      <text:p text:style-name="Обычный"><text:s text:c="3"/>Не знаю, как и чем; но дело только в том,</text:p>
      <text:p text:style-name="Обычный"><text:s text:c="3"/>Что служба Белкина угодна перед Львом;</text:p>
      <text:p text:style-name="Обычный"><text:s text:c="3"/>А угодить на Льва, конечно, не безделка.</text:p>
      <text:p text:style-name="Обычный"><text:s text:c="3"/>За то обещан ей орехов целый воз.</text:p>
      <text:p text:style-name="Обычный"><text:s text:c="3"/>Обещан – между тем всё время улетает;</text:p>
      <text:p text:style-name="Обычный"><text:s text:c="3"/>А Белочк<text:soft-page-break/>а моя нередко голодает</text:p>
      <text:p text:style-name="Обычный"><text:s text:c="3"/>И скалит перед Львом зубки свои сквозь слёз.</text:p>
      <text:p text:style-name="Обычный"><text:s text:c="3"/>Посмотрит: по лесу то там, то сям мелькают</text:p>
      <text:p text:style-name="Обычный"><text:s text:c="3"/>Её подружки в вышине:</text:p>
      <text:p text:style-name="Обычный"><text:s text:c="3"/>Она лишь глазками моргает, а оне</text:p>
      <text:p text:style-name="Обычный"><text:s text:c="3"/>Орешки знай себе щелкают да щелкают.</text:p>
      <text:p text:style-name="Обычный"><text:s text:c="3"/>Но наша Белочка к орешнику лишь шаг,</text:p>
      <text:p text:style-name="Обычный"><text:s text:c="3"/>Глядит – нельзя никак:</text:p>
      <text:p text:style-name="Обычный"><text:s text:c="3"/>На службу Льву её то кличут, то толкают.</text:p>
      <text:p text:style-name="Обычный"><text:s text:c="3"/>Вот Белка, наконец, уж стала и стара</text:p>
      <text:p text:style-name="Обычный"><text:s text:c="3"/>И Льву наскучила: в отставку ей пора.</text:p>
      <text:p text:style-name="Обычный"><text:s text:c="3"/>Отставку Белке дали,</text:p>
      <text:p text:style-name="Обычный"><text:s text:c="3"/>И точно, целый воз орехов ей прислали.</text:p>
      <text:p text:style-name="Обычный"><text:s text:c="3"/>Орехи славные, каких не видел свет;</text:p>
      <text:p text:style-name="Обычный"><text:s text:c="3"/>Все на отбор: орех к ореху – чудо!</text:p>
      <text:p text:style-name="Обычный"><text:s text:c="3"/>Одно лишь только худо –</text:p>
      <text:p text:style-name="Обычный"><text:s text:c="3"/>Давно зубов у Белки нет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Щука</text:p>
      <text:p text:style-name="Обычный"><text:s text:c="5"/></text:p>
      <text:p text:style-name="Обычный"><text:s text:c="5"/></text:p>
      <text:p text:style-name="Обычный"><text:s text:c="3"/>На Щуку подан в суд донос,</text:p>
      <text:p text:style-name="Обычный"><text:s text:c="3"/>Что от неё житья в пруде не стало;</text:p>
      <text:p text:style-name="Обычный"><text:s text:c="3"/>Улик представлен целый воз,</text:p>
      <text:p text:style-name="Обычный"><text:s text:c="3"/>И виноватую, как надлежало,</text:p>
      <text:p text:style-name="Обычный"><text:s text:c="3"/>На суд в большой лохани принесли.</text:p>
      <text:p text:style-name="Обычный"><text:s text:c="3"/>Судьи, невдалеке сбирались;</text:p>
      <text:p text:style-name="Обычный"><text:s text:c="3"/>На ближнем их лугу пасли;</text:p>
      <text:p text:style-name="Обычный"><text:s text:c="3"/>Однако ж имена в архиве их<text:s/><text:soft-page-break/>остались:</text:p>
      <text:p text:style-name="Обычный"><text:s text:c="3"/>То были два Осла,</text:p>
      <text:p text:style-name="Обычный"><text:s text:c="3"/>Две Клячи старые, да два иль три Козла;</text:p>
      <text:p text:style-name="Обычный"><text:s text:c="3"/>Для должного ж в порядке дел надзора</text:p>
      <text:p text:style-name="Обычный"><text:s text:c="3"/>Им придана была Лиса за Прокурора.</text:p>
      <text:p text:style-name="Обычный"><text:s text:c="3"/>И слух между народа шёл,</text:p>
      <text:p text:style-name="Обычный"><text:s text:c="3"/>Что Щука Лисыньке снабжала рыбный стол;</text:p>
      <text:p text:style-name="Обычный"><text:s text:c="3"/>Со всем тем, не было в судьях лицеприязни,</text:p>
      <text:p text:style-name="Обычный"><text:s text:c="3"/>И то, сказать, что Щукиных проказ</text:p>
      <text:p text:style-name="Обычный"><text:s text:c="3"/>Удобства не было закрыть на этот раз.</text:p>
      <text:p text:style-name="Обычный"><text:s text:c="3"/>Так делать нечего: пришло писать указ,</text:p>
      <text:p text:style-name="Обычный"><text:s text:c="3"/>Чтоб виноватую предать позорной казни</text:p>
      <text:p text:style-name="Обычный"><text:s text:c="3"/>И, в страх другим, повесить на суку.</text:p>
      <text:p text:style-name="Обычный"><text:s text:c="3"/>«Почтенные судьи! – Лиса тут приступила. –</text:p>
      <text:p text:style-name="Обычный"><text:s text:c="3"/>Повесить мало, я б ей казнь определила,</text:p>
      <text:p text:style-name="Обычный"><text:s text:c="3"/>Какой не видано у нас здесь на веку:</text:p>
      <text:p text:style-name="Обычный"><text:s text:c="3"/>Чтоб было впредь плутам и страшно и опасно –</text:p>
      <text:p text:style-name="Обычный"><text:s text:c="3"/>Так утопить её в реке». – «Прекрасно!» –</text:p>
      <text:p text:style-name="Обычный"><text:s text:c="3"/>Кричат судьи. На том решили все согласно,</text:p>
      <text:p text:style-name="Обычный"><text:s text:c="3"/>И Щуку бросили – в реку!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Кукушка и Орёл</text:p>
      <text:p text:style-name="Обычный"><text:s text:c="5"/></text:p>
      <text:p text:style-name="Обычный"><text:s text:c="5"/></text:p>
      <text:p text:style-name="Обычный"><text:s text:c="3"/>Орёл пожаловал Кукушку в Соловьи.</text:p>
      <text:p text:style-name="Обычный"><text:s text:c="3"/>Кукушка, в новом чине,</text:p>
      <text:p text:style-name="Обычный"><text:s text:c="3"/>Усевшись важно на осине,</text:p>
      <text:p text:style-name="Обычный"><text:s text:c="3"/>Таланты в музыке свои</text:p>
      <text:p text:style-name="Обычный"><text:s text:c="3"/>Выказывать пустилась;</text:p>
      <text:p text:style-name="Обычный"><text:s text:c="3"/>Глядит – все<text:s/><text:soft-page-break/>прочь летят,</text:p>
      <text:p text:style-name="Обычный"><text:s text:c="3"/>Одни смеются ей, а те её бранят.</text:p>
      <text:p text:style-name="Обычный"><text:s text:c="3"/>Моя Кукушка огорчилась,</text:p>
      <text:p text:style-name="Обычный"><text:s text:c="3"/>И с жалобой на птиц к Орлу спешит она.</text:p>
      <text:p text:style-name="Обычный"><text:s text:c="3"/>«Помилуй! – говорит, – по твоему веленью</text:p>
      <text:p text:style-name="Обычный"><text:s text:c="3"/>Я Соловьём в лесу здесь названа;</text:p>
      <text:p text:style-name="Обычный"><text:s text:c="3"/>А моему смеяться смеют пенью!»</text:p>
      <text:p text:style-name="Обычный"><text:s text:c="3"/>«Мой друг! – Орёл в ответ, – я царь, но я не бог.</text:p>
      <text:p text:style-name="Обычный"><text:s text:c="3"/>Нельзя мне от беды твоей тебя избавить.</text:p>
      <text:p text:style-name="Обычный"><text:s text:c="3"/>Кукушку Соловьём честить я мог заставить;</text:p>
      <text:p text:style-name="Обычный"><text:s text:c="3"/>Но сделать Соловьём Кукушки я не мог»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Бритвы</text:p>
      <text:p text:style-name="Обычный"><text:s text:c="5"/></text:p>
      <text:p text:style-name="Обычный"><text:s text:c="5"/></text:p>
      <text:p text:style-name="Обычный"><text:s text:c="3"/>С знакомцем съехавшись однажды я в дороге,</text:p>
      <text:p text:style-name="Обычный"><text:s text:c="3"/>С ним вместе на одном ночлеге ночевал.</text:p>
      <text:p text:style-name="Обычный"><text:s text:c="3"/>Поутру, чуть лишь я глаза продрал,</text:p>
      <text:p text:style-name="Обычный"><text:s text:c="3"/>И что же узнаю? – Приятель мой в тревоге:</text:p>
      <text:p text:style-name="Обычный"><text:s text:c="3"/>Вчера заснули мы меж шуток, без забот;</text:p>
      <text:p text:style-name="Обычный"><text:s text:c="3"/>Теперь я слушаю – приятель стал не тот.</text:p>
      <text:p text:style-name="Обычный"><text:s text:c="3"/>То вскрикнет он, то охнет, то вздохнёт.</text:p>
      <text:p text:style-name="Обычный"><text:s text:c="3"/>«Что сделалось с тобой, мой милый?.. Я надеюсь,</text:p>
      <text:p text:style-name="Обычный"><text:s text:c="3"/>Не болен ты». – «Ох! ничего: я бреюсь».</text:p>
      <text:p text:style-name="Обычный"><text:s text:c="3"/>«Как! только?» Тут я встал – гляжу: проказник мой</text:p>
      <text:p text:style-name="Обычный"><text:s text:c="3"/>У зеркала сквозь слез так кисло морщит рожу.</text:p>
      <text:p text:style-name="Обычный"><text:s text:c="3"/>Как будто бы с него содрать сбирались кожу.</text:p>
      <text:p text:style-name="Обычный"><text:s text:c="3"/>Узнавши, након<text:soft-page-break/>ец, вину беды такой,</text:p>
      <text:p text:style-name="Обычный"><text:s text:c="3"/>«Что дива? – я сказал, – ты сам себя тиранишь.</text:p>
      <text:p text:style-name="Обычный"><text:s text:c="3"/>Пожалуй, посмотри:</text:p>
      <text:p text:style-name="Обычный"><text:s text:c="3"/>Ведь у тебя не Бритвы – косари;</text:p>
      <text:p text:style-name="Обычный"><text:s text:c="3"/>Не бриться – мучиться ты только с ними станешь».</text:p>
      <text:p text:style-name="Обычный"><text:s text:c="3"/>«Ох, братец, признаюсь,</text:p>
      <text:p text:style-name="Обычный"><text:s text:c="3"/>Что Бритвы очень тупы!</text:p>
      <text:p text:style-name="Обычный"><text:s text:c="3"/>Как этого не знать? Ведь мы не так уж глупы;</text:p>
      <text:p text:style-name="Обычный"><text:s text:c="3"/>Да острыми-то я порезаться боюсь».</text:p>
      <text:p text:style-name="Обычный"><text:s text:c="3"/>«А я, мой друг, тебя уверить смею,</text:p>
      <text:p text:style-name="Обычный"><text:s text:c="3"/>Что Бритвою тупой изрежешься скорей,</text:p>
      <text:p text:style-name="Обычный"><text:s text:c="3"/>А острою обреешься верней:</text:p>
      <text:p text:style-name="Обычный"><text:s text:c="3"/>Умей владеть лишь ею».</text:p>
      <text:p text:style-name="Обычный"><text:s text:c="5"/></text:p>
      <text:p text:style-name="Обычный"><text:s text:c="3"/>Вам пояснить рассказ мой я готов:</text:p>
      <text:p text:style-name="Обычный"><text:s text:c="3"/>Не так ли многие, хоть стыдно им признаться,</text:p>
      <text:p text:style-name="Обычный"><text:s text:c="3"/>С умом людей – боятся</text:p>
      <text:p text:style-name="Обычный"><text:s text:c="3"/>И терпят при себе охотней дураков?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Сокол и Червяк</text:p>
      <text:p text:style-name="Обычный"><text:s text:c="5"/></text:p>
      <text:p text:style-name="Обычный"><text:s text:c="5"/></text:p>
      <text:p text:style-name="Обычный"><text:s text:c="3"/>В вершине дерева, за ветку уцепясь,</text:p>
      <text:p text:style-name="Обычный"><text:s text:c="3"/>Червяк на ней качался.</text:p>
      <text:p text:style-name="Обычный"><text:s text:c="3"/>Над Червяком Сокол, по воздуху носясь,</text:p>
      <text:p text:style-name="Обычный"><text:s text:c="3"/>Так с высоты шутил и издевался:</text:p>
      <text:p text:style-name="Обычный"><text:s text:c="3"/>«Каких ты, бедненький, трудов не перенёс!</text:p>
      <text:p text:style-name="Обычный"><text:s text:c="3"/>Что ж прибыли, что ты высоко так заполз?</text:p>
      <text:p text:style-name="Обычный"><text:s text:c="3"/>Какая у тебя и воля и свобода?</text:p>
      <text:p text:style-name="Обычный"><text:s text:c="3"/>И с веткой гнёшься ты, куда велит погода». –</text:p>
      <text:p text:style-name="Обычный"><text:s text:c="3"/>«Тебе шутить легко, –</text:p>
      <text:p text:style-name="Обычный"><text:s text:c="3"/>Червяк ответствуе<text:soft-page-break/>т, – летая высоко,</text:p>
      <text:p text:style-name="Обычный"><text:s text:c="3"/>Затем, что крыльями и силен ты, и крепок;</text:p>
      <text:p text:style-name="Обычный"><text:s text:c="3"/>Но мне судьба дала достоинства не те:</text:p>
      <text:p text:style-name="Обычный"><text:s text:c="3"/>Я здесь, на высоте,</text:p>
      <text:p text:style-name="Обычный"><text:s text:c="3"/>Тем только и держусь, что я, по счастью, цепок!»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Бедный Богач</text:p>
      <text:p text:style-name="Обычный"><text:s text:c="5"/></text:p>
      <text:p text:style-name="Обычный"><text:s text:c="5"/></text:p>
      <text:p text:style-name="Обычный"><text:s text:c="3"/>Ну стоит ли богатым быть,</text:p>
      <text:p text:style-name="Обычный"><text:s text:c="3"/>Чтоб вкусно никогда ни съесть, ни спить</text:p>
      <text:p text:style-name="Обычный"><text:s text:c="3"/>И только деньги лишь копить?</text:p>
      <text:p text:style-name="Обычный"><text:s text:c="3"/>Да и на что? Умрём, ведь всё оставим.</text:p>
      <text:p text:style-name="Обычный"><text:s text:c="3"/>Мы только лишь себя и мучим и бесславим.</text:p>
      <text:p text:style-name="Обычный"><text:s text:c="3"/>Нет, если б мне далось богатство на удел,</text:p>
      <text:p text:style-name="Обычный"><text:s text:c="3"/>Не только бы рубля, я б тысяч не жалел,</text:p>
      <text:p text:style-name="Обычный"><text:s text:c="3"/>Чтоб жить роскошно, пышно,</text:p>
      <text:p text:style-name="Обычный"><text:s text:c="3"/>И о моих пирах далёко б было слышно;</text:p>
      <text:p text:style-name="Обычный"><text:s text:c="3"/>Я даже делал бы добро другим,</text:p>
      <text:p text:style-name="Обычный"><text:s text:c="3"/>А богачей скупых на муку жизнь похожа. –</text:p>
      <text:p text:style-name="Обычный"><text:s text:c="3"/>Так рассуждал Бедняк с собой самим,</text:p>
      <text:p text:style-name="Обычный"><text:s text:c="3"/>В лачужке низменной, на голой лавке лёжа;</text:p>
      <text:p text:style-name="Обычный"><text:s text:c="3"/>Как вдруг к нему сквозь щёлочку пролез,</text:p>
      <text:p text:style-name="Обычный"><text:s text:c="3"/>Кто говорит – колдун, кто говорит – что бес,</text:p>
      <text:p text:style-name="Обычный"><text:s text:c="3"/>Последнее едва ли не вернее:</text:p>
      <text:p text:style-name="Обычный"><text:s text:c="3"/>Из дела будет то виднее.</text:p>
      <text:p text:style-name="Обычный"><text:s text:c="3"/>Предстал – и начал так: «Ты хочешь быть богат,</text:p>
      <text:p text:style-name="Обычный"><text:s text:c="3"/>Я слышал, для чего; служить я д<text:soft-page-break/>ругу рад.</text:p>
      <text:p text:style-name="Обычный"><text:s text:c="3"/>Вот кошелёк тебе: червонец в нём, не боле;</text:p>
      <text:p text:style-name="Обычный"><text:s text:c="3"/>Но вынешь лишь один, уж там готов другой.</text:p>
      <text:p text:style-name="Обычный"><text:s text:c="3"/>Итак, приятель мой,</text:p>
      <text:p text:style-name="Обычный"><text:s text:c="3"/>Разбогатеть теперь в твоей лишь воле.</text:p>
      <text:p text:style-name="Обычный"><text:s text:c="3"/>Возьми ж – и из него без счёту вынимай,</text:p>
      <text:p text:style-name="Обычный"><text:s text:c="3"/>Доколе будешь ты доволен;</text:p>
      <text:p text:style-name="Обычный"><text:s text:c="3"/>Но только знай:</text:p>
      <text:p text:style-name="Обычный"><text:s text:c="3"/>Истратить одного червонца ты не волен,</text:p>
      <text:p text:style-name="Обычный"><text:s text:c="3"/>Пока в реку не бросишь кошелька».</text:p>
      <text:p text:style-name="Обычный"><text:s text:c="3"/>Сказал – и с кошельком оставил Бедняка.</text:p>
      <text:p text:style-name="Обычный"><text:s text:c="3"/>Бедняк от радости едва не помешался;</text:p>
      <text:p text:style-name="Обычный"><text:s text:c="3"/>Но лишь опомнился, за кошелёк принялся.</text:p>
      <text:p text:style-name="Обычный"><text:s text:c="5"/></text:p>
      <text:p text:style-name="Обычный"><text:s text:c="3"/>И чтó ж? – Чуть верится ему, что то не сой:</text:p>
      <text:p text:style-name="Обычный"><text:s text:c="3"/>Едва червонец вынет он,</text:p>
      <text:p text:style-name="Обычный"><text:s text:c="3"/>Уж в кошельке другой червонец шевелится.</text:p>
      <text:p text:style-name="Обычный"><text:s text:c="3"/>«Ах, пусть лишь до утра мне счастие продлится! –</text:p>
      <text:p text:style-name="Обычный"><text:s text:c="3"/>Бедняк мой говорит. –</text:p>
      <text:p text:style-name="Обычный"><text:s text:c="3"/>Червонцев я себе повытаскаю груду;</text:p>
      <text:p text:style-name="Обычный"><text:s text:c="3"/>Так завтра же богат я буду –</text:p>
      <text:p text:style-name="Обычный"><text:s text:c="3"/>И заживу, как сибарит».</text:p>
      <text:p text:style-name="Обычный"><text:s text:c="3"/>Однако ж поутру он думает другое.</text:p>
      <text:p text:style-name="Обычный"><text:s text:c="3"/>«То правда, – говорит, – теперь я стал богат;</text:p>
      <text:p text:style-name="Обычный"><text:s text:c="3"/>Да кто ж добру не рад!</text:p>
      <text:p text:style-name="Обычный"><text:s text:c="3"/>И почему бы мне не быть богаче вдвое?</text:p>
      <text:p text:style-name="Обычный"><text:s text:c="3"/>Неужто лень</text:p>
      <text:p text:style-name="Обычный"><text:s text:c="3"/>Над кошельком ещё провесть хоть день!</text:p>
      <text:p text:style-name="Обычный"><text:s text:c="3"/>Вот на дом у меня, на экипаж, на дачу;</text:p>
      <text:p text:style-name="Обычный"><text:s text:c="3"/>Но если накупить могу я деревень,</text:p>
      <text:p text:style-name="Обычный"><text:s text:c="3"/>Не<text:s/><text:soft-page-break/>глупо ли, когда случай к тому утрачу?</text:p>
      <text:p text:style-name="Обычный"><text:s text:c="3"/>Так, удержу чудесный кошелёк:</text:p>
      <text:p text:style-name="Обычный"><text:s text:c="3"/>Уж так и быть, ещё я поговею</text:p>
      <text:p text:style-name="Обычный"><text:s text:c="3"/>Один денёк,</text:p>
      <text:p text:style-name="Обычный"><text:s text:c="3"/>А, впрочем, ведь пожить всегда успею».</text:p>
      <text:p text:style-name="Обычный"><text:s text:c="3"/>Но что ж? Проходит день, неделя, месяц, год –</text:p>
      <text:p text:style-name="Обычный"><text:s text:c="3"/>Бедняк мой потерял давно в червонцах счёт;</text:p>
      <text:p text:style-name="Обычный"><text:s text:c="3"/>Меж тем он скудно ест и скудно пьёт;</text:p>
      <text:p text:style-name="Обычный"><text:s text:c="3"/>Но чуть лишь день, а он опять за ту ж работу.</text:p>
      <text:p text:style-name="Обычный"><text:s text:c="3"/>День кончится, и, по его расчёту,</text:p>
      <text:p text:style-name="Обычный"><text:s text:c="3"/>Ему всегда чего-нибудь недостаёт.</text:p>
      <text:p text:style-name="Обычный"><text:s text:c="3"/>Лишь кошелёк нести сберется,</text:p>
      <text:p text:style-name="Обычный"><text:s text:c="3"/>То сердце у него сожмётся;</text:p>
      <text:p text:style-name="Обычный"><text:s text:c="3"/>Придёт к реке, – воротится опять.</text:p>
      <text:p text:style-name="Обычный"><text:s text:c="3"/>«Как можно, – говорит, – от кошелька отстать,</text:p>
      <text:p text:style-name="Обычный"><text:s text:c="3"/>Когда мне золото рекою са́мо льётся?»</text:p>
      <text:p text:style-name="Обычный"><text:s text:c="3"/>И, наконец, Бедняк мой поседел,</text:p>
      <text:p text:style-name="Обычный"><text:s text:c="3"/>Бедняк мой похудел;</text:p>
      <text:p text:style-name="Обычный"><text:s text:c="3"/>Как золото его, Бедняк мой пожелтел.</text:p>
      <text:p text:style-name="Обычный"><text:s text:c="3"/>Уж и о пышности он боле не смекает:</text:p>
      <text:p text:style-name="Обычный"><text:s text:c="3"/>Он стал и слаб и хил; здоровье и покой –</text:p>
      <text:p text:style-name="Обычный"><text:s text:c="3"/>Утратил всё; но всё дрожащею рукой</text:p>
      <text:p text:style-name="Обычный"><text:s text:c="3"/>Из кошелька червонцы вон таскает.</text:p>
      <text:p text:style-name="Обычный"><text:s text:c="3"/>Таскал, таскал… и чем же кончил он?</text:p>
      <text:p text:style-name="Обычный"><text:s text:c="3"/>На лавке, где своим богатством любовался,</text:p>
      <text:p text:style-name="Обычный"><text:s text:c="3"/>На той же лавке он скончался,</text:p>
      <text:p text:style-name="Обычный"><text:s text:c="3"/>Досчитывая свой девятый миллион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Булат</text:p>
      <text:p text:style-name="Обычный"><text:s text:c="5"/></text:p>
      <text:p text:style-name="Обычный"><text:s text:c="5"/></text:p>
      <text:p text:style-name="Обычный"><text:s text:c="3"/>Булатной сабли острый клинок</text:p>
      <text:p text:style-name="Обычный"><text:s text:c="3"/>Заброшен был в железный хлам;</text:p>
      <text:p text:style-name="Обычный"><text:s text:c="3"/>С ним вместе вынесен на рыно<text:soft-page-break/>к</text:p>
      <text:p text:style-name="Обычный"><text:s text:c="3"/>И мужику задаром продан там.</text:p>
      <text:p text:style-name="Обычный"><text:s text:c="3"/>У мужика затеи не велики:</text:p>
      <text:p text:style-name="Обычный"><text:s text:c="3"/>Он отыскал тотчас в Булате прок.</text:p>
      <text:p text:style-name="Обычный"><text:s text:c="3"/>Мужик мой насадил на клинок черенок</text:p>
      <text:p text:style-name="Обычный"><text:s text:c="3"/>И стал Булатом драть в лесу на лапти лыки,</text:p>
      <text:p text:style-name="Обычный"><text:s text:c="3"/>А дома, за́просто, лучину им щепать;</text:p>
      <text:p text:style-name="Обычный"><text:s text:c="3"/>То ветви у плетня, то сучья обрубать</text:p>
      <text:p text:style-name="Обычный"><text:s text:c="3"/>Или обтёсывать тычины к огороду.</text:p>
      <text:p text:style-name="Обычный"><text:s text:c="3"/>Ну так, что не прошло и году,</text:p>
      <text:p text:style-name="Обычный"><text:s text:c="3"/>Как мой Булат в зубцах и в ржавчине кругом.</text:p>
      <text:p text:style-name="Обычный"><text:s text:c="3"/>И дети ездят уж на нём</text:p>
      <text:p text:style-name="Обычный"><text:s text:c="3"/>Верхом.</text:p>
      <text:p text:style-name="Обычный"><text:s text:c="3"/>Вот ёж, в избе под лавкой лёжа,</text:p>
      <text:p text:style-name="Обычный"><text:s text:c="3"/>Куда и клинок брошен был,</text:p>
      <text:p text:style-name="Обычный"><text:s text:c="3"/>Однажды так Булату говорил:</text:p>
      <text:p text:style-name="Обычный"><text:s text:c="3"/>«Скажи, на что вся жизнь твоя похожа?</text:p>
      <text:p text:style-name="Обычный"><text:s text:c="3"/>И если про Булат</text:p>
      <text:p text:style-name="Обычный"><text:s text:c="3"/>Так много громкого неложно говорят,</text:p>
      <text:p text:style-name="Обычный"><text:s text:c="3"/>Не стыдно ли тебе щепать лучину</text:p>
      <text:p text:style-name="Обычный"><text:s text:c="3"/>Или обтёсывать тычину,</text:p>
      <text:p text:style-name="Обычный"><text:s text:c="3"/>И, наконец, игрушкой быть ребят?»</text:p>
      <text:p text:style-name="Обычный"><text:s text:c="3"/>«В руках бы воина врагам я был ужасен, –</text:p>
      <text:p text:style-name="Обычный"><text:s text:c="3"/>Булат ответствует, – а здесь мой дар напрасен;</text:p>
      <text:p text:style-name="Обычный"><text:s text:c="3"/>Так, низким лишь трудом я занят здесь в дому:</text:p>
      <text:p text:style-name="Обычный"><text:s text:c="3"/>Но разве я свободен?</text:p>
      <text:p text:style-name="Обычный"><text:s text:c="3"/>Нет, стыдно-то не мне, а стыдно лишь тому,</text:p>
      <text:p text:style-name="Обычный"><text:s text:c="3"/>Кто не умел понять, к чему я годен»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Купец</text:p>
      <text:p text:style-name="Обычный"><text:s text:c="5"/></text:p>
      <text:p text:style-name="Обычный"><text:s text:c="5"/></text:p>
      <text:p text:style-name="Обычный"><text:s text:c="3"/>«Поди-ка, брат Андрей!</text:p>
      <text:p text:style-name="Обычный"><text:s text:c="3"/>Куда ты там запал? Поди сюда, скорей,</text:p>
      <text:p text:style-name="Обычный"><text:s text:c="3"/>Да подивуй<text:soft-page-break/>ся дяде!</text:p>
      <text:p text:style-name="Обычный"><text:s text:c="3"/>Торгуй по-моему, так будешь не в накладе, –</text:p>
      <text:p text:style-name="Обычный"><text:s text:c="3"/>Так в лавке говорил племяннику Купец. –</text:p>
      <text:p text:style-name="Обычный"><text:s text:c="3"/>Ты знаешь польского сукна конец,</text:p>
      <text:p text:style-name="Обычный"><text:s text:c="3"/>Который у меня так долго залежался,</text:p>
      <text:p text:style-name="Обычный"><text:s text:c="3"/>Затем, что он и стар, и подмочен, и гнил:</text:p>
      <text:p text:style-name="Обычный"><text:s text:c="3"/>Ведь это я сукно за английское сбыл!</text:p>
      <text:p text:style-name="Обычный"><text:s text:c="3"/>Вот, видишь, сей лишь час взял за него сотняжку:</text:p>
      <text:p text:style-name="Обычный"><text:s text:c="3"/>Бог олушка послал». –</text:p>
      <text:p text:style-name="Обычный"><text:s text:c="3"/>«Всё это, дядя, так, – племянник отвечал, –</text:p>
      <text:p text:style-name="Обычный"><text:s text:c="3"/>Да в олухи-то, я не знаю, кто попал:</text:p>
      <text:p text:style-name="Обычный"><text:s text:c="3"/>Вглядись-ко: ты ведь взял фальшивую бумажку».</text:p>
      <text:p text:style-name="Обычный"><text:s text:c="5"/></text:p>
      <text:p text:style-name="Обычный"><text:s text:c="3"/>Обманут! Обманул Купец: в том дива нет;</text:p>
      <text:p text:style-name="Обычный"><text:s text:c="3"/>Но если кто на свет</text:p>
      <text:p text:style-name="Обычный"><text:s text:c="3"/>Повыше лавок взглянет, –</text:p>
      <text:p text:style-name="Обычный"><text:s text:c="3"/>Увидит, что и там на ту же стать идёт;</text:p>
      <text:p text:style-name="Обычный"><text:s text:c="3"/>Почти у всех во всём один расчёт:</text:p>
      <text:p text:style-name="Обычный"><text:s text:c="3"/>Кого кто лучше проведёт</text:p>
      <text:p text:style-name="Обычный"><text:s text:c="3"/>И кто кого хитрей обманет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Пушки и Паруса</text:p>
      <text:p text:style-name="Обычный"><text:s text:c="5"/></text:p>
      <text:p text:style-name="Обычный"><text:s text:c="5"/></text:p>
      <text:p text:style-name="Обычный"><text:s text:c="3"/>На корабле у Пушек с Парусами</text:p>
      <text:p text:style-name="Обычный"><text:s text:c="3"/>Восстала страшная вражда.</text:p>
      <text:p text:style-name="Обычный"><text:s text:c="3"/>Вот, Пушки, выставясь из бортов вон носами,</text:p>
      <text:p text:style-name="Обычный"><text:s text:c="3"/>Роптали так пред небесами:</text:p>
      <text:p text:style-name="Обычный"><text:s text:c="3"/>«О боги! видано ль когда,</text:p>
      <text:p text:style-name="Обычный"><text:s text:c="3"/>Чтобы ничтожное холстинное творенье</text:p>
      <text:p text:style-name="Обычный"><text:s text:c="3"/>Равняться в пользах нам имело дерзновенье?</text:p>
      <text:p text:style-name="Обычный"><text:s text:c="3"/>Что делают они во ве<text:soft-page-break/>сь наш трудный путь?</text:p>
      <text:p text:style-name="Обычный"><text:s text:c="3"/>Лишь только ветер станет дуть,</text:p>
      <text:p text:style-name="Обычный"><text:s text:c="3"/>Они, надув спесиво грудь,</text:p>
      <text:p text:style-name="Обычный"><text:s text:c="3"/>Как будто важного какого сану,</text:p>
      <text:p text:style-name="Обычный"><text:s text:c="3"/>Несутся гоголем по Океану</text:p>
      <text:p text:style-name="Обычный"><text:s text:c="3"/>И только чванятся; а мы – громим в боях!</text:p>
      <text:p text:style-name="Обычный"><text:s text:c="3"/>Не нами ль царствует корабль наш на морях!</text:p>
      <text:p text:style-name="Обычный"><text:s text:c="3"/>Не мы ль несём с собой повсюду смерть и страх?</text:p>
      <text:p text:style-name="Обычный"><text:s text:c="3"/>Нет, не хотим жить боле с Парусами;</text:p>
      <text:p text:style-name="Обычный"><text:s text:c="3"/>Со всеми мы без них управимся и сами;</text:p>
      <text:p text:style-name="Обычный"><text:s text:c="3"/>Лети же, помоги, могущий нам Борей,</text:p>
      <text:p text:style-name="Обычный"><text:s text:c="3"/>И изорви в клочки их поскорей!»</text:p>
      <text:p text:style-name="Обычный"><text:s text:c="3"/>Борей послушался – летит, дохнул, и вскоре</text:p>
      <text:p text:style-name="Обычный"><text:s text:c="3"/>Насупилось и почернело море;</text:p>
      <text:p text:style-name="Обычный"><text:s text:c="3"/>Покрылись тучею тяжёлой небеса;</text:p>
      <text:p text:style-name="Обычный"><text:s text:c="3"/>Валы вздымаются и рушатся, как горы;</text:p>
      <text:p text:style-name="Обычный"><text:s text:c="3"/>Гром оглушает слух; слепит блеск молний взоры;</text:p>
      <text:p text:style-name="Обычный"><text:s text:c="3"/>Борей ревёт и рвёт в лоскутья Паруса.</text:p>
      <text:p text:style-name="Обычный"><text:s text:c="3"/>Не стало их, утихла непогода;</text:p>
      <text:p text:style-name="Обычный"><text:s text:c="3"/>Но что ж? Корабль без Парусов</text:p>
      <text:p text:style-name="Обычный"><text:s text:c="3"/>Игрушкой стал и ветров и валов,</text:p>
      <text:p text:style-name="Обычный"><text:s text:c="3"/>И носится он в море, как колода;</text:p>
      <text:p text:style-name="Обычный"><text:s text:c="3"/>А в первой встрече со врагом,</text:p>
      <text:p text:style-name="Обычный"><text:s text:c="3"/>Который вдоль его всем бортом страшно<text:s/><text:soft-page-break/>грянул,</text:p>
      <text:p text:style-name="Обычный"><text:s text:c="3"/>Корабль мой недвижим: стал скоро решетом,</text:p>
      <text:p text:style-name="Обычный"><text:s text:c="3"/>И с Пушками, как ключ, он ко дну канул.</text:p>
      <text:p text:style-name="Обычный"><text:s text:c="5"/></text:p>
      <text:p text:style-name="Обычный"><text:s text:c="3"/>Держава всякая сильна,</text:p>
      <text:p text:style-name="Обычный"><text:s text:c="3"/>Когда устроены в ней все премудро части:</text:p>
      <text:p text:style-name="Обычный"><text:s text:c="3"/>Оружием – врагам она грозна,</text:p>
      <text:p text:style-name="Обычный"><text:s text:c="3"/>А паруса – гражданские в ней власти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Осёл</text:p>
      <text:p text:style-name="Обычный"><text:s text:c="5"/></text:p>
      <text:p text:style-name="Обычный"><text:s text:c="5"/></text:p>
      <text:p text:style-name="Обычный"><text:s text:c="3"/>Был у Крестьянина Осёл.</text:p>
      <text:p text:style-name="Обычный"><text:s text:c="3"/>И так себя, казалось, смирно вёл,</text:p>
      <text:p text:style-name="Обычный"><text:s text:c="3"/>Что мужику нельзя им было нахвалиться;</text:p>
      <text:p text:style-name="Обычный"><text:s text:c="3"/>А чтобы он в лесу пропасть не мог –</text:p>
      <text:p text:style-name="Обычный"><text:s text:c="3"/>На шею прицепил мужик ему звонок.</text:p>
      <text:p text:style-name="Обычный"><text:s text:c="3"/>Надулся мой Осёл: стал важничать, гордиться</text:p>
      <text:p text:style-name="Обычный"><text:s text:c="3"/>(Про ордена, конечно, он слыхал),</text:p>
      <text:p text:style-name="Обычный"><text:s text:c="3"/>И думает, теперь большой он барин стал;</text:p>
      <text:p text:style-name="Обычный"><text:s text:c="3"/>Но вышел новый чин Ослу, бедняжке, боком</text:p>
      <text:p text:style-name="Обычный"><text:s text:c="3"/>(То может не одним Ослам служить уроком).</text:p>
      <text:p text:style-name="Обычный"><text:s text:c="3"/>Сказать вам должно наперёд:</text:p>
      <text:p text:style-name="Обычный"><text:s text:c="3"/>В Осле не много чести было;</text:p>
      <text:p text:style-name="Обычный"><text:s text:c="3"/>Но до звонка ему всё счастливо сходило:</text:p>
      <text:p text:style-name="Обычный"><text:s text:c="3"/>Зайдёт ли в рожь, в овёс иль в огород, –</text:p>
      <text:p text:style-name="Обычный"><text:s text:c="5"/></text:p>
      <text:p text:style-name="Обычный"><text:s text:c="3"/>Наестся дóсыта и выйдет тихомолком.</text:p>
      <text:p text:style-name="Обычный"><text:s text:c="3"/>Теперь пошло иным всё толком:</text:p>
      <text:p text:style-name="Обычный"><text:s text:c="3"/>Куда ни сунется мой знатный господин,</text:p>
      <text:p text:style-name="Обычный"><text:s text:c="3"/>Без умолку звенит на шее новый чин.</text:p>
      <text:p text:style-name="Обычный"><text:s text:c="3"/>Глядят: хозяин, взяв дубину,</text:p>
      <text:p text:style-name="Обычный"><text:s text:c="3"/>Гоняет то со ржи, то с гряд мою скотину;</text:p>
      <text:p text:style-name="Обычный"><text:s text:c="3"/>А там со<text:soft-page-break/>сед, в овсе услыша звук звонка,</text:p>
      <text:p text:style-name="Обычный"><text:s text:c="3"/>Ослу колом ворочает бока.</text:p>
      <text:p text:style-name="Обычный"><text:s text:c="3"/>Ну, так что бедный наш вельможа</text:p>
      <text:p text:style-name="Обычный"><text:s text:c="3"/>До осени зачах,</text:p>
      <text:p text:style-name="Обычный"><text:s text:c="3"/>И кости у Осла остались лишь да кожа.</text:p>
      <text:p text:style-name="Обычный"><text:s text:c="3"/>И у людей в чинах</text:p>
      <text:p text:style-name="Обычный"><text:s text:c="3"/>С плутами та ж беда: пока чин мал и беден,</text:p>
      <text:p text:style-name="Обычный"><text:s text:c="3"/>То плут не так ещё приметен;</text:p>
      <text:p text:style-name="Обычный"><text:s text:c="3"/>Но важный чин на плуте, как звонок:</text:p>
      <text:p text:style-name="Обычный"><text:s text:c="3"/>Звук от него и громок и далёк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Мирон</text:p>
      <text:p text:style-name="Обычный"><text:s text:c="5"/></text:p>
      <text:p text:style-name="Обычный"><text:s text:c="5"/></text:p>
      <text:p text:style-name="Обычный"><text:s text:c="3"/>Жил в городе богач, по имени Мирон.</text:p>
      <text:p text:style-name="Обычный"><text:s text:c="3"/>Я имя вставил здесь не с тем, чтоб стих наполнить;</text:p>
      <text:p text:style-name="Обычный"><text:s text:c="3"/>Нет, этаких людей не худо имя помнить.</text:p>
      <text:p text:style-name="Обычный"><text:s text:c="3"/>На богача кричат со всех сторон</text:p>
      <text:p text:style-name="Обычный"><text:s text:c="3"/>Соседи; а едва ль соседи и не правы,</text:p>
      <text:p text:style-name="Обычный"><text:s text:c="3"/>Что будто у него в шкатулке миллион –</text:p>
      <text:p text:style-name="Обычный"><text:s text:c="3"/>А бедным никогда не даст копейки он.</text:p>
      <text:p text:style-name="Обычный"><text:s text:c="3"/>Кому не хочется нажить хорошей славы?</text:p>
      <text:p text:style-name="Обычный"><text:s text:c="3"/>Чтоб толкам о себе другой дать оборот,</text:p>
      <text:p text:style-name="Обычный"><text:s text:c="3"/>Мирон мой распустил в народ,</text:p>
      <text:p text:style-name="Обычный"><text:s text:c="3"/>Что нищих впредь кормить он будет по субботам.</text:p>
      <text:p text:style-name="Обычный"><text:s text:c="3"/>И подлинно, кто ни придёт к воротам –</text:p>
      <text:p text:style-name="Обычный"><text:s text:c="3"/>Они не заперты никак.</text:p>
      <text:p text:style-name="Обычный"><text:s text:c="3"/>«Ахти! – подумают, – бедняжка разорился!»</text:p>
      <text:p text:style-name="Обычный"><text:s text:c="3"/>Не бойтесь, скряга умудрился:</text:p>
      <text:p text:style-name="Обычный"><text:s text:c="3"/>В субб<text:soft-page-break/>оту с цепи он спускает злых собак;</text:p>
      <text:p text:style-name="Обычный"><text:s text:c="3"/>И нищему не то чтоб пить иль наедаться, –</text:p>
      <text:p text:style-name="Обычный"><text:s text:c="3"/>Дай бог здоровому с двора убраться.</text:p>
      <text:p text:style-name="Обычный"><text:s text:c="3"/>Меж тем Мирон пошёл едва не во святых.</text:p>
      <text:p text:style-name="Обычный"><text:s text:c="3"/>Все говорят: «Нельзя Мирону надивиться;</text:p>
      <text:p text:style-name="Обычный"><text:s text:c="3"/>Жаль только, что собак таких он держит злых</text:p>
      <text:p text:style-name="Обычный"><text:s text:c="3"/>И трудно до него добиться:</text:p>
      <text:p text:style-name="Обычный"><text:s text:c="3"/>А то он рад последним поделиться».</text:p>
      <text:p text:style-name="Обычный"><text:s text:c="5"/></text:p>
      <text:p text:style-name="Обычный"><text:s text:c="3"/>Видать случалось часто мне,</text:p>
      <text:p text:style-name="Обычный"><text:s text:c="3"/>Как доступ не лёгок в высокие палаты;</text:p>
      <text:p text:style-name="Обычный"><text:s text:c="3"/>Да только всё собаки виноваты –</text:p>
      <text:p text:style-name="Обычный"><text:s text:c="3"/>Мироны ж сами в стороне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Крестьянин и Лисица</text:p>
      <text:p text:style-name="Обычный"><text:s text:c="5"/></text:p>
      <text:p text:style-name="Обычный"><text:s text:c="5"/></text:p>
      <text:p text:style-name="Обычный"><text:s text:c="3"/>Лиса Крестьянину однажды говорила:</text:p>
      <text:p text:style-name="Обычный"><text:s text:c="3"/>«Скажи, кум милый мой,</text:p>
      <text:p text:style-name="Обычный"><text:s text:c="3"/>Чем лошадь от тебя так дружбу заслужила,</text:p>
      <text:p text:style-name="Обычный"><text:s text:c="3"/>Что, вижу я, она всегда с тобой?</text:p>
      <text:p text:style-name="Обычный"><text:s text:c="3"/>В довольстве держишь ты её и в холе;</text:p>
      <text:p text:style-name="Обычный"><text:s text:c="3"/>В дорогу ль – с нею ты, и часто с нею в поле;</text:p>
      <text:p text:style-name="Обычный"><text:s text:c="3"/>А ведь из всех зверей</text:p>
      <text:p text:style-name="Обычный"><text:s text:c="3"/>Едва ль она не всех глупей». –</text:p>
      <text:p text:style-name="Обычный"><text:s text:c="3"/>«Эх, кумушка, не в разуме тут сила! –</text:p>
      <text:p text:style-name="Обычный"><text:s text:c="3"/>Крестьянин отвечал. – Всё это суета.</text:p>
      <text:p text:style-name="Обычный"><text:s text:c="3"/>Цель у меня совсем не та:</text:p>
      <text:p text:style-name="Обычный"><text:s text:c="3"/>Мне нужно, чтоб она меня возила,</text:p>
      <text:p text:style-name="Обычный"><text:s text:c="3"/>Да что<text:soft-page-break/>бы слушалась кнута»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Собака и Лошадь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<text:s text:c="3"/>У одного крестьянина служа,</text:p>
      <text:p text:style-name="Обычный"><text:s text:c="3"/>Собака с Лошадью считаться как-то стали.</text:p>
      <text:p text:style-name="Обычный"><text:s text:c="3"/>«Вот, – говорит Барбос, – большая госпожа!</text:p>
      <text:p text:style-name="Обычный"><text:s text:c="3"/>По мне хоть бы тебя совсем с двора согнали.</text:p>
      <text:p text:style-name="Обычный"><text:s text:c="3"/>Велика вещь возить или пахать!</text:p>
      <text:p text:style-name="Обычный"><text:s text:c="3"/>Об удальстве твоём другого не слыхать:</text:p>
      <text:p text:style-name="Обычный"><text:s text:c="3"/>И можно ли тебе равняться в чём со мною?</text:p>
      <text:p text:style-name="Обычный"><text:s text:c="3"/>Ни днём, ни ночью я не ведаю покою:</text:p>
      <text:p text:style-name="Обычный"><text:s text:c="3"/>Днём стадо под моим надзором на лугу,</text:p>
      <text:p text:style-name="Обычный"><text:s text:c="3"/>А ночью дом я стерегу».</text:p>
      <text:p text:style-name="Обычный"><text:s text:c="3"/>«Конечно, – Лошадь отвечала, –</text:p>
      <text:p text:style-name="Обычный"><text:s text:c="3"/>Твоя правдива речь;</text:p>
      <text:p text:style-name="Обычный"><text:s text:c="3"/>Однако же, когда б я не пахала,</text:p>
      <text:p text:style-name="Обычный"><text:s text:c="3"/>То нечего б тебе здесь было и стеречь»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Филин и Осёл</text:p>
      <text:p text:style-name="Обычный"><text:s text:c="5"/></text:p>
      <text:p text:style-name="Обычный"><text:s text:c="5"/></text:p>
      <text:p text:style-name="Обычный"><text:s text:c="3"/>Слепой Осёл в лесу с дороги сбился</text:p>
      <text:p text:style-name="Обычный"><text:s text:c="3"/>(Он в дальний путь было пустился).</text:p>
      <text:p text:style-name="Обычный"><text:s text:c="3"/>Но к ночи в чащу так забрёл мой сумасброд,</text:p>
      <text:p text:style-name="Обычный"><text:s text:c="3"/>Что двинуться не мог ни взад он, ни вперёд.</text:p>
      <text:p text:style-name="Обычный"><text:s text:c="3"/>И зрячему бы тут не выйти из хлопот,</text:p>
      <text:p text:style-name="Обычный"><text:s text:c="3"/>Но Филин вблизости, по счастию, случился</text:p>
      <text:p text:style-name="Обычный"><text:s text:c="3"/>И взялся быть Ослу проводником.</text:p>
      <text:p text:style-name="Обычный"><text:s text:c="3"/>Все знают, Филины как ночью зорки:</text:p>
      <text:soft-page-break/>
      <text:p text:style-name="Обычный"><text:s text:c="3"/>Стремнины, рвы, бугры, пригорки,</text:p>
      <text:p text:style-name="Обычный"><text:s text:c="3"/>Всё это различал мой Филин будто днём</text:p>
      <text:p text:style-name="Обычный"><text:s text:c="3"/>И к утру выбрался на ровный путь с Ослом.</text:p>
      <text:p text:style-name="Обычный"><text:s text:c="3"/>Ну, как с проводником таким расстаться?</text:p>
      <text:p text:style-name="Обычный"><text:s text:c="3"/>Вот просит Филина Осёл, чтоб с ним остаться,</text:p>
      <text:p text:style-name="Обычный"><text:s text:c="3"/>И вздумал изойти он с Филином весь свет.</text:p>
      <text:p text:style-name="Обычный"><text:s text:c="3"/>Мой Филин господином</text:p>
      <text:p text:style-name="Обычный"><text:s text:c="3"/>Уселся на хребте Ослином,</text:p>
      <text:p text:style-name="Обычный"><text:s text:c="3"/>И стали путь держать; счастливо ль только? Нет:</text:p>
      <text:p text:style-name="Обычный"><text:s text:c="3"/>Лишь солнце на небе поутру заиграло,</text:p>
      <text:p text:style-name="Обычный"><text:s text:c="3"/>У Филина в глазах темнее ночи стало.</text:p>
      <text:p text:style-name="Обычный"><text:s text:c="3"/>Однако ж Филин мой упрям;</text:p>
      <text:p text:style-name="Обычный"><text:s text:c="3"/>Ослу советует и вкось и впрям.</text:p>
      <text:p text:style-name="Обычный"><text:s text:c="3"/>«Остерегись! – кричит, – направо будем в луже».</text:p>
      <text:p text:style-name="Обычный"><text:s text:c="3"/>Но лужи не было, а влево вышло хуже.</text:p>
      <text:p text:style-name="Обычный"><text:s text:c="3"/>«Ещё левей возьми, ещё левее шаг!»</text:p>
      <text:p text:style-name="Обычный"><text:s text:c="3"/>И – бух Осёл, и с Филином, в овраг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Змея</text:p>
      <text:p text:style-name="Обычный"><text:s text:c="5"/></text:p>
      <text:p text:style-name="Обычный"><text:s text:c="5"/></text:p>
      <text:p text:style-name="Обычный"><text:s text:c="3"/>Змея Юпитера просила,</text:p>
      <text:p text:style-name="Обычный"><text:s text:c="3"/>Чтоб голос дать ей соловья.</text:p>
      <text:p text:style-name="Обычный"><text:s text:c="3"/>«А то уж, – говорит, – мне жизнь моя постыла,</text:p>
      <text:p text:style-name="Обычный"><text:s text:c="3"/>Куда ни покажуся я,</text:p>
      <text:p text:style-name="Обычный"><text:s text:c="3"/>То все меня дичатся,</text:p>
      <text:p text:style-name="Обычный"><text:s text:c="3"/>Кто послабей;</text:p>
      <text:p text:style-name="Обычный"><text:s text:c="3"/>А<text:soft-page-break/><text:s/>кто меня сильней,</text:p>
      <text:p text:style-name="Обычный"><text:s text:c="3"/>Дай бог от тех живой убраться.</text:p>
      <text:p text:style-name="Обычный"><text:s text:c="3"/>Нет, жизни этакой я боле не снесу;</text:p>
      <text:p text:style-name="Обычный"><text:s text:c="3"/>А если б соловьём запела я в лесу,</text:p>
      <text:p text:style-name="Обычный"><text:s text:c="3"/>То, возбудя бы удивленье,</text:p>
      <text:p text:style-name="Обычный"><text:s text:c="3"/>Снискала бы любовь и, может быть, почтенье.</text:p>
      <text:p text:style-name="Обычный"><text:s text:c="3"/>И стала бы душой весёлых я бесед».</text:p>
      <text:p text:style-name="Обычный"><text:s text:c="3"/>Исполнил Юпитер Змеи прошенье;</text:p>
      <text:p text:style-name="Обычный"><text:s text:c="3"/>Шипенья гнусного пропал у ней и след.</text:p>
      <text:p text:style-name="Обычный"><text:s text:c="3"/>На дерево вползя, Змея на нём засела,</text:p>
      <text:p text:style-name="Обычный"><text:s text:c="3"/>Прекрасным соловьём Змея моя запела,</text:p>
      <text:p text:style-name="Обычный"><text:s text:c="3"/>И стая было птиц отвсюду к ней подсела;</text:p>
      <text:p text:style-name="Обычный"><text:s text:c="3"/>Но, воззряся в певца, все с дерева дождём.</text:p>
      <text:p text:style-name="Обычный"><text:s text:c="3"/>Кому понравится такой приём?</text:p>
      <text:p text:style-name="Обычный"><text:s text:c="3"/>«Ужли вам голос мой противен?» –</text:p>
      <text:p text:style-name="Обычный"><text:s text:c="3"/>В досаде говорит Змея.</text:p>
      <text:p text:style-name="Обычный"><text:s text:c="3"/>«Нет, – отвечал скворец, – он звучен, дивен,</text:p>
      <text:p text:style-name="Обычный"><text:s text:c="3"/>Поёшь, конечно, ты не хуже соловья;</text:p>
      <text:p text:style-name="Обычный"><text:s text:c="3"/>Но, признаюсь, в нас сердце задрожало,</text:p>
      <text:p text:style-name="Обычный"><text:s text:c="3"/>Когда увидели твоё мы жало.</text:p>
      <text:p text:style-name="Обычный"><text:s text:c="3"/>Нам страшно вместе быть с тобой.</text:p>
      <text:p text:style-name="Обычный"><text:s text:c="3"/>Итак, скажу тебе, не для досады:</text:p>
      <text:p text:style-name="Обычный"><text:s text:c="3"/>Твоих мы песен слушать рады –</text:p>
      <text:p text:style-name="Обычный"><text:s text:c="3"/>Да только ты от нас подале пой»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Волк и Кот</text:p>
      <text:p text:style-name="Обычный"><text:s text:c="5"/></text:p>
      <text:p text:style-name="Обычный"><text:s text:c="5"/></text:p>
      <text:p text:style-name="Обычный"><text:s text:c="3"/>Волк из лесу в деревню забежал,</text:p>
      <text:p text:style-name="Обычный"><text:s text:c="3"/>Не в гости, но живот спасая;</text:p>
      <text:p text:style-name="Обычный"><text:s text:c="3"/>За шкуру он свою дрожал:</text:p>
      <text:p text:style-name="Обычный"><text:s text:c="3"/>Охотники за ним гнались и гончи<text:soft-page-break/>х стая.</text:p>
      <text:p text:style-name="Обычный"><text:s text:c="3"/>Он рад бы в первые тут шмыгнуть ворота,</text:p>
      <text:p text:style-name="Обычный"><text:s text:c="3"/>Да то лишь горе,</text:p>
      <text:p text:style-name="Обычный"><text:s text:c="3"/>Что все ворота на запоре.</text:p>
      <text:p text:style-name="Обычный"><text:s text:c="3"/>Вот видит Волк мой на заборе</text:p>
      <text:p text:style-name="Обычный"><text:s text:c="3"/>Кота</text:p>
      <text:p text:style-name="Обычный"><text:s text:c="3"/>И молит: «Васенька, мой друг! скажи скорее,</text:p>
      <text:p text:style-name="Обычный"><text:s text:c="3"/>Кто здесь из мужичков добрее,</text:p>
      <text:p text:style-name="Обычный"><text:s text:c="3"/>Чтобы укрыть меня от злых моих врагов?</text:p>
      <text:p text:style-name="Обычный"><text:s text:c="3"/>Ты слышишь лай собак и страшный звук рогов!</text:p>
      <text:p text:style-name="Обычный"><text:s text:c="3"/>Всё это ведь за мной». – «Проси скорей Степана,</text:p>
      <text:p text:style-name="Обычный"><text:s text:c="3"/>Мужик предобрый он», – Кот-Васька говорит.</text:p>
      <text:p text:style-name="Обычный"><text:s text:c="3"/>«То так; да у него я ободрал барана»,</text:p>
      <text:p text:style-name="Обычный"><text:s text:c="3"/>«Ну, попытайся ж у Демьяна». –</text:p>
      <text:p text:style-name="Обычный"><text:s text:c="3"/>«Боюсь, что на меня и он сердит:</text:p>
      <text:p text:style-name="Обычный"><text:s text:c="3"/>Я у него унёс козлёнка». –</text:p>
      <text:p text:style-name="Обычный"><text:s text:c="3"/>«Беги ж, вон там живёт Трофим». –</text:p>
      <text:p text:style-name="Обычный"><text:s text:c="3"/>«К Трофиму? Нет, боюсь и встретиться я с ним:</text:p>
      <text:p text:style-name="Обычный"><text:s text:c="3"/>Он на меня с весны грозится за ягнёнка!»</text:p>
      <text:p text:style-name="Обычный"><text:s text:c="3"/>«Ну, плохо ж! – Но авось тебя укроет Клим!»</text:p>
      <text:p text:style-name="Обычный"><text:s text:c="3"/>«Ох, Вася, у него зарезал я телёнка!»</text:p>
      <text:p text:style-name="Обычный"><text:s text:c="3"/>«Что вижу, кум! Ты всем в деревне насолил, –</text:p>
      <text:p text:style-name="Обычный"><text:s text:c="3"/>Сказал тут Васька Волку. –</text:p>
      <text:p text:style-name="Обычный"><text:s text:c="3"/>Какую ж ты себе защиту здесь сулил?</text:p>
      <text:p text:style-name="Обычный"><text:s text:c="3"/>Нет, в наших мужичках не столько мало толку,</text:p>
      <text:p text:style-name="Обычный"><text:s text:c="3"/>Чтоб на свою беду тебя спасли они.</text:p>
      <text:p text:style-name="Обычный"><text:s text:c="3"/>И правы, – сам себя<text:soft-page-break/><text:s/>вини:</text:p>
      <text:p text:style-name="Обычный"><text:s text:c="3"/>Что ты посеял – то и жни»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Лещи</text:p>
      <text:p text:style-name="Обычный"><text:s text:c="5"/></text:p>
      <text:p text:style-name="Обычный"><text:s text:c="5"/></text:p>
      <text:p text:style-name="Обычный"><text:s text:c="3"/>В саду у барина в пруде,</text:p>
      <text:p text:style-name="Обычный"><text:s text:c="3"/>В прекрасной ключевой воде,</text:p>
      <text:p text:style-name="Обычный"><text:s text:c="3"/>Лещи водились.</text:p>
      <text:p text:style-name="Обычный"><text:s text:c="3"/>Станицами они у берегу резвились,</text:p>
      <text:p text:style-name="Обычный"><text:s text:c="3"/>И золотые дни, казалось, им катились.</text:p>
      <text:p text:style-name="Обычный"><text:s text:c="3"/>Как вдруг</text:p>
      <text:p text:style-name="Обычный"><text:s text:c="3"/>К ним барин напустить велел с полсотни щук.</text:p>
      <text:p text:style-name="Обычный"><text:s text:c="3"/>«Помилуй! – говорит его, то слыша, друг, –</text:p>
      <text:p text:style-name="Обычный"><text:s text:c="3"/>Помилуй, что ты затеваешь?</text:p>
      <text:p text:style-name="Обычный"><text:s text:c="3"/>Какого ждать от щук добра:</text:p>
      <text:p text:style-name="Обычный"><text:s text:c="3"/>Ведь не останется Лещей здесь ни пера.</text:p>
      <text:p text:style-name="Обычный"><text:s text:c="3"/>Иль жадности ты щук не знаешь?»</text:p>
      <text:p text:style-name="Обычный"><text:s text:c="3"/>«Не трать своих речей, –</text:p>
      <text:p text:style-name="Обычный"><text:s text:c="3"/>Боярин отвечал с улыбкою, – всё знаю;</text:p>
      <text:p text:style-name="Обычный"><text:s text:c="3"/>Да только ведать я желаю,</text:p>
      <text:p text:style-name="Обычный"><text:s text:c="3"/>С чего ты взял, что я охотник до Лещей?»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Водопад и Ручей</text:p>
      <text:p text:style-name="Обычный"><text:s text:c="5"/></text:p>
      <text:p text:style-name="Обычный"><text:s text:c="5"/></text:p>
      <text:p text:style-name="Обычный"><text:s text:c="3"/>Кипящий Водопад, свергался со скал,</text:p>
      <text:p text:style-name="Обычный"><text:s text:c="3"/>Целебному ключу с надменностью сказал</text:p>
      <text:p text:style-name="Обычный"><text:s text:c="3"/>(Который под горой едва лишь был приметен,</text:p>
      <text:p text:style-name="Обычный"><text:s text:c="3"/>Но силой славился лечебною своей):</text:p>
      <text:p text:style-name="Обычный"><text:s text:c="3"/>«Не странно ль это? Ты так мал, водой так беден,</text:p>
      <text:p text:style-name="Обычный"><text:s text:c="3"/>А у тебя всегда премножество гостей?</text:p>
      <text:p text:style-name="Обычный"><text:s text:c="3"/>Не мудрено, коль мне приходит кто<text:s/><text:soft-page-break/>дивиться;</text:p>
      <text:p text:style-name="Обычный"><text:s text:c="3"/>К тебе зачем идут?» – «Лечиться», –</text:p>
      <text:p text:style-name="Обычный"><text:s text:c="3"/>Смиренно прожурчал Ручей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ев</text:p>
      <text:p text:style-name="Обычный"><text:s text:c="5"/></text:p>
      <text:p text:style-name="Обычный"><text:s text:c="5"/></text:p>
      <text:p text:style-name="Обычный"><text:s text:c="3"/>Когда уж Лев стал хил и стар,</text:p>
      <text:p text:style-name="Обычный"><text:s text:c="3"/>То жёсткая ему постеля надоела:</text:p>
      <text:p text:style-name="Обычный"><text:s text:c="3"/>В ней больно и костям; она ж его не грела,</text:p>
      <text:p text:style-name="Обычный"><text:s text:c="3"/>И вот сзывает он к себе своих бояр,</text:p>
      <text:p text:style-name="Обычный"><text:s text:c="3"/>Медведей и волков пушистых и косматых,</text:p>
      <text:p text:style-name="Обычный"><text:s text:c="3"/>И говорит: «Друзья! для старика,</text:p>
      <text:p text:style-name="Обычный"><text:s text:c="3"/>Постель моя уж чересчур жестка:</text:p>
      <text:p text:style-name="Обычный"><text:s text:c="3"/>Так как бы, не тягча ни бедных, ни богатых,</text:p>
      <text:p text:style-name="Обычный"><text:s text:c="3"/>Мне шерсти пособрать,</text:p>
      <text:p text:style-name="Обычный"><text:s text:c="3"/>Чтоб не на голых камнях спать».</text:p>
      <text:p text:style-name="Обычный"><text:s text:c="3"/>«Светлейший Лев! – ответствуют вельможи, –</text:p>
      <text:p text:style-name="Обычный"><text:s text:c="3"/>Кто станет для тебя жалеть своей</text:p>
      <text:p text:style-name="Обычный"><text:s text:c="3"/>Не только шерсти – кожи,</text:p>
      <text:p text:style-name="Обычный"><text:s text:c="3"/>И мало ли у нас мохнатых здесь зверёк:</text:p>
      <text:p text:style-name="Обычный"><text:s text:c="3"/>Олени, серны, козы, лани,</text:p>
      <text:p text:style-name="Обычный"><text:s text:c="3"/>Они почти не платят дани;</text:p>
      <text:p text:style-name="Обычный"><text:s text:c="3"/>Набрать с них шерсти поскорей:</text:p>
      <text:p text:style-name="Обычный"><text:s text:c="3"/>От этого их не убудет;</text:p>
      <text:p text:style-name="Обычный"><text:s text:c="3"/>Напротив, им же легче будет».</text:p>
      <text:p text:style-name="Обычный"><text:s text:c="3"/>И тотчас выполнен совет премудрый сей.</text:p>
      <text:p text:style-name="Обычный"><text:s text:c="3"/>Лев не нахвалится усердием друзей;</text:p>
      <text:p text:style-name="Обычный"><text:s text:c="3"/>Но в чём же то они усердие явили?</text:p>
      <text:p text:style-name="Обычный"><text:s text:c="3"/>Тем, что бедняжек захватили</text:p>
      <text:p text:style-name="Обычный"><text:s/><text:soft-page-break/><text:s text:c="2"/>И дочиста обрили,</text:p>
      <text:p text:style-name="Обычный"><text:s text:c="3"/>А сами вдвое хоть богаче шерстью были –</text:p>
      <text:p text:style-name="Обычный"><text:s text:c="3"/>Не поступилися своим ни волоском;</text:p>
      <text:p text:style-name="Обычный"><text:s text:c="3"/>Напротив, всяк из них, кто близко тут случился,</text:p>
      <text:p text:style-name="Обычный"><text:s text:c="3"/>Из той же дани поживился –</text:p>
      <text:p text:style-name="Обычный"><text:s text:c="3"/>И на зиму себе запасся тюфяком.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Три Мужика</text:p>
      <text:p text:style-name="Обычный"><text:s text:c="5"/></text:p>
      <text:p text:style-name="Обычный"><text:s text:c="5"/></text:p>
      <text:p text:style-name="Обычный"><text:s text:c="3"/>Три Мужика зашли в деревню ночевать.</text:p>
      <text:p text:style-name="Обычный"><text:s text:c="3"/>Здесь, в Питере, они извозом промышляли;</text:p>
      <text:p text:style-name="Обычный"><text:s text:c="3"/>Поработа́ли, погуляли</text:p>
      <text:p text:style-name="Обычный"><text:s text:c="3"/>И путь теперь домой на родину держали.</text:p>
      <text:p text:style-name="Обычный"><text:s text:c="3"/>А так как Мужичок не любит тощий спать,</text:p>
      <text:p text:style-name="Обычный"><text:s text:c="3"/>То ужинать себе спросили гости наши.</text:p>
      <text:p text:style-name="Обычный"><text:s text:c="3"/>В деревне что за разносол:</text:p>
      <text:p text:style-name="Обычный"><text:s text:c="3"/>Поставили пустых им чашку щей на стол,</text:p>
      <text:p text:style-name="Обычный"><text:s text:c="3"/>Да хлеба подали, да, что осталось, каши.</text:p>
      <text:p text:style-name="Обычный"><text:s text:c="3"/>Не то бы в Питере, – да не о том уж речь;</text:p>
      <text:p text:style-name="Обычный"><text:s text:c="3"/>Всё лучше, чем голодным лечь.</text:p>
      <text:p text:style-name="Обычный"><text:s text:c="3"/>Вот Мужички перекрестились</text:p>
      <text:p text:style-name="Обычный"><text:s text:c="3"/>И к чаше приютились.</text:p>
      <text:p text:style-name="Обычный"><text:s text:c="3"/>Как тут один, посме́тливей из них,</text:p>
      <text:p text:style-name="Обычный"><text:s text:c="3"/>Увидя, что всего немного для тро<text:soft-page-break/>их,</text:p>
      <text:p text:style-name="Обычный"><text:s text:c="3"/>Смекнул, как делом тем поправить</text:p>
      <text:p text:style-name="Обычный"><text:s text:c="3"/>(Где силой взять нельзя, там надо полукавить).</text:p>
      <text:p text:style-name="Обычный"><text:s text:c="3"/>«Ребята, – говорит, – вы знаете Фому,</text:p>
      <text:p text:style-name="Обычный"><text:s text:c="3"/>Ведь в нынешний набор забреют лоб ему». –</text:p>
      <text:p text:style-name="Обычный"><text:s text:c="3"/>«Какой набор?» – «Да так. Есть слух – война с Китаем.</text:p>
      <text:p text:style-name="Обычный"><text:s text:c="3"/>Наш Батюшка велел взять дань с Китайцев чаем».</text:p>
      <text:p text:style-name="Обычный"><text:s text:c="3"/>Тут двое принялись судить и рассуждать</text:p>
      <text:p text:style-name="Обычный"><text:s text:c="3"/>(Они же грамоте, к несчастью, знали:</text:p>
      <text:p text:style-name="Обычный"><text:s text:c="3"/>Газеты и, подчас, реляции читали),</text:p>
      <text:p text:style-name="Обычный"><text:s text:c="3"/>Как быть войне, кому повелевать.</text:p>
      <text:p text:style-name="Обычный"><text:s text:c="3"/>Пустилися мои ребята в разговоры,</text:p>
      <text:p text:style-name="Обычный"><text:s text:c="3"/>Пошли догадки, толки, споры;</text:p>
      <text:p text:style-name="Обычный"><text:s text:c="3"/>А наш того, лукавец, и хотел:</text:p>
      <text:p text:style-name="Обычный"><text:s text:c="3"/>Пока они судили, да рядили,</text:p>
      <text:p text:style-name="Обычный"><text:s text:c="3"/>Да войска разводили,</text:p>
      <text:p text:style-name="Обычный"><text:s text:c="3"/>Он ни гугу – и щи, и кашу, всё приел.</text:p>
      <text:p text:style-name="Обычный"><text:s text:c="5"/></text:p>
      <text:p text:style-name="Обычный"><text:s text:c="3"/>* * *</text:p>
      <text:p text:style-name="Обычный"><text:s text:c="5"/></text:p>
      <text:p text:style-name="Обычный"><text:s text:c="3"/>Иному, до чего нет дела,</text:p>
      <text:p text:style-name="Обычный"><text:s text:c="3"/>О том толкует он охотнее всего,</text:p>
      <text:p text:style-name="Обычный"><text:s text:c="3"/>Что будет с Индией, когда и от чего,</text:p>
      <text:p text:style-name="Обычный"><text:s text:c="3"/>Так ясно для него;</text:p>
      <text:p text:style-name="Обычный"><text:s text:c="3"/>А поглядишь – у самого</text:p>
      <text:p text:style-name="Обычный"><text:s text:c="3"/>Деревня между глаз сгорела.</text:p>
      <text:p text:style-name="Обычный"><text:s text:c="5"/></text:p>
      <text:p text:style-name="Обычный"><text:s text:c="5"/></text:p>
      <text:p text:style-name="Обычный">Пастух</text:p>
      <text:p text:style-name="Обычный"><text:s text:c="5"/></text:p>
      <text:p text:style-name="Обычный"><text:s text:c="5"/></text:p>
      <text:p text:style-name="Обычный"><text:s text:c="3"/>У Саввы, Пастуха (он барских пас овец),</text:p>
      <text:p text:style-name="Обычный"><text:s text:c="3"/>Вдруг убывать овечки стали.</text:p>
      <text:p text:style-name="Обычный"><text:s text:c="3"/>Наш мо<text:soft-page-break/>лодец</text:p>
      <text:p text:style-name="Обычный"><text:s text:c="3"/>В кручине и печали:</text:p>
      <text:p text:style-name="Обычный"><text:s text:c="3"/>Всем плачется и распускает толк,</text:p>
      <text:p text:style-name="Обычный"><text:s text:c="3"/>Что страшный показался волк,</text:p>
      <text:p text:style-name="Обычный"><text:s text:c="3"/>Что начал он овец таскать из стада</text:p>
      <text:p text:style-name="Обычный"><text:s text:c="3"/>И беспощадно их дерёт.</text:p>
      <text:p text:style-name="Обычный"><text:s text:c="3"/>«И не диковина, – твердит народ, –</text:p>
      <text:p text:style-name="Обычный"><text:s text:c="3"/>Какая от волков овцам пощада!»</text:p>
      <text:p text:style-name="Обычный"><text:s text:c="3"/>Вот волка стали стеречи.</text:p>
      <text:p text:style-name="Обычный"><text:s text:c="3"/>Но отчего ж у Саввушки в печи</text:p>
      <text:p text:style-name="Обычный"><text:s text:c="3"/>То щи с бараниной, то бок бараний с кашей?</text:p>
      <text:p text:style-name="Обычный"><text:s text:c="3"/>(Из поварёнок, за грехи,</text:p>
      <text:p text:style-name="Обычный"><text:s text:c="3"/>В деревню он был сослан в пастухи:</text:p>
      <text:p text:style-name="Обычный"><text:s text:c="3"/>Так кухня у него немножко схожа с нашей.)</text:p>
      <text:p text:style-name="Обычный"><text:s text:c="3"/>За волком поиски; клянёт его весь свет;</text:p>
      <text:p text:style-name="Обычный"><text:s text:c="3"/>Обшарили весь лес, – а волка следу нет.</text:p>
      <text:p text:style-name="Обычный"><text:s text:c="3"/>Друзья! Пустой ваш труд: на волка только слава,</text:p>
      <text:p text:style-name="Обычный"><text:s text:c="3"/>А ест овец-то – Савва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Белка</text:p>
      <text:p text:style-name="Обычный"><text:s text:c="5"/></text:p>
      <text:p text:style-name="Обычный"><text:s text:c="5"/></text:p>
      <text:p text:style-name="Обычный"><text:s text:c="3"/>В деревне, в праздник, под окном</text:p>
      <text:p text:style-name="Обычный"><text:s text:c="3"/>Помещичьих хорóм,</text:p>
      <text:p text:style-name="Обычный"><text:s text:c="3"/>Народ толпился.</text:p>
      <text:p text:style-name="Обычный"><text:s text:c="3"/>На Белку в колесе зевал он и дивился.</text:p>
      <text:p text:style-name="Обычный"><text:s text:c="3"/>Вблизи с берёзы ей дивился тоже Дрозд:</text:p>
      <text:p text:style-name="Обычный"><text:s text:c="3"/>Так бегала она, что лапки лишь мелькали</text:p>
      <text:p text:style-name="Обычный"><text:s text:c="3"/>И раздувался пышный хвост.</text:p>
      <text:p text:style-name="Обычный"><text:s text:c="3"/>«Землячка старая, – спросил тут Дрозд, – нельзя ли,</text:p>
      <text:p text:style-name="Обычный"><text:s text:c="3"/>Сказать, чтó делаешь ты здесь?» –</text:p>
      <text:p text:style-name="Обычный"><text:s text:c="3"/>«Ох, милый друг! тружусь день весь:</text:p>
      <text:p text:style-name="Обычный"><text:s text:c="3"/>Я по делам гонцом у барина большого;</text:p>
      <text:p text:style-name="Обычный"><text:s text:c="3"/>Ну, некогда ни пить, ни есть,</text:p>
      <text:p text:style-name="Обычный"><text:s text:c="3"/>Ни даже духу перевесть»<text:soft-page-break/>. –</text:p>
      <text:p text:style-name="Обычный"><text:s text:c="3"/>И Белка в колесе бежать пустилась снова.</text:p>
      <text:p text:style-name="Обычный"><text:s text:c="3"/>«Да, – улетая, Дрозд сказал, – то ясно мне,</text:p>
      <text:p text:style-name="Обычный"><text:s text:c="3"/>Что ты бежишь, а всё на том же ты окне».</text:p>
      <text:p text:style-name="Обычный"><text:s text:c="3"/>Посмотришь на дельца иного:</text:p>
      <text:p text:style-name="Обычный"><text:s text:c="3"/>Хлопочет, мечется, ему дивятся все:</text:p>
      <text:p text:style-name="Обычный"><text:s text:c="3"/>Он, кажется, из кожи рвётся,</text:p>
      <text:p text:style-name="Обычный"><text:s text:c="3"/>Да только всё вперёд не подаётся,</text:p>
      <text:p text:style-name="Обычный"><text:s text:c="3"/>Как Белка в колесе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Мыши</text:p>
      <text:p text:style-name="Обычный"><text:s text:c="5"/></text:p>
      <text:p text:style-name="Обычный"><text:s text:c="5"/></text:p>
      <text:p text:style-name="Обычный"><text:s text:c="3"/>«Сестрица! знаешь ли, беда! –</text:p>
      <text:p text:style-name="Обычный"><text:s text:c="3"/>На корабле Мышь Мыши говорила, –</text:p>
      <text:p text:style-name="Обычный"><text:s text:c="3"/>Ведь оказалась течь: внизу у нас вода</text:p>
      <text:p text:style-name="Обычный"><text:s text:c="3"/>Чуть не хватила</text:p>
      <text:p text:style-name="Обычный"><text:s text:c="3"/>До самого мне рыла.</text:p>
      <text:p text:style-name="Обычный"><text:s text:c="3"/>(А правда, так она лишь лапки замочила.)</text:p>
      <text:p text:style-name="Обычный"><text:s text:c="3"/>И чтó диковинки – наш капитан</text:p>
      <text:p text:style-name="Обычный"><text:s text:c="3"/>Или с похмелья, или пьян.</text:p>
      <text:p text:style-name="Обычный"><text:s text:c="3"/>Матросы все – один ленивее другого;</text:p>
      <text:p text:style-name="Обычный"><text:s text:c="3"/>Ну, словом, нет порядку никакого.</text:p>
      <text:p text:style-name="Обычный"><text:s text:c="3"/>Сейчас кричала я во весь народ,</text:p>
      <text:p text:style-name="Обычный"><text:s text:c="3"/>Что ко дну наш корабль идёт:</text:p>
      <text:p text:style-name="Обычный"><text:s text:c="3"/>Куда! – Никто и ухом не ведёт,</text:p>
      <text:p text:style-name="Обычный"><text:s text:c="3"/>Как будто б ложные я распускала вести;</text:p>
      <text:p text:style-name="Обычный"><text:s text:c="3"/>А ясно – только<text:soft-page-break/><text:s/>в трюм лишь стоит заглянуть,</text:p>
      <text:p text:style-name="Обычный"><text:s text:c="3"/>Что кораблю часа не дотянуть.</text:p>
      <text:p text:style-name="Обычный"><text:s text:c="3"/>Сестрица! неужли нам гибнуть с ними вместе!</text:p>
      <text:p text:style-name="Обычный"><text:s text:c="3"/>Пойдём же, кинемся скорее с корабля;</text:p>
      <text:p text:style-name="Обычный"><text:s text:c="3"/>Авось не далеко земля!»</text:p>
      <text:p text:style-name="Обычный"><text:s text:c="3"/>Тут в Океан мои затейницы спрыгнули</text:p>
      <text:p text:style-name="Обычный"><text:s text:c="3"/>И – утонули;</text:p>
      <text:p text:style-name="Обычный"><text:s text:c="3"/>А наш корабль, рукой искусною водим,</text:p>
      <text:p text:style-name="Обычный"><text:s text:c="3"/>Достигнул пристани и цел и невредим.</text:p>
      <text:p text:style-name="Обычный"><text:s text:c="5"/></text:p>
      <text:p text:style-name="Обычный"><text:s text:c="3"/>Теперь пойдут вопросы:</text:p>
      <text:p text:style-name="Обычный"><text:s text:c="3"/>А что же капитан и течь, и что матросы?</text:p>
      <text:p text:style-name="Обычный"><text:s text:c="3"/>Течь слабая, и та</text:p>
      <text:p text:style-name="Обычный"><text:s text:c="3"/>В минуту унята;</text:p>
      <text:p text:style-name="Обычный"><text:s text:c="3"/>А остальное – клевета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иса</text:p>
      <text:p text:style-name="Обычный"><text:s text:c="5"/></text:p>
      <text:p text:style-name="Обычный"><text:s text:c="5"/></text:p>
      <text:p text:style-name="Обычный"><text:s text:c="3"/>Зимой, ранёхонько, близ жи́ла,</text:p>
      <text:p text:style-name="Обычный"><text:s text:c="3"/>Лиса у проруби пила в большой мороз.</text:p>
      <text:p text:style-name="Обычный"><text:s text:c="3"/>Меж тем оплошность ли, судьба ль (не в этом сила),</text:p>
      <text:p text:style-name="Обычный"><text:s text:c="3"/>Но – кончик хвостика Лисица замочила,</text:p>
      <text:p text:style-name="Обычный"><text:s text:c="3"/>И ко льду он примёрз.</text:p>
      <text:p text:style-name="Обычный"><text:s text:c="3"/>Беда невелика, легко б её поправить:</text:p>
      <text:p text:style-name="Обычный"><text:s text:c="3"/>Рвануться только посильней</text:p>
      <text:p text:style-name="Обычный"><text:s text:c="3"/>И волосков хотя десятка два оставить,</text:p>
      <text:p text:style-name="Обычный"><text:s text:c="3"/>Но до людей</text:p>
      <text:p text:style-name="Обычный"><text:s text:c="3"/>Домой убраться поскорей.</text:p>
      <text:p text:style-name="Обычный"><text:s text:c="3"/>Да как испортить хво<text:soft-page-break/>ст? А хвост такой пушистый,</text:p>
      <text:p text:style-name="Обычный"><text:s text:c="3"/>Раскидистый и золотистый!</text:p>
      <text:p text:style-name="Обычный"><text:s text:c="3"/>Нет, лучше подождать – ведь спит ещё народ;</text:p>
      <text:p text:style-name="Обычный"><text:s text:c="3"/>А между тем авось и оттепель придёт,</text:p>
      <text:p text:style-name="Обычный"><text:s text:c="3"/>Так хвост от проруби оттает.</text:p>
      <text:p text:style-name="Обычный"><text:s text:c="3"/>Вот ждёт-пождет, а хвост лишь боле примерзает.</text:p>
      <text:p text:style-name="Обычный"><text:s text:c="3"/>Глядит – и день светает,</text:p>
      <text:p text:style-name="Обычный"><text:s text:c="3"/>Народ шеве́лится, и слышны голоса.</text:p>
      <text:p text:style-name="Обычный"><text:s text:c="3"/>Тут бедная моя Лиса</text:p>
      <text:p text:style-name="Обычный"><text:s text:c="3"/>Туда-сюда метаться;</text:p>
      <text:p text:style-name="Обычный"><text:s text:c="3"/>Но уж от проруби не может оторваться.</text:p>
      <text:p text:style-name="Обычный"><text:s text:c="3"/>По счастью, Волк бежит. «Друг милый! кум! отец! –</text:p>
      <text:p text:style-name="Обычный"><text:s text:c="3"/>Кричит Лиса. – Спаси! Пришёл совсем конец!»</text:p>
      <text:p text:style-name="Обычный"><text:s text:c="3"/>Вот кум остановился –</text:p>
      <text:p text:style-name="Обычный"><text:s text:c="3"/>И в спа́сенье Лисы вступился.</text:p>
      <text:p text:style-name="Обычный"><text:s text:c="3"/>Приём его был очень прост:</text:p>
      <text:p text:style-name="Обычный"><text:s text:c="3"/>Он на́чисто отгрыз ей хвост.</text:p>
      <text:p text:style-name="Обычный"><text:s text:c="3"/>Тут без хвоста домой моя пустилась дура.</text:p>
      <text:p text:style-name="Обычный"><text:s text:c="3"/>Уж рада, что на ней цела осталась шкура.</text:p>
      <text:p text:style-name="Обычный"><text:s text:c="5"/></text:p>
      <text:p text:style-name="Обычный"><text:s text:c="3"/>Мне кажется, что смысл не тёмен басни сей:</text:p>
      <text:p text:style-name="Обычный"><text:s text:c="3"/>Щепотки волосков Лиса не пожалей –</text:p>
      <text:p text:style-name="Обычный"><text:s text:c="3"/>Остался б хвост у ней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Волки и Овцы</text:p>
      <text:p text:style-name="Обычный"><text:s text:c="5"/></text:p>
      <text:p text:style-name="Обычный"><text:s text:c="5"/></text:p>
      <text:p text:style-name="Обычный"><text:s text:c="3"/>Овечкам от Волков совсем житья не стало,</text:p>
      <text:p text:style-name="Обычный"><text:s text:c="3"/>И до того, что наконец</text:p>
      <text:p text:style-name="Обычный"><text:s text:c="3"/>Правительство звер<text:soft-page-break/>ей благие меры взяло</text:p>
      <text:p text:style-name="Обычный"><text:s text:c="3"/>Вступиться в спа́сенье Овец, –</text:p>
      <text:p text:style-name="Обычный"><text:s text:c="3"/>И учреждён Совет на сей конец.</text:p>
      <text:p text:style-name="Обычный"><text:s text:c="3"/>Большая часть в нём, правда, были Волки;</text:p>
      <text:p text:style-name="Обычный"><text:s text:c="3"/>Но не о всех Волках ведь злые толки.</text:p>
      <text:p text:style-name="Обычный"><text:s text:c="3"/>Видали и таких Волков, и многократ, –</text:p>
      <text:p text:style-name="Обычный"><text:s text:c="3"/>Примеры эти не забыты, –</text:p>
      <text:p text:style-name="Обычный"><text:s text:c="3"/>Которые ходили близко стад</text:p>
      <text:p text:style-name="Обычный"><text:s text:c="3"/>Смирнёхонько – когда бывали сыты.</text:p>
      <text:p text:style-name="Обычный"><text:s text:c="3"/>Так почему ж Волкам в Совете и не быть?</text:p>
      <text:p text:style-name="Обычный"><text:s text:c="3"/>Хоть надобно Овец оборонить,</text:p>
      <text:p text:style-name="Обычный"><text:s text:c="3"/>Но и Волков не вовсе ж притеснить!</text:p>
      <text:p text:style-name="Обычный"><text:s text:c="3"/>Вот заседание в глухом лесу открыли;</text:p>
      <text:p text:style-name="Обычный"><text:s text:c="3"/>Судили, думали, рядили</text:p>
      <text:p text:style-name="Обычный"><text:s text:c="3"/>И, наконец, придумали закон.</text:p>
      <text:p text:style-name="Обычный"><text:s text:c="3"/>Вот вам от слова в слово он:</text:p>
      <text:p text:style-name="Обычный"><text:s text:c="3"/>«Как скоро Волк у стада забуянит</text:p>
      <text:p text:style-name="Обычный"><text:s text:c="3"/>И обижать он Овцу станет,</text:p>
      <text:p text:style-name="Обычный"><text:s text:c="3"/>То Волка тут властна Овца,</text:p>
      <text:p text:style-name="Обычный"><text:s text:c="3"/>Не разбираючи лица,</text:p>
      <text:p text:style-name="Обычный"><text:s text:c="3"/>Схватить за шиворот и в суд тотчас представить,</text:p>
      <text:p text:style-name="Обычный"><text:s text:c="3"/>В соседний лес иль в бор».</text:p>
      <text:p text:style-name="Обычный"><text:s text:c="3"/>В законе нечего прибавить, ни убавить.</text:p>
      <text:p text:style-name="Обычный"><text:s text:c="3"/>Да только я видал: до этих пор, –</text:p>
      <text:p text:style-name="Обычный"><text:s text:c="3"/>Хоть говорят, Волкам и не спускают, –</text:p>
      <text:p text:style-name="Обычный"><text:s text:c="3"/>Что будь Овца ответчик иль истец,</text:p>
      <text:p text:style-name="Обычный"><text:s text:c="3"/>А только Волки всё-таки Овец</text:p>
      <text:p text:style-name="Обычный"><text:s text:c="3"/>В леса таскают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Крестьянин и Собака</text:p>
      <text:p text:style-name="Обычный"><text:s text:c="5"/></text:p>
      <text:p text:style-name="Обычный"><text:s text:c="5"/></text:p>
      <text:p text:style-name="Обычный"><text:s text:c="3"/>У мужика, большого эконома,</text:p>
      <text:p text:style-name="Обычный"><text:s text:c="3"/>Хозяина зажиточного дома,</text:p>
      <text:p text:style-name="Обычный"><text:s text:c="3"/>Собака нанялась и двор стеречь,</text:p>
      <text:p text:style-name="Обычный"><text:s text:c="3"/>И хлебы печь,</text:p>
      <text:p text:style-name="Обычный"><text:s text:c="3"/>И, сверх того, полоть и поливать рассаду.</text:p>
      <text:p text:style-name="Обычный"><text:s text:c="3"/>Какой же выдумал он вздор, –</text:p>
      <text:p text:style-name="Обычный"><text:s text:c="3"/>Читатель говорит, – тут нет ни складу,</text:p>
      <text:p text:style-name="Обычный"><text:s text:c="3"/>Ни ладу.</text:p>
      <text:p text:style-name="Обычный"><text:s text:c="3"/>Пускай бы стеречи уж двор;</text:p>
      <text:p text:style-name="Обычный"><text:s text:c="3"/>Да видано ль, чтоб где собаки хлеб пекали</text:p>
      <text:p text:style-name="Обычный"><text:s text:c="3"/>Или рассаду поливали?</text:p>
      <text:p text:style-name="Обычный"><text:s text:c="3"/>Читатель! Я бы был не прав кругом,</text:p>
      <text:p text:style-name="Обычный"><text:s text:c="3"/>Когда сказал бы: «да», – да дело здесь не в том,</text:p>
      <text:p text:style-name="Обычный"><text:s text:c="3"/>А в том, что наш Барбос за всё за это взялся,</text:p>
      <text:p text:style-name="Обычный"><text:s text:c="3"/>И вымолвил себе он плату за троих;</text:p>
      <text:p text:style-name="Обычный"><text:s text:c="3"/>Барбосу хорошо: что нужды до других.</text:p>
      <text:p text:style-name="Обычный"><text:s text:c="3"/>Хозяин между тем на ярмарку собрался,</text:p>
      <text:p text:style-name="Обычный"><text:s text:c="3"/>Поехал, погулял – приехал и назад,</text:p>
      <text:p text:style-name="Обычный"><text:s text:c="3"/>Посмотрит – жизни стал не рад,</text:p>
      <text:p text:style-name="Обычный"><text:s text:c="3"/>И рвёт, и мечет он с досады:</text:p>
      <text:p text:style-name="Обычный"><text:s text:c="3"/>Ни хлеба дома, ни рассады.</text:p>
      <text:p text:style-name="Обычный"><text:s text:c="3"/>А сверх того, к нему на двор</text:p>
      <text:p text:style-name="Обычный"><text:s text:c="3"/>Залез и клеть его обкрал начисто вор.</text:p>
      <text:p text:style-name="Обычный"><text:s text:c="3"/>Вот на Барбоса тут посыпалось руганье;</text:p>
      <text:p text:style-name="Обычный"><text:s text:c="3"/>Но у него на всё готово оправданье:</text:p>
      <text:p text:style-name="Обычный"><text:s text:c="3"/>Он за рассадою печь хлеб никак не мог;</text:p>
      <text:p text:style-name="Обычный"><text:s text:c="3"/>Рассадник оттого лишь только не удалс<text:soft-page-break/>я,</text:p>
      <text:p text:style-name="Обычный"><text:s text:c="3"/>Что, сторожа́ вокруг двора, он стал без ног;</text:p>
      <text:p text:style-name="Обычный"><text:s text:c="3"/>А вора он затем не устерёг,</text:p>
      <text:p text:style-name="Обычный"><text:s text:c="3"/>Что хлебы печь тогда сбирался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Два мальчика</text:p>
      <text:p text:style-name="Обычный"><text:s text:c="5"/></text:p>
      <text:p text:style-name="Обычный"><text:s text:c="5"/></text:p>
      <text:p text:style-name="Обычный"><text:s text:c="3"/>«Сенюша, знаешь ли, покамест, как баранов,</text:p>
      <text:p text:style-name="Обычный"><text:s text:c="3"/>Опять нас не погнали в класс,</text:p>
      <text:p text:style-name="Обычный"><text:s text:c="3"/>Пойдём-ка да нарвём в саду себе каштанов!»</text:p>
      <text:p text:style-name="Обычный"><text:s text:c="3"/>«Нет, Федя, те каштаны не про нас!</text:p>
      <text:p text:style-name="Обычный"><text:s text:c="3"/>Хоть, кажется, они и недалёко,</text:p>
      <text:p text:style-name="Обычный"><text:s text:c="3"/>Ты знаешь ведь, как дерево высоко:</text:p>
      <text:p text:style-name="Обычный"><text:s text:c="3"/>Тебе, ни мне туда не влезть,</text:p>
      <text:p text:style-name="Обычный"><text:s text:c="3"/>И нам каштанов тех не есть!»</text:p>
      <text:p text:style-name="Обычный"><text:s text:c="3"/>«И, милой, да на что ж догадка!</text:p>
      <text:p text:style-name="Обычный"><text:s text:c="3"/>Где силой взять нельзя, там надобна ухватка.</text:p>
      <text:p text:style-name="Обычный"><text:s text:c="3"/>Я всё придумал: погоди!</text:p>
      <text:p text:style-name="Обычный"><text:s text:c="3"/>На ближний сук меня лишь подсади.</text:p>
      <text:p text:style-name="Обычный"><text:s text:c="3"/>А там мы сами умудримся –</text:p>
      <text:p text:style-name="Обычный"><text:s text:c="3"/>И досыта каштанов наедимся».</text:p>
      <text:p text:style-name="Обычный"><text:s text:c="3"/>Вот к дереву друзья со всех несутся ног,</text:p>
      <text:p text:style-name="Обычный"><text:s text:c="3"/>Тут Сеня помогать товарищу принялся,</text:p>
      <text:p text:style-name="Обычный"><text:s text:c="3"/>Пыхтел, весь потом обливался</text:p>
      <text:p text:style-name="Обычный"><text:s text:c="3"/>И Феде, наконец, вскарабкаться помог.</text:p>
      <text:p text:style-name="Обычный"><text:s text:c="3"/>Взобрался Федя на приволье:</text:p>
      <text:p text:style-name="Обычный"><text:s text:c="3"/>Как мышке в закроме, вверху ему раздолье!</text:p>
      <text:p text:style-name="Обычный"><text:s text:c="3"/>Каштанов там не только в<text:soft-page-break/>сех не съесть, –</text:p>
      <text:p text:style-name="Обычный"><text:s text:c="3"/>Не перечесть!</text:p>
      <text:p text:style-name="Обычный"><text:s text:c="3"/>Найдётся чем и поживиться,</text:p>
      <text:p text:style-name="Обычный"><text:s text:c="3"/>И с другом поделиться.</text:p>
      <text:p text:style-name="Обычный"><text:s text:c="3"/>Что ж! Сене от того прибыток вышел мал:</text:p>
      <text:p text:style-name="Обычный"><text:s text:c="3"/>Он, бедный, на низу облизывал лишь губки;</text:p>
      <text:p text:style-name="Обычный"><text:s text:c="3"/>Федюша сам вверху каштаны убирал,</text:p>
      <text:p text:style-name="Обычный"><text:s text:c="3"/>А другу с дерева бросал одни скорлупки.</text:p>
      <text:p text:style-name="Обычный"><text:s text:c="5"/></text:p>
      <text:p text:style-name="Обычный"><text:s text:c="3"/>Видал Федюш на свете я,</text:p>
      <text:p text:style-name="Обычный"><text:s text:c="3"/>Которым их друзья</text:p>
      <text:p text:style-name="Обычный"><text:s text:c="3"/>Вскарабкаться наверх усердно помогали,</text:p>
      <text:p text:style-name="Обычный"><text:s text:c="3"/>А после уж от них – скорлупки не видали!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Разбойник и Извозчик</text:p>
      <text:p text:style-name="Обычный"><text:s text:c="5"/></text:p>
      <text:p text:style-name="Обычный"><text:s text:c="5"/></text:p>
      <text:p text:style-name="Обычный"><text:s text:c="3"/>В кустарнике залегши у дороги,</text:p>
      <text:p text:style-name="Обычный"><text:s text:c="3"/>Разбойник под вечер добычи нажидал,</text:p>
      <text:p text:style-name="Обычный"><text:s text:c="3"/>И, как медведь голодный из берлоги,</text:p>
      <text:p text:style-name="Обычный"><text:s text:c="3"/>Угрюмо даль он озирал.</text:p>
      <text:p text:style-name="Обычный"><text:s text:c="3"/>Посмотрит, грузный воз катит, как вал.</text:p>
      <text:p text:style-name="Обычный"><text:s text:c="3"/>«О, го! – Разбойник мой тут шепчет, – знать, с товаром</text:p>
      <text:p text:style-name="Обычный"><text:s text:c="3"/>На ярмарку; чай всё сукно, камки, парчи.</text:p>
      <text:p text:style-name="Обычный"><text:s text:c="3"/>Кручина, не зевай – тут будет на харчи:</text:p>
      <text:p text:style-name="Обычный"><text:s text:c="3"/>Не пропадёт сегодня день мой даром».</text:p>
      <text:p text:style-name="Обычный"><text:s text:c="3"/>Меж тем подъехал воз; кричит Разбойник: «Стой!» –</text:p>
      <text:p text:style-name="Обычный"><text:s text:c="3"/>И на Извозчика бросается с дубиной.</text:p>
      <text:p text:style-name="Обычный"><text:s text:c="3"/>Да лих; схватился он не с олухом-детиной:</text:p>
      <text:p text:style-name="Обычный"><text:s text:c="3"/>Извозчик – малый удалой;</text:p>
      <text:p text:style-name="Обычный"><text:s text:c="3"/><text:soft-page-break/>Злодея встретил мостовиной,</text:p>
      <text:p text:style-name="Обычный"><text:s text:c="3"/>Стал за добро своё горой,</text:p>
      <text:p text:style-name="Обычный"><text:s text:c="3"/>И моему герою</text:p>
      <text:p text:style-name="Обычный"><text:s text:c="3"/>Пришлося брать поживу с бою –</text:p>
      <text:p text:style-name="Обычный"><text:s text:c="3"/>И долог и жесток был бой на этот раз.</text:p>
      <text:p text:style-name="Обычный"><text:s text:c="3"/>Разбойник с дюжины зубов не досчитался,</text:p>
      <text:p text:style-name="Обычный"><text:s text:c="3"/>Да перешиблена рука, да выбит глаз;</text:p>
      <text:p text:style-name="Обычный"><text:s text:c="3"/>Но победителем, однако ж, он остался:</text:p>
      <text:p text:style-name="Обычный"><text:s text:c="3"/>Убил Извозчика злодей.</text:p>
      <text:p text:style-name="Обычный"><text:s text:c="3"/>Убил – и к добыче скорей.</text:p>
      <text:p text:style-name="Обычный"><text:s text:c="3"/>Что ж он завоевал? – Воз целый пузырей!</text:p>
      <text:p text:style-name="Обычный"><text:s text:c="5"/></text:p>
      <text:p text:style-name="Обычный"><text:s text:c="3"/>Как много из пустого</text:p>
      <text:p text:style-name="Обычный"><text:s text:c="3"/>На свете делают преступного и злого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Лев и Мышь</text:p>
      <text:p text:style-name="Обычный"><text:s text:c="5"/></text:p>
      <text:p text:style-name="Обычный"><text:s text:c="5"/></text:p>
      <text:p text:style-name="Обычный"><text:s text:c="3"/>У Льва просила Мышь смиренно позволенья</text:p>
      <text:p text:style-name="Обычный"><text:s text:c="3"/>Поблизости его в дупле завесть селенье</text:p>
      <text:p text:style-name="Обычный"><text:s text:c="3"/>И так примолвила: «Хотя-де здесь, в лесах,</text:p>
      <text:p text:style-name="Обычный"><text:s text:c="3"/>Ты и могуч и славен;</text:p>
      <text:p text:style-name="Обычный"><text:s text:c="3"/>Хоть в силе Льву никто не равен</text:p>
      <text:p text:style-name="Обычный"><text:s text:c="3"/>И рёв один его на всех наводит страх,</text:p>
      <text:p text:style-name="Обычный"><text:s text:c="3"/>Но будущее кто угадывать возьмётся –</text:p>
      <text:p text:style-name="Обычный"><text:s text:c="3"/>Как знать? кому в ком нужда доведётся?</text:p>
      <text:p text:style-name="Обычный"><text:s text:c="3"/>И как я ни мала кажусь,</text:p>
      <text:p text:style-name="Обычный"><text:s text:c="3"/>А, может быть, подчас тебе и пригожусь». –</text:p>
      <text:p text:style-name="Обычный"><text:s text:c="3"/>«Ты! – вскрикнул Лев. – Ты, жалкое созданье!</text:p>
      <text:p text:style-name="Обычный"><text:s text:c="3"/>За эти дер<text:soft-page-break/>зкие слова</text:p>
      <text:p text:style-name="Обычный"><text:s text:c="3"/>Ты стоишь смерти в наказанье.</text:p>
      <text:p text:style-name="Обычный"><text:s text:c="3"/>Прочь, прочь отсель, пока жива –</text:p>
      <text:p text:style-name="Обычный"><text:s text:c="3"/>Иль твоего не будет праху».</text:p>
      <text:p text:style-name="Обычный"><text:s text:c="3"/>Тут Мышка бедная, не вспомняся от страху,</text:p>
      <text:p text:style-name="Обычный"><text:s text:c="3"/>Со всех пустилась ног – простыл её и след.</text:p>
      <text:p text:style-name="Обычный"><text:s text:c="3"/>Льву даром не прошла, однако ж, гордость эта:</text:p>
      <text:p text:style-name="Обычный"><text:s text:c="3"/>Отправяся искать добычи на обед,</text:p>
      <text:p text:style-name="Обычный"><text:s text:c="3"/>Попался он в тенёта.</text:p>
      <text:p text:style-name="Обычный"><text:s text:c="3"/>Без пользы сила в нём, напрасен рёв и стон,</text:p>
      <text:p text:style-name="Обычный"><text:s text:c="3"/>Как он ни рвался, ни метался,</text:p>
      <text:p text:style-name="Обычный"><text:s text:c="3"/>Но всё добычею охотника остался,</text:p>
      <text:p text:style-name="Обычный"><text:s text:c="3"/>И в клетке напоказ народу увезён.</text:p>
      <text:p text:style-name="Обычный"><text:s text:c="3"/>Про Мышку бедную тут поздно вспомнил он,</text:p>
      <text:p text:style-name="Обычный"><text:s text:c="3"/>Что бы помочь она ему сумела,</text:p>
      <text:p text:style-name="Обычный"><text:s text:c="3"/>Что сеть бы от её зубов не уцелела</text:p>
      <text:p text:style-name="Обычный"><text:s text:c="3"/>И что его своя кичливость съела.</text:p>
      <text:p text:style-name="Обычный"><text:s text:c="5"/></text:p>
      <text:p text:style-name="Обычный"><text:s text:c="3"/>Читатель, истину любя,</text:p>
      <text:p text:style-name="Обычный"><text:s text:c="3"/>Примолвлю к басне я, и то не от себя –</text:p>
      <text:p text:style-name="Обычный"><text:s text:c="3"/>Не попусту в народе говорится:</text:p>
      <text:p text:style-name="Обычный"><text:s text:c="3"/>Не плюй в колодезь, пригодится</text:p>
      <text:p text:style-name="Обычный"><text:s text:c="3"/>Воды напиться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Кукушка и Петух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<text:s text:c="3"/>«Как, милый Петушок, поёшь ты громко, важно!» –</text:p>
      <text:p text:style-name="Обычный"><text:s text:c="3"/>«А ты, Кукушечка, мой свет,</text:p>
      <text:p text:style-name="Обычный"><text:s text:c="3"/>Как тянешь плавно и протяжно:</text:p>
      <text:p text:style-name="Обычный"><text:s text:c="3"/>Во<text:soft-page-break/><text:s/>всём лесу у нас такой певицы нет!»</text:p>
      <text:p text:style-name="Обычный"><text:s text:c="3"/>«Тебя, мой куманёк, век слушать я готова».</text:p>
      <text:p text:style-name="Обычный"><text:s text:c="3"/>«А ты, красавица, божусь,</text:p>
      <text:p text:style-name="Обычный"><text:s text:c="3"/>Лишь только замолчишь, то жду я, не дождусь,</text:p>
      <text:p text:style-name="Обычный"><text:s text:c="3"/>Чтоб начала ты снова –</text:p>
      <text:p text:style-name="Обычный"><text:s text:c="3"/>Отколь такой берётся голосок?</text:p>
      <text:p text:style-name="Обычный"><text:s text:c="3"/>И чист, и нежен, и высок!..</text:p>
      <text:p text:style-name="Обычный"><text:s text:c="3"/>Да вы уж родом так: собою невелички,</text:p>
      <text:p text:style-name="Обычный"><text:s text:c="3"/>А песни, что твой соловей!»</text:p>
      <text:p text:style-name="Обычный"><text:s text:c="3"/>«Спасибо, кум; зато, по совести моей,</text:p>
      <text:p text:style-name="Обычный"><text:s text:c="3"/>Поёшь ты лучше райской птички,</text:p>
      <text:p text:style-name="Обычный"><text:s text:c="3"/>На всех ссылаюсь в этом я».</text:p>
      <text:p text:style-name="Обычный"><text:s text:c="3"/>Тут Воробей, случась, примолвил им: «Друзья!</text:p>
      <text:p text:style-name="Обычный"><text:s text:c="3"/>Хоть вы охрипните, хваля друг дружку, –</text:p>
      <text:p text:style-name="Обычный"><text:s text:c="3"/>Всё ваша музыка плоха!..»</text:p>
      <text:p text:style-name="Обычный"><text:s text:c="3"/>За что же, не боясь греха,</text:p>
      <text:p text:style-name="Обычный"><text:s text:c="3"/>Кукушка хвалит Петуха?</text:p>
      <text:p text:style-name="Обычный"><text:s text:c="3"/>За то, что хвалит он Кукушку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Вельможа</text:p>
      <text:p text:style-name="Обычный"><text:s text:c="5"/></text:p>
      <text:p text:style-name="Обычный"><text:s text:c="5"/></text:p>
      <text:p text:style-name="Обычный"><text:s text:c="3"/>Какой-то в древности Вельможа</text:p>
      <text:p text:style-name="Обычный"><text:s text:c="3"/>С богато убранного ложа</text:p>
      <text:p text:style-name="Обычный"><text:s text:c="3"/>Отправился в страну, где царствует Плутон.</text:p>
      <text:p text:style-name="Обычный"><text:s text:c="3"/>Сказать простее, – умер он;</text:p>
      <text:p text:style-name="Обычный"><text:s text:c="3"/>И так, как встарь велось, в аду на суд явился.</text:p>
      <text:p text:style-name="Обычный"><text:s text:c="3"/>Тотчас допрос ему: «Чем был ты? где родился?»</text:p>
      <text:p text:style-name="Обычный"><text:s text:c="3"/>«Родился в Персии, а чином был сатрап;</text:p>
      <text:p text:style-name="Обычный"><text:s text:c="3"/>Но так как, живучи, я был здоровьем слаб,</text:p>
      <text:p text:style-name="Обычный"><text:s text:c="3"/>То сам я областью не правил,</text:p>
      <text:p text:style-name="Обычный"><text:s text:c="3"/>А все дела секретарю оставил».</text:p>
      <text:p text:style-name="Обычный"><text:s text:c="3"/>«Что ж делал ты?» – «Пил, ел и спал</text:p>
      <text:p text:style-name="Обычный"><text:s text:c="3"/>Да всё подписывал, что он ни подавал».</text:p>
      <text:p text:style-name="Обычный"><text:s text:c="3"/>«Скоре<text:soft-page-break/>й же в рай его!» – «Как! где же справедливость?» –</text:p>
      <text:p text:style-name="Обычный"><text:s text:c="3"/>Меркурий тут вскричал, забывши всю учтивость</text:p>
      <text:p text:style-name="Обычный"><text:s text:c="3"/>«Эх, братец! – отвечал Эак, –</text:p>
      <text:p text:style-name="Обычный"><text:s text:c="3"/>Не знаешь дела ты никак.</text:p>
      <text:p text:style-name="Обычный"><text:s text:c="3"/>Не видишь разве ты? Покойник был дурак!</text:p>
      <text:p text:style-name="Обычный"><text:s text:c="3"/>Что, если бы с такою властью</text:p>
      <text:p text:style-name="Обычный"><text:s text:c="3"/>Взялся он за дела, к несчастью, –</text:p>
      <text:p text:style-name="Обычный"><text:s text:c="3"/>Ведь погубил бы целый край!..</text:p>
      <text:p text:style-name="Обычный"><text:s text:c="3"/>И ты б там слёз не обобрался!</text:p>
      <text:p text:style-name="Обычный"><text:s text:c="3"/>Затем-то и попал он в рай,</text:p>
      <text:p text:style-name="Обычный"><text:s text:c="3"/>Что за дела не принимался».</text:p>
      <text:p text:style-name="Обычный"><text:s text:c="5"/></text:p>
      <text:p text:style-name="Обычный"><text:s text:c="3"/>Вчера я был в суде и видел там судью.</text:p>
      <text:p text:style-name="Обычный"><text:s text:c="3"/>Ну, так и кажется, что быть ему в раю!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<text:s text:c="5"/></text:p>
      <text:p text:style-name="Обычный">Басни, не вошедшие в девять книг</text:p>
      <text:p text:style-name="Обычный"><text:s text:c="5"/></text:p>
      <text:p text:style-name="Обычный"><text:s text:c="5"/></text:p>
      <text:p text:style-name="Обычный">Стыдливый игрок</text:p>
      <text:p text:style-name="Обычный"><text:s text:c="5"/></text:p>
      <text:p text:style-name="Обычный"><text:s text:c="5"/></text:p>
      <text:p text:style-name="Обычный"><text:s text:c="3"/>Случилось некогда мне быть в шумливом мире;</text:p>
      <text:p text:style-name="Обычный"><text:s text:c="3"/>Сказать ясней, мне быть случилося в трактире;</text:p>
      <text:p text:style-name="Обычный"><text:s text:c="3"/>Хотя немного там увидеть льзя добра,</text:p>
      <text:p text:style-name="Обычный"><text:s text:c="3"/>Однако ж тут велась изрядная игра.</text:p>
      <text:p text:style-name="Обычный"><text:s text:c="3"/>Из всех других поудалее</text:p>
      <text:p text:style-name="Обычный"><text:s text:c="3"/>Один был рослый молодец,</text:p>
      <text:p text:style-name="Обычный"><text:s text:c="3"/>Беспутства был он образец,</text:p>
      <text:p text:style-name="Обычный"><text:s text:c="3"/>И<text:soft-page-break/><text:s/>карты ставил он и гнул смелее;</text:p>
      <text:p text:style-name="Обычный"><text:s text:c="3"/>И вдруг</text:p>
      <text:p text:style-name="Обычный"><text:s text:c="3"/>Спустил все деньги с рук.</text:p>
      <text:p text:style-name="Обычный"><text:s text:c="3"/>Спустил, а на кредит никто ему не верит,</text:p>
      <text:p text:style-name="Обычный"><text:s text:c="3"/>Хоть, кажется, в божбе Герой не лицемерит.</text:p>
      <text:p text:style-name="Обычный"><text:s text:c="3"/>Озлился мой болван</text:p>
      <text:p text:style-name="Обычный"><text:s text:c="3"/>И карту с транспортом поставил на кафтан.</text:p>
      <text:p text:style-name="Обычный"><text:s text:c="3"/>Гляжу чрез час: Герой остался мой в камзоле,</text:p>
      <text:p text:style-name="Обычный"><text:s text:c="3"/>Как пень на чистом поле;</text:p>
      <text:p text:style-name="Обычный"><text:s text:c="3"/>Тогда к нему пришёл</text:p>
      <text:p text:style-name="Обычный"><text:s text:c="3"/>От батюшки посол</text:p>
      <text:p text:style-name="Обычный"><text:s text:c="3"/>И говорит: «Отец совсем твой умирает,</text:p>
      <text:p text:style-name="Обычный"><text:s text:c="3"/>С тобой проститься он желает</text:p>
      <text:p text:style-name="Обычный"><text:s text:c="3"/>И приказал к себе просить».</text:p>
      <text:p text:style-name="Обычный"><text:s text:c="3"/>«Скажи ему, – сказал мой фаля, –</text:p>
      <text:p text:style-name="Обычный"><text:s text:c="3"/>Что здесь бубновая сразила меня краля;</text:p>
      <text:p text:style-name="Обычный"><text:s text:c="3"/>Так он ко мне сам может быть.</text:p>
      <text:p text:style-name="Обычный"><text:s text:c="3"/>Ему сюда прийти нимало не обидно;</text:p>
      <text:p text:style-name="Обычный"><text:s text:c="3"/>А мне по улице идти без сапогов,</text:p>
      <text:p text:style-name="Обычный"><text:s text:c="3"/>Без платья, шляпы и чулков</text:p>
      <text:p text:style-name="Обычный"><text:s text:c="3"/>Ужасно стыдно»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Судьба игроков</text:p>
      <text:p text:style-name="Обычный"><text:s text:c="5"/></text:p>
      <text:p text:style-name="Обычный"><text:s text:c="5"/></text:p>
      <text:p text:style-name="Обычный"><text:s text:c="3"/>Вчерась приятеля в карете видел я;</text:p>
      <text:p text:style-name="Обычный"><text:s text:c="3"/>Бедняк – приятель мой, я очень удивился,</text:p>
      <text:p text:style-name="Обычный"><text:s text:c="3"/>Чем столько он разжился?</text:p>
      <text:p text:style-name="Обычный"><text:s text:c="3"/>А он поведал мне всю правду, не тая,</text:p>
      <text:p text:style-name="Обычный"><text:s text:c="3"/>Что картами себе именье он доставил</text:p>
      <text:p text:style-name="Обычный"><text:s text:c="3"/>И выше всех наук игру картежну ставил.</text:p>
      <text:p text:style-name="Обычный"><text:s text:c="3"/>Сегодня же пешком попался мне мой друг.</text:p>
      <text:p text:style-name="Обычный"><text:s text:c="3"/><text:soft-page-break/>«Конечно, – я сказал, – спустил уж всё ты с рук?»</text:p>
      <text:p text:style-name="Обычный"><text:s text:c="3"/>А он, как филосóф, гласил в своём ответе:</text:p>
      <text:p text:style-name="Обычный"><text:s text:c="3"/>«Ты знаешь, колесом вертится всё на свете».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Павлин и Соловей</text:p>
      <text:p text:style-name="Обычный"><text:s text:c="5"/></text:p>
      <text:p text:style-name="Обычный"><text:s text:c="5"/></text:p>
      <text:p text:style-name="Обычный"><text:s text:c="3"/>Невежда в физике, а в музыке знаток,</text:p>
      <text:p text:style-name="Обычный"><text:s text:c="3"/>Услышал соловья, поющего на ветке,</text:p>
      <text:p text:style-name="Обычный"><text:s text:c="3"/>И хочется ему иметь такого в клетке.</text:p>
      <text:p text:style-name="Обычный"><text:s text:c="3"/>Приехав в городок,</text:p>
      <text:p text:style-name="Обычный"><text:s text:c="3"/>Он говорит: «Хотя я птицы той не знаю</text:p>
      <text:p text:style-name="Обычный"><text:s text:c="3"/>И не видал,</text:p>
      <text:p text:style-name="Обычный"><text:s text:c="3"/>Которой пением я мысли восхищал,</text:p>
      <text:p text:style-name="Обычный"><text:s text:c="3"/>Которую иметь я столь желаю,</text:p>
      <text:p text:style-name="Обычный"><text:s text:c="3"/>Но в птичьем здесь ряду,</text:p>
      <text:p text:style-name="Обычный"><text:s text:c="3"/>Конечно, много птиц найду».</text:p>
      <text:p text:style-name="Обычный"><text:s text:c="3"/>Наполнясь мыслию такою,</text:p>
      <text:p text:style-name="Обычный"><text:s text:c="3"/>Чтоб выбрать птиц на взгляд,</text:p>
      <text:p text:style-name="Обычный"><text:s text:c="3"/>Пришёл боярин мой во птичий ряд</text:p>
      <text:p text:style-name="Обычный"><text:s text:c="3"/>С набитым кошельком, с пустою головою.</text:p>
      <text:p text:style-name="Обычный"><text:s text:c="3"/>Павлина видит он и видит соловья,</text:p>
      <text:p text:style-name="Обычный"><text:s text:c="3"/>И говорит купцу: «Не ошибаюсь я,</text:p>
      <text:p text:style-name="Обычный"><text:s text:c="3"/>Вот мной желанная прелестная певица!</text:p>
      <text:p text:style-name="Обычный"><text:s text:c="3"/>Нарядной бывши толь, нельзя ей худо петь;</text:p>
      <text:p text:style-name="Обычный"><text:s text:c="3"/>Купец, мой друг! скажи, что стоит эт<text:soft-page-break/>а птица?»</text:p>
      <text:p text:style-name="Обычный"><text:s text:c="3"/>Купец ему в ответ:</text:p>
      <text:p text:style-name="Обычный"><text:s text:c="3"/>«От птицы сей, сударь, хороших песней нет;</text:p>
      <text:p text:style-name="Обычный"><text:s text:c="3"/>Возьмите соловья, седяща близ павлина,</text:p>
      <text:p text:style-name="Обычный"><text:s text:c="3"/>Когда вам надобно хорошего певца».</text:p>
      <text:p text:style-name="Обычный"><text:s text:c="3"/>Немало то дивит невежду господина,</text:p>
      <text:p text:style-name="Обычный"><text:s text:c="3"/>И, быть бояся он обманут от купца,</text:p>
      <text:p text:style-name="Обычный"><text:s text:c="3"/>Прекрасна соловья негодной птицей числит</text:p>
      <text:p text:style-name="Обычный"><text:s text:c="3"/>И мыслит:</text:p>
      <text:p text:style-name="Обычный"><text:s text:c="3"/>«Та птица перьями и телом так мала.</text:p>
      <text:p text:style-name="Обычный"><text:s text:c="3"/>Не можно, чтоб она певицею была».</text:p>
      <text:p text:style-name="Обычный"><text:s text:c="3"/>Купив павлина, он покупкой веселится</text:p>
      <text:p text:style-name="Обычный"><text:s text:c="3"/>И мыслит пением павлина насладиться.</text:p>
      <text:p text:style-name="Обычный"><text:s text:c="3"/>Летит домой</text:p>
      <text:p text:style-name="Обычный"><text:s text:c="3"/>И гостье сей отвёл решётчатый покой;</text:p>
      <text:p text:style-name="Обычный"><text:s text:c="3"/>А гостийка ему за выборы в награду</text:p>
      <text:p text:style-name="Обычный"><text:s text:c="3"/>Пропела кошкою разов десяток сряду.</text:p>
      <text:p text:style-name="Обычный"><text:s text:c="3"/>Мяуканьем своим невежде давши знать,</text:p>
      <text:p text:style-name="Обычный"><text:s text:c="3"/>Что глупо голоса по перьям выбирать.</text:p>
      <text:p text:style-name="Обычный"><text:s text:c="5"/></text:p>
      <text:p text:style-name="Обычный"><text:s text:c="3"/>Подобно, как и сей боярин, заключая,</text:p>
      <text:p text:style-name="Обычный"><text:s text:c="3"/>Различность разумов пристрастно различая,</text:p>
      <text:p text:style-name="Обычный"><text:s text:c="3"/>Не редко жалуем того мы в дураки,</text:p>
      <text:p text:style-name="Обычный"><text:s text:c="3"/>Кто платьем не богат, н<text:soft-page-break/>е пышен волосами;</text:p>
      <text:p text:style-name="Обычный"><text:s text:c="3"/>Кто не обнизан вкруг перстнями и часами</text:p>
      <text:p text:style-name="Обычный"><text:s text:c="3"/>И злата у кого не полны сундуки.</text:p>
      <text:p text:style-name="Обычный"><text:s text:c="5"/></text:p>
      <text:p text:style-name="Обычный"><text:s text:c="5"/></text:p>
      <text:p text:style-name="Обычный">Лев и Человек</text:p>
      <text:p text:style-name="Обычный"><text:s text:c="5"/></text:p>
      <text:p text:style-name="Обычный"><text:s text:c="5"/></text:p>
      <text:p text:style-name="Обычный"><text:s text:c="3"/>Быть сильным хорошо, быть умным лучше вдвое.</text:p>
      <text:p text:style-name="Обычный"><text:s text:c="3"/>Кто веры этому неймёт,</text:p>
      <text:p text:style-name="Обычный"><text:s text:c="3"/>Тот ясный здесь пример найдёт,</text:p>
      <text:p text:style-name="Обычный"><text:s text:c="3"/>Что сила без ума сокровище плохое.</text:p>
      <text:p text:style-name="Обычный"><text:s text:c="3"/>Раскинувши тенёта меж дерев,</text:p>
      <text:p text:style-name="Обычный"><text:s text:c="3"/>Ловец добычи дожидался:</text:p>
      <text:p text:style-name="Обычный"><text:s text:c="3"/>Но как-то, оплошав, сам в лапы Льву попался.</text:p>
      <text:p text:style-name="Обычный"><text:s text:c="3"/>«Умри, презренна тварь! – взревел свирепый Лев,</text:p>
      <text:p text:style-name="Обычный"><text:s text:c="3"/>Разинув на него свой зев. –</text:p>
      <text:p text:style-name="Обычный"><text:s text:c="3"/>Посмотрим, где твои права, где сила, твёрдость,</text:p>
      <text:p text:style-name="Обычный"><text:s text:c="3"/>По коим ты в тщеславии своём</text:p>
      <text:p text:style-name="Обычный"><text:s text:c="3"/>Всей твари, даже Льва, быть хвалишься царём?</text:p>
      <text:p text:style-name="Обычный"><text:s text:c="3"/>И у меня в когтях мы разберём,</text:p>
      <text:p text:style-name="Обычный"><text:s text:c="3"/>Сразмерна ль с крепостью твоей такая гордость!»</text:p>
      <text:p text:style-name="Обычный"><text:s text:c="3"/>«Не сила – разум нам над вами верх дает, –</text:p>
      <text:p text:style-name="Обычный"><text:s text:c="3"/>Был Человека Льву ответ. –</text:p>
      <text:p text:style-name="Обычный"><text:s text:c="3"/>И я хвалиться смею,</text:p>
      <text:p text:style-name="Обычный"><text:s text:c="3"/>Что я с уменьем то препятство одолею,</text:p>
      <text:p text:style-name="Обычный"><text:s text:c="3"/>От коего и с силой, может быть,</text:p>
      <text:p text:style-name="Обычный"><text:s text:c="3"/>Ты должен будешь отступить».</text:p>
      <text:p text:style-name="Обычный"><text:s text:c="3"/>«О вашем хвастовстве устал я сказки слушать».</text:p>
      <text:p text:style-name="Обычный"><text:s text:c="3"/>«Не в сказках доказать, я делом то могу;</text:p>
      <text:p text:style-name="Обычный"><text:s text:c="3"/>А впрочем, ежели солгу,</text:p>
      <text:p text:style-name="Обычный"><text:s text:c="3"/>То ты ещё меня и после можешь скушать.</text:p>
      <text:p text:style-name="Обычный"><text:s text:c="3"/>Вот посмотри: между деревьев сих</text:p>
      <text:p text:style-name="Обычный"><text:s text:c="3"/>Трудов моих</text:p>
      <text:p text:style-name="Обычный"><text:s text:c="3"/>Раскинуту<text:soft-page-break/><text:s/>ты видишь паутину.</text:p>
      <text:p text:style-name="Обычный"><text:s text:c="3"/>Кто лучше сквозь неё из нас пройдёт?</text:p>
      <text:p text:style-name="Обычный"><text:s text:c="3"/>Коль хочешь, я пролезу наперёд:</text:p>
      <text:p text:style-name="Обычный"><text:s text:c="3"/>А там посмотрим, как и с силой в свой черёд</text:p>
      <text:p text:style-name="Обычный"><text:s text:c="3"/>Проскочишь ты ко мне на половину.</text:p>
      <text:p text:style-name="Обычный"><text:s text:c="3"/>Ты видишь, эта сеть не каменна стена;</text:p>
      <text:p text:style-name="Обычный"><text:s text:c="3"/>Малейшим ветерком колеблется она:</text:p>
      <text:p text:style-name="Обычный"><text:s text:c="3"/>Однако с силою одною</text:p>
      <text:p text:style-name="Обычный"><text:s text:c="3"/>Ты прямо сквозь неё едва ль пройдёшь за мною».</text:p>
      <text:p text:style-name="Обычный"><text:s text:c="3"/>С презрением тенёта обозрев,</text:p>
      <text:p text:style-name="Обычный"><text:s text:c="3"/>«Ступай туда, – сказал надменно Лев, –</text:p>
      <text:p text:style-name="Обычный"><text:s text:c="3"/>Вмиг буду я к тебе дорогою прямою».</text:p>
      <text:p text:style-name="Обычный"><text:s text:c="3"/>Тут мой ловец, не тратя лишних слов,</text:p>
      <text:p text:style-name="Обычный"><text:s text:c="3"/>Нырнул под сеть и Льва принять готов.</text:p>
      <text:p text:style-name="Обычный"><text:s text:c="3"/>Как из лука стрела, Лев вслед за ним пустился;</text:p>
      <text:p text:style-name="Обычный"><text:s text:c="3"/>Но Лев подныривать под сети не учился:</text:p>
      <text:p text:style-name="Обычный"><text:s text:c="3"/>Он в сеть ударился, но сети не прошиб –</text:p>
      <text:p text:style-name="Обычный"><text:s text:c="3"/>Запутался (ловец тут кончил спор и дело), –</text:p>
      <text:p text:style-name="Обычный"><text:s text:c="3"/>Искусство силу одолело,</text:p>
      <text:p text:style-name="Обычный"><text:s text:c="3"/>И бедный Лев погиб.<text:s/></text:p>
      <text:p text:style-name="Обычный"><text:s text:c="5"/></text:p>
      <text:p text:style-name="Обычный"><text:s text:c="5"/></text:p>
      <text:p text:style-name="Обычный"><text:s text:c="6"/></text:p>
      <text:p text:style-name="Обычный"><text:s text:c="5"/></text:p>
      <text:p text:style-name="Обычный">Пир</text:p>
      <text:p text:style-name="Обычный"><text:s text:c="5"/></text:p>
      <text:p text:style-name="Обычный"><text:s text:c="5"/></text:p>
      <text:p text:style-name="Обычный"><text:s text:c="3"/>В голодный год, чтобы утешить мир,</text:p>
      <text:p text:style-name="Обычный"><text:s text:c="3"/>Затеял Лев богатый пир.</text:p>
      <text:p text:style-name="Обычный"><text:s text:c="3"/>Разосланы гонцы и скороходы,</text:p>
      <text:p text:style-name="Обычный"><text:s text:c="3"/>Зовут гостей:</text:p>
      <text:p text:style-name="Обычный"><text:s text:c="3"/>Зверей</text:p>
      <text:p text:style-name="Обычный"><text:s text:c="3"/>И малой и большой породы.</text:p>
      <text:p text:style-name="Обычный"><text:s text:c="3"/>На зов со всех сторон стекаются ко Льву.</text:p>
      <text:p text:style-name="Обычный"><text:s text:c="3"/>Как отказать такому зову?</text:p>
      <text:p text:style-name="Обычный"><text:s text:c="3"/>Пир дело доброе и не в голодны<text:soft-page-break/><text:s/>годы.</text:p>
      <text:p text:style-name="Обычный"><text:s text:c="3"/>Вот приплелись туда ж Сурок, Лиса и Крот,</text:p>
      <text:p text:style-name="Обычный"><text:s text:c="3"/>Да только часом опоздали</text:p>
      <text:p text:style-name="Обычный"><text:s text:c="3"/>И за столом гостей застали.</text:p>
      <text:p text:style-name="Обычный"><text:s text:c="3"/>У кумушки Лисы хлопот</text:p>
      <text:p text:style-name="Обычный"><text:s text:c="3"/>На ту беду случился полон рот;</text:p>
      <text:p text:style-name="Обычный"><text:s text:c="3"/>Сурок проходился, промылся,</text:p>
      <text:p text:style-name="Обычный"><text:s text:c="3"/>А Крот с дороги сбился.</text:p>
      <text:p text:style-name="Обычный"><text:s text:c="3"/>Однако ж натощак никто домой нейдёт,</text:p>
      <text:p text:style-name="Обычный"><text:s text:c="3"/>И, место подле Льва увидевши пустое,</text:p>
      <text:p text:style-name="Обычный"><text:s text:c="3"/>Все на него хотят продраться трое.</text:p>
      <text:p text:style-name="Обычный"><text:s text:c="3"/>«Послушайте, друзья! – сказал им Барс, –</text:p>
      <text:p text:style-name="Обычный"><text:s text:c="3"/>То место широко, да только не про вас,</text:p>
      <text:p text:style-name="Обычный"><text:s text:c="3"/>Тут придет Слон и вас сойти заставит,</text:p>
      <text:p text:style-name="Обычный"><text:s text:c="3"/>Иль хуже: вас он передавит.</text:p>
      <text:p text:style-name="Обычный"><text:s text:c="3"/>И так,</text:p>
      <text:p text:style-name="Обычный"><text:s text:c="3"/>Когда не хочется домой вам натощак,</text:p>
      <text:p text:style-name="Обычный"><text:s text:c="3"/>Так оставайтесь у порогу:</text:p>
      <text:p text:style-name="Обычный"><text:s text:c="3"/>Вы сыты будете – и это слава богу. –</text:p>
      <text:p text:style-name="Обычный"><text:s text:c="3"/>Места не ваши впереди:</text:p>
      <text:p text:style-name="Обычный"><text:s text:c="3"/>Их берегут зверям лишь крупного покроя;</text:p>
      <text:p text:style-name="Обычный"><text:s text:c="3"/>А кто из мелочи не хочет кушать стоя,</text:p>
      <text:p text:style-name="Обычный"><text:s text:c="3"/>Тот дома у себя сиди».<text:s/></text:p>
      <text:p text:style-name="Обычный"><text:s text:c="5"/></text:p>
      <text:p text:style-name="Обычный"><text:s text:c="5"/></text:p>
      <text:p text:style-name="Обычный"><text:s text:c="5"/>-<text:s/></text:p>
      <text:p text:style-name="Обычный"><text:s text:c="5"/></text:p>
      <text:p text:style-name="Обычный">Незавершённые басни</text:p>
      <text:p text:style-name="Обычный"><text:s text:c="5"/></text:p>
      <text:p text:style-name="Обычный">*Подсвечник и Огарок*</text:p>
      <text:p text:style-name="Обычный"><text:s text:c="5"/></text:p>
      <text:p text:style-name="Обычный"><text:s text:c="5"/></text:p>
      <text:p text:style-name="Обычный"><text:s text:c="3"/>Не знаю я, в каком суде,</text:p>
      <text:p text:style-name="Обычный"><text:s text:c="3"/>При ком, когда и где –</text:p>
      <text:p text:style-name="Обычный"><text:s text:c="3"/>Но столько дел судьи скопили,</text:p>
      <text:p text:style-name="Обычный"><text:s text:c="3"/>Что наконец решилися окончить те дела.</text:p>
      <text:p text:style-name="Обычный"><text:s text:c="3"/>Судьи, засевши вкруг стола,</text:p>
      <text:p text:style-name="Обычный"><text:s text:c="3"/>Гораздо ночи захватили,</text:p>
      <text:p text:style-name="Обычный"><text:s text:c="3"/>Однако наконец разъехались они,</text:p>
      <text:p text:style-name="Обычный"><text:s text:c="3"/>Остались на столе подсвечники одни.</text:p>
      <text:p text:style-name="Обычный"><text:s text:c="3"/>И что По<text:soft-page-break/>дсвечник тут один развеличался</text:p>
      <text:p text:style-name="Обычный"><text:s text:c="3"/>И так огарку говорит,</text:p>
      <text:p text:style-name="Обычный"><text:s text:c="3"/>Который в нём ещё горит:</text:p>
      <text:p text:style-name="Обычный"><text:s text:c="3"/>«Ну что ты здесь, вонючка, растрещался?</text:p>
      <text:p text:style-name="Обычный"><text:s text:c="3"/>Смотри, как ты навоевал, –</text:p>
      <text:p text:style-name="Обычный"><text:s text:c="3"/>Вить потолку весь лак ты ободрал.</text:p>
      <text:p text:style-name="Обычный"><text:s text:c="3"/>Уплелся б ты, да догорал в передней». –</text:p>
      <text:p text:style-name="Обычный"><text:s text:c="3"/>«Не знаю я, как ты сюда попал,</text:p>
      <text:p text:style-name="Обычный"><text:s text:c="3"/>Однако я в суде здесь не последний, –</text:p>
      <text:p text:style-name="Обычный"><text:s text:c="3"/>Огарок отвечал. –</text:p>
      <text:p text:style-name="Обычный"><text:s text:c="3"/>Ведь судьям нужен ты всего для украшенья,</text:p>
      <text:p text:style-name="Обычный"><text:s text:c="3"/>Но пользы от того в делах, как ото пня.</text:p>
      <text:p text:style-name="Обычный"><text:s text:c="3"/>я свечу, и без меня –</text:p>
      <text:p text:style-name="Обычный"><text:s text:c="3"/>Сегодня не было ни одного решенья».</text:p>
      <text:p text:style-name="Обычный"><text:s text:c="5"/></text:p>
      <text:p text:style-name="Обычный"><text:s text:c="5"/></text:p>
      <text:p text:style-name="Обычный">Два извозчика</text:p>
      <text:p text:style-name="Обычный"><text:s text:c="5"/></text:p>
      <text:p text:style-name="Обычный"><text:s text:c="5"/></text:p>
      <text:p text:style-name="Обычный"><text:s text:c="3"/>«Ну, други, осовели!</text:p>
      <text:p text:style-name="Обычный"><text:s text:c="3"/>Ну, одреи, живей, чтоб волки вас заели!» –</text:p>
      <text:p text:style-name="Обычный"><text:s text:c="3"/>Так, идя у возов, бранил и погонял</text:p>
      <text:p text:style-name="Обычный"><text:s text:c="3"/>Извозчик лошадей. Обоз, однако ж, стал.</text:p>
      <text:p text:style-name="Обычный"><text:s text:c="3"/>Глядит – Пахом его тут с возом обогнал:</text:p>
      <text:p text:style-name="Обычный"><text:s text:c="3"/>«Давно ль с Москвы?» – «Вчерась». – «А я так близ недели.</text:p>
      <text:p text:style-name="Обычный"><text:s text:c="3"/>Что, брат Пахомушка, ума не приложу:</text:p>
      <text:p text:style-name="Обычный"><text:s text:c="3"/>С десяток одреев держу –</text:p>
      <text:p text:style-name="Обычный"><text:s text:c="3"/>Совсем меня пострелы съели;</text:p>
      <text:p text:style-name="Обычный"><text:s text:c="3"/>А на воза, кажись, гружу</text:p>
      <text:p text:style-name="Обычный"><text:s text:c="3"/>Не так чтобы помногу.</text:p>
      <text:p text:style-name="Обычный"><text:s text:c="3"/>Ну, истинно, совсем погиб!</text:p>
      <text:p text:style-name="Обычный"><text:s text:c="3"/>Как идет у тебя?» – «Да ладно, слава богу!</text:p>
      <text:p text:style-name="Обычный"><text:s text:c="3"/>Сотняжку нынешним путём себе зашиб!</text:p>
      <text:p text:style-name="Обычный"><text:s text:c="3"/>Поклажа у меня пудов с полсотни тянет,</text:p>
      <text:p text:style-name="Обычный"><text:s text:c="3"/>Да пара у меня дюжа – десятка стоит и не станет.</text:p>
      <text:p text:style-name="Обычный"><text:s text:c="3"/>Зато уж их кормлю и берегу». –</text:p>
      <text:p text:style-name="Обычный"><text:s text:c="3"/>«Вот как тут не возьмёт кручина?</text:p>
      <text:p text:style-name="Обычный"><text:s text:c="3"/>Скажи ж, соседушка, со мной что за причина?</text:p>
      <text:p text:style-name="Обычный"><text:s text:c="3"/>Ведь я, брат, тоже не дремлю,</text:p>
      <text:p text:style-name="Обычный"><text:s text:c="3"/>А их лишь попусту кормлю!» –</text:p>
      <text:p text:style-name="Обычный"><text:s text:c="3"/>«И, кум, какой тебе ждать от коней поживы?</text:p>
      <text:p text:style-name="Обычный"><text:s text:c="3"/>Их у тебя табун – да с голоду чуть живы!</text:p>
      <text:p text:style-name="Обычный"><text:s text:c="3"/>Попробуй-ка, с меня пример возьми:</text:p>
      <text:p text:style-name="Обычный"><text:s text:c="3"/>Держи их менее – да лучше их корми!»</text:p>
      <text:p text:style-name="Обычный"><text:s text:c="5"/></text:p>
      <text:p text:style-name="Обычный"><text:s text:c="5"/></text:p>
      <text:p text:style-name="Обычный"><text:s text:c="5"/></text:p>
      <text:p text:style-name="Обычный">Шуточные басни</text:p>
      <text:p text:style-name="Обычный"><text:s text:c="5"/></text:p>
      <text:p text:style-name="Обычный">Паук и Гром</text:p>
      <text:p text:style-name="Обычный"><text:s text:c="5"/></text:p>
      <text:p text:style-name="Обычный"><text:s text:c="5"/></text:p>
      <text:p text:style-name="Обычный"><text:s text:c="3"/>Перед окном</text:p>
      <text:p text:style-name="Обычный"><text:s text:c="3"/>Был дом,</text:p>
      <text:p text:style-name="Обычный"><text:s text:c="3"/>Ударил гром,</text:p>
      <text:p text:style-name="Обычный"><text:s text:c="3"/>И со стены Паук</text:p>
      <text:p text:style-name="Обычный"><text:s text:c="3"/>Вдруг стук,</text:p>
      <text:p text:style-name="Обычный"><text:s text:c="3"/>Упал, лежит,</text:p>
      <text:p text:style-name="Обычный"><text:s text:c="3"/>Разинул рот, оскалил зубы</text:p>
      <text:p text:style-name="Обычный"><text:s text:c="3"/>И шёпотом сквозь губы</text:p>
      <text:p text:style-name="Обычный"><text:s text:c="3"/>Вот что кричит:</text:p>
      <text:p text:style-name="Обычный"><text:s text:c="3"/>«Когда б ослом</text:p>
      <text:p text:style-name="Обычный"><text:s text:c="3"/>Я создан был Зевесом,</text:p>
      <text:p text:style-name="Обычный"><text:s text:c="3"/>Ходил бы лесом,</text:p>
      <text:p text:style-name="Обычный"><text:s text:c="3"/>Меня бы гром,</text:p>
      <text:p text:style-name="Обычный"><text:s text:c="3"/>Тряся окном</text:p>
      <text:p text:style-name="Обычный"><text:s text:c="3"/>И дом,</text:p>
      <text:p text:style-name="Обычный"><text:s text:c="3"/>С сте<text:soft-page-break/>ны не мог стряхнуть».</text:p>
      <text:p text:style-name="Обычный"><text:s text:c="5"/></text:p>
      <text:p text:style-name="Обычный"><text:s text:c="3"/>* * *</text:p>
      <text:p text:style-name="Обычный"><text:s text:c="5"/></text:p>
      <text:p text:style-name="Обычный"><text:s text:c="3"/>Нас чаще с высоты стараются сопхнуть.</text:p>
      <text:p text:style-name="Обычный"><text:s text:c="5"/></text:p>
      <text:p text:style-name="Обычный"><text:s text:c="5"/></text:p>
      <text:p text:style-name="Обычный">Осёл и Заяц</text:p>
      <text:p text:style-name="Обычный"><text:s text:c="5"/></text:p>
      <text:p text:style-name="Обычный"><text:s text:c="5"/></text:p>
      <text:p text:style-name="Обычный"><text:s text:c="3"/>Осёл не птица,</text:p>
      <text:p text:style-name="Обычный"><text:s text:c="3"/>Он не горазд летать,</text:p>
      <text:p text:style-name="Обычный"><text:s text:c="3"/>Однако ж для него не в первый раз хваста́ть,</text:p>
      <text:p text:style-name="Обычный"><text:s text:c="3"/>Мычать</text:p>
      <text:p text:style-name="Обычный"><text:s text:c="3"/>И род зверей всех уверять,</text:p>
      <text:p text:style-name="Обычный"><text:s text:c="3"/>Что молодец и он летать,</text:p>
      <text:p text:style-name="Обычный"><text:s text:c="3"/>Что он под облака взовьётся, как синица</text:p>
      <text:p text:style-name="Обычный"><text:s text:c="3"/>Или царица</text:p>
      <text:p text:style-name="Обычный"><text:s text:c="3"/>Орлица.</text:p>
      <text:p text:style-name="Обычный"><text:s text:c="3"/>А Заяц тут: «Ну, ну-тка, полети!»</text:p>
      <text:p text:style-name="Обычный"><text:s text:c="3"/>«Ах, ты косой трусиха! –</text:p>
      <text:p text:style-name="Обычный"><text:s text:c="3"/>Осёл рычит. – Летаю, как орлиха.</text:p>
      <text:p text:style-name="Обычный"><text:s text:c="3"/>Но не хочу!» – «Пожалуй, захоти!»</text:p>
      <text:p text:style-name="Обычный"><text:s text:c="3"/>Так мудро Заяц отвечает,</text:p>
      <text:p text:style-name="Обычный"><text:s text:c="3"/>Осёл бежит, скакает,</text:p>
      <text:p text:style-name="Обычный"><text:s text:c="3"/>И в яму – хлоп!</text:p>
      <text:p text:style-name="Обычный"><text:s text:c="3"/>Не суйся в ризы, коль не поп!</text:p>
      <text:p text:style-name="Обычный"><text:s text:c="5"/></text:p>
      <text:p text:style-name="Обычный"><text:s text:c="5"/></text:p>
      <text:p text:style-name="Обычный">Комар и Волк</text:p>
      <text:p text:style-name="Обычный"><text:s text:c="5"/></text:p>
      <text:p text:style-name="Обычный"><text:s text:c="5"/></text:p>
      <text:p text:style-name="Обычный"><text:s text:c="3"/>Комар</text:p>
      <text:p text:style-name="Обычный"><text:s text:c="3"/>Жил у татар</text:p>
      <text:p text:style-name="Обычный"><text:s text:c="3"/>Иль у казар.</text:p>
      <text:p text:style-name="Обычный"><text:s text:c="3"/>Вдруг Волк</text:p>
      <text:p text:style-name="Обычный"><text:s text:c="3"/>К ним в двери толк,</text:p>
      <text:p text:style-name="Обычный"><text:s text:c="3"/>Давай кричать</text:p>
      <text:p text:style-name="Обычный"><text:s text:c="3"/>И Комара кусать.</text:p>
      <text:p text:style-name="Обычный"><text:s text:c="3"/>Комар испугался,</text:p>
      <text:p text:style-name="Обычный"><text:s text:c="3"/>На печку забрался.</text:p>
      <text:p text:style-name="Обычный"><text:s text:c="3"/>Тут Волк ему:</text:p>
      <text:p text:style-name="Обычный"><text:s text:c="3"/>«С печи тебя стяну!»</text:p>
      <text:p text:style-name="Обычный"><text:s text:c="3"/>А тот: «Нет, не достанешь,</text:p>
      <text:p text:style-name="Обычный"><text:s text:c="3"/>Устанешь,</text:p>
      <text:p text:style-name="Обычный"><text:s text:c="3"/>Отстанешь!»</text:p>
      <text:p text:style-name="Обычный"><text:s text:c="3"/>А Волк</text:p>
      <text:p text:style-name="Обычный"><text:s text:c="3"/>Вдруг скок</text:p>
      <text:p text:style-name="Обычный"><text:s text:c="3"/>К нему тут на полати,</text:p>
      <text:p text:style-name="Обычный"><text:s text:c="3"/>Да вот его и проглотил,</text:p>
      <text:p text:style-name="Обычный"><text:s text:c="3"/>Да сам таков и был.</text:p>
      <text:p text:style-name="Обычный"><text:s text:c="3"/>И мне пришло сказать тут кстати,</text:p>
      <text:p text:style-name="Обычный"><text:s text:c="3"/>Что сильный слабого недавно погубил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1111in" fo:line-height="107%"/>
      <style:text-properties fo:font-size="11pt" style:font-size-asian="11pt" style:font-size-complex="11pt" style:language-asian="en" style:country-asian="US"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Евгений Поздняк</meta:initial-creator>
    <dc:creator>Евгений Поздняк</dc:creator>
    <meta:creation-date>2020-09-07T02:07:00Z</meta:creation-date>
    <dc:date>2020-09-07T02:09:00Z</dc:date>
    <meta:print-date>2020-09-07T02:07:00Z</meta:print-date>
    <meta:template xlink:href="Normal.dotm" xlink:type="simple"/>
    <meta:editing-cycles>3</meta:editing-cycles>
    <meta:editing-duration>PT120S</meta:editing-duration>
    <meta:document-statistic meta:page-count="258" meta:paragraph-count="491" meta:word-count="36770" meta:character-count="245868" meta:row-count="1746" meta:non-whitespace-character-count="209589"/>
  </office:meta>
</office:document-meta>
</file>